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5 - Conta de produção por atividade econômica - Paraná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5.1'.A1">Tabela 25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5.2'.A1">Tabela 25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5.3'.A1">Tabela 25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4'.A1">Tabela 25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5'.A1">Tabela 25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6'.A1">Tabela 25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7'.A1">Tabela 25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8'.A1">Tabela 25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9'.A1">Tabela 25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10'.A1">Tabela 25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11'.A1">Tabela 25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12'.A1">Tabela 25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13'.A1">Tabela 25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5.14'.A1">Tabela 25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5.15'.A1">Tabela 25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5.16'.A1">Tabela 25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5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1430.77793519318" table:style-name="ce5">
            <text:p><text:s/>171,4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1430.77793519318" table:style-name="ce5">
            <text:p><text:s/>171,431<text:s/></text:p>
          </table:table-cell>
          <table:table-cell office:value-type="float" office:value="1.0394421169442518" table:style-name="ce6">
            <text:p>1.039</text:p>
          </table:table-cell>
          <table:table-cell office:value-type="float" office:value="178192.37072635716" table:style-name="ce5">
            <text:p><text:s/>178,192<text:s/></text:p>
          </table:table-cell>
          <table:table-cell office:value-type="float" office:value="1.1893959227903357" table:style-name="ce6">
            <text:p>1.189</text:p>
          </table:table-cell>
          <table:table-cell office:value-type="float" office:value="211941.27921427315" table:style-name="ce5">
            <text:p><text:s/>211,9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1941.27921427315" table:style-name="ce5">
            <text:p><text:s/>211,941<text:s/></text:p>
          </table:table-cell>
          <table:table-cell office:value-type="float" office:value="1.0557689520240037" table:style-name="ce6">
            <text:p>1.056</text:p>
          </table:table-cell>
          <table:table-cell office:value-type="float" office:value="223761.02224667993" table:style-name="ce5">
            <text:p><text:s/>223,761<text:s/></text:p>
          </table:table-cell>
          <table:table-cell office:value-type="float" office:value="1.0999022493486541" table:style-name="ce6">
            <text:p>1.100</text:p>
          </table:table-cell>
          <table:table-cell office:value-type="float" office:value="246115.2516856775" table:style-name="ce5">
            <text:p><text:s/>246,1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6115.2516856775" table:style-name="ce5">
            <text:p><text:s/>246,115<text:s/></text:p>
          </table:table-cell>
          <table:table-cell office:value-type="float" office:value="1.0098622756514011" table:style-name="ce6">
            <text:p>1.010</text:p>
          </table:table-cell>
          <table:table-cell office:value-type="float" office:value="248542.50813981559" table:style-name="ce5">
            <text:p><text:s/>248,543<text:s/></text:p>
          </table:table-cell>
          <table:table-cell office:value-type="float" office:value="1.057329773004231" table:style-name="ce6">
            <text:p>1.057</text:p>
          </table:table-cell>
          <table:table-cell office:value-type="float" office:value="262791.39371337346" table:style-name="ce5">
            <text:p><text:s/>262,79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2791.39371337346" table:style-name="ce5">
            <text:p><text:s/>262,791<text:s/></text:p>
          </table:table-cell>
          <table:table-cell office:value-type="float" office:value="1.0045863695413229" table:style-name="ce6">
            <text:p>1.005</text:p>
          </table:table-cell>
          <table:table-cell office:value-type="float" office:value="263996.65215722227" table:style-name="ce5">
            <text:p><text:s/>263,997<text:s/></text:p>
          </table:table-cell>
          <table:table-cell office:value-type="float" office:value="1.0456610565042725" table:style-name="ce6">
            <text:p>1.046</text:p>
          </table:table-cell>
          <table:table-cell office:value-type="float" office:value="276051.01820831199" table:style-name="ce5">
            <text:p><text:s/>276,0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6051.01820831199" table:style-name="ce5">
            <text:p><text:s/>276,051<text:s/></text:p>
          </table:table-cell>
          <table:table-cell office:value-type="float" office:value="1.0725645204807319" table:style-name="ce6">
            <text:p>1.073</text:p>
          </table:table-cell>
          <table:table-cell office:value-type="float" office:value="296082.52797281597" table:style-name="ce5">
            <text:p><text:s/>296,083<text:s/></text:p>
          </table:table-cell>
          <table:table-cell office:value-type="float" office:value="1.0885462559163235" table:style-name="ce6">
            <text:p>1.089</text:p>
          </table:table-cell>
          <table:table-cell office:value-type="float" office:value="322299.52726704895" table:style-name="ce5">
            <text:p><text:s/>322,3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2299.52726704895" table:style-name="ce5">
            <text:p><text:s/>322,300<text:s/></text:p>
          </table:table-cell>
          <table:table-cell office:value-type="float" office:value="1.0368432603215525" table:style-name="ce6">
            <text:p>1.037</text:p>
          </table:table-cell>
          <table:table-cell office:value-type="float" office:value="334174.09265166213" table:style-name="ce5">
            <text:p><text:s/>334,174<text:s/></text:p>
          </table:table-cell>
          <table:table-cell office:value-type="float" office:value="1.12531481082498" table:style-name="ce6">
            <text:p>1.125</text:p>
          </table:table-cell>
          <table:table-cell office:value-type="float" office:value="376051.05585491448" table:style-name="ce5">
            <text:p><text:s/>376,0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6051.05585491448" table:style-name="ce5">
            <text:p><text:s/>376,051<text:s/></text:p>
          </table:table-cell>
          <table:table-cell office:value-type="float" office:value="0.97826902282589923" table:style-name="ce6">
            <text:p>0.978</text:p>
          </table:table-cell>
          <table:table-cell office:value-type="float" office:value="367879.09894383483" table:style-name="ce5">
            <text:p><text:s/>367,879<text:s/></text:p>
          </table:table-cell>
          <table:table-cell office:value-type="float" office:value="1.0223358609208351" table:style-name="ce6">
            <text:p>1.022</text:p>
          </table:table-cell>
          <table:table-cell office:value-type="float" office:value="376095.99533352652" table:style-name="ce5">
            <text:p><text:s/>376,0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6095.99533352652" table:style-name="ce5">
            <text:p><text:s/>376,096<text:s/></text:p>
          </table:table-cell>
          <table:table-cell office:value-type="float" office:value="1.0955364441379927" table:style-name="ce6">
            <text:p>1.096</text:p>
          </table:table-cell>
          <table:table-cell office:value-type="float" office:value="412026.86938223074" table:style-name="ce5">
            <text:p><text:s/>412,027<text:s/></text:p>
          </table:table-cell>
          <table:table-cell office:value-type="float" office:value="1.0139223733868017" table:style-name="ce6">
            <text:p>1.014</text:p>
          </table:table-cell>
          <table:table-cell office:value-type="float" office:value="417763.26130316511" table:style-name="ce5">
            <text:p><text:s/>417,7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7763.26130316511" table:style-name="ce5">
            <text:p><text:s/>417,763<text:s/></text:p>
          </table:table-cell>
          <table:table-cell office:value-type="float" office:value="1.059257477728941" table:style-name="ce6">
            <text:p>1.059</text:p>
          </table:table-cell>
          <table:table-cell office:value-type="float" office:value="442518.85845580715" table:style-name="ce5">
            <text:p><text:s/>442,519<text:s/></text:p>
          </table:table-cell>
          <table:table-cell office:value-type="float" office:value="1.0909439449496185" table:style-name="ce6">
            <text:p>1.091</text:p>
          </table:table-cell>
          <table:table-cell office:value-type="float" office:value="482763.26915838011" table:style-name="ce5">
            <text:p><text:s/>482,76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82763.26915838011" table:style-name="ce5">
            <text:p><text:s/>482,763<text:s/></text:p>
          </table:table-cell>
          <table:table-cell office:value-type="float" office:value="1.0051501260955513" table:style-name="ce6">
            <text:p>1.005</text:p>
          </table:table-cell>
          <table:table-cell office:value-type="float" office:value="485249.56086884631" table:style-name="ce5">
            <text:p><text:s/>485,250<text:s/></text:p>
          </table:table-cell>
          <table:table-cell office:value-type="float" office:value="1.118888479775102" table:style-name="ce6">
            <text:p>1.119</text:p>
          </table:table-cell>
          <table:table-cell office:value-type="float" office:value="542940.14347207919" table:style-name="ce5">
            <text:p><text:s/>542,94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42940.14347207919" table:style-name="ce5">
            <text:p><text:s/>542,940<text:s/></text:p>
          </table:table-cell>
          <table:table-cell office:value-type="float" office:value="1.0413222319395443" table:style-name="ce6">
            <text:p>1.041</text:p>
          </table:table-cell>
          <table:table-cell office:value-type="float" office:value="565375.64200992195" table:style-name="ce5">
            <text:p><text:s/>565,376<text:s/></text:p>
          </table:table-cell>
          <table:table-cell office:value-type="float" office:value="1.0869505449751349" table:style-name="ce6">
            <text:p>1.087</text:p>
          </table:table-cell>
          <table:table-cell office:value-type="float" office:value="614535.36219835142" table:style-name="ce5">
            <text:p><text:s/>614,5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4535.36219835142" table:style-name="ce5">
            <text:p><text:s/>614,535<text:s/></text:p>
          </table:table-cell>
          <table:table-cell office:value-type="float" office:value="0.98309565661283738" table:style-name="ce6">
            <text:p>0.983</text:p>
          </table:table-cell>
          <table:table-cell office:value-type="float" office:value="604147.0454121962" table:style-name="ce5">
            <text:p><text:s/>604,147<text:s/></text:p>
          </table:table-cell>
          <table:table-cell office:value-type="float" office:value="1.0827105021062959" table:style-name="ce6">
            <text:p>1.083</text:p>
          </table:table-cell>
          <table:table-cell office:value-type="float" office:value="654116.350884274" table:style-name="ce5">
            <text:p><text:s/>654,11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54116.350884274" table:style-name="ce5">
            <text:p><text:s/>654,116<text:s/></text:p>
          </table:table-cell>
          <table:table-cell office:value-type="float" office:value="0.95649756206463865" table:style-name="ce6">
            <text:p>0.956</text:p>
          </table:table-cell>
          <table:table-cell office:value-type="float" office:value="625660.69492742594" table:style-name="ce5">
            <text:p><text:s/>625,661<text:s/></text:p>
          </table:table-cell>
          <table:table-cell office:value-type="float" office:value="1.1105665380083831" table:style-name="ce6">
            <text:p>1.111</text:p>
          </table:table-cell>
          <table:table-cell office:value-type="float" office:value="694837.83193347056" table:style-name="ce5">
            <text:p><text:s/>694,8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94837.83193347056" table:style-name="ce5">
            <text:p><text:s/>694,838<text:s/></text:p>
          </table:table-cell>
          <table:table-cell office:value-type="float" office:value="0.969375062882599" table:style-name="ce6">
            <text:p>0.969</text:p>
          </table:table-cell>
          <table:table-cell office:value-type="float" office:value="673558.46702371677" table:style-name="ce5">
            <text:p><text:s/>673,558<text:s/></text:p>
          </table:table-cell>
          <table:table-cell office:value-type="float" office:value="1.068914265300188" table:style-name="ce6">
            <text:p>1.069</text:p>
          </table:table-cell>
          <table:table-cell office:value-type="float" office:value="719976.25391537708" table:style-name="ce5">
            <text:p><text:s/>719,9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19976.25391537708" table:style-name="ce5">
            <text:p><text:s/>719,976<text:s/></text:p>
          </table:table-cell>
          <table:table-cell office:value-type="float" office:value="1.0196023885192618" table:style-name="ce6">
            <text:p>1.020</text:p>
          </table:table-cell>
          <table:table-cell office:value-type="float" office:value="734089.50816926896" table:style-name="ce5">
            <text:p><text:s/>734,090<text:s/></text:p>
          </table:table-cell>
          <table:table-cell office:value-type="float" office:value="1.0323099645025742" table:style-name="ce6">
            <text:p>1.032</text:p>
          </table:table-cell>
          <table:table-cell office:value-type="float" office:value="757807.91411993012" table:style-name="ce5">
            <text:p><text:s/>757,80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57807.91411993012" table:style-name="ce5">
            <text:p><text:s/>757,808<text:s/></text:p>
          </table:table-cell>
          <table:table-cell office:value-type="float" office:value="1.0143142397994649" table:style-name="ce6">
            <text:p>1.014</text:p>
          </table:table-cell>
          <table:table-cell office:value-type="float" office:value="768655.35832457512" table:style-name="ce5">
            <text:p><text:s/>768,655<text:s/></text:p>
          </table:table-cell>
          <table:table-cell office:value-type="float" office:value="1.079864576556113" table:style-name="ce6">
            <text:p>1.080</text:p>
          </table:table-cell>
          <table:table-cell office:value-type="float" office:value="830043.6930347546" table:style-name="ce5">
            <text:p><text:s/>830,0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077.559896418883" table:style-name="ce5">
            <text:p><text:s/>95,07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5077.559896418883" table:style-name="ce5">
            <text:p><text:s/>95,078<text:s/></text:p>
          </table:table-cell>
          <table:table-cell office:value-type="float" office:value="1.0386607746755283" table:style-name="ce6">
            <text:p>1.039</text:p>
          </table:table-cell>
          <table:table-cell office:value-type="float" office:value="98753.332016273373" table:style-name="ce5">
            <text:p><text:s/>98,753<text:s/></text:p>
          </table:table-cell>
          <table:table-cell office:value-type="float" office:value="1.1691643648560104" table:style-name="ce6">
            <text:p>1.169</text:p>
          </table:table-cell>
          <table:table-cell office:value-type="float" office:value="115458.87670422098" table:style-name="ce5">
            <text:p><text:s/>115,45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5458.87670422098" table:style-name="ce5">
            <text:p><text:s/>115,459<text:s/></text:p>
          </table:table-cell>
          <table:table-cell office:value-type="float" office:value="1.0595088879645527" table:style-name="ce6">
            <text:p>1.060</text:p>
          </table:table-cell>
          <table:table-cell office:value-type="float" office:value="122329.70606252557" table:style-name="ce5">
            <text:p><text:s/>122,330<text:s/></text:p>
          </table:table-cell>
          <table:table-cell office:value-type="float" office:value="1.1314423566155523" table:style-name="ce6">
            <text:p>1.131</text:p>
          </table:table-cell>
          <table:table-cell office:value-type="float" office:value="138409.01091147173" table:style-name="ce5">
            <text:p><text:s/>138,4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8409.01091147173" table:style-name="ce5">
            <text:p><text:s/>138,409<text:s/></text:p>
          </table:table-cell>
          <table:table-cell office:value-type="float" office:value="1.0146466113570458" table:style-name="ce6">
            <text:p>1.015</text:p>
          </table:table-cell>
          <table:table-cell office:value-type="float" office:value="140436.23390260519" table:style-name="ce5">
            <text:p><text:s/>140,436<text:s/></text:p>
          </table:table-cell>
          <table:table-cell office:value-type="float" office:value="1.0835833035664997" table:style-name="ce6">
            <text:p>1.084</text:p>
          </table:table-cell>
          <table:table-cell office:value-type="float" office:value="152174.3582726226" table:style-name="ce5">
            <text:p><text:s/>152,17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2174.3582726226" table:style-name="ce5">
            <text:p><text:s/>152,174<text:s/></text:p>
          </table:table-cell>
          <table:table-cell office:value-type="float" office:value="0.99446653021329889" table:style-name="ce6">
            <text:p>0.994</text:p>
          </table:table-cell>
          <table:table-cell office:value-type="float" office:value="151332.30605881038" table:style-name="ce5">
            <text:p><text:s/>151,332<text:s/></text:p>
          </table:table-cell>
          <table:table-cell office:value-type="float" office:value="1.0348227896508315" table:style-name="ce6">
            <text:p>1.035</text:p>
          </table:table-cell>
          <table:table-cell office:value-type="float" office:value="156602.11912007158" table:style-name="ce5">
            <text:p><text:s/>156,6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6602.11912007158" table:style-name="ce5">
            <text:p><text:s/>156,602<text:s/></text:p>
          </table:table-cell>
          <table:table-cell office:value-type="float" office:value="1.0743431932652185" table:style-name="ce6">
            <text:p>1.074</text:p>
          </table:table-cell>
          <table:table-cell office:value-type="float" office:value="168244.42072755785" table:style-name="ce5">
            <text:p><text:s/>168,244<text:s/></text:p>
          </table:table-cell>
          <table:table-cell office:value-type="float" office:value="1.059975107028047" table:style-name="ce6">
            <text:p>1.060</text:p>
          </table:table-cell>
          <table:table-cell office:value-type="float" office:value="178334.8978675649" table:style-name="ce5">
            <text:p><text:s/>178,3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8334.8978675649" table:style-name="ce5">
            <text:p><text:s/>178,335<text:s/></text:p>
          </table:table-cell>
          <table:table-cell office:value-type="float" office:value="1.0369060154089347" table:style-name="ce6">
            <text:p>1.037</text:p>
          </table:table-cell>
          <table:table-cell office:value-type="float" office:value="184916.52835621606" table:style-name="ce5">
            <text:p><text:s/>184,917<text:s/></text:p>
          </table:table-cell>
          <table:table-cell office:value-type="float" office:value="1.1714805285795384" table:style-name="ce6">
            <text:p>1.171</text:p>
          </table:table-cell>
          <table:table-cell office:value-type="float" office:value="216626.11238183323" table:style-name="ce5">
            <text:p><text:s/>216,6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6626.11238183323" table:style-name="ce5">
            <text:p><text:s/>216,626<text:s/></text:p>
          </table:table-cell>
          <table:table-cell office:value-type="float" office:value="0.97584827131690244" table:style-name="ce6">
            <text:p>0.976</text:p>
          </table:table-cell>
          <table:table-cell office:value-type="float" office:value="211394.21728991298" table:style-name="ce5">
            <text:p><text:s/>211,394<text:s/></text:p>
          </table:table-cell>
          <table:table-cell office:value-type="float" office:value="0.97000036839390769" table:style-name="ce6">
            <text:p>0.970</text:p>
          </table:table-cell>
          <table:table-cell office:value-type="float" office:value="205052.46864755737" table:style-name="ce5">
            <text:p><text:s/>205,0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5052.46864755737" table:style-name="ce5">
            <text:p><text:s/>205,052<text:s/></text:p>
          </table:table-cell>
          <table:table-cell office:value-type="float" office:value="1.0949950452930328" table:style-name="ce6">
            <text:p>1.095</text:p>
          </table:table-cell>
          <table:table-cell office:value-type="float" office:value="224531.4371941803" table:style-name="ce5">
            <text:p><text:s/>224,531<text:s/></text:p>
          </table:table-cell>
          <table:table-cell office:value-type="float" office:value="1.0013684631902877" table:style-name="ce6">
            <text:p>1.001</text:p>
          </table:table-cell>
          <table:table-cell office:value-type="float" office:value="224838.7002010429" table:style-name="ce5">
            <text:p><text:s/>224,8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4838.7002010429" table:style-name="ce5">
            <text:p><text:s/>224,839<text:s/></text:p>
          </table:table-cell>
          <table:table-cell office:value-type="float" office:value="1.0756024252014178" table:style-name="ce6">
            <text:p>1.076</text:p>
          </table:table-cell>
          <table:table-cell office:value-type="float" office:value="241837.05121537624" table:style-name="ce5">
            <text:p><text:s/>241,837<text:s/></text:p>
          </table:table-cell>
          <table:table-cell office:value-type="float" office:value="1.0912809065087703" table:style-name="ce6">
            <text:p>1.091</text:p>
          </table:table-cell>
          <table:table-cell office:value-type="float" office:value="263912.15647772368" table:style-name="ce5">
            <text:p><text:s/>263,9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3912.15647772368" table:style-name="ce5">
            <text:p><text:s/>263,912<text:s/></text:p>
          </table:table-cell>
          <table:table-cell office:value-type="float" office:value="1.0120628842598338" table:style-name="ce6">
            <text:p>1.012</text:p>
          </table:table-cell>
          <table:table-cell office:value-type="float" office:value="267095.69827607763" table:style-name="ce5">
            <text:p><text:s/>267,096<text:s/></text:p>
          </table:table-cell>
          <table:table-cell office:value-type="float" office:value="1.1232411739074293" table:style-name="ce6">
            <text:p>1.123</text:p>
          </table:table-cell>
          <table:table-cell office:value-type="float" office:value="300012.88567724597" table:style-name="ce5">
            <text:p><text:s/>300,0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0012.88567724597" table:style-name="ce5">
            <text:p><text:s/>300,013<text:s/></text:p>
          </table:table-cell>
          <table:table-cell office:value-type="float" office:value="1.030642952699095" table:style-name="ce6">
            <text:p>1.031</text:p>
          </table:table-cell>
          <table:table-cell office:value-type="float" office:value="309206.16634217277" table:style-name="ce5">
            <text:p><text:s/>309,206<text:s/></text:p>
          </table:table-cell>
          <table:table-cell office:value-type="float" office:value="1.0570835270239396" table:style-name="ce6">
            <text:p>1.057</text:p>
          </table:table-cell>
          <table:table-cell office:value-type="float" office:value="326856.74489453499" table:style-name="ce5">
            <text:p><text:s/>326,8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6856.74489453499" table:style-name="ce5">
            <text:p><text:s/>326,857<text:s/></text:p>
          </table:table-cell>
          <table:table-cell office:value-type="float" office:value="0.98257502980357236" table:style-name="ce6">
            <text:p>0.983</text:p>
          </table:table-cell>
          <table:table-cell office:value-type="float" office:value="321161.27585624636" table:style-name="ce5">
            <text:p><text:s/>321,161<text:s/></text:p>
          </table:table-cell>
          <table:table-cell office:value-type="float" office:value="1.0991662855796445" table:style-name="ce6">
            <text:p>1.099</text:p>
          </table:table-cell>
          <table:table-cell office:value-type="float" office:value="353009.64665492979" table:style-name="ce5">
            <text:p><text:s/>353,01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3009.64665492979" table:style-name="ce5">
            <text:p><text:s/>353,010<text:s/></text:p>
          </table:table-cell>
          <table:table-cell office:value-type="float" office:value="0.94523070155998068" table:style-name="ce6">
            <text:p>0.945</text:p>
          </table:table-cell>
          <table:table-cell office:value-type="float" office:value="333675.55596508022" table:style-name="ce5">
            <text:p><text:s/>333,676<text:s/></text:p>
          </table:table-cell>
          <table:table-cell office:value-type="float" office:value="1.1034889301393622" table:style-name="ce6">
            <text:p>1.103</text:p>
          </table:table-cell>
          <table:table-cell office:value-type="float" office:value="368207.2822655632" table:style-name="ce5">
            <text:p><text:s/>368,2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8207.2822655632" table:style-name="ce5">
            <text:p><text:s/>368,207<text:s/></text:p>
          </table:table-cell>
          <table:table-cell office:value-type="float" office:value="0.96184408740531269" table:style-name="ce6">
            <text:p>0.962</text:p>
          </table:table-cell>
          <table:table-cell office:value-type="float" office:value="354157.99738671107" table:style-name="ce5">
            <text:p><text:s/>354,158<text:s/></text:p>
          </table:table-cell>
          <table:table-cell office:value-type="float" office:value="1.0409102716115433" table:style-name="ce6">
            <text:p>1.041</text:p>
          </table:table-cell>
          <table:table-cell office:value-type="float" office:value="368646.69725320162" table:style-name="ce5">
            <text:p><text:s/>368,6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8646.69725320162" table:style-name="ce5">
            <text:p><text:s/>368,647<text:s/></text:p>
          </table:table-cell>
          <table:table-cell office:value-type="float" office:value="1.0196892607509893" table:style-name="ce6">
            <text:p>1.020</text:p>
          </table:table-cell>
          <table:table-cell office:value-type="float" office:value="375905.07820041088" table:style-name="ce5">
            <text:p><text:s/>375,905<text:s/></text:p>
          </table:table-cell>
          <table:table-cell office:value-type="float" office:value="1.0422298616145811" table:style-name="ce6">
            <text:p>1.042</text:p>
          </table:table-cell>
          <table:table-cell office:value-type="float" office:value="391779.49763303256" table:style-name="ce5">
            <text:p><text:s/>391,7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1779.49763303256" table:style-name="ce5">
            <text:p><text:s/>391,779<text:s/></text:p>
          </table:table-cell>
          <table:table-cell office:value-type="float" office:value="1.0165113460881019" table:style-name="ce6">
            <text:p>1.017</text:p>
          </table:table-cell>
          <table:table-cell office:value-type="float" office:value="398248.30450867425" table:style-name="ce5">
            <text:p><text:s/>398,248<text:s/></text:p>
          </table:table-cell>
          <table:table-cell office:value-type="float" office:value="1.1236095051774273" table:style-name="ce6">
            <text:p>1.124</text:p>
          </table:table-cell>
          <table:table-cell office:value-type="float" office:value="447475.58036674082" table:style-name="ce5">
            <text:p><text:s/>447,47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6353.218038774299" table:style-name="ce5">
            <text:p><text:s/>76,3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6353.218038774299" table:style-name="ce5">
            <text:p><text:s/>76,353<text:s/></text:p>
          </table:table-cell>
          <table:table-cell office:value-type="float" office:value="1.0404150702560095" table:style-name="ce6">
            <text:p>1.040</text:p>
          </table:table-cell>
          <table:table-cell office:value-type="float" office:value="79439.038710083769" table:style-name="ce5">
            <text:p><text:s/>79,439<text:s/></text:p>
          </table:table-cell>
          <table:table-cell office:value-type="float" office:value="1.2145464506710475" table:style-name="ce6">
            <text:p>1.215</text:p>
          </table:table-cell>
          <table:table-cell office:value-type="float" office:value="96482.402510052183" table:style-name="ce5">
            <text:p><text:s/>96,4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6482.402510052183" table:style-name="ce5">
            <text:p><text:s/>96,482<text:s/></text:p>
          </table:table-cell>
          <table:table-cell office:value-type="float" office:value="1.0512934332619521" table:style-name="ce6">
            <text:p>1.051</text:p>
          </table:table-cell>
          <table:table-cell office:value-type="float" office:value="101431.31618415436" table:style-name="ce5">
            <text:p><text:s/>101,431<text:s/></text:p>
          </table:table-cell>
          <table:table-cell office:value-type="float" office:value="1.0618637796108148" table:style-name="ce6">
            <text:p>1.062</text:p>
          </table:table-cell>
          <table:table-cell office:value-type="float" office:value="107706.24077420575" table:style-name="ce5">
            <text:p><text:s/>107,7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706.24077420575" table:style-name="ce5">
            <text:p><text:s/>107,706<text:s/></text:p>
          </table:table-cell>
          <table:table-cell office:value-type="float" office:value="1.0037141159150031" table:style-name="ce6">
            <text:p>1.004</text:p>
          </table:table-cell>
          <table:table-cell office:value-type="float" office:value="108106.27423721038" table:style-name="ce5">
            <text:p><text:s/>108,106<text:s/></text:p>
          </table:table-cell>
          <table:table-cell office:value-type="float" office:value="1.023224935104426" table:style-name="ce6">
            <text:p>1.023</text:p>
          </table:table-cell>
          <table:table-cell office:value-type="float" office:value="110617.03544075089" table:style-name="ce5">
            <text:p><text:s/>110,61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0617.03544075089" table:style-name="ce5">
            <text:p><text:s/>110,617<text:s/></text:p>
          </table:table-cell>
          <table:table-cell office:value-type="float" office:value="1.0185080955162427" table:style-name="ce6">
            <text:p>1.019</text:p>
          </table:table-cell>
          <table:table-cell office:value-type="float" office:value="112664.3460984119" table:style-name="ce5">
            <text:p><text:s/>112,664<text:s/></text:p>
          </table:table-cell>
          <table:table-cell office:value-type="float" office:value="1.0602191662649179" table:style-name="ce6">
            <text:p>1.060</text:p>
          </table:table-cell>
          <table:table-cell office:value-type="float" office:value="119448.89908824042" table:style-name="ce5">
            <text:p><text:s/>119,4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9448.89908824042" table:style-name="ce5">
            <text:p><text:s/>119,449<text:s/></text:p>
          </table:table-cell>
          <table:table-cell office:value-type="float" office:value="1.0702326117783667" table:style-name="ce6">
            <text:p>1.070</text:p>
          </table:table-cell>
          <table:table-cell office:value-type="float" office:value="127838.10724525811" table:style-name="ce5">
            <text:p><text:s/>127,838<text:s/></text:p>
          </table:table-cell>
          <table:table-cell office:value-type="float" office:value="1.1261480047047874" table:style-name="ce6">
            <text:p>1.126</text:p>
          </table:table-cell>
          <table:table-cell office:value-type="float" office:value="143964.62939948405" table:style-name="ce5">
            <text:p><text:s/>143,9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3964.62939948405" table:style-name="ce5">
            <text:p><text:s/>143,965<text:s/></text:p>
          </table:table-cell>
          <table:table-cell office:value-type="float" office:value="1.0367655230179822" table:style-name="ce6">
            <text:p>1.037</text:p>
          </table:table-cell>
          <table:table-cell office:value-type="float" office:value="149257.56429544603" table:style-name="ce5">
            <text:p><text:s/>149,258<text:s/></text:p>
          </table:table-cell>
          <table:table-cell office:value-type="float" office:value="1.0681196911233894" table:style-name="ce6">
            <text:p>1.068</text:p>
          </table:table-cell>
          <table:table-cell office:value-type="float" office:value="159424.94347308128" table:style-name="ce5">
            <text:p><text:s/>159,4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9424.94347308128" table:style-name="ce5">
            <text:p><text:s/>159,425<text:s/></text:p>
          </table:table-cell>
          <table:table-cell office:value-type="float" office:value="0.9815583323718986" table:style-name="ce6">
            <text:p>0.982</text:p>
          </table:table-cell>
          <table:table-cell office:value-type="float" office:value="156484.88165392185" table:style-name="ce5">
            <text:p><text:s/>156,485<text:s/></text:p>
          </table:table-cell>
          <table:table-cell office:value-type="float" office:value="1.0930354733196834" table:style-name="ce6">
            <text:p>1.093</text:p>
          </table:table-cell>
          <table:table-cell office:value-type="float" office:value="171043.52668596912" table:style-name="ce5">
            <text:p><text:s/>171,0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1043.52668596912" table:style-name="ce5">
            <text:p><text:s/>171,044<text:s/></text:p>
          </table:table-cell>
          <table:table-cell office:value-type="float" office:value="1.0961854904470398" table:style-name="ce6">
            <text:p>1.096</text:p>
          </table:table-cell>
          <table:table-cell office:value-type="float" office:value="187495.43218805041" table:style-name="ce5">
            <text:p><text:s/>187,495<text:s/></text:p>
          </table:table-cell>
          <table:table-cell office:value-type="float" office:value="1.0289560596261704" table:style-name="ce6">
            <text:p>1.029</text:p>
          </table:table-cell>
          <table:table-cell office:value-type="float" office:value="192924.56110212218" table:style-name="ce5">
            <text:p><text:s/>192,9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2924.56110212218" table:style-name="ce5">
            <text:p><text:s/>192,925<text:s/></text:p>
          </table:table-cell>
          <table:table-cell office:value-type="float" office:value="1.0402087017536481" table:style-name="ce6">
            <text:p>1.040</text:p>
          </table:table-cell>
          <table:table-cell office:value-type="float" office:value="200681.80724043088" table:style-name="ce5">
            <text:p><text:s/>200,682<text:s/></text:p>
          </table:table-cell>
          <table:table-cell office:value-type="float" office:value="1.0905378802895545" table:style-name="ce6">
            <text:p>1.091</text:p>
          </table:table-cell>
          <table:table-cell office:value-type="float" office:value="218851.11268065643" table:style-name="ce5">
            <text:p><text:s/>218,8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8851.11268065643" table:style-name="ce5">
            <text:p><text:s/>218,851<text:s/></text:p>
          </table:table-cell>
          <table:table-cell office:value-type="float" office:value="0.99681404366947346" table:style-name="ce6">
            <text:p>0.997</text:p>
          </table:table-cell>
          <table:table-cell office:value-type="float" office:value="218153.86259276871" table:style-name="ce5">
            <text:p><text:s/>218,154<text:s/></text:p>
          </table:table-cell>
          <table:table-cell office:value-type="float" office:value="1.1135592783351695" table:style-name="ce6">
            <text:p>1.114</text:p>
          </table:table-cell>
          <table:table-cell office:value-type="float" office:value="242927.25779483325" table:style-name="ce5">
            <text:p><text:s/>242,92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2927.25779483325" table:style-name="ce5">
            <text:p><text:s/>242,927<text:s/></text:p>
          </table:table-cell>
          <table:table-cell office:value-type="float" office:value="1.0545110416719881" table:style-name="ce6">
            <text:p>1.055</text:p>
          </table:table-cell>
          <table:table-cell office:value-type="float" office:value="256169.47566774921" table:style-name="ce5">
            <text:p><text:s/>256,169<text:s/></text:p>
          </table:table-cell>
          <table:table-cell office:value-type="float" office:value="1.1230011559883679" table:style-name="ce6">
            <text:p>1.123</text:p>
          </table:table-cell>
          <table:table-cell office:value-type="float" office:value="287678.61730381649" table:style-name="ce5">
            <text:p><text:s/>287,6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7678.61730381649" table:style-name="ce5">
            <text:p><text:s/>287,679<text:s/></text:p>
          </table:table-cell>
          <table:table-cell office:value-type="float" office:value="0.98368718609728811" table:style-name="ce6">
            <text:p>0.984</text:p>
          </table:table-cell>
          <table:table-cell office:value-type="float" office:value="282985.76955594984" table:style-name="ce5">
            <text:p><text:s/>282,986<text:s/></text:p>
          </table:table-cell>
          <table:table-cell office:value-type="float" office:value="1.0640347912258241" table:style-name="ce6">
            <text:p>1.064</text:p>
          </table:table-cell>
          <table:table-cell office:value-type="float" office:value="301106.70422934426" table:style-name="ce5">
            <text:p><text:s/>301,10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1106.70422934426" table:style-name="ce5">
            <text:p><text:s/>301,107<text:s/></text:p>
          </table:table-cell>
          <table:table-cell office:value-type="float" office:value="0.96970653546109387" table:style-name="ce6">
            <text:p>0.970</text:p>
          </table:table-cell>
          <table:table-cell office:value-type="float" office:value="291985.13896234572" table:style-name="ce5">
            <text:p><text:s/>291,985<text:s/></text:p>
          </table:table-cell>
          <table:table-cell office:value-type="float" office:value="1.1186547056082519" table:style-name="ce6">
            <text:p>1.119</text:p>
          </table:table-cell>
          <table:table-cell office:value-type="float" office:value="326630.54966790735" table:style-name="ce5">
            <text:p><text:s/>326,6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6630.54966790735" table:style-name="ce5">
            <text:p><text:s/>326,631<text:s/></text:p>
          </table:table-cell>
          <table:table-cell office:value-type="float" office:value="0.97786465461282601" table:style-name="ce6">
            <text:p>0.978</text:p>
          </table:table-cell>
          <table:table-cell office:value-type="float" office:value="319400.46963700576" table:style-name="ce5">
            <text:p><text:s/>319,400<text:s/></text:p>
          </table:table-cell>
          <table:table-cell office:value-type="float" office:value="1.0999656859035201" table:style-name="ce6">
            <text:p>1.100</text:p>
          </table:table-cell>
          <table:table-cell office:value-type="float" office:value="351329.55666217546" table:style-name="ce5">
            <text:p><text:s/>351,3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1329.55666217546" table:style-name="ce5">
            <text:p><text:s/>351,330<text:s/></text:p>
          </table:table-cell>
          <table:table-cell office:value-type="float" office:value="1.0195112343288382" table:style-name="ce6">
            <text:p>1.020</text:p>
          </table:table-cell>
          <table:table-cell office:value-type="float" office:value="358184.42996885802" table:style-name="ce5">
            <text:p><text:s/>358,184<text:s/></text:p>
          </table:table-cell>
          <table:table-cell office:value-type="float" office:value="1.0218992950607082" table:style-name="ce6">
            <text:p>1.022</text:p>
          </table:table-cell>
          <table:table-cell office:value-type="float" office:value="366028.41648689762" table:style-name="ce5">
            <text:p><text:s/>366,0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6028.41648689762" table:style-name="ce5">
            <text:p><text:s/>366,028<text:s/></text:p>
          </table:table-cell>
          <table:table-cell office:value-type="float" office:value="1.0119625611886336" table:style-name="ce6">
            <text:p>1.012</text:p>
          </table:table-cell>
          <table:table-cell office:value-type="float" office:value="370407.05381590081" table:style-name="ce5">
            <text:p><text:s/>370,407<text:s/></text:p>
          </table:table-cell>
          <table:table-cell office:value-type="float" office:value="1.0328316070842356" table:style-name="ce6">
            <text:p>1.033</text:p>
          </table:table-cell>
          <table:table-cell office:value-type="float" office:value="382568.11266801378" table:style-name="ce5">
            <text:p><text:s/>382,5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579.921104632" table:style-name="ce5">
            <text:p><text:s/>14,58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579.921104632" table:style-name="ce5">
            <text:p><text:s/>14,580<text:s/></text:p>
          </table:table-cell>
          <table:table-cell office:value-type="float" office:value="1.1583087508140708" table:style-name="ce6">
            <text:p>1.158</text:p>
          </table:table-cell>
          <table:table-cell office:value-type="float" office:value="16888.050201673999" table:style-name="ce5">
            <text:p><text:s/>16,888<text:s/></text:p>
          </table:table-cell>
          <table:table-cell office:value-type="float" office:value="1.2747734956961481" table:style-name="ce6">
            <text:p>1.275</text:p>
          </table:table-cell>
          <table:table-cell office:value-type="float" office:value="21528.438791080003" table:style-name="ce5">
            <text:p><text:s/>21,5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528.438791080003" table:style-name="ce5">
            <text:p><text:s/>21,528<text:s/></text:p>
          </table:table-cell>
          <table:table-cell office:value-type="float" office:value="0.94955102407936776" table:style-name="ce6">
            <text:p>0.950</text:p>
          </table:table-cell>
          <table:table-cell office:value-type="float" office:value="20442.351100900003" table:style-name="ce5">
            <text:p><text:s/>20,442<text:s/></text:p>
          </table:table-cell>
          <table:table-cell office:value-type="float" office:value="1.1065069278403179" table:style-name="ce6">
            <text:p>1.107</text:p>
          </table:table-cell>
          <table:table-cell office:value-type="float" office:value="22619.603114490001" table:style-name="ce5">
            <text:p><text:s/>22,6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619.603114490001" table:style-name="ce5">
            <text:p><text:s/>22,620<text:s/></text:p>
          </table:table-cell>
          <table:table-cell office:value-type="float" office:value="0.95865081593231616" table:style-name="ce6">
            <text:p>0.959</text:p>
          </table:table-cell>
          <table:table-cell office:value-type="float" office:value="21684.300981771001" table:style-name="ce5">
            <text:p><text:s/>21,684<text:s/></text:p>
          </table:table-cell>
          <table:table-cell office:value-type="float" office:value="0.93125108074651686" table:style-name="ce6">
            <text:p>0.931</text:p>
          </table:table-cell>
          <table:table-cell office:value-type="float" office:value="20193.528724506999" table:style-name="ce5">
            <text:p><text:s/>20,19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193.528724506999" table:style-name="ce5">
            <text:p><text:s/>20,194<text:s/></text:p>
          </table:table-cell>
          <table:table-cell office:value-type="float" office:value="1.0179256372896184" table:style-name="ce6">
            <text:p>1.018</text:p>
          </table:table-cell>
          <table:table-cell office:value-type="float" office:value="20555.510596020002" table:style-name="ce5">
            <text:p><text:s/>20,556<text:s/></text:p>
          </table:table-cell>
          <table:table-cell office:value-type="float" office:value="0.96005908044741228" table:style-name="ce6">
            <text:p>0.960</text:p>
          </table:table-cell>
          <table:table-cell office:value-type="float" office:value="19734.504600942" table:style-name="ce5">
            <text:p><text:s/>19,7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734.504600942" table:style-name="ce5">
            <text:p><text:s/>19,735<text:s/></text:p>
          </table:table-cell>
          <table:table-cell office:value-type="float" office:value="1.120947311856213" table:style-name="ce6">
            <text:p>1.121</text:p>
          </table:table-cell>
          <table:table-cell office:value-type="float" office:value="22121.339883240002" table:style-name="ce5">
            <text:p><text:s/>22,121<text:s/></text:p>
          </table:table-cell>
          <table:table-cell office:value-type="float" office:value="1.0955964704312144" table:style-name="ce6">
            <text:p>1.096</text:p>
          </table:table-cell>
          <table:table-cell office:value-type="float" office:value="24236.061897287" table:style-name="ce5">
            <text:p><text:s/>24,2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236.061897287" table:style-name="ce5">
            <text:p><text:s/>24,236<text:s/></text:p>
          </table:table-cell>
          <table:table-cell office:value-type="float" office:value="1.0458004373742855" table:style-name="ce6">
            <text:p>1.046</text:p>
          </table:table-cell>
          <table:table-cell office:value-type="float" office:value="25346.084132412998" table:style-name="ce5">
            <text:p><text:s/>25,346<text:s/></text:p>
          </table:table-cell>
          <table:table-cell office:value-type="float" office:value="1.2489295199434949" table:style-name="ce6">
            <text:p>1.249</text:p>
          </table:table-cell>
          <table:table-cell office:value-type="float" office:value="31655.472687942001" table:style-name="ce5">
            <text:p><text:s/>31,6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655.472687942001" table:style-name="ce5">
            <text:p><text:s/>31,655<text:s/></text:p>
          </table:table-cell>
          <table:table-cell office:value-type="float" office:value="0.88204509027169575" table:style-name="ce6">
            <text:p>0.882</text:p>
          </table:table-cell>
          <table:table-cell office:value-type="float" office:value="27921.554264629001" table:style-name="ce5">
            <text:p><text:s/>27,922<text:s/></text:p>
          </table:table-cell>
          <table:table-cell office:value-type="float" office:value="0.96970278181642466" table:style-name="ce6">
            <text:p>0.970</text:p>
          </table:table-cell>
          <table:table-cell office:value-type="float" office:value="27075.608843048998" table:style-name="ce5">
            <text:p><text:s/>27,0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075.608843048998" table:style-name="ce5">
            <text:p><text:s/>27,076<text:s/></text:p>
          </table:table-cell>
          <table:table-cell office:value-type="float" office:value="1.2207256181732091" table:style-name="ce6">
            <text:p>1.221</text:p>
          </table:table-cell>
          <table:table-cell office:value-type="float" office:value="33051.889342347" table:style-name="ce5">
            <text:p><text:s/>33,052<text:s/></text:p>
          </table:table-cell>
          <table:table-cell office:value-type="float" office:value="0.90814636572395102" table:style-name="ce6">
            <text:p>0.908</text:p>
          </table:table-cell>
          <table:table-cell office:value-type="float" office:value="30015.95318656262" table:style-name="ce5">
            <text:p><text:s/>30,0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015.95318656262" table:style-name="ce5">
            <text:p><text:s/>30,016<text:s/></text:p>
          </table:table-cell>
          <table:table-cell office:value-type="float" office:value="0.98975746127224706" table:style-name="ce6">
            <text:p>0.990</text:p>
          </table:table-cell>
          <table:table-cell office:value-type="float" office:value="29708.513623598832" table:style-name="ce5">
            <text:p><text:s/>29,709<text:s/></text:p>
          </table:table-cell>
          <table:table-cell office:value-type="float" office:value="1.1811025213001747" table:style-name="ce6">
            <text:p>1.181</text:p>
          </table:table-cell>
          <table:table-cell office:value-type="float" office:value="35088.800344913172" table:style-name="ce5">
            <text:p><text:s/>35,08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088.800344913172" table:style-name="ce5">
            <text:p><text:s/>35,089<text:s/></text:p>
          </table:table-cell>
          <table:table-cell office:value-type="float" office:value="0.93781093221539213" table:style-name="ce6">
            <text:p>0.938</text:p>
          </table:table-cell>
          <table:table-cell office:value-type="float" office:value="32906.660561782788" table:style-name="ce5">
            <text:p><text:s/>32,907<text:s/></text:p>
          </table:table-cell>
          <table:table-cell office:value-type="float" office:value="1.1697348557601335" table:style-name="ce6">
            <text:p>1.170</text:p>
          </table:table-cell>
          <table:table-cell office:value-type="float" office:value="38492.067845784666" table:style-name="ce5">
            <text:p><text:s/>38,49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8492.067845784666" table:style-name="ce5">
            <text:p><text:s/>38,492<text:s/></text:p>
          </table:table-cell>
          <table:table-cell office:value-type="float" office:value="1.1384884007483986" table:style-name="ce6">
            <text:p>1.138</text:p>
          </table:table-cell>
          <table:table-cell office:value-type="float" office:value="43822.772763246248" table:style-name="ce5">
            <text:p><text:s/>43,823<text:s/></text:p>
          </table:table-cell>
          <table:table-cell office:value-type="float" office:value="1.1001249889386422" table:style-name="ce6">
            <text:p>1.100</text:p>
          </table:table-cell>
          <table:table-cell office:value-type="float" office:value="48210.527401426909" table:style-name="ce5">
            <text:p><text:s/>48,2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210.527401426909" table:style-name="ce5">
            <text:p><text:s/>48,211<text:s/></text:p>
          </table:table-cell>
          <table:table-cell office:value-type="float" office:value="1.0023461955527224" table:style-name="ce6">
            <text:p>1.002</text:p>
          </table:table-cell>
          <table:table-cell office:value-type="float" office:value="48323.638726410536" table:style-name="ce5">
            <text:p><text:s/>48,324<text:s/></text:p>
          </table:table-cell>
          <table:table-cell office:value-type="float" office:value="1.0002686201389932" table:style-name="ce6">
            <text:p>1.000</text:p>
          </table:table-cell>
          <table:table-cell office:value-type="float" office:value="48336.619428961887" table:style-name="ce5">
            <text:p><text:s/>48,33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8336.619428961887" table:style-name="ce5">
            <text:p><text:s/>48,337<text:s/></text:p>
          </table:table-cell>
          <table:table-cell office:value-type="float" office:value="1.0622712602829418" table:style-name="ce6">
            <text:p>1.062</text:p>
          </table:table-cell>
          <table:table-cell office:value-type="float" office:value="51346.601638620275" table:style-name="ce5">
            <text:p><text:s/>51,347<text:s/></text:p>
          </table:table-cell>
          <table:table-cell office:value-type="float" office:value="1.037067636971672" table:style-name="ce6">
            <text:p>1.037</text:p>
          </table:table-cell>
          <table:table-cell office:value-type="float" office:value="53249.898827889716" table:style-name="ce5">
            <text:p><text:s/>53,2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249.898827889716" table:style-name="ce5">
            <text:p><text:s/>53,250<text:s/></text:p>
          </table:table-cell>
          <table:table-cell office:value-type="float" office:value="0.97489457969404469" table:style-name="ce6">
            <text:p>0.975</text:p>
          </table:table-cell>
          <table:table-cell office:value-type="float" office:value="51913.037736565951" table:style-name="ce5">
            <text:p><text:s/>51,913<text:s/></text:p>
          </table:table-cell>
          <table:table-cell office:value-type="float" office:value="1.1595353586688359" table:style-name="ce6">
            <text:p>1.160</text:p>
          </table:table-cell>
          <table:table-cell office:value-type="float" office:value="60195.002831457816" table:style-name="ce5">
            <text:p><text:s/>60,1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195.002831457816" table:style-name="ce5">
            <text:p><text:s/>60,195<text:s/></text:p>
          </table:table-cell>
          <table:table-cell office:value-type="float" office:value="1.077598726577996" table:style-name="ce6">
            <text:p>1.078</text:p>
          </table:table-cell>
          <table:table-cell office:value-type="float" office:value="64866.058397537803" table:style-name="ce5">
            <text:p><text:s/>64,866<text:s/></text:p>
          </table:table-cell>
          <table:table-cell office:value-type="float" office:value="0.92263777828043081" table:style-name="ce6">
            <text:p>0.923</text:p>
          </table:table-cell>
          <table:table-cell office:value-type="float" office:value="59847.876005712962" table:style-name="ce5">
            <text:p><text:s/>59,8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9847.876005712962" table:style-name="ce5">
            <text:p><text:s/>59,848<text:s/></text:p>
          </table:table-cell>
          <table:table-cell office:value-type="float" office:value="0.97552784343737131" table:style-name="ce6">
            <text:p>0.976</text:p>
          </table:table-cell>
          <table:table-cell office:value-type="float" office:value="58383.269414160364" table:style-name="ce5">
            <text:p><text:s/>58,383<text:s/></text:p>
          </table:table-cell>
          <table:table-cell office:value-type="float" office:value="1.1181332546256524" table:style-name="ce6">
            <text:p>1.118</text:p>
          </table:table-cell>
          <table:table-cell office:value-type="float" office:value="65280.275045741429" table:style-name="ce5">
            <text:p><text:s/>65,28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117.0061791895996" table:style-name="ce5">
            <text:p><text:s/>6,11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117.0061791895996" table:style-name="ce5">
            <text:p><text:s/>6,117<text:s/></text:p>
          </table:table-cell>
          <table:table-cell office:value-type="float" office:value="1.1307884043863252" table:style-name="ce6">
            <text:p>1.131</text:p>
          </table:table-cell>
          <table:table-cell office:value-type="float" office:value="6917.0396569871" table:style-name="ce5">
            <text:p><text:s/>6,917<text:s/></text:p>
          </table:table-cell>
          <table:table-cell office:value-type="float" office:value="1.3120668531036626" table:style-name="ce6">
            <text:p>1.312</text:p>
          </table:table-cell>
          <table:table-cell office:value-type="float" office:value="9075.6184555363016" table:style-name="ce5">
            <text:p><text:s/>9,07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075.6184555363016" table:style-name="ce5">
            <text:p><text:s/>9,076<text:s/></text:p>
          </table:table-cell>
          <table:table-cell office:value-type="float" office:value="0.97030437716530515" table:style-name="ce6">
            <text:p>0.970</text:p>
          </table:table-cell>
          <table:table-cell office:value-type="float" office:value="8806.1123128890995" table:style-name="ce5">
            <text:p><text:s/>8,806<text:s/></text:p>
          </table:table-cell>
          <table:table-cell office:value-type="float" office:value="1.1795947662451551" table:style-name="ce6">
            <text:p>1.180</text:p>
          </table:table-cell>
          <table:table-cell office:value-type="float" office:value="10387.643995250999" table:style-name="ce5">
            <text:p><text:s/>10,3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387.643995250999" table:style-name="ce5">
            <text:p><text:s/>10,388<text:s/></text:p>
          </table:table-cell>
          <table:table-cell office:value-type="float" office:value="0.95324078875377716" table:style-name="ce6">
            <text:p>0.953</text:p>
          </table:table-cell>
          <table:table-cell office:value-type="float" office:value="9901.9259553265001" table:style-name="ce5">
            <text:p><text:s/>9,902<text:s/></text:p>
          </table:table-cell>
          <table:table-cell office:value-type="float" office:value="0.99425107018824177" table:style-name="ce6">
            <text:p>0.994</text:p>
          </table:table-cell>
          <table:table-cell office:value-type="float" office:value="9845.0004780080999" table:style-name="ce5">
            <text:p><text:s/>9,84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845.0004780080999" table:style-name="ce5">
            <text:p><text:s/>9,845<text:s/></text:p>
          </table:table-cell>
          <table:table-cell office:value-type="float" office:value="1.0098409173746026" table:style-name="ce6">
            <text:p>1.010</text:p>
          </table:table-cell>
          <table:table-cell office:value-type="float" office:value="9941.8843142651003" table:style-name="ce5">
            <text:p><text:s/>9,942<text:s/></text:p>
          </table:table-cell>
          <table:table-cell office:value-type="float" office:value="0.97493326124920587" table:style-name="ce6">
            <text:p>0.975</text:p>
          </table:table-cell>
          <table:table-cell office:value-type="float" office:value="9692.6736974687992" table:style-name="ce5">
            <text:p><text:s/>9,6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692.6736974687992" table:style-name="ce5">
            <text:p><text:s/>9,693<text:s/></text:p>
          </table:table-cell>
          <table:table-cell office:value-type="float" office:value="1.1002878036133672" table:style-name="ce6">
            <text:p>1.100</text:p>
          </table:table-cell>
          <table:table-cell office:value-type="float" office:value="10664.730653729001" table:style-name="ce5">
            <text:p><text:s/>10,665<text:s/></text:p>
          </table:table-cell>
          <table:table-cell office:value-type="float" office:value="1.0715439752151839" table:style-name="ce6">
            <text:p>1.072</text:p>
          </table:table-cell>
          <table:table-cell office:value-type="float" office:value="11427.727879295999" table:style-name="ce5">
            <text:p><text:s/>11,4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427.727879295999" table:style-name="ce5">
            <text:p><text:s/>11,428<text:s/></text:p>
          </table:table-cell>
          <table:table-cell office:value-type="float" office:value="1.0326604982589938" table:style-name="ce6">
            <text:p>1.033</text:p>
          </table:table-cell>
          <table:table-cell office:value-type="float" office:value="11800.963165802001" table:style-name="ce5">
            <text:p><text:s/>11,801<text:s/></text:p>
          </table:table-cell>
          <table:table-cell office:value-type="float" office:value="1.2861359644851089" table:style-name="ce6">
            <text:p>1.286</text:p>
          </table:table-cell>
          <table:table-cell office:value-type="float" office:value="15177.643143101999" table:style-name="ce5">
            <text:p><text:s/>15,1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177.643143101999" table:style-name="ce5">
            <text:p><text:s/>15,178<text:s/></text:p>
          </table:table-cell>
          <table:table-cell office:value-type="float" office:value="0.95359198140686807" table:style-name="ce6">
            <text:p>0.954</text:p>
          </table:table-cell>
          <table:table-cell office:value-type="float" office:value="14473.278797917001" table:style-name="ce5">
            <text:p><text:s/>14,473<text:s/></text:p>
          </table:table-cell>
          <table:table-cell office:value-type="float" office:value="0.85927576702584296" table:style-name="ce6">
            <text:p>0.859</text:p>
          </table:table-cell>
          <table:table-cell office:value-type="float" office:value="12436.537740459" table:style-name="ce5">
            <text:p><text:s/>12,4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436.537740459" table:style-name="ce5">
            <text:p><text:s/>12,437<text:s/></text:p>
          </table:table-cell>
          <table:table-cell office:value-type="float" office:value="1.0952403287944579" table:style-name="ce6">
            <text:p>1.095</text:p>
          </table:table-cell>
          <table:table-cell office:value-type="float" office:value="13620.997683924999" table:style-name="ce5">
            <text:p><text:s/>13,621<text:s/></text:p>
          </table:table-cell>
          <table:table-cell office:value-type="float" office:value="0.89674954458540423" table:style-name="ce6">
            <text:p>0.897</text:p>
          </table:table-cell>
          <table:table-cell office:value-type="float" office:value="12214.623469858589" table:style-name="ce5">
            <text:p><text:s/>12,2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214.623469858589" table:style-name="ce5">
            <text:p><text:s/>12,215<text:s/></text:p>
          </table:table-cell>
          <table:table-cell office:value-type="float" office:value="1.0272601800827525" table:style-name="ce6">
            <text:p>1.027</text:p>
          </table:table-cell>
          <table:table-cell office:value-type="float" office:value="12547.59630528995" table:style-name="ce5">
            <text:p><text:s/>12,548<text:s/></text:p>
          </table:table-cell>
          <table:table-cell office:value-type="float" office:value="1.1439515914910958" table:style-name="ce6">
            <text:p>1.144</text:p>
          </table:table-cell>
          <table:table-cell office:value-type="float" office:value="14353.84276282423" table:style-name="ce5">
            <text:p><text:s/>14,3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353.84276282423" table:style-name="ce5">
            <text:p><text:s/>14,354<text:s/></text:p>
          </table:table-cell>
          <table:table-cell office:value-type="float" office:value="0.98886118206873108" table:style-name="ce6">
            <text:p>0.989</text:p>
          </table:table-cell>
          <table:table-cell office:value-type="float" office:value="14193.95792167507" table:style-name="ce5">
            <text:p><text:s/>14,194<text:s/></text:p>
          </table:table-cell>
          <table:table-cell office:value-type="float" office:value="1.1456951790729581" table:style-name="ce6">
            <text:p>1.146</text:p>
          </table:table-cell>
          <table:table-cell office:value-type="float" office:value="16261.94916282755" table:style-name="ce5">
            <text:p><text:s/>16,2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261.94916282755" table:style-name="ce5">
            <text:p><text:s/>16,262<text:s/></text:p>
          </table:table-cell>
          <table:table-cell office:value-type="float" office:value="1.0822059803376594" table:style-name="ce6">
            <text:p>1.082</text:p>
          </table:table-cell>
          <table:table-cell office:value-type="float" office:value="17598.77863595897" table:style-name="ce5">
            <text:p><text:s/>17,599<text:s/></text:p>
          </table:table-cell>
          <table:table-cell office:value-type="float" office:value="1.0395768299516377" table:style-name="ce6">
            <text:p>1.040</text:p>
          </table:table-cell>
          <table:table-cell office:value-type="float" office:value="18295.282505390831" table:style-name="ce5">
            <text:p><text:s/>18,2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295.282505390831" table:style-name="ce5">
            <text:p><text:s/>18,295<text:s/></text:p>
          </table:table-cell>
          <table:table-cell office:value-type="float" office:value="1.0202425902003665" table:style-name="ce6">
            <text:p>1.020</text:p>
          </table:table-cell>
          <table:table-cell office:value-type="float" office:value="18665.626411747391" table:style-name="ce5">
            <text:p><text:s/>18,666<text:s/></text:p>
          </table:table-cell>
          <table:table-cell office:value-type="float" office:value="1.0573880879812316" table:style-name="ce6">
            <text:p>1.057</text:p>
          </table:table-cell>
          <table:table-cell office:value-type="float" office:value="19736.81102248955" table:style-name="ce5">
            <text:p><text:s/>19,7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736.81102248955" table:style-name="ce5">
            <text:p><text:s/>19,737<text:s/></text:p>
          </table:table-cell>
          <table:table-cell office:value-type="float" office:value="1.038075629750886" table:style-name="ce6">
            <text:p>1.038</text:p>
          </table:table-cell>
          <table:table-cell office:value-type="float" office:value="20488.302531445068" table:style-name="ce5">
            <text:p><text:s/>20,488<text:s/></text:p>
          </table:table-cell>
          <table:table-cell office:value-type="float" office:value="1.1641835626568524" table:style-name="ce6">
            <text:p>1.164</text:p>
          </table:table-cell>
          <table:table-cell office:value-type="float" office:value="23852.14503384913" table:style-name="ce5">
            <text:p><text:s/>23,8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852.14503384913" table:style-name="ce5">
            <text:p><text:s/>23,852<text:s/></text:p>
          </table:table-cell>
          <table:table-cell office:value-type="float" office:value="1.0096328171512976" table:style-name="ce6">
            <text:p>1.010</text:p>
          </table:table-cell>
          <table:table-cell office:value-type="float" office:value="24081.90838562643" table:style-name="ce5">
            <text:p><text:s/>24,082<text:s/></text:p>
          </table:table-cell>
          <table:table-cell office:value-type="float" office:value="1.0599060555029909" table:style-name="ce6">
            <text:p>1.060</text:p>
          </table:table-cell>
          <table:table-cell office:value-type="float" office:value="25524.560525993711" table:style-name="ce5">
            <text:p><text:s/>25,5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24.560525993711" table:style-name="ce5">
            <text:p><text:s/>25,525<text:s/></text:p>
          </table:table-cell>
          <table:table-cell office:value-type="float" office:value="1.0201273751110527" table:style-name="ce6">
            <text:p>1.020</text:p>
          </table:table-cell>
          <table:table-cell office:value-type="float" office:value="26038.30293024515" table:style-name="ce5">
            <text:p><text:s/>26,038<text:s/></text:p>
          </table:table-cell>
          <table:table-cell office:value-type="float" office:value="0.97523902038656984" table:style-name="ce6">
            <text:p>0.975</text:p>
          </table:table-cell>
          <table:table-cell office:value-type="float" office:value="25393.569042221032" table:style-name="ce5">
            <text:p><text:s/>25,3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393.569042221032" table:style-name="ce5">
            <text:p><text:s/>25,394<text:s/></text:p>
          </table:table-cell>
          <table:table-cell office:value-type="float" office:value="0.99801575363497064" table:style-name="ce6">
            <text:p>0.998</text:p>
          </table:table-cell>
          <table:table-cell office:value-type="float" office:value="25343.181945153879" table:style-name="ce5">
            <text:p><text:s/>25,343<text:s/></text:p>
          </table:table-cell>
          <table:table-cell office:value-type="float" office:value="1.1409497052812534" table:style-name="ce6">
            <text:p>1.141</text:p>
          </table:table-cell>
          <table:table-cell office:value-type="float" office:value="28915.295971212501" table:style-name="ce5">
            <text:p><text:s/>28,9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62.9149254423992" table:style-name="ce5">
            <text:p><text:s/>8,4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62.9149254423992" table:style-name="ce5">
            <text:p><text:s/>8,463<text:s/></text:p>
          </table:table-cell>
          <table:table-cell office:value-type="float" office:value="1.1782004938641948" table:style-name="ce6">
            <text:p>1.178</text:p>
          </table:table-cell>
          <table:table-cell office:value-type="float" office:value="9971.010544686902" table:style-name="ce5">
            <text:p><text:s/>9,971<text:s/></text:p>
          </table:table-cell>
          <table:table-cell office:value-type="float" office:value="1.2489025339742765" table:style-name="ce6">
            <text:p>1.249</text:p>
          </table:table-cell>
          <table:table-cell office:value-type="float" office:value="12452.820335543702" table:style-name="ce5">
            <text:p><text:s/>12,4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452.820335543702" table:style-name="ce5">
            <text:p><text:s/>12,453<text:s/></text:p>
          </table:table-cell>
          <table:table-cell office:value-type="float" office:value="0.93442597535900718" table:style-name="ce6">
            <text:p>0.934</text:p>
          </table:table-cell>
          <table:table-cell office:value-type="float" office:value="11636.238788010902" table:style-name="ce5">
            <text:p><text:s/>11,636<text:s/></text:p>
          </table:table-cell>
          <table:table-cell office:value-type="float" office:value="1.051195265246867" table:style-name="ce6">
            <text:p>1.051</text:p>
          </table:table-cell>
          <table:table-cell office:value-type="float" office:value="12231.959119239002" table:style-name="ce5">
            <text:p><text:s/>12,2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231.959119239002" table:style-name="ce5">
            <text:p><text:s/>12,232<text:s/></text:p>
          </table:table-cell>
          <table:table-cell office:value-type="float" office:value="0.96324512791353467" table:style-name="ce6">
            <text:p>0.963</text:p>
          </table:table-cell>
          <table:table-cell office:value-type="float" office:value="11782.375026444501" table:style-name="ce5">
            <text:p><text:s/>11,782<text:s/></text:p>
          </table:table-cell>
          <table:table-cell office:value-type="float" office:value="0.87830579346460635" table:style-name="ce6">
            <text:p>0.878</text:p>
          </table:table-cell>
          <table:table-cell office:value-type="float" office:value="10348.5282464989" table:style-name="ce5">
            <text:p><text:s/>10,3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348.5282464989" table:style-name="ce5">
            <text:p><text:s/>10,349<text:s/></text:p>
          </table:table-cell>
          <table:table-cell office:value-type="float" office:value="1.0256169794333496" table:style-name="ce6">
            <text:p>1.026</text:p>
          </table:table-cell>
          <table:table-cell office:value-type="float" office:value="10613.6262817549" table:style-name="ce5">
            <text:p><text:s/>10,614<text:s/></text:p>
          </table:table-cell>
          <table:table-cell office:value-type="float" office:value="0.94612629434064122" table:style-name="ce6">
            <text:p>0.946</text:p>
          </table:table-cell>
          <table:table-cell office:value-type="float" office:value="10041.830903473201" table:style-name="ce5">
            <text:p><text:s/>10,0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041.830903473201" table:style-name="ce5">
            <text:p><text:s/>10,042<text:s/></text:p>
          </table:table-cell>
          <table:table-cell office:value-type="float" office:value="1.140888483349034" table:style-name="ce6">
            <text:p>1.141</text:p>
          </table:table-cell>
          <table:table-cell office:value-type="float" office:value="11456.609229511001" table:style-name="ce5">
            <text:p><text:s/>11,457<text:s/></text:p>
          </table:table-cell>
          <table:table-cell office:value-type="float" office:value="1.1179864619103965" table:style-name="ce6">
            <text:p>1.118</text:p>
          </table:table-cell>
          <table:table-cell office:value-type="float" office:value="12808.334017990999" table:style-name="ce5">
            <text:p><text:s/>12,8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808.334017990999" table:style-name="ce5">
            <text:p><text:s/>12,808<text:s/></text:p>
          </table:table-cell>
          <table:table-cell office:value-type="float" office:value="1.0575240267457957" table:style-name="ce6">
            <text:p>1.058</text:p>
          </table:table-cell>
          <table:table-cell office:value-type="float" office:value="13545.120966610999" table:style-name="ce5">
            <text:p><text:s/>13,545<text:s/></text:p>
          </table:table-cell>
          <table:table-cell office:value-type="float" office:value="1.2165140189931261" table:style-name="ce6">
            <text:p>1.217</text:p>
          </table:table-cell>
          <table:table-cell office:value-type="float" office:value="16477.829544840002" table:style-name="ce5">
            <text:p><text:s/>16,4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477.829544840002" table:style-name="ce5">
            <text:p><text:s/>16,478<text:s/></text:p>
          </table:table-cell>
          <table:table-cell office:value-type="float" office:value="0.81614362074301838" table:style-name="ce6">
            <text:p>0.816</text:p>
          </table:table-cell>
          <table:table-cell office:value-type="float" office:value="13448.275466712003" table:style-name="ce5">
            <text:p><text:s/>13,448<text:s/></text:p>
          </table:table-cell>
          <table:table-cell office:value-type="float" office:value="1.088546344758146" table:style-name="ce6">
            <text:p>1.089</text:p>
          </table:table-cell>
          <table:table-cell office:value-type="float" office:value="14639.07110259" table:style-name="ce5">
            <text:p><text:s/>14,6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639.07110259" table:style-name="ce5">
            <text:p><text:s/>14,639<text:s/></text:p>
          </table:table-cell>
          <table:table-cell office:value-type="float" office:value="1.3273309161661366" table:style-name="ce6">
            <text:p>1.327</text:p>
          </table:table-cell>
          <table:table-cell office:value-type="float" office:value="19430.891658422002" table:style-name="ce5">
            <text:p><text:s/>19,431<text:s/></text:p>
          </table:table-cell>
          <table:table-cell office:value-type="float" office:value="0.91613550369359065" table:style-name="ce6">
            <text:p>0.916</text:p>
          </table:table-cell>
          <table:table-cell office:value-type="float" office:value="17801.329716704029" table:style-name="ce5">
            <text:p><text:s/>17,8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801.329716704029" table:style-name="ce5">
            <text:p><text:s/>17,801<text:s/></text:p>
          </table:table-cell>
          <table:table-cell office:value-type="float" office:value="0.96402446285828802" table:style-name="ce6">
            <text:p>0.964</text:p>
          </table:table-cell>
          <table:table-cell office:value-type="float" office:value="17160.917318308882" table:style-name="ce5">
            <text:p><text:s/>17,161<text:s/></text:p>
          </table:table-cell>
          <table:table-cell office:value-type="float" office:value="1.2082662714053716" table:style-name="ce6">
            <text:p>1.208</text:p>
          </table:table-cell>
          <table:table-cell office:value-type="float" office:value="20734.95758208894" table:style-name="ce5">
            <text:p><text:s/>20,7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734.95758208894" table:style-name="ce5">
            <text:p><text:s/>20,735<text:s/></text:p>
          </table:table-cell>
          <table:table-cell office:value-type="float" office:value="0.90247122840858551" table:style-name="ce6">
            <text:p>0.902</text:p>
          </table:table-cell>
          <table:table-cell office:value-type="float" office:value="18712.70264010772" table:style-name="ce5">
            <text:p><text:s/>18,713<text:s/></text:p>
          </table:table-cell>
          <table:table-cell office:value-type="float" office:value="1.1879694296702161" table:style-name="ce6">
            <text:p>1.188</text:p>
          </table:table-cell>
          <table:table-cell office:value-type="float" office:value="22230.118682957116" table:style-name="ce5">
            <text:p><text:s/>22,23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230.118682957116" table:style-name="ce5">
            <text:p><text:s/>22,230<text:s/></text:p>
          </table:table-cell>
          <table:table-cell office:value-type="float" office:value="1.1796605542817951" table:style-name="ce6">
            <text:p>1.180</text:p>
          </table:table-cell>
          <table:table-cell office:value-type="float" office:value="26223.994127287278" table:style-name="ce5">
            <text:p><text:s/>26,224<text:s/></text:p>
          </table:table-cell>
          <table:table-cell office:value-type="float" office:value="1.1407585263645208" table:style-name="ce6">
            <text:p>1.141</text:p>
          </table:table-cell>
          <table:table-cell office:value-type="float" office:value="29915.244896036078" table:style-name="ce5">
            <text:p><text:s/>29,9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915.244896036078" table:style-name="ce5">
            <text:p><text:s/>29,915<text:s/></text:p>
          </table:table-cell>
          <table:table-cell office:value-type="float" office:value="0.99140128779600878" table:style-name="ce6">
            <text:p>0.991</text:p>
          </table:table-cell>
          <table:table-cell office:value-type="float" office:value="29658.012314663149" table:style-name="ce5">
            <text:p><text:s/>29,658<text:s/></text:p>
          </table:table-cell>
          <table:table-cell office:value-type="float" office:value="0.96431979672259993" table:style-name="ce6">
            <text:p>0.964</text:p>
          </table:table-cell>
          <table:table-cell office:value-type="float" office:value="28599.808406472333" table:style-name="ce5">
            <text:p><text:s/>28,6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599.808406472333" table:style-name="ce5">
            <text:p><text:s/>28,600<text:s/></text:p>
          </table:table-cell>
          <table:table-cell office:value-type="float" office:value="1.0789687353357151" table:style-name="ce6">
            <text:p>1.079</text:p>
          </table:table-cell>
          <table:table-cell office:value-type="float" office:value="30858.299107175208" table:style-name="ce5">
            <text:p><text:s/>30,858<text:s/></text:p>
          </table:table-cell>
          <table:table-cell office:value-type="float" office:value="0.95266928653254856" table:style-name="ce6">
            <text:p>0.953</text:p>
          </table:table-cell>
          <table:table-cell office:value-type="float" office:value="29397.753794040589" table:style-name="ce5">
            <text:p><text:s/>29,3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397.753794040589" table:style-name="ce5">
            <text:p><text:s/>29,398<text:s/></text:p>
          </table:table-cell>
          <table:table-cell office:value-type="float" office:value="0.94670938282983197" table:style-name="ce6">
            <text:p>0.947</text:p>
          </table:table-cell>
          <table:table-cell office:value-type="float" office:value="27831.129350939518" table:style-name="ce5">
            <text:p><text:s/>27,831<text:s/></text:p>
          </table:table-cell>
          <table:table-cell office:value-type="float" office:value="1.2457432779059581" table:style-name="ce6">
            <text:p>1.246</text:p>
          </table:table-cell>
          <table:table-cell office:value-type="float" office:value="34670.442305464108" table:style-name="ce5">
            <text:p><text:s/>34,6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670.442305464108" table:style-name="ce5">
            <text:p><text:s/>34,670<text:s/></text:p>
          </table:table-cell>
          <table:table-cell office:value-type="float" office:value="1.1199094353974637" table:style-name="ce6">
            <text:p>1.120</text:p>
          </table:table-cell>
          <table:table-cell office:value-type="float" office:value="38827.755467292649" table:style-name="ce5">
            <text:p><text:s/>38,828<text:s/></text:p>
          </table:table-cell>
          <table:table-cell office:value-type="float" office:value="0.88736282972924396" table:style-name="ce6">
            <text:p>0.887</text:p>
          </table:table-cell>
          <table:table-cell office:value-type="float" office:value="34454.30696349193" table:style-name="ce5">
            <text:p><text:s/>34,4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454.30696349193" table:style-name="ce5">
            <text:p><text:s/>34,454<text:s/></text:p>
          </table:table-cell>
          <table:table-cell office:value-type="float" office:value="0.9589537674931623" table:style-name="ce6">
            <text:p>0.959</text:p>
          </table:table-cell>
          <table:table-cell office:value-type="float" office:value="33040.087469006481" table:style-name="ce5">
            <text:p><text:s/>33,040<text:s/></text:p>
          </table:table-cell>
          <table:table-cell office:value-type="float" office:value="1.1006320461058523" table:style-name="ce6">
            <text:p>1.101</text:p>
          </table:table-cell>
          <table:table-cell office:value-type="float" office:value="36364.979074528928" table:style-name="ce5">
            <text:p><text:s/>36,36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3.33181630857996" table:style-name="ce5">
            <text:p><text:s/>4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3.33181630857996" table:style-name="ce5">
            <text:p><text:s/>423<text:s/></text:p>
          </table:table-cell>
          <table:table-cell office:value-type="float" office:value="1.4490131571039384" table:style-name="ce6">
            <text:p>1.449</text:p>
          </table:table-cell>
          <table:table-cell office:value-type="float" office:value="613.41337165183995" table:style-name="ce5">
            <text:p><text:s/>613<text:s/></text:p>
          </table:table-cell>
          <table:table-cell office:value-type="float" office:value="0.8749610022272003" table:style-name="ce6">
            <text:p>0.875</text:p>
          </table:table-cell>
          <table:table-cell office:value-type="float" office:value="536.71277844005999" table:style-name="ce5">
            <text:p><text:s/>53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6.71277844005999" table:style-name="ce5">
            <text:p><text:s/>537<text:s/></text:p>
          </table:table-cell>
          <table:table-cell office:value-type="float" office:value="1.1980719771017012" table:style-name="ce6">
            <text:p>1.198</text:p>
          </table:table-cell>
          <table:table-cell office:value-type="float" office:value="643.02053960143007" table:style-name="ce5">
            <text:p><text:s/>643<text:s/></text:p>
          </table:table-cell>
          <table:table-cell office:value-type="float" office:value="1.2800695068972403" table:style-name="ce6">
            <text:p>1.280</text:p>
          </table:table-cell>
          <table:table-cell office:value-type="float" office:value="823.1109850524" table:style-name="ce5">
            <text:p><text:s/>8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23.1109850524" table:style-name="ce5">
            <text:p><text:s/>823<text:s/></text:p>
          </table:table-cell>
          <table:table-cell office:value-type="float" office:value="0.95079700816999568" table:style-name="ce6">
            <text:p>0.951</text:p>
          </table:table-cell>
          <table:table-cell office:value-type="float" office:value="782.61146197967992" table:style-name="ce5">
            <text:p><text:s/>783<text:s/></text:p>
          </table:table-cell>
          <table:table-cell office:value-type="float" office:value="1.0602246502068402" table:style-name="ce6">
            <text:p>1.060</text:p>
          </table:table-cell>
          <table:table-cell office:value-type="float" office:value="829.74396352527003" table:style-name="ce5">
            <text:p><text:s/>8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29.74396352527003" table:style-name="ce5">
            <text:p><text:s/>830<text:s/></text:p>
          </table:table-cell>
          <table:table-cell office:value-type="float" office:value="1.1304992284935282" table:style-name="ce6">
            <text:p>1.130</text:p>
          </table:table-cell>
          <table:table-cell office:value-type="float" office:value="938.02491061248008" table:style-name="ce5">
            <text:p><text:s/>938<text:s/></text:p>
          </table:table-cell>
          <table:table-cell office:value-type="float" office:value="0.758383905875053" table:style-name="ce6">
            <text:p>0.758</text:p>
          </table:table-cell>
          <table:table-cell office:value-type="float" office:value="711.38299551839009" table:style-name="ce5">
            <text:p><text:s/>7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1.38299551839009" table:style-name="ce5">
            <text:p><text:s/>711<text:s/></text:p>
          </table:table-cell>
          <table:table-cell office:value-type="float" office:value="1.129726904486297" table:style-name="ce6">
            <text:p>1.130</text:p>
          </table:table-cell>
          <table:table-cell office:value-type="float" office:value="803.66850943118004" table:style-name="ce5">
            <text:p><text:s/>804<text:s/></text:p>
          </table:table-cell>
          <table:table-cell office:value-type="float" office:value="0.89446245824939452" table:style-name="ce6">
            <text:p>0.894</text:p>
          </table:table-cell>
          <table:table-cell office:value-type="float" office:value="718.85131056343994" table:style-name="ce5">
            <text:p><text:s/>7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8.85131056343994" table:style-name="ce5">
            <text:p><text:s/>719<text:s/></text:p>
          </table:table-cell>
          <table:table-cell office:value-type="float" office:value="1.0620969781967458" table:style-name="ce6">
            <text:p>1.062</text:p>
          </table:table-cell>
          <table:table-cell office:value-type="float" office:value="763.48980472220001" table:style-name="ce5">
            <text:p><text:s/>763<text:s/></text:p>
          </table:table-cell>
          <table:table-cell office:value-type="float" office:value="1.0795170206720046" table:style-name="ce6">
            <text:p>1.080</text:p>
          </table:table-cell>
          <table:table-cell office:value-type="float" office:value="824.20023930716002" table:style-name="ce5">
            <text:p><text:s/>8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24.20023930716002" table:style-name="ce5">
            <text:p><text:s/>824<text:s/></text:p>
          </table:table-cell>
          <table:table-cell office:value-type="float" office:value="1.0575977421157825" table:style-name="ce6">
            <text:p>1.058</text:p>
          </table:table-cell>
          <table:table-cell office:value-type="float" office:value="871.67231214254002" table:style-name="ce5">
            <text:p><text:s/>872<text:s/></text:p>
          </table:table-cell>
          <table:table-cell office:value-type="float" office:value="0.86745666505801866" table:style-name="ce6">
            <text:p>0.867</text:p>
          </table:table-cell>
          <table:table-cell office:value-type="float" office:value="756.13795691457995" table:style-name="ce5">
            <text:p><text:s/>7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6.13795691457995" table:style-name="ce5">
            <text:p><text:s/>756<text:s/></text:p>
          </table:table-cell>
          <table:table-cell office:value-type="float" office:value="1.1839286347295896" table:style-name="ce6">
            <text:p>1.184</text:p>
          </table:table-cell>
          <table:table-cell office:value-type="float" office:value="895.21337899709999" table:style-name="ce5">
            <text:p><text:s/>895<text:s/></text:p>
          </table:table-cell>
          <table:table-cell office:value-type="float" office:value="0.68647767443471241" table:style-name="ce6">
            <text:p>0.686</text:p>
          </table:table-cell>
          <table:table-cell office:value-type="float" office:value="614.54399853677" table:style-name="ce5">
            <text:p><text:s/>6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4.54399853677" table:style-name="ce5">
            <text:p><text:s/>615<text:s/></text:p>
          </table:table-cell>
          <table:table-cell office:value-type="float" office:value="1.0094380151634219" table:style-name="ce6">
            <text:p>1.009</text:p>
          </table:table-cell>
          <table:table-cell office:value-type="float" office:value="620.34407411354994" table:style-name="ce5">
            <text:p><text:s/>620<text:s/></text:p>
          </table:table-cell>
          <table:table-cell office:value-type="float" office:value="1.3403188890373712" table:style-name="ce6">
            <text:p>1.340</text:p>
          </table:table-cell>
          <table:table-cell office:value-type="float" office:value="831.45888023678992" table:style-name="ce5">
            <text:p><text:s/>83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31.45888023678992" table:style-name="ce5">
            <text:p><text:s/>831<text:s/></text:p>
          </table:table-cell>
          <table:table-cell office:value-type="float" office:value="1.1197688486891018" table:style-name="ce6">
            <text:p>1.120</text:p>
          </table:table-cell>
          <table:table-cell office:value-type="float" office:value="931.04175305508011" table:style-name="ce5">
            <text:p><text:s/>931<text:s/></text:p>
          </table:table-cell>
          <table:table-cell office:value-type="float" office:value="1.0159611268259747" table:style-name="ce6">
            <text:p>1.016</text:p>
          </table:table-cell>
          <table:table-cell office:value-type="float" office:value="945.90222855587001" table:style-name="ce5">
            <text:p><text:s/>94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45.90222855587001" table:style-name="ce5">
            <text:p><text:s/>946<text:s/></text:p>
          </table:table-cell>
          <table:table-cell office:value-type="float" office:value="1.1016333145306378" table:style-name="ce6">
            <text:p>1.102</text:p>
          </table:table-cell>
          <table:table-cell office:value-type="float" office:value="1042.0374072659201" table:style-name="ce5">
            <text:p><text:s/>1,042<text:s/></text:p>
          </table:table-cell>
          <table:table-cell office:value-type="float" office:value="0.94558698375949901" table:style-name="ce6">
            <text:p>0.946</text:p>
          </table:table-cell>
          <table:table-cell office:value-type="float" office:value="985.33700890114994" table:style-name="ce5">
            <text:p><text:s/>9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85.33700890114994" table:style-name="ce5">
            <text:p><text:s/>985<text:s/></text:p>
          </table:table-cell>
          <table:table-cell office:value-type="float" office:value="0.94390682160023809" table:style-name="ce6">
            <text:p>0.944</text:p>
          </table:table-cell>
          <table:table-cell office:value-type="float" office:value="930.06632427697002" table:style-name="ce5">
            <text:p><text:s/>930<text:s/></text:p>
          </table:table-cell>
          <table:table-cell office:value-type="float" office:value="1.1119403866323041" table:style-name="ce6">
            <text:p>1.112</text:p>
          </table:table-cell>
          <table:table-cell office:value-type="float" office:value="1034.1783082102199" table:style-name="ce5">
            <text:p><text:s/>1,03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34.1783082102199" table:style-name="ce5">
            <text:p><text:s/>1,034<text:s/></text:p>
          </table:table-cell>
          <table:table-cell office:value-type="float" office:value="0.8837928362927131" table:style-name="ce6">
            <text:p>0.884</text:p>
          </table:table-cell>
          <table:table-cell office:value-type="float" office:value="913.99938024551" table:style-name="ce5">
            <text:p><text:s/>914<text:s/></text:p>
          </table:table-cell>
          <table:table-cell office:value-type="float" office:value="1.2735783803385115" table:style-name="ce6">
            <text:p>1.274</text:p>
          </table:table-cell>
          <table:table-cell office:value-type="float" office:value="1164.0498503234799" table:style-name="ce5">
            <text:p><text:s/>1,1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64.0498503234799" table:style-name="ce5">
            <text:p><text:s/>1,164<text:s/></text:p>
          </table:table-cell>
          <table:table-cell office:value-type="float" office:value="0.9144104960450935" table:style-name="ce6">
            <text:p>0.914</text:p>
          </table:table-cell>
          <table:table-cell office:value-type="float" office:value="1064.41940105551" table:style-name="ce5">
            <text:p><text:s/>1,064<text:s/></text:p>
          </table:table-cell>
          <table:table-cell office:value-type="float" office:value="1.1137795693004793" table:style-name="ce6">
            <text:p>1.114</text:p>
          </table:table-cell>
          <table:table-cell office:value-type="float" office:value="1185.52858206268" table:style-name="ce5">
            <text:p><text:s/>1,1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85.52858206268" table:style-name="ce5">
            <text:p><text:s/>1,186<text:s/></text:p>
          </table:table-cell>
          <table:table-cell office:value-type="float" office:value="1.0142764411359888" table:style-name="ce6">
            <text:p>1.014</text:p>
          </table:table-cell>
          <table:table-cell office:value-type="float" office:value="1202.45371107953" table:style-name="ce5">
            <text:p><text:s/>1,202<text:s/></text:p>
          </table:table-cell>
          <table:table-cell office:value-type="float" office:value="1.1368746636527403" table:style-name="ce6">
            <text:p>1.137</text:p>
          </table:table-cell>
          <table:table-cell office:value-type="float" office:value="1367.0391583415301" table:style-name="ce5">
            <text:p><text:s/>1,3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67.0391583415301" table:style-name="ce5">
            <text:p><text:s/>1,367<text:s/></text:p>
          </table:table-cell>
          <table:table-cell office:value-type="float" office:value="0.95012116089144616" table:style-name="ce6">
            <text:p>0.950</text:p>
          </table:table-cell>
          <table:table-cell office:value-type="float" office:value="1298.85283210752" table:style-name="ce5">
            <text:p><text:s/>1,299<text:s/></text:p>
          </table:table-cell>
          <table:table-cell office:value-type="float" office:value="0.90246040566209229" table:style-name="ce6">
            <text:p>0.902</text:p>
          </table:table-cell>
          <table:table-cell office:value-type="float" office:value="1172.1632537591099" table:style-name="ce5">
            <text:p><text:s/>1,1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2.48124005619999" table:style-name="ce5">
            <text:p><text:s/>25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2.48124005619999" table:style-name="ce5">
            <text:p><text:s/>252<text:s/></text:p>
          </table:table-cell>
          <table:table-cell office:value-type="float" office:value="1.5365305679461057" table:style-name="ce6">
            <text:p>1.537</text:p>
          </table:table-cell>
          <table:table-cell office:value-type="float" office:value="387.94514317928997" table:style-name="ce5">
            <text:p><text:s/>388<text:s/></text:p>
          </table:table-cell>
          <table:table-cell office:value-type="float" office:value="0.97279868774608402" table:style-name="ce6">
            <text:p>0.973</text:p>
          </table:table-cell>
          <table:table-cell office:value-type="float" office:value="377.39252620228001" table:style-name="ce5">
            <text:p><text:s/>3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7.39252620228001" table:style-name="ce5">
            <text:p><text:s/>377<text:s/></text:p>
          </table:table-cell>
          <table:table-cell office:value-type="float" office:value="1.2187698950989221" table:style-name="ce6">
            <text:p>1.219</text:p>
          </table:table-cell>
          <table:table-cell office:value-type="float" office:value="459.95464957067003" table:style-name="ce5">
            <text:p><text:s/>460<text:s/></text:p>
          </table:table-cell>
          <table:table-cell office:value-type="float" office:value="1.2114827916592776" table:style-name="ce6">
            <text:p>1.211</text:p>
          </table:table-cell>
          <table:table-cell office:value-type="float" office:value="557.22714289854002" table:style-name="ce5">
            <text:p><text:s/>5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7.22714289854002" table:style-name="ce5">
            <text:p><text:s/>557<text:s/></text:p>
          </table:table-cell>
          <table:table-cell office:value-type="float" office:value="0.95564458728753932" table:style-name="ce6">
            <text:p>0.956</text:p>
          </table:table-cell>
          <table:table-cell office:value-type="float" office:value="532.51110300069001" table:style-name="ce5">
            <text:p><text:s/>533<text:s/></text:p>
          </table:table-cell>
          <table:table-cell office:value-type="float" office:value="1.0390960515091325" table:style-name="ce6">
            <text:p>1.039</text:p>
          </table:table-cell>
          <table:table-cell office:value-type="float" office:value="553.33018451278997" table:style-name="ce5">
            <text:p><text:s/>55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53.33018451278997" table:style-name="ce5">
            <text:p><text:s/>553<text:s/></text:p>
          </table:table-cell>
          <table:table-cell office:value-type="float" office:value="1.118784651206518" table:style-name="ce6">
            <text:p>1.119</text:p>
          </table:table-cell>
          <table:table-cell office:value-type="float" office:value="619.05731748218" table:style-name="ce5">
            <text:p><text:s/>619<text:s/></text:p>
          </table:table-cell>
          <table:table-cell office:value-type="float" office:value="0.71747917755802226" table:style-name="ce6">
            <text:p>0.717</text:p>
          </table:table-cell>
          <table:table-cell office:value-type="float" office:value="444.16073500839002" table:style-name="ce5">
            <text:p><text:s/>4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4.16073500839002" table:style-name="ce5">
            <text:p><text:s/>444<text:s/></text:p>
          </table:table-cell>
          <table:table-cell office:value-type="float" office:value="1.1330375860130091" table:style-name="ce6">
            <text:p>1.133</text:p>
          </table:table-cell>
          <table:table-cell office:value-type="float" office:value="503.25080699567002" table:style-name="ce5">
            <text:p><text:s/>503<text:s/></text:p>
          </table:table-cell>
          <table:table-cell office:value-type="float" office:value="0.8938727912197475" table:style-name="ce6">
            <text:p>0.894</text:p>
          </table:table-cell>
          <table:table-cell office:value-type="float" office:value="449.84220353280995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9.84220353280995" table:style-name="ce5">
            <text:p><text:s/>450<text:s/></text:p>
          </table:table-cell>
          <table:table-cell office:value-type="float" office:value="1.0622094560992184" table:style-name="ce6">
            <text:p>1.062</text:p>
          </table:table-cell>
          <table:table-cell office:value-type="float" office:value="477.82664234506001" table:style-name="ce5">
            <text:p><text:s/>478<text:s/></text:p>
          </table:table-cell>
          <table:table-cell office:value-type="float" office:value="1.1583591956846488" table:style-name="ce6">
            <text:p>1.158</text:p>
          </table:table-cell>
          <table:table-cell office:value-type="float" office:value="553.49488510352001" table:style-name="ce5">
            <text:p><text:s/>5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3.49488510352001" table:style-name="ce5">
            <text:p><text:s/>553<text:s/></text:p>
          </table:table-cell>
          <table:table-cell office:value-type="float" office:value="1.073200179184858" table:style-name="ce6">
            <text:p>1.073</text:p>
          </table:table-cell>
          <table:table-cell office:value-type="float" office:value="594.01080987100011" table:style-name="ce5">
            <text:p><text:s/>594<text:s/></text:p>
          </table:table-cell>
          <table:table-cell office:value-type="float" office:value="0.86362095544940853" table:style-name="ce6">
            <text:p>0.864</text:p>
          </table:table-cell>
          <table:table-cell office:value-type="float" office:value="513.00018316807007" table:style-name="ce5">
            <text:p><text:s/>5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3.00018316807007" table:style-name="ce5">
            <text:p><text:s/>513<text:s/></text:p>
          </table:table-cell>
          <table:table-cell office:value-type="float" office:value="1.1524871128347951" table:style-name="ce6">
            <text:p>1.152</text:p>
          </table:table-cell>
          <table:table-cell office:value-type="float" office:value="591.22609998309008" table:style-name="ce5">
            <text:p><text:s/>591<text:s/></text:p>
          </table:table-cell>
          <table:table-cell office:value-type="float" office:value="0.58765467027771134" table:style-name="ce6">
            <text:p>0.588</text:p>
          </table:table-cell>
          <table:table-cell office:value-type="float" office:value="347.43677884514" table:style-name="ce5">
            <text:p><text:s/>3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7.43677884514" table:style-name="ce5">
            <text:p><text:s/>347<text:s/></text:p>
          </table:table-cell>
          <table:table-cell office:value-type="float" office:value="1.0080803605574853" table:style-name="ce6">
            <text:p>1.008</text:p>
          </table:table-cell>
          <table:table-cell office:value-type="float" office:value="350.24419328914001" table:style-name="ce5">
            <text:p><text:s/>350<text:s/></text:p>
          </table:table-cell>
          <table:table-cell office:value-type="float" office:value="1.3437560817483885" table:style-name="ce6">
            <text:p>1.344</text:p>
          </table:table-cell>
          <table:table-cell office:value-type="float" office:value="470.64276482933997" table:style-name="ce5">
            <text:p><text:s/>4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70.64276482933997" table:style-name="ce5">
            <text:p><text:s/>471<text:s/></text:p>
          </table:table-cell>
          <table:table-cell office:value-type="float" office:value="1.1340472385851856" table:style-name="ce6">
            <text:p>1.134</text:p>
          </table:table-cell>
          <table:table-cell office:value-type="float" office:value="533.73112781480995" table:style-name="ce5">
            <text:p><text:s/>534<text:s/></text:p>
          </table:table-cell>
          <table:table-cell office:value-type="float" office:value="0.95758118806088166" table:style-name="ce6">
            <text:p>0.958</text:p>
          </table:table-cell>
          <table:table-cell office:value-type="float" office:value="511.09088747798" table:style-name="ce5">
            <text:p><text:s/>5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1.09088747798" table:style-name="ce5">
            <text:p><text:s/>511<text:s/></text:p>
          </table:table-cell>
          <table:table-cell office:value-type="float" office:value="1.091465069309153" table:style-name="ce6">
            <text:p>1.091</text:p>
          </table:table-cell>
          <table:table-cell office:value-type="float" office:value="557.83785092442997" table:style-name="ce5">
            <text:p><text:s/>558<text:s/></text:p>
          </table:table-cell>
          <table:table-cell office:value-type="float" office:value="0.9881371546623563" table:style-name="ce6">
            <text:p>0.988</text:p>
          </table:table-cell>
          <table:table-cell office:value-type="float" office:value="551.22030677543" table:style-name="ce5">
            <text:p><text:s/>5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1.22030677543" table:style-name="ce5">
            <text:p><text:s/>551<text:s/></text:p>
          </table:table-cell>
          <table:table-cell office:value-type="float" office:value="0.92561806896032239" table:style-name="ce6">
            <text:p>0.926</text:p>
          </table:table-cell>
          <table:table-cell office:value-type="float" office:value="510.21947592918997" table:style-name="ce5">
            <text:p><text:s/>510<text:s/></text:p>
          </table:table-cell>
          <table:table-cell office:value-type="float" office:value="1.0634724392565809" table:style-name="ce6">
            <text:p>1.063</text:p>
          </table:table-cell>
          <table:table-cell office:value-type="float" office:value="542.60435062263002" table:style-name="ce5">
            <text:p><text:s/>5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42.60435062263002" table:style-name="ce5">
            <text:p><text:s/>543<text:s/></text:p>
          </table:table-cell>
          <table:table-cell office:value-type="float" office:value="0.88725095129882559" table:style-name="ce6">
            <text:p>0.887</text:p>
          </table:table-cell>
          <table:table-cell office:value-type="float" office:value="481.42622626880996" table:style-name="ce5">
            <text:p><text:s/>481<text:s/></text:p>
          </table:table-cell>
          <table:table-cell office:value-type="float" office:value="1.2450870787034942" table:style-name="ce6">
            <text:p>1.245</text:p>
          </table:table-cell>
          <table:table-cell office:value-type="float" office:value="599.41757367627997" table:style-name="ce5">
            <text:p><text:s/>5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99.41757367627997" table:style-name="ce5">
            <text:p><text:s/>599<text:s/></text:p>
          </table:table-cell>
          <table:table-cell office:value-type="float" office:value="0.93492423283172488" table:style-name="ce6">
            <text:p>0.935</text:p>
          </table:table-cell>
          <table:table-cell office:value-type="float" office:value="560.41001521515" table:style-name="ce5">
            <text:p><text:s/>560<text:s/></text:p>
          </table:table-cell>
          <table:table-cell office:value-type="float" office:value="1.1807291157943816" table:style-name="ce6">
            <text:p>1.181</text:p>
          </table:table-cell>
          <table:table-cell office:value-type="float" office:value="661.69242174730005" table:style-name="ce5">
            <text:p><text:s/>6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61.69242174730005" table:style-name="ce5">
            <text:p><text:s/>662<text:s/></text:p>
          </table:table-cell>
          <table:table-cell office:value-type="float" office:value="1.0395189516247421" table:style-name="ce6">
            <text:p>1.040</text:p>
          </table:table-cell>
          <table:table-cell office:value-type="float" office:value="687.84181255279009" table:style-name="ce5">
            <text:p><text:s/>688<text:s/></text:p>
          </table:table-cell>
          <table:table-cell office:value-type="float" office:value="1.0922606211507526" table:style-name="ce6">
            <text:p>1.092</text:p>
          </table:table-cell>
          <table:table-cell office:value-type="float" office:value="751.30252543236998" table:style-name="ce5">
            <text:p><text:s/>75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51.30252543236998" table:style-name="ce5">
            <text:p><text:s/>751<text:s/></text:p>
          </table:table-cell>
          <table:table-cell office:value-type="float" office:value="0.9517695885514873" table:style-name="ce6">
            <text:p>0.952</text:p>
          </table:table-cell>
          <table:table-cell office:value-type="float" office:value="715.06689550845999" table:style-name="ce5">
            <text:p><text:s/>715<text:s/></text:p>
          </table:table-cell>
          <table:table-cell office:value-type="float" office:value="0.98511066275014803" table:style-name="ce6">
            <text:p>0.985</text:p>
          </table:table-cell>
          <table:table-cell office:value-type="float" office:value="704.4200233450299" table:style-name="ce5">
            <text:p><text:s/>70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0.85057625237999" table:style-name="ce5">
            <text:p><text:s/>17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0.85057625237999" table:style-name="ce5">
            <text:p><text:s/>171<text:s/></text:p>
          </table:table-cell>
          <table:table-cell office:value-type="float" office:value="1.319680819451782" table:style-name="ce6">
            <text:p>1.320</text:p>
          </table:table-cell>
          <table:table-cell office:value-type="float" office:value="225.46822847254998" table:style-name="ce5">
            <text:p><text:s/>225<text:s/></text:p>
          </table:table-cell>
          <table:table-cell office:value-type="float" office:value="0.7066195238109868" table:style-name="ce6">
            <text:p>0.707</text:p>
          </table:table-cell>
          <table:table-cell office:value-type="float" office:value="159.32025223778004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9.32025223778004" table:style-name="ce5">
            <text:p><text:s/>159<text:s/></text:p>
          </table:table-cell>
          <table:table-cell office:value-type="float" office:value="1.1490434358435515" table:style-name="ce6">
            <text:p>1.149</text:p>
          </table:table-cell>
          <table:table-cell office:value-type="float" office:value="183.06589003076004" table:style-name="ce5">
            <text:p><text:s/>183<text:s/></text:p>
          </table:table-cell>
          <table:table-cell office:value-type="float" office:value="1.4523942287074028" table:style-name="ce6">
            <text:p>1.452</text:p>
          </table:table-cell>
          <table:table-cell office:value-type="float" office:value="265.88384215385997" table:style-name="ce5">
            <text:p><text:s/>2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5.88384215385997" table:style-name="ce5">
            <text:p><text:s/>266<text:s/></text:p>
          </table:table-cell>
          <table:table-cell office:value-type="float" office:value="0.94063767453105884" table:style-name="ce6">
            <text:p>0.941</text:p>
          </table:table-cell>
          <table:table-cell office:value-type="float" office:value="250.10035897898996" table:style-name="ce5">
            <text:p><text:s/>250<text:s/></text:p>
          </table:table-cell>
          <table:table-cell office:value-type="float" office:value="1.1052114444813754" table:style-name="ce6">
            <text:p>1.105</text:p>
          </table:table-cell>
          <table:table-cell office:value-type="float" office:value="276.41377901248001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6.41377901248001" table:style-name="ce5">
            <text:p><text:s/>276<text:s/></text:p>
          </table:table-cell>
          <table:table-cell office:value-type="float" office:value="1.1539496846714676" table:style-name="ce6">
            <text:p>1.154</text:p>
          </table:table-cell>
          <table:table-cell office:value-type="float" office:value="318.96759313030003" table:style-name="ce5">
            <text:p><text:s/>319<text:s/></text:p>
          </table:table-cell>
          <table:table-cell office:value-type="float" office:value="0.83777244543096341" table:style-name="ce6">
            <text:p>0.838</text:p>
          </table:table-cell>
          <table:table-cell office:value-type="float" office:value="267.22226051000007" table:style-name="ce5">
            <text:p><text:s/>2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7.22226051000007" table:style-name="ce5">
            <text:p><text:s/>267<text:s/></text:p>
          </table:table-cell>
          <table:table-cell office:value-type="float" office:value="1.12422408919884" table:style-name="ce6">
            <text:p>1.124</text:p>
          </table:table-cell>
          <table:table-cell office:value-type="float" office:value="300.41770243550997" table:style-name="ce5">
            <text:p><text:s/>300<text:s/></text:p>
          </table:table-cell>
          <table:table-cell office:value-type="float" office:value="0.89545025093312403" table:style-name="ce6">
            <text:p>0.895</text:p>
          </table:table-cell>
          <table:table-cell office:value-type="float" office:value="269.00910703062999" table:style-name="ce5">
            <text:p><text:s/>2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9.00910703062999" table:style-name="ce5">
            <text:p><text:s/>269<text:s/></text:p>
          </table:table-cell>
          <table:table-cell office:value-type="float" office:value="1.0619088904845655" table:style-name="ce6">
            <text:p>1.062</text:p>
          </table:table-cell>
          <table:table-cell office:value-type="float" office:value="285.66316237714005" table:style-name="ce5">
            <text:p><text:s/>286<text:s/></text:p>
          </table:table-cell>
          <table:table-cell office:value-type="float" office:value="0.94763830222619894" table:style-name="ce6">
            <text:p>0.948</text:p>
          </table:table-cell>
          <table:table-cell office:value-type="float" office:value="270.70535420363996" table:style-name="ce5">
            <text:p><text:s/>27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0.70535420363996" table:style-name="ce5">
            <text:p><text:s/>271<text:s/></text:p>
          </table:table-cell>
          <table:table-cell office:value-type="float" office:value="1.0256963815450326" table:style-name="ce6">
            <text:p>1.026</text:p>
          </table:table-cell>
          <table:table-cell office:value-type="float" office:value="277.66150227153992" table:style-name="ce5">
            <text:p><text:s/>278<text:s/></text:p>
          </table:table-cell>
          <table:table-cell office:value-type="float" office:value="0.87566253066200239" table:style-name="ce6">
            <text:p>0.876</text:p>
          </table:table-cell>
          <table:table-cell office:value-type="float" office:value="243.13777374650996" table:style-name="ce5">
            <text:p><text:s/>2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3.13777374650996" table:style-name="ce5">
            <text:p><text:s/>243<text:s/></text:p>
          </table:table-cell>
          <table:table-cell office:value-type="float" office:value="1.2502675924430415" table:style-name="ce6">
            <text:p>1.250</text:p>
          </table:table-cell>
          <table:table-cell office:value-type="float" office:value="303.98727901400997" table:style-name="ce5">
            <text:p><text:s/>304<text:s/></text:p>
          </table:table-cell>
          <table:table-cell office:value-type="float" office:value="0.87867893866479774" table:style-name="ce6">
            <text:p>0.879</text:p>
          </table:table-cell>
          <table:table-cell office:value-type="float" office:value="267.10721969163001" table:style-name="ce5">
            <text:p><text:s/>2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7.10721969163001" table:style-name="ce5">
            <text:p><text:s/>267<text:s/></text:p>
          </table:table-cell>
          <table:table-cell office:value-type="float" office:value="1.0112039694630304" table:style-name="ce6">
            <text:p>1.011</text:p>
          </table:table-cell>
          <table:table-cell office:value-type="float" office:value="270.09988082440998" table:style-name="ce5">
            <text:p><text:s/>270<text:s/></text:p>
          </table:table-cell>
          <table:table-cell office:value-type="float" office:value="1.3358618089950731" table:style-name="ce6">
            <text:p>1.336</text:p>
          </table:table-cell>
          <table:table-cell office:value-type="float" office:value="360.81611540744996" table:style-name="ce5">
            <text:p><text:s/>36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0.81611540744996" table:style-name="ce5">
            <text:p><text:s/>361<text:s/></text:p>
          </table:table-cell>
          <table:table-cell office:value-type="float" office:value="1.1011443454835959" table:style-name="ce6">
            <text:p>1.101</text:p>
          </table:table-cell>
          <table:table-cell office:value-type="float" office:value="397.3106252402701" table:style-name="ce5">
            <text:p><text:s/>397<text:s/></text:p>
          </table:table-cell>
          <table:table-cell office:value-type="float" office:value="1.0943863905349667" table:style-name="ce6">
            <text:p>1.094</text:p>
          </table:table-cell>
          <table:table-cell office:value-type="float" office:value="434.81134107789006" table:style-name="ce5">
            <text:p><text:s/>43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4.81134107789006" table:style-name="ce5">
            <text:p><text:s/>435<text:s/></text:p>
          </table:table-cell>
          <table:table-cell office:value-type="float" office:value="1.1135853888750173" table:style-name="ce6">
            <text:p>1.114</text:p>
          </table:table-cell>
          <table:table-cell office:value-type="float" office:value="484.19955634149005" table:style-name="ce5">
            <text:p><text:s/>484<text:s/></text:p>
          </table:table-cell>
          <table:table-cell office:value-type="float" office:value="0.89656567512331997" table:style-name="ce6">
            <text:p>0.897</text:p>
          </table:table-cell>
          <table:table-cell office:value-type="float" office:value="434.11670212572" table:style-name="ce5">
            <text:p><text:s/>4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4.11670212572" table:style-name="ce5">
            <text:p><text:s/>434<text:s/></text:p>
          </table:table-cell>
          <table:table-cell office:value-type="float" office:value="0.96712899156363852" table:style-name="ce6">
            <text:p>0.967</text:p>
          </table:table-cell>
          <table:table-cell office:value-type="float" office:value="419.84684834778005" table:style-name="ce5">
            <text:p><text:s/>420<text:s/></text:p>
          </table:table-cell>
          <table:table-cell office:value-type="float" office:value="1.1708411281925233" table:style-name="ce6">
            <text:p>1.171</text:p>
          </table:table-cell>
          <table:table-cell office:value-type="float" office:value="491.57395758758997" table:style-name="ce5">
            <text:p><text:s/>4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91.57395758758997" table:style-name="ce5">
            <text:p><text:s/>492<text:s/></text:p>
          </table:table-cell>
          <table:table-cell office:value-type="float" office:value="0.8799757336608357" table:style-name="ce6">
            <text:p>0.880</text:p>
          </table:table-cell>
          <table:table-cell office:value-type="float" office:value="432.57315397669998" table:style-name="ce5">
            <text:p><text:s/>433<text:s/></text:p>
          </table:table-cell>
          <table:table-cell office:value-type="float" office:value="1.3052873749941798" table:style-name="ce6">
            <text:p>1.305</text:p>
          </table:table-cell>
          <table:table-cell office:value-type="float" office:value="564.63227664719989" table:style-name="ce5">
            <text:p><text:s/>5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64.63227664719989" table:style-name="ce5">
            <text:p><text:s/>565<text:s/></text:p>
          </table:table-cell>
          <table:table-cell office:value-type="float" office:value="0.89263296960843252" table:style-name="ce6">
            <text:p>0.893</text:p>
          </table:table-cell>
          <table:table-cell office:value-type="float" office:value="504.00938584036004" table:style-name="ce5">
            <text:p><text:s/>504<text:s/></text:p>
          </table:table-cell>
          <table:table-cell office:value-type="float" office:value="1.0393381056623812" table:style-name="ce6">
            <text:p>1.039</text:p>
          </table:table-cell>
          <table:table-cell office:value-type="float" office:value="523.83616031537997" table:style-name="ce5">
            <text:p><text:s/>5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3.83616031537997" table:style-name="ce5">
            <text:p><text:s/>524<text:s/></text:p>
          </table:table-cell>
          <table:table-cell office:value-type="float" office:value="0.98239094112348702" table:style-name="ce6">
            <text:p>0.982</text:p>
          </table:table-cell>
          <table:table-cell office:value-type="float" office:value="514.61189852673999" table:style-name="ce5">
            <text:p><text:s/>515<text:s/></text:p>
          </table:table-cell>
          <table:table-cell office:value-type="float" office:value="1.1965067940945902" table:style-name="ce6">
            <text:p>1.197</text:p>
          </table:table-cell>
          <table:table-cell office:value-type="float" office:value="615.73663290916011" table:style-name="ce5">
            <text:p><text:s/>6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15.73663290916011" table:style-name="ce5">
            <text:p><text:s/>616<text:s/></text:p>
          </table:table-cell>
          <table:table-cell office:value-type="float" office:value="0.94810980116751675" table:style-name="ce6">
            <text:p>0.948</text:p>
          </table:table-cell>
          <table:table-cell office:value-type="float" office:value="583.78593659906005" table:style-name="ce5">
            <text:p><text:s/>584<text:s/></text:p>
          </table:table-cell>
          <table:table-cell office:value-type="float" office:value="0.80122387520842708" table:style-name="ce6">
            <text:p>0.801</text:p>
          </table:table-cell>
          <table:table-cell office:value-type="float" office:value="467.74323041408002" table:style-name="ce5">
            <text:p><text:s/>4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541.809787192004" table:style-name="ce5">
            <text:p><text:s/>63,5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3541.809787192004" table:style-name="ce5">
            <text:p><text:s/>63,542<text:s/></text:p>
          </table:table-cell>
          <table:table-cell office:value-type="float" office:value="1.0543192112974049" table:style-name="ce6">
            <text:p>1.054</text:p>
          </table:table-cell>
          <table:table-cell office:value-type="float" office:value="66993.350779241999" table:style-name="ce5">
            <text:p><text:s/>66,993<text:s/></text:p>
          </table:table-cell>
          <table:table-cell office:value-type="float" office:value="1.2237006333748957" table:style-name="ce6">
            <text:p>1.224</text:p>
          </table:table-cell>
          <table:table-cell office:value-type="float" office:value="81979.805780465002" table:style-name="ce5">
            <text:p><text:s/>81,9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1979.805780465002" table:style-name="ce5">
            <text:p><text:s/>81,980<text:s/></text:p>
          </table:table-cell>
          <table:table-cell office:value-type="float" office:value="1.0879457648215363" table:style-name="ce6">
            <text:p>1.088</text:p>
          </table:table-cell>
          <table:table-cell office:value-type="float" office:value="89189.582499748998" table:style-name="ce5">
            <text:p><text:s/>89,190<text:s/></text:p>
          </table:table-cell>
          <table:table-cell office:value-type="float" office:value="1.1206602791503737" table:style-name="ce6">
            <text:p>1.121</text:p>
          </table:table-cell>
          <table:table-cell office:value-type="float" office:value="99951.222421473998" table:style-name="ce5">
            <text:p><text:s/>99,9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951.222421473998" table:style-name="ce5">
            <text:p><text:s/>99,951<text:s/></text:p>
          </table:table-cell>
          <table:table-cell office:value-type="float" office:value="1.0144040738057716" table:style-name="ce6">
            <text:p>1.014</text:p>
          </table:table-cell>
          <table:table-cell office:value-type="float" office:value="101390.92720621001" table:style-name="ce5">
            <text:p><text:s/>101,391<text:s/></text:p>
          </table:table-cell>
          <table:table-cell office:value-type="float" office:value="1.0646553531779763" table:style-name="ce6">
            <text:p>1.065</text:p>
          </table:table-cell>
          <table:table-cell office:value-type="float" office:value="107946.39341377" table:style-name="ce5">
            <text:p><text:s/>107,9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7946.39341377" table:style-name="ce5">
            <text:p><text:s/>107,946<text:s/></text:p>
          </table:table-cell>
          <table:table-cell office:value-type="float" office:value="0.97489377838070235" table:style-name="ce6">
            <text:p>0.975</text:p>
          </table:table-cell>
          <table:table-cell office:value-type="float" office:value="105236.26733772" table:style-name="ce5">
            <text:p><text:s/>105,236<text:s/></text:p>
          </table:table-cell>
          <table:table-cell office:value-type="float" office:value="1.0624107773471538" table:style-name="ce6">
            <text:p>1.062</text:p>
          </table:table-cell>
          <table:table-cell office:value-type="float" office:value="111804.14458738001" table:style-name="ce5">
            <text:p><text:s/>111,8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804.14458738001" table:style-name="ce5">
            <text:p><text:s/>111,804<text:s/></text:p>
          </table:table-cell>
          <table:table-cell office:value-type="float" office:value="1.0737145590434602" table:style-name="ce6">
            <text:p>1.074</text:p>
          </table:table-cell>
          <table:table-cell office:value-type="float" office:value="120045.73780486999" table:style-name="ce5">
            <text:p><text:s/>120,046<text:s/></text:p>
          </table:table-cell>
          <table:table-cell office:value-type="float" office:value="1.0602808796125074" table:style-name="ce6">
            <text:p>1.060</text:p>
          </table:table-cell>
          <table:table-cell office:value-type="float" office:value="127282.20047348" table:style-name="ce5">
            <text:p><text:s/>127,2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7282.20047348" table:style-name="ce5">
            <text:p><text:s/>127,282<text:s/></text:p>
          </table:table-cell>
          <table:table-cell office:value-type="float" office:value="1.0332032600999899" table:style-name="ce6">
            <text:p>1.033</text:p>
          </table:table-cell>
          <table:table-cell office:value-type="float" office:value="131508.38448189999" table:style-name="ce5">
            <text:p><text:s/>131,508<text:s/></text:p>
          </table:table-cell>
          <table:table-cell office:value-type="float" office:value="1.1572425892307734" table:style-name="ce6">
            <text:p>1.157</text:p>
          </table:table-cell>
          <table:table-cell office:value-type="float" office:value="152187.10336339002" table:style-name="ce5">
            <text:p><text:s/>152,1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2187.10336339002" table:style-name="ce5">
            <text:p><text:s/>152,187<text:s/></text:p>
          </table:table-cell>
          <table:table-cell office:value-type="float" office:value="0.95061717708638704" table:style-name="ce6">
            <text:p>0.951</text:p>
          </table:table-cell>
          <table:table-cell office:value-type="float" office:value="144671.67458826001" table:style-name="ce5">
            <text:p><text:s/>144,672<text:s/></text:p>
          </table:table-cell>
          <table:table-cell office:value-type="float" office:value="0.98610671511323533" table:style-name="ce6">
            <text:p>0.986</text:p>
          </table:table-cell>
          <table:table-cell office:value-type="float" office:value="142661.70979816001" table:style-name="ce5">
            <text:p><text:s/>142,6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2661.70979816001" table:style-name="ce5">
            <text:p><text:s/>142,662<text:s/></text:p>
          </table:table-cell>
          <table:table-cell office:value-type="float" office:value="1.1048451210229566" table:style-name="ce6">
            <text:p>1.105</text:p>
          </table:table-cell>
          <table:table-cell office:value-type="float" office:value="157619.09402729" table:style-name="ce5">
            <text:p><text:s/>157,619<text:s/></text:p>
          </table:table-cell>
          <table:table-cell office:value-type="float" office:value="0.99170448961238744" table:style-name="ce6">
            <text:p>0.992</text:p>
          </table:table-cell>
          <table:table-cell office:value-type="float" office:value="156311.56319550055" table:style-name="ce5">
            <text:p><text:s/>156,3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6311.56319550055" table:style-name="ce5">
            <text:p><text:s/>156,312<text:s/></text:p>
          </table:table-cell>
          <table:table-cell office:value-type="float" office:value="1.0883281517676082" table:style-name="ce6">
            <text:p>1.088</text:p>
          </table:table-cell>
          <table:table-cell office:value-type="float" office:value="170118.27467246482" table:style-name="ce5">
            <text:p><text:s/>170,118<text:s/></text:p>
          </table:table-cell>
          <table:table-cell office:value-type="float" office:value="1.0743370324624251" table:style-name="ce6">
            <text:p>1.074</text:p>
          </table:table-cell>
          <table:table-cell office:value-type="float" office:value="182764.3623792436" table:style-name="ce5">
            <text:p><text:s/>182,76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2764.3623792436" table:style-name="ce5">
            <text:p><text:s/>182,764<text:s/></text:p>
          </table:table-cell>
          <table:table-cell office:value-type="float" office:value="0.9935392773236007" table:style-name="ce6">
            <text:p>0.994</text:p>
          </table:table-cell>
          <table:table-cell office:value-type="float" office:value="181583.57251878234" table:style-name="ce5">
            <text:p><text:s/>181,584<text:s/></text:p>
          </table:table-cell>
          <table:table-cell office:value-type="float" office:value="1.1155902274274889" table:style-name="ce6">
            <text:p>1.116</text:p>
          </table:table-cell>
          <table:table-cell office:value-type="float" office:value="202572.85896332431" table:style-name="ce5">
            <text:p><text:s/>202,57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2572.85896332431" table:style-name="ce5">
            <text:p><text:s/>202,573<text:s/></text:p>
          </table:table-cell>
          <table:table-cell office:value-type="float" office:value="1.0187634615641166" table:style-name="ce6">
            <text:p>1.019</text:p>
          </table:table-cell>
          <table:table-cell office:value-type="float" office:value="206373.82701641583" table:style-name="ce5">
            <text:p><text:s/>206,374<text:s/></text:p>
          </table:table-cell>
          <table:table-cell office:value-type="float" office:value="1.1098328432531244" table:style-name="ce6">
            <text:p>1.110</text:p>
          </table:table-cell>
          <table:table-cell office:value-type="float" office:value="229040.45121065725" table:style-name="ce5">
            <text:p><text:s/>229,04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9040.45121065725" table:style-name="ce5">
            <text:p><text:s/>229,040<text:s/></text:p>
          </table:table-cell>
          <table:table-cell office:value-type="float" office:value="0.9464256582531696" table:style-name="ce6">
            <text:p>0.946</text:p>
          </table:table-cell>
          <table:table-cell office:value-type="float" office:value="216769.75980364927" table:style-name="ce5">
            <text:p><text:s/>216,770<text:s/></text:p>
          </table:table-cell>
          <table:table-cell office:value-type="float" office:value="1.1019861695117579" table:style-name="ce6">
            <text:p>1.102</text:p>
          </table:table-cell>
          <table:table-cell office:value-type="float" office:value="238877.27727200725" table:style-name="ce5">
            <text:p><text:s/>238,87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8877.27727200725" table:style-name="ce5">
            <text:p><text:s/>238,877<text:s/></text:p>
          </table:table-cell>
          <table:table-cell office:value-type="float" office:value="0.92233371701101696" table:style-name="ce6">
            <text:p>0.922</text:p>
          </table:table-cell>
          <table:table-cell office:value-type="float" office:value="220324.56705576179" table:style-name="ce5">
            <text:p><text:s/>220,325<text:s/></text:p>
          </table:table-cell>
          <table:table-cell office:value-type="float" office:value="1.0642544390536763" table:style-name="ce6">
            <text:p>1.064</text:p>
          </table:table-cell>
          <table:table-cell office:value-type="float" office:value="234481.39852167387" table:style-name="ce5">
            <text:p><text:s/>234,4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4481.39852167387" table:style-name="ce5">
            <text:p><text:s/>234,481<text:s/></text:p>
          </table:table-cell>
          <table:table-cell office:value-type="float" office:value="0.95260249515094275" table:style-name="ce6">
            <text:p>0.953</text:p>
          </table:table-cell>
          <table:table-cell office:value-type="float" office:value="223367.56529822911" table:style-name="ce5">
            <text:p><text:s/>223,368<text:s/></text:p>
          </table:table-cell>
          <table:table-cell office:value-type="float" office:value="1.0583300264412099" table:style-name="ce6">
            <text:p>1.058</text:p>
          </table:table-cell>
          <table:table-cell office:value-type="float" office:value="236396.60128818348" table:style-name="ce5">
            <text:p><text:s/>236,3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6396.60128818348" table:style-name="ce5">
            <text:p><text:s/>236,397<text:s/></text:p>
          </table:table-cell>
          <table:table-cell office:value-type="float" office:value="1.0294617535339381" table:style-name="ce6">
            <text:p>1.029</text:p>
          </table:table-cell>
          <table:table-cell office:value-type="float" office:value="243361.25969159658" table:style-name="ce5">
            <text:p><text:s/>243,361<text:s/></text:p>
          </table:table-cell>
          <table:table-cell office:value-type="float" office:value="1.0549275650291405" table:style-name="ce6">
            <text:p>1.055</text:p>
          </table:table-cell>
          <table:table-cell office:value-type="float" office:value="256728.5011088803" table:style-name="ce5">
            <text:p><text:s/>256,7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6728.5011088803" table:style-name="ce5">
            <text:p><text:s/>256,729<text:s/></text:p>
          </table:table-cell>
          <table:table-cell office:value-type="float" office:value="1.007463472057432" table:style-name="ce6">
            <text:p>1.007</text:p>
          </table:table-cell>
          <table:table-cell office:value-type="float" office:value="258644.58710325288" table:style-name="ce5">
            <text:p><text:s/>258,645<text:s/></text:p>
          </table:table-cell>
          <table:table-cell office:value-type="float" office:value="1.1302223701697416" table:style-name="ce6">
            <text:p>1.130</text:p>
          </table:table-cell>
          <table:table-cell office:value-type="float" office:value="292325.89826741267" table:style-name="ce5">
            <text:p><text:s/>292,32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952.464046608999" table:style-name="ce5">
            <text:p><text:s/>50,95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0952.464046608999" table:style-name="ce5">
            <text:p><text:s/>50,952<text:s/></text:p>
          </table:table-cell>
          <table:table-cell office:value-type="float" office:value="1.0491145481498956" table:style-name="ce6">
            <text:p>1.049</text:p>
          </table:table-cell>
          <table:table-cell office:value-type="float" office:value="53454.971295382005" table:style-name="ce5">
            <text:p><text:s/>53,455<text:s/></text:p>
          </table:table-cell>
          <table:table-cell office:value-type="float" office:value="1.1852304205678319" table:style-name="ce6">
            <text:p>1.185</text:p>
          </table:table-cell>
          <table:table-cell office:value-type="float" office:value="63356.458109866995" table:style-name="ce5">
            <text:p><text:s/>63,35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3356.458109866995" table:style-name="ce5">
            <text:p><text:s/>63,356<text:s/></text:p>
          </table:table-cell>
          <table:table-cell office:value-type="float" office:value="1.0873510388776153" table:style-name="ce6">
            <text:p>1.087</text:p>
          </table:table-cell>
          <table:table-cell office:value-type="float" office:value="68890.710545369991" table:style-name="ce5">
            <text:p><text:s/>68,891<text:s/></text:p>
          </table:table-cell>
          <table:table-cell office:value-type="float" office:value="1.127737566612621" table:style-name="ce6">
            <text:p>1.128</text:p>
          </table:table-cell>
          <table:table-cell office:value-type="float" office:value="77690.642272649988" table:style-name="ce5">
            <text:p><text:s/>77,6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690.642272649988" table:style-name="ce5">
            <text:p><text:s/>77,691<text:s/></text:p>
          </table:table-cell>
          <table:table-cell office:value-type="float" office:value="1.0167125536216619" table:style-name="ce6">
            <text:p>1.017</text:p>
          </table:table-cell>
          <table:table-cell office:value-type="float" office:value="78989.051297533006" table:style-name="ce5">
            <text:p><text:s/>78,989<text:s/></text:p>
          </table:table-cell>
          <table:table-cell office:value-type="float" office:value="1.0849223350383814" table:style-name="ce6">
            <text:p>1.085</text:p>
          </table:table-cell>
          <table:table-cell office:value-type="float" office:value="85696.985976185999" table:style-name="ce5">
            <text:p><text:s/>85,69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5696.985976185999" table:style-name="ce5">
            <text:p><text:s/>85,697<text:s/></text:p>
          </table:table-cell>
          <table:table-cell office:value-type="float" office:value="0.97314069395484182" table:style-name="ce6">
            <text:p>0.973</text:p>
          </table:table-cell>
          <table:table-cell office:value-type="float" office:value="83395.224402704" table:style-name="ce5">
            <text:p><text:s/>83,395<text:s/></text:p>
          </table:table-cell>
          <table:table-cell office:value-type="float" office:value="1.0537633435125648" table:style-name="ce6">
            <text:p>1.054</text:p>
          </table:table-cell>
          <table:table-cell office:value-type="float" office:value="87878.830499574004" table:style-name="ce5">
            <text:p><text:s/>87,8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7878.830499574004" table:style-name="ce5">
            <text:p><text:s/>87,879<text:s/></text:p>
          </table:table-cell>
          <table:table-cell office:value-type="float" office:value="1.0743380431661829" table:style-name="ce6">
            <text:p>1.074</text:p>
          </table:table-cell>
          <table:table-cell office:value-type="float" office:value="94411.570794644998" table:style-name="ce5">
            <text:p><text:s/>94,412<text:s/></text:p>
          </table:table-cell>
          <table:table-cell office:value-type="float" office:value="1.0633860897886303" table:style-name="ce6">
            <text:p>1.063</text:p>
          </table:table-cell>
          <table:table-cell office:value-type="float" office:value="100395.95109812" table:style-name="ce5">
            <text:p><text:s/>100,39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0395.95109812" table:style-name="ce5">
            <text:p><text:s/>100,396<text:s/></text:p>
          </table:table-cell>
          <table:table-cell office:value-type="float" office:value="1.0295300746486531" table:style-name="ce6">
            <text:p>1.030</text:p>
          </table:table-cell>
          <table:table-cell office:value-type="float" office:value="103360.65102847001" table:style-name="ce5">
            <text:p><text:s/>103,361<text:s/></text:p>
          </table:table-cell>
          <table:table-cell office:value-type="float" office:value="1.1869175422116727" table:style-name="ce6">
            <text:p>1.187</text:p>
          </table:table-cell>
          <table:table-cell office:value-type="float" office:value="122680.56988010999" table:style-name="ce5">
            <text:p><text:s/>122,6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2680.56988010999" table:style-name="ce5">
            <text:p><text:s/>122,681<text:s/></text:p>
          </table:table-cell>
          <table:table-cell office:value-type="float" office:value="0.95110756798324536" table:style-name="ce6">
            <text:p>0.951</text:p>
          </table:table-cell>
          <table:table-cell office:value-type="float" office:value="116682.41845747" table:style-name="ce5">
            <text:p><text:s/>116,682<text:s/></text:p>
          </table:table-cell>
          <table:table-cell office:value-type="float" office:value="0.95793655868266936" table:style-name="ce6">
            <text:p>0.958</text:p>
          </table:table-cell>
          <table:table-cell office:value-type="float" office:value="111774.35439592" table:style-name="ce5">
            <text:p><text:s/>111,7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1774.35439592" table:style-name="ce5">
            <text:p><text:s/>111,774<text:s/></text:p>
          </table:table-cell>
          <table:table-cell office:value-type="float" office:value="1.1083527814982583" table:style-name="ce6">
            <text:p>1.108</text:p>
          </table:table-cell>
          <table:table-cell office:value-type="float" office:value="123885.41659489" table:style-name="ce5">
            <text:p><text:s/>123,885<text:s/></text:p>
          </table:table-cell>
          <table:table-cell office:value-type="float" office:value="0.98875325516629131" table:style-name="ce6">
            <text:p>0.989</text:p>
          </table:table-cell>
          <table:table-cell office:value-type="float" office:value="122492.10892582957" table:style-name="ce5">
            <text:p><text:s/>122,4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2492.10892582957" table:style-name="ce5">
            <text:p><text:s/>122,492<text:s/></text:p>
          </table:table-cell>
          <table:table-cell office:value-type="float" office:value="1.089851091664676" table:style-name="ce6">
            <text:p>1.090</text:p>
          </table:table-cell>
          <table:table-cell office:value-type="float" office:value="133498.15863312376" table:style-name="ce5">
            <text:p><text:s/>133,498<text:s/></text:p>
          </table:table-cell>
          <table:table-cell office:value-type="float" office:value="1.0822327393795526" table:style-name="ce6">
            <text:p>1.082</text:p>
          </table:table-cell>
          <table:table-cell office:value-type="float" office:value="144476.07791965158" table:style-name="ce5">
            <text:p><text:s/>144,4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4476.07791965158" table:style-name="ce5">
            <text:p><text:s/>144,476<text:s/></text:p>
          </table:table-cell>
          <table:table-cell office:value-type="float" office:value="0.9988342571944735" table:style-name="ce6">
            <text:p>0.999</text:p>
          </table:table-cell>
          <table:table-cell office:value-type="float" office:value="144307.65597124607" table:style-name="ce5">
            <text:p><text:s/>144,308<text:s/></text:p>
          </table:table-cell>
          <table:table-cell office:value-type="float" office:value="1.1523128971474843" table:style-name="ce6">
            <text:p>1.152</text:p>
          </table:table-cell>
          <table:table-cell office:value-type="float" office:value="166287.573132789" table:style-name="ce5">
            <text:p><text:s/>166,2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6287.573132789" table:style-name="ce5">
            <text:p><text:s/>166,288<text:s/></text:p>
          </table:table-cell>
          <table:table-cell office:value-type="float" office:value="1.012761915851035" table:style-name="ce6">
            <text:p>1.013</text:p>
          </table:table-cell>
          <table:table-cell office:value-type="float" office:value="168409.72114818249" table:style-name="ce5">
            <text:p><text:s/>168,410<text:s/></text:p>
          </table:table-cell>
          <table:table-cell office:value-type="float" office:value="1.0809525256877954" table:style-name="ce6">
            <text:p>1.081</text:p>
          </table:table-cell>
          <table:table-cell office:value-type="float" office:value="182042.91342550522" table:style-name="ce5">
            <text:p><text:s/>182,0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2042.91342550522" table:style-name="ce5">
            <text:p><text:s/>182,043<text:s/></text:p>
          </table:table-cell>
          <table:table-cell office:value-type="float" office:value="0.95681038728810852" table:style-name="ce6">
            <text:p>0.957</text:p>
          </table:table-cell>
          <table:table-cell office:value-type="float" office:value="174180.55049771327" table:style-name="ce5">
            <text:p><text:s/>174,181<text:s/></text:p>
          </table:table-cell>
          <table:table-cell office:value-type="float" office:value="1.0981505415406261" table:style-name="ce6">
            <text:p>1.098</text:p>
          </table:table-cell>
          <table:table-cell office:value-type="float" office:value="191276.46585490817" table:style-name="ce5">
            <text:p><text:s/>191,2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1276.46585490817" table:style-name="ce5">
            <text:p><text:s/>191,276<text:s/></text:p>
          </table:table-cell>
          <table:table-cell office:value-type="float" office:value="0.92647491237301505" table:style-name="ce6">
            <text:p>0.926</text:p>
          </table:table-cell>
          <table:table-cell office:value-type="float" office:value="177212.84694194605" table:style-name="ce5">
            <text:p><text:s/>177,213<text:s/></text:p>
          </table:table-cell>
          <table:table-cell office:value-type="float" office:value="1.0380943024960978" table:style-name="ce6">
            <text:p>1.038</text:p>
          </table:table-cell>
          <table:table-cell office:value-type="float" office:value="183963.6467395472" table:style-name="ce5">
            <text:p><text:s/>183,9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3963.6467395472" table:style-name="ce5">
            <text:p><text:s/>183,964<text:s/></text:p>
          </table:table-cell>
          <table:table-cell office:value-type="float" office:value="0.95051210744745251" table:style-name="ce6">
            <text:p>0.951</text:p>
          </table:table-cell>
          <table:table-cell office:value-type="float" office:value="174859.67355612569" table:style-name="ce5">
            <text:p><text:s/>174,860<text:s/></text:p>
          </table:table-cell>
          <table:table-cell office:value-type="float" office:value="1.0443835620119555" table:style-name="ce6">
            <text:p>1.044</text:p>
          </table:table-cell>
          <table:table-cell office:value-type="float" office:value="182620.56872079428" table:style-name="ce5">
            <text:p><text:s/>182,6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2620.56872079428" table:style-name="ce5">
            <text:p><text:s/>182,621<text:s/></text:p>
          </table:table-cell>
          <table:table-cell office:value-type="float" office:value="1.0271056238412897" table:style-name="ce6">
            <text:p>1.027</text:p>
          </table:table-cell>
          <table:table-cell office:value-type="float" office:value="187570.61316222249" table:style-name="ce5">
            <text:p><text:s/>187,571<text:s/></text:p>
          </table:table-cell>
          <table:table-cell office:value-type="float" office:value="1.0544315945681459" table:style-name="ce6">
            <text:p>1.054</text:p>
          </table:table-cell>
          <table:table-cell office:value-type="float" office:value="197780.38073076712" table:style-name="ce5">
            <text:p><text:s/>197,7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7780.38073076712" table:style-name="ce5">
            <text:p><text:s/>197,780<text:s/></text:p>
          </table:table-cell>
          <table:table-cell office:value-type="float" office:value="1.0115185921745284" table:style-name="ce6">
            <text:p>1.012</text:p>
          </table:table-cell>
          <table:table-cell office:value-type="float" office:value="200058.53227652781" table:style-name="ce5">
            <text:p><text:s/>200,059<text:s/></text:p>
          </table:table-cell>
          <table:table-cell office:value-type="float" office:value="1.1679986785456662" table:style-name="ce6">
            <text:p>1.168</text:p>
          </table:table-cell>
          <table:table-cell office:value-type="float" office:value="233668.10133076998" table:style-name="ce5">
            <text:p><text:s/>233,6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589.345740582999" table:style-name="ce5">
            <text:p><text:s/>12,58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589.345740582999" table:style-name="ce5">
            <text:p><text:s/>12,589<text:s/></text:p>
          </table:table-cell>
          <table:table-cell office:value-type="float" office:value="1.0753838811668892" table:style-name="ce6">
            <text:p>1.075</text:p>
          </table:table-cell>
          <table:table-cell office:value-type="float" office:value="13538.379483859993" table:style-name="ce5">
            <text:p><text:s/>13,538<text:s/></text:p>
          </table:table-cell>
          <table:table-cell office:value-type="float" office:value="1.3755965175004983" table:style-name="ce6">
            <text:p>1.376</text:p>
          </table:table-cell>
          <table:table-cell office:value-type="float" office:value="18623.347670597999" table:style-name="ce5">
            <text:p><text:s/>18,6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623.347670597999" table:style-name="ce5">
            <text:p><text:s/>18,623<text:s/></text:p>
          </table:table-cell>
          <table:table-cell office:value-type="float" office:value="1.0899690170326501" table:style-name="ce6">
            <text:p>1.090</text:p>
          </table:table-cell>
          <table:table-cell office:value-type="float" office:value="20298.871954378999" table:style-name="ce5">
            <text:p><text:s/>20,299<text:s/></text:p>
          </table:table-cell>
          <table:table-cell office:value-type="float" office:value="1.096641241880528" table:style-name="ce6">
            <text:p>1.097</text:p>
          </table:table-cell>
          <table:table-cell office:value-type="float" office:value="22260.580148824007" table:style-name="ce5">
            <text:p><text:s/>22,2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260.580148824007" table:style-name="ce5">
            <text:p><text:s/>22,261<text:s/></text:p>
          </table:table-cell>
          <table:table-cell office:value-type="float" office:value="1.006347352984889" table:style-name="ce6">
            <text:p>1.006</text:p>
          </table:table-cell>
          <table:table-cell office:value-type="float" office:value="22401.875908677001" table:style-name="ce5">
            <text:p><text:s/>22,402<text:s/></text:p>
          </table:table-cell>
          <table:table-cell office:value-type="float" office:value="0.99319394180583132" table:style-name="ce6">
            <text:p>0.993</text:p>
          </table:table-cell>
          <table:table-cell office:value-type="float" office:value="22249.407437583999" table:style-name="ce5">
            <text:p><text:s/>22,2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249.407437583999" table:style-name="ce5">
            <text:p><text:s/>22,249<text:s/></text:p>
          </table:table-cell>
          <table:table-cell office:value-type="float" office:value="0.98164605040769859" table:style-name="ce6">
            <text:p>0.982</text:p>
          </table:table-cell>
          <table:table-cell office:value-type="float" office:value="21841.042935016005" table:style-name="ce5">
            <text:p><text:s/>21,841<text:s/></text:p>
          </table:table-cell>
          <table:table-cell office:value-type="float" office:value="1.0954291037745476" table:style-name="ce6">
            <text:p>1.095</text:p>
          </table:table-cell>
          <table:table-cell office:value-type="float" office:value="23925.314087806" table:style-name="ce5">
            <text:p><text:s/>23,9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925.314087806" table:style-name="ce5">
            <text:p><text:s/>23,925<text:s/></text:p>
          </table:table-cell>
          <table:table-cell office:value-type="float" office:value="1.0714244718438175" table:style-name="ce6">
            <text:p>1.071</text:p>
          </table:table-cell>
          <table:table-cell office:value-type="float" office:value="25634.167010224992" table:style-name="ce5">
            <text:p><text:s/>25,634<text:s/></text:p>
          </table:table-cell>
          <table:table-cell office:value-type="float" office:value="1.0488442774300244" table:style-name="ce6">
            <text:p>1.049</text:p>
          </table:table-cell>
          <table:table-cell office:value-type="float" office:value="26886.249375359999" table:style-name="ce5">
            <text:p><text:s/>26,8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886.249375359999" table:style-name="ce5">
            <text:p><text:s/>26,886<text:s/></text:p>
          </table:table-cell>
          <table:table-cell office:value-type="float" office:value="1.0469193028919119" table:style-name="ce6">
            <text:p>1.047</text:p>
          </table:table-cell>
          <table:table-cell office:value-type="float" office:value="28147.733453429992" table:style-name="ce5">
            <text:p><text:s/>28,148<text:s/></text:p>
          </table:table-cell>
          <table:table-cell office:value-type="float" office:value="1.0482738701536356" table:style-name="ce6">
            <text:p>1.048</text:p>
          </table:table-cell>
          <table:table-cell office:value-type="float" office:value="29506.533483280014" table:style-name="ce5">
            <text:p><text:s/>29,5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506.533483280014" table:style-name="ce5">
            <text:p><text:s/>29,507<text:s/></text:p>
          </table:table-cell>
          <table:table-cell office:value-type="float" office:value="0.9485782579864972" table:style-name="ce6">
            <text:p>0.949</text:p>
          </table:table-cell>
          <table:table-cell office:value-type="float" office:value="27989.256130790007" table:style-name="ce5">
            <text:p><text:s/>27,989<text:s/></text:p>
          </table:table-cell>
          <table:table-cell office:value-type="float" office:value="1.1035432759594457" table:style-name="ce6">
            <text:p>1.104</text:p>
          </table:table-cell>
          <table:table-cell office:value-type="float" office:value="30887.355402240006" table:style-name="ce5">
            <text:p><text:s/>30,8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887.355402240006" table:style-name="ce5">
            <text:p><text:s/>30,887<text:s/></text:p>
          </table:table-cell>
          <table:table-cell office:value-type="float" office:value="1.0921516909781659" table:style-name="ce6">
            <text:p>1.092</text:p>
          </table:table-cell>
          <table:table-cell office:value-type="float" office:value="33733.677432400007" table:style-name="ce5">
            <text:p><text:s/>33,734<text:s/></text:p>
          </table:table-cell>
          <table:table-cell office:value-type="float" office:value="1.0025427656810573" table:style-name="ce6">
            <text:p>1.003</text:p>
          </table:table-cell>
          <table:table-cell office:value-type="float" office:value="33819.454269670976" table:style-name="ce5">
            <text:p><text:s/>33,8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819.454269670976" table:style-name="ce5">
            <text:p><text:s/>33,819<text:s/></text:p>
          </table:table-cell>
          <table:table-cell office:value-type="float" office:value="1.082812151471696" table:style-name="ce6">
            <text:p>1.083</text:p>
          </table:table-cell>
          <table:table-cell office:value-type="float" office:value="36620.116039341061" table:style-name="ce5">
            <text:p><text:s/>36,620<text:s/></text:p>
          </table:table-cell>
          <table:table-cell office:value-type="float" office:value="1.0455533351794635" table:style-name="ce6">
            <text:p>1.046</text:p>
          </table:table-cell>
          <table:table-cell office:value-type="float" office:value="38288.284459592011" table:style-name="ce5">
            <text:p><text:s/>38,28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288.284459592011" table:style-name="ce5">
            <text:p><text:s/>38,288<text:s/></text:p>
          </table:table-cell>
          <table:table-cell office:value-type="float" office:value="0.97355932953527491" table:style-name="ce6">
            <text:p>0.974</text:p>
          </table:table-cell>
          <table:table-cell office:value-type="float" office:value="37275.916547536282" table:style-name="ce5">
            <text:p><text:s/>37,276<text:s/></text:p>
          </table:table-cell>
          <table:table-cell office:value-type="float" office:value="0.973424376681988" table:style-name="ce6">
            <text:p>0.973</text:p>
          </table:table-cell>
          <table:table-cell office:value-type="float" office:value="36285.285830535307" table:style-name="ce5">
            <text:p><text:s/>36,28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285.285830535307" table:style-name="ce5">
            <text:p><text:s/>36,285<text:s/></text:p>
          </table:table-cell>
          <table:table-cell office:value-type="float" office:value="1.0462672402675479" table:style-name="ce6">
            <text:p>1.046</text:p>
          </table:table-cell>
          <table:table-cell office:value-type="float" office:value="37964.105868233339" table:style-name="ce5">
            <text:p><text:s/>37,964<text:s/></text:p>
          </table:table-cell>
          <table:table-cell office:value-type="float" office:value="1.2379466527743901" table:style-name="ce6">
            <text:p>1.238</text:p>
          </table:table-cell>
          <table:table-cell office:value-type="float" office:value="46997.537785152039" table:style-name="ce5">
            <text:p><text:s/>46,9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997.537785152039" table:style-name="ce5">
            <text:p><text:s/>46,998<text:s/></text:p>
          </table:table-cell>
          <table:table-cell office:value-type="float" office:value="0.90620086313098813" table:style-name="ce6">
            <text:p>0.906</text:p>
          </table:table-cell>
          <table:table-cell office:value-type="float" office:value="42589.209305936005" table:style-name="ce5">
            <text:p><text:s/>42,589<text:s/></text:p>
          </table:table-cell>
          <table:table-cell office:value-type="float" office:value="1.117673048944456" table:style-name="ce6">
            <text:p>1.118</text:p>
          </table:table-cell>
          <table:table-cell office:value-type="float" office:value="47600.811417099088" table:style-name="ce5">
            <text:p><text:s/>47,60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7600.811417099088" table:style-name="ce5">
            <text:p><text:s/>47,601<text:s/></text:p>
          </table:table-cell>
          <table:table-cell office:value-type="float" office:value="0.90569296678688982" table:style-name="ce6">
            <text:p>0.906</text:p>
          </table:table-cell>
          <table:table-cell office:value-type="float" office:value="43111.720113815732" table:style-name="ce5">
            <text:p><text:s/>43,112<text:s/></text:p>
          </table:table-cell>
          <table:table-cell office:value-type="float" office:value="1.1717869676449664" table:style-name="ce6">
            <text:p>1.172</text:p>
          </table:table-cell>
          <table:table-cell office:value-type="float" office:value="50517.751782126645" table:style-name="ce5">
            <text:p><text:s/>50,5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517.751782126645" table:style-name="ce5">
            <text:p><text:s/>50,518<text:s/></text:p>
          </table:table-cell>
          <table:table-cell office:value-type="float" office:value="0.96021477660582766" table:style-name="ce6">
            <text:p>0.960</text:p>
          </table:table-cell>
          <table:table-cell office:value-type="float" office:value="48507.891742103391" table:style-name="ce5">
            <text:p><text:s/>48,508<text:s/></text:p>
          </table:table-cell>
          <table:table-cell office:value-type="float" office:value="1.1086037887050286" table:style-name="ce6">
            <text:p>1.109</text:p>
          </table:table-cell>
          <table:table-cell office:value-type="float" office:value="53776.032567389193" table:style-name="ce5">
            <text:p><text:s/>53,7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776.032567389193" table:style-name="ce5">
            <text:p><text:s/>53,776<text:s/></text:p>
          </table:table-cell>
          <table:table-cell office:value-type="float" office:value="1.0374630456320906" table:style-name="ce6">
            <text:p>1.037</text:p>
          </table:table-cell>
          <table:table-cell office:value-type="float" office:value="55790.646529374084" table:style-name="ce5">
            <text:p><text:s/>55,791<text:s/></text:p>
          </table:table-cell>
          <table:table-cell office:value-type="float" office:value="1.0565950395838606" table:style-name="ce6">
            <text:p>1.057</text:p>
          </table:table-cell>
          <table:table-cell office:value-type="float" office:value="58948.120378113192" table:style-name="ce5">
            <text:p><text:s/>58,9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948.120378113192" table:style-name="ce5">
            <text:p><text:s/>58,948<text:s/></text:p>
          </table:table-cell>
          <table:table-cell office:value-type="float" office:value="0.99385789489018972" table:style-name="ce6">
            <text:p>0.994</text:p>
          </table:table-cell>
          <table:table-cell office:value-type="float" office:value="58586.054826725071" table:style-name="ce5">
            <text:p><text:s/>58,586<text:s/></text:p>
          </table:table-cell>
          <table:table-cell office:value-type="float" office:value="1.0012245594984981" table:style-name="ce6">
            <text:p>1.001</text:p>
          </table:table-cell>
          <table:table-cell office:value-type="float" office:value="58657.79693664267" table:style-name="ce5">
            <text:p><text:s/>58,65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55.3709033780997" table:style-name="ce5">
            <text:p><text:s/>8,6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655.3709033780997" table:style-name="ce5">
            <text:p><text:s/>8,655<text:s/></text:p>
          </table:table-cell>
          <table:table-cell office:value-type="float" office:value="0.95457741658388584" table:style-name="ce6">
            <text:p>0.955</text:p>
          </table:table-cell>
          <table:table-cell office:value-type="float" office:value="8262.2215965220003" table:style-name="ce5">
            <text:p><text:s/>8,262<text:s/></text:p>
          </table:table-cell>
          <table:table-cell office:value-type="float" office:value="1.0476396690551473" table:style-name="ce6">
            <text:p>1.048</text:p>
          </table:table-cell>
          <table:table-cell office:value-type="float" office:value="8655.8310990405989" table:style-name="ce5">
            <text:p><text:s/>8,6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655.8310990405989" table:style-name="ce5">
            <text:p><text:s/>8,656<text:s/></text:p>
          </table:table-cell>
          <table:table-cell office:value-type="float" office:value="1.12181212043913" table:style-name="ce6">
            <text:p>1.122</text:p>
          </table:table-cell>
          <table:table-cell office:value-type="float" office:value="9710.2162393777016" table:style-name="ce5">
            <text:p><text:s/>9,710<text:s/></text:p>
          </table:table-cell>
          <table:table-cell office:value-type="float" office:value="1.0254249593319791" table:style-name="ce6">
            <text:p>1.025</text:p>
          </table:table-cell>
          <table:table-cell office:value-type="float" office:value="9957.0980923686002" table:style-name="ce5">
            <text:p><text:s/>9,9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57.0980923686002" table:style-name="ce5">
            <text:p><text:s/>9,957<text:s/></text:p>
          </table:table-cell>
          <table:table-cell office:value-type="float" office:value="0.97499949803212349" table:style-name="ce6">
            <text:p>0.975</text:p>
          </table:table-cell>
          <table:table-cell office:value-type="float" office:value="9708.1656419160008" table:style-name="ce5">
            <text:p><text:s/>9,708<text:s/></text:p>
          </table:table-cell>
          <table:table-cell office:value-type="float" office:value="1.0970211459955177" table:style-name="ce6">
            <text:p>1.097</text:p>
          </table:table-cell>
          <table:table-cell office:value-type="float" office:value="10650.062998009002" table:style-name="ce5">
            <text:p><text:s/>10,6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50.062998009002" table:style-name="ce5">
            <text:p><text:s/>10,650<text:s/></text:p>
          </table:table-cell>
          <table:table-cell office:value-type="float" office:value="1.0358269056830303" table:style-name="ce6">
            <text:p>1.036</text:p>
          </table:table-cell>
          <table:table-cell office:value-type="float" office:value="11031.621800556999" table:style-name="ce5">
            <text:p><text:s/>11,032<text:s/></text:p>
          </table:table-cell>
          <table:table-cell office:value-type="float" office:value="1.0122266475914892" table:style-name="ce6">
            <text:p>1.012</text:p>
          </table:table-cell>
          <table:table-cell office:value-type="float" office:value="11166.501552674999" table:style-name="ce5">
            <text:p><text:s/>11,1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66.501552674999" table:style-name="ce5">
            <text:p><text:s/>11,167<text:s/></text:p>
          </table:table-cell>
          <table:table-cell office:value-type="float" office:value="0.99186036220133555" table:style-name="ce6">
            <text:p>0.992</text:p>
          </table:table-cell>
          <table:table-cell office:value-type="float" office:value="11075.610274558001" table:style-name="ce5">
            <text:p><text:s/>11,076<text:s/></text:p>
          </table:table-cell>
          <table:table-cell office:value-type="float" office:value="1.1446391922084789" table:style-name="ce6">
            <text:p>1.145</text:p>
          </table:table-cell>
          <table:table-cell office:value-type="float" office:value="12677.577597886" table:style-name="ce5">
            <text:p><text:s/>12,6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677.577597886" table:style-name="ce5">
            <text:p><text:s/>12,678<text:s/></text:p>
          </table:table-cell>
          <table:table-cell office:value-type="float" office:value="1.0772918531588713" table:style-name="ce6">
            <text:p>1.077</text:p>
          </table:table-cell>
          <table:table-cell office:value-type="float" office:value="13657.451063992001" table:style-name="ce5">
            <text:p><text:s/>13,657<text:s/></text:p>
          </table:table-cell>
          <table:table-cell office:value-type="float" office:value="0.95806370165857357" table:style-name="ce6">
            <text:p>0.958</text:p>
          </table:table-cell>
          <table:table-cell office:value-type="float" office:value="13084.708121589001" table:style-name="ce5">
            <text:p><text:s/>13,0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084.708121589001" table:style-name="ce5">
            <text:p><text:s/>13,085<text:s/></text:p>
          </table:table-cell>
          <table:table-cell office:value-type="float" office:value="0.94687657403147429" table:style-name="ce6">
            <text:p>0.947</text:p>
          </table:table-cell>
          <table:table-cell office:value-type="float" office:value="12389.603598371999" table:style-name="ce5">
            <text:p><text:s/>12,390<text:s/></text:p>
          </table:table-cell>
          <table:table-cell office:value-type="float" office:value="1.1474020728860099" table:style-name="ce6">
            <text:p>1.147</text:p>
          </table:table-cell>
          <table:table-cell office:value-type="float" office:value="14215.856851007999" table:style-name="ce5">
            <text:p><text:s/>14,2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215.856851007999" table:style-name="ce5">
            <text:p><text:s/>14,216<text:s/></text:p>
          </table:table-cell>
          <table:table-cell office:value-type="float" office:value="1.1707844522872957" table:style-name="ce6">
            <text:p>1.171</text:p>
          </table:table-cell>
          <table:table-cell office:value-type="float" office:value="16643.704177101998" table:style-name="ce5">
            <text:p><text:s/>16,644<text:s/></text:p>
          </table:table-cell>
          <table:table-cell office:value-type="float" office:value="0.93502243696280085" table:style-name="ce6">
            <text:p>0.935</text:p>
          </table:table-cell>
          <table:table-cell office:value-type="float" office:value="15562.236839761859" table:style-name="ce5">
            <text:p><text:s/>15,5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562.236839761859" table:style-name="ce5">
            <text:p><text:s/>15,562<text:s/></text:p>
          </table:table-cell>
          <table:table-cell office:value-type="float" office:value="1.0732722055353032" table:style-name="ce6">
            <text:p>1.073</text:p>
          </table:table-cell>
          <table:table-cell office:value-type="float" office:value="16702.516256073959" table:style-name="ce5">
            <text:p><text:s/>16,703<text:s/></text:p>
          </table:table-cell>
          <table:table-cell office:value-type="float" office:value="1.0148739437777607" table:style-name="ce6">
            <text:p>1.015</text:p>
          </table:table-cell>
          <table:table-cell office:value-type="float" office:value="16950.948543813942" table:style-name="ce5">
            <text:p><text:s/>16,95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950.948543813942" table:style-name="ce5">
            <text:p><text:s/>16,951<text:s/></text:p>
          </table:table-cell>
          <table:table-cell office:value-type="float" office:value="0.95425606051389589" table:style-name="ce6">
            <text:p>0.954</text:p>
          </table:table-cell>
          <table:table-cell office:value-type="float" office:value="16175.54537939365" table:style-name="ce5">
            <text:p><text:s/>16,176<text:s/></text:p>
          </table:table-cell>
          <table:table-cell office:value-type="float" office:value="1.2344922391900677" table:style-name="ce6">
            <text:p>1.234</text:p>
          </table:table-cell>
          <table:table-cell office:value-type="float" office:value="19968.585235528222" table:style-name="ce5">
            <text:p><text:s/>19,96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968.585235528222" table:style-name="ce5">
            <text:p><text:s/>19,969<text:s/></text:p>
          </table:table-cell>
          <table:table-cell office:value-type="float" office:value="1.0663557037315812" table:style-name="ce6">
            <text:p>1.066</text:p>
          </table:table-cell>
          <table:table-cell office:value-type="float" office:value="21293.614761355759" table:style-name="ce5">
            <text:p><text:s/>21,294<text:s/></text:p>
          </table:table-cell>
          <table:table-cell office:value-type="float" office:value="0.95747956510758725" table:style-name="ce6">
            <text:p>0.957</text:p>
          </table:table-cell>
          <table:table-cell office:value-type="float" office:value="20388.201001271413" table:style-name="ce5">
            <text:p><text:s/>20,3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388.201001271413" table:style-name="ce5">
            <text:p><text:s/>20,388<text:s/></text:p>
          </table:table-cell>
          <table:table-cell office:value-type="float" office:value="0.95858528558414557" table:style-name="ce6">
            <text:p>0.959</text:p>
          </table:table-cell>
          <table:table-cell office:value-type="float" office:value="19543.829479350719" table:style-name="ce5">
            <text:p><text:s/>19,544<text:s/></text:p>
          </table:table-cell>
          <table:table-cell office:value-type="float" office:value="1.1356508709943123" table:style-name="ce6">
            <text:p>1.136</text:p>
          </table:table-cell>
          <table:table-cell office:value-type="float" office:value="22194.966970788959" table:style-name="ce5">
            <text:p><text:s/>22,19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194.966970788959" table:style-name="ce5">
            <text:p><text:s/>22,195<text:s/></text:p>
          </table:table-cell>
          <table:table-cell office:value-type="float" office:value="0.99581136992497243" table:style-name="ce6">
            <text:p>0.996</text:p>
          </table:table-cell>
          <table:table-cell office:value-type="float" office:value="22102.000464620869" table:style-name="ce5">
            <text:p><text:s/>22,102<text:s/></text:p>
          </table:table-cell>
          <table:table-cell office:value-type="float" office:value="1.3312105110301642" table:style-name="ce6">
            <text:p>1.331</text:p>
          </table:table-cell>
          <table:table-cell office:value-type="float" office:value="29422.415333296871" table:style-name="ce5">
            <text:p><text:s/>29,4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422.415333296871" table:style-name="ce5">
            <text:p><text:s/>29,422<text:s/></text:p>
          </table:table-cell>
          <table:table-cell office:value-type="float" office:value="1.0314430508007189" table:style-name="ce6">
            <text:p>1.031</text:p>
          </table:table-cell>
          <table:table-cell office:value-type="float" office:value="30347.54583330157" table:style-name="ce5">
            <text:p><text:s/>30,348<text:s/></text:p>
          </table:table-cell>
          <table:table-cell office:value-type="float" office:value="1.0493430511497404" table:style-name="ce6">
            <text:p>1.049</text:p>
          </table:table-cell>
          <table:table-cell office:value-type="float" office:value="31844.986339623261" table:style-name="ce5">
            <text:p><text:s/>31,8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844.986339623261" table:style-name="ce5">
            <text:p><text:s/>31,845<text:s/></text:p>
          </table:table-cell>
          <table:table-cell office:value-type="float" office:value="0.94766032155506685" table:style-name="ce6">
            <text:p>0.948</text:p>
          </table:table-cell>
          <table:table-cell office:value-type="float" office:value="30178.229994524088" table:style-name="ce5">
            <text:p><text:s/>30,178<text:s/></text:p>
          </table:table-cell>
          <table:table-cell office:value-type="float" office:value="0.99878915565601756" table:style-name="ce6">
            <text:p>0.999</text:p>
          </table:table-cell>
          <table:table-cell office:value-type="float" office:value="30141.688855423821" table:style-name="ce5">
            <text:p><text:s/>30,1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141.688855423821" table:style-name="ce5">
            <text:p><text:s/>30,142<text:s/></text:p>
          </table:table-cell>
          <table:table-cell office:value-type="float" office:value="0.99246987154613797" table:style-name="ce6">
            <text:p>0.992</text:p>
          </table:table-cell>
          <table:table-cell office:value-type="float" office:value="29914.718066526137" table:style-name="ce5">
            <text:p><text:s/>29,915<text:s/></text:p>
          </table:table-cell>
          <table:table-cell office:value-type="float" office:value="1.0804772391548862" table:style-name="ce6">
            <text:p>1.080</text:p>
          </table:table-cell>
          <table:table-cell office:value-type="float" office:value="32322.171986616959" table:style-name="ce5">
            <text:p><text:s/>32,3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74.4002902011998" table:style-name="ce5">
            <text:p><text:s/>2,37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74.4002902011998" table:style-name="ce5">
            <text:p><text:s/>2,374<text:s/></text:p>
          </table:table-cell>
          <table:table-cell office:value-type="float" office:value="0.9348415567418541" table:style-name="ce6">
            <text:p>0.935</text:p>
          </table:table-cell>
          <table:table-cell office:value-type="float" office:value="2219.6880636199999" table:style-name="ce5">
            <text:p><text:s/>2,220<text:s/></text:p>
          </table:table-cell>
          <table:table-cell office:value-type="float" office:value="1.2659337469497494" table:style-name="ce6">
            <text:p>1.266</text:p>
          </table:table-cell>
          <table:table-cell office:value-type="float" office:value="2809.9780274381001" table:style-name="ce5">
            <text:p><text:s/>2,81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809.9780274381001" table:style-name="ce5">
            <text:p><text:s/>2,810<text:s/></text:p>
          </table:table-cell>
          <table:table-cell office:value-type="float" office:value="1.1126679411560894" table:style-name="ce6">
            <text:p>1.113</text:p>
          </table:table-cell>
          <table:table-cell office:value-type="float" office:value="3126.5724664833997" table:style-name="ce5">
            <text:p><text:s/>3,127<text:s/></text:p>
          </table:table-cell>
          <table:table-cell office:value-type="float" office:value="0.99172872111693389" table:style-name="ce6">
            <text:p>0.992</text:p>
          </table:table-cell>
          <table:table-cell office:value-type="float" office:value="3100.7117136649999" table:style-name="ce5">
            <text:p><text:s/>3,1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00.7117136649999" table:style-name="ce5">
            <text:p><text:s/>3,101<text:s/></text:p>
          </table:table-cell>
          <table:table-cell office:value-type="float" office:value="0.97790331937575858" table:style-name="ce6">
            <text:p>0.978</text:p>
          </table:table-cell>
          <table:table-cell office:value-type="float" office:value="3032.1962772203001" table:style-name="ce5">
            <text:p><text:s/>3,032<text:s/></text:p>
          </table:table-cell>
          <table:table-cell office:value-type="float" office:value="1.1456845033935463" table:style-name="ce6">
            <text:p>1.146</text:p>
          </table:table-cell>
          <table:table-cell office:value-type="float" office:value="3473.9402860588998" table:style-name="ce5">
            <text:p><text:s/>3,47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473.9402860588998" table:style-name="ce5">
            <text:p><text:s/>3,474<text:s/></text:p>
          </table:table-cell>
          <table:table-cell office:value-type="float" office:value="1.0333286098214576" table:style-name="ce6">
            <text:p>1.033</text:p>
          </table:table-cell>
          <table:table-cell office:value-type="float" office:value="3589.7218863959997" table:style-name="ce5">
            <text:p><text:s/>3,590<text:s/></text:p>
          </table:table-cell>
          <table:table-cell office:value-type="float" office:value="1.044810651555683" table:style-name="ce6">
            <text:p>1.045</text:p>
          </table:table-cell>
          <table:table-cell office:value-type="float" office:value="3750.5796630290997" table:style-name="ce5">
            <text:p><text:s/>3,7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50.5796630290997" table:style-name="ce5">
            <text:p><text:s/>3,751<text:s/></text:p>
          </table:table-cell>
          <table:table-cell office:value-type="float" office:value="0.97595440181372828" table:style-name="ce6">
            <text:p>0.976</text:p>
          </table:table-cell>
          <table:table-cell office:value-type="float" office:value="3660.3947314862999" table:style-name="ce5">
            <text:p><text:s/>3,660<text:s/></text:p>
          </table:table-cell>
          <table:table-cell office:value-type="float" office:value="1.0938581456835936" table:style-name="ce6">
            <text:p>1.094</text:p>
          </table:table-cell>
          <table:table-cell office:value-type="float" office:value="4003.9525934536" table:style-name="ce5">
            <text:p><text:s/>4,0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03.9525934536" table:style-name="ce5">
            <text:p><text:s/>4,004<text:s/></text:p>
          </table:table-cell>
          <table:table-cell office:value-type="float" office:value="1.1118099346870771" table:style-name="ce6">
            <text:p>1.112</text:p>
          </table:table-cell>
          <table:table-cell office:value-type="float" office:value="4451.6342714177999" table:style-name="ce5">
            <text:p><text:s/>4,452<text:s/></text:p>
          </table:table-cell>
          <table:table-cell office:value-type="float" office:value="1.0255373671348551" table:style-name="ce6">
            <text:p>1.026</text:p>
          </table:table-cell>
          <table:table-cell office:value-type="float" office:value="4565.3172901570997" table:style-name="ce5">
            <text:p><text:s/>4,5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65.3172901570997" table:style-name="ce5">
            <text:p><text:s/>4,565<text:s/></text:p>
          </table:table-cell>
          <table:table-cell office:value-type="float" office:value="0.92677139551119891" table:style-name="ce6">
            <text:p>0.927</text:p>
          </table:table-cell>
          <table:table-cell office:value-type="float" office:value="4231.0054759503" table:style-name="ce5">
            <text:p><text:s/>4,231<text:s/></text:p>
          </table:table-cell>
          <table:table-cell office:value-type="float" office:value="1.2397884243704338" table:style-name="ce6">
            <text:p>1.240</text:p>
          </table:table-cell>
          <table:table-cell office:value-type="float" office:value="5245.5516125311005" table:style-name="ce5">
            <text:p><text:s/>5,2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45.5516125311005" table:style-name="ce5">
            <text:p><text:s/>5,246<text:s/></text:p>
          </table:table-cell>
          <table:table-cell office:value-type="float" office:value="1.2155780354030965" table:style-name="ce6">
            <text:p>1.216</text:p>
          </table:table-cell>
          <table:table-cell office:value-type="float" office:value="6376.3773237660998" table:style-name="ce5">
            <text:p><text:s/>6,376<text:s/></text:p>
          </table:table-cell>
          <table:table-cell office:value-type="float" office:value="0.99229320862926829" table:style-name="ce6">
            <text:p>0.992</text:p>
          </table:table-cell>
          <table:table-cell office:value-type="float" office:value="6327.2359140307699" table:style-name="ce5">
            <text:p><text:s/>6,3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27.2359140307699" table:style-name="ce5">
            <text:p><text:s/>6,327<text:s/></text:p>
          </table:table-cell>
          <table:table-cell office:value-type="float" office:value="1.0713911983586697" table:style-name="ce6">
            <text:p>1.071</text:p>
          </table:table-cell>
          <table:table-cell office:value-type="float" office:value="6778.9448682314396" table:style-name="ce5">
            <text:p><text:s/>6,779<text:s/></text:p>
          </table:table-cell>
          <table:table-cell office:value-type="float" office:value="1.0550228109288891" table:style-name="ce6">
            <text:p>1.055</text:p>
          </table:table-cell>
          <table:table-cell office:value-type="float" office:value="7151.9414700135003" table:style-name="ce5">
            <text:p><text:s/>7,15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151.9414700135003" table:style-name="ce5">
            <text:p><text:s/>7,152<text:s/></text:p>
          </table:table-cell>
          <table:table-cell office:value-type="float" office:value="0.98889486729642506" table:style-name="ce6">
            <text:p>0.989</text:p>
          </table:table-cell>
          <table:table-cell office:value-type="float" office:value="7072.5182109008001" table:style-name="ce5">
            <text:p><text:s/>7,073<text:s/></text:p>
          </table:table-cell>
          <table:table-cell office:value-type="float" office:value="1.2161376549409102" table:style-name="ce6">
            <text:p>1.216</text:p>
          </table:table-cell>
          <table:table-cell office:value-type="float" office:value="8601.155711531781" table:style-name="ce5">
            <text:p><text:s/>8,6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601.155711531781" table:style-name="ce5">
            <text:p><text:s/>8,601<text:s/></text:p>
          </table:table-cell>
          <table:table-cell office:value-type="float" office:value="1.0843010609633887" table:style-name="ce6">
            <text:p>1.084</text:p>
          </table:table-cell>
          <table:table-cell office:value-type="float" office:value="9326.2422635252206" table:style-name="ce5">
            <text:p><text:s/>9,326<text:s/></text:p>
          </table:table-cell>
          <table:table-cell office:value-type="float" office:value="0.96569025123248708" table:style-name="ce6">
            <text:p>0.966</text:p>
          </table:table-cell>
          <table:table-cell office:value-type="float" office:value="9006.2612345187099" table:style-name="ce5">
            <text:p><text:s/>9,0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006.2612345187099" table:style-name="ce5">
            <text:p><text:s/>9,006<text:s/></text:p>
          </table:table-cell>
          <table:table-cell office:value-type="float" office:value="0.98210082467920845" table:style-name="ce6">
            <text:p>0.982</text:p>
          </table:table-cell>
          <table:table-cell office:value-type="float" office:value="8845.0565856972098" table:style-name="ce5">
            <text:p><text:s/>8,845<text:s/></text:p>
          </table:table-cell>
          <table:table-cell office:value-type="float" office:value="1.3447407710267951" table:style-name="ce6">
            <text:p>1.345</text:p>
          </table:table-cell>
          <table:table-cell office:value-type="float" office:value="11894.308212826099" table:style-name="ce5">
            <text:p><text:s/>11,8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894.308212826099" table:style-name="ce5">
            <text:p><text:s/>11,894<text:s/></text:p>
          </table:table-cell>
          <table:table-cell office:value-type="float" office:value="0.98097093215677988" table:style-name="ce6">
            <text:p>0.981</text:p>
          </table:table-cell>
          <table:table-cell office:value-type="float" office:value="11667.970614896061" table:style-name="ce5">
            <text:p><text:s/>11,668<text:s/></text:p>
          </table:table-cell>
          <table:table-cell office:value-type="float" office:value="1.3001657539996108" table:style-name="ce6">
            <text:p>1.300</text:p>
          </table:table-cell>
          <table:table-cell office:value-type="float" office:value="15170.295812161639" table:style-name="ce5">
            <text:p><text:s/>15,1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170.295812161639" table:style-name="ce5">
            <text:p><text:s/>15,170<text:s/></text:p>
          </table:table-cell>
          <table:table-cell office:value-type="float" office:value="0.96620564847779522" table:style-name="ce6">
            <text:p>0.966</text:p>
          </table:table-cell>
          <table:table-cell office:value-type="float" office:value="14657.625502789619" table:style-name="ce5">
            <text:p><text:s/>14,658<text:s/></text:p>
          </table:table-cell>
          <table:table-cell office:value-type="float" office:value="0.91972670644358534" table:style-name="ce6">
            <text:p>0.920</text:p>
          </table:table-cell>
          <table:table-cell office:value-type="float" office:value="13481.009627964198" table:style-name="ce5">
            <text:p><text:s/>13,4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481.009627964198" table:style-name="ce5">
            <text:p><text:s/>13,481<text:s/></text:p>
          </table:table-cell>
          <table:table-cell office:value-type="float" office:value="0.94917087563070845" table:style-name="ce6">
            <text:p>0.949</text:p>
          </table:table-cell>
          <table:table-cell office:value-type="float" office:value="12795.78171296079" table:style-name="ce5">
            <text:p><text:s/>12,796<text:s/></text:p>
          </table:table-cell>
          <table:table-cell office:value-type="float" office:value="1.011759515887412" table:style-name="ce6">
            <text:p>1.012</text:p>
          </table:table-cell>
          <table:table-cell office:value-type="float" office:value="12946.25391130621" table:style-name="ce5">
            <text:p><text:s/>12,9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946.25391130621" table:style-name="ce5">
            <text:p><text:s/>12,946<text:s/></text:p>
          </table:table-cell>
          <table:table-cell office:value-type="float" office:value="0.98240302316241812" table:style-name="ce6">
            <text:p>0.982</text:p>
          </table:table-cell>
          <table:table-cell office:value-type="float" office:value="12718.438981095502" table:style-name="ce5">
            <text:p><text:s/>12,718<text:s/></text:p>
          </table:table-cell>
          <table:table-cell office:value-type="float" office:value="1.1086128049719104" table:style-name="ce6">
            <text:p>1.109</text:p>
          </table:table-cell>
          <table:table-cell office:value-type="float" office:value="14099.824313696368" table:style-name="ce5">
            <text:p><text:s/>14,10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280.970613176899" table:style-name="ce5">
            <text:p><text:s/>6,2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280.970613176899" table:style-name="ce5">
            <text:p><text:s/>6,281<text:s/></text:p>
          </table:table-cell>
          <table:table-cell office:value-type="float" office:value="0.96203817929434676" table:style-name="ce6">
            <text:p>0.962</text:p>
          </table:table-cell>
          <table:table-cell office:value-type="float" office:value="6042.5335329020008" table:style-name="ce5">
            <text:p><text:s/>6,043<text:s/></text:p>
          </table:table-cell>
          <table:table-cell office:value-type="float" office:value="0.96745066283396486" table:style-name="ce6">
            <text:p>0.967</text:p>
          </table:table-cell>
          <table:table-cell office:value-type="float" office:value="5845.8530716024998" table:style-name="ce5">
            <text:p><text:s/>5,8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45.8530716024998" table:style-name="ce5">
            <text:p><text:s/>5,846<text:s/></text:p>
          </table:table-cell>
          <table:table-cell office:value-type="float" office:value="1.1262075341708089" table:style-name="ce6">
            <text:p>1.126</text:p>
          </table:table-cell>
          <table:table-cell office:value-type="float" office:value="6583.6437728943001" table:style-name="ce5">
            <text:p><text:s/>6,584<text:s/></text:p>
          </table:table-cell>
          <table:table-cell office:value-type="float" office:value="1.041427303058561" table:style-name="ce6">
            <text:p>1.041</text:p>
          </table:table-cell>
          <table:table-cell office:value-type="float" office:value="6856.3863787036007" table:style-name="ce5">
            <text:p><text:s/>6,8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856.3863787036007" table:style-name="ce5">
            <text:p><text:s/>6,856<text:s/></text:p>
          </table:table-cell>
          <table:table-cell office:value-type="float" office:value="0.97368628253385947" table:style-name="ce6">
            <text:p>0.974</text:p>
          </table:table-cell>
          <table:table-cell office:value-type="float" office:value="6675.9693646956994" table:style-name="ce5">
            <text:p><text:s/>6,676<text:s/></text:p>
          </table:table-cell>
          <table:table-cell office:value-type="float" office:value="1.0749184605159132" table:style-name="ce6">
            <text:p>1.075</text:p>
          </table:table-cell>
          <table:table-cell office:value-type="float" office:value="7176.1227119501009" table:style-name="ce5">
            <text:p><text:s/>7,1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176.1227119501009" table:style-name="ce5">
            <text:p><text:s/>7,176<text:s/></text:p>
          </table:table-cell>
          <table:table-cell office:value-type="float" office:value="1.0370363234965743" table:style-name="ce6">
            <text:p>1.037</text:p>
          </table:table-cell>
          <table:table-cell office:value-type="float" office:value="7441.8999141609993" table:style-name="ce5">
            <text:p><text:s/>7,442<text:s/></text:p>
          </table:table-cell>
          <table:table-cell office:value-type="float" office:value="0.99650922146027954" table:style-name="ce6">
            <text:p>0.997</text:p>
          </table:table-cell>
          <table:table-cell office:value-type="float" office:value="7415.9218896458988" table:style-name="ce5">
            <text:p><text:s/>7,4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15.9218896458988" table:style-name="ce5">
            <text:p><text:s/>7,416<text:s/></text:p>
          </table:table-cell>
          <table:table-cell office:value-type="float" office:value="0.99990475269498402" table:style-name="ce6">
            <text:p>1.000</text:p>
          </table:table-cell>
          <table:table-cell office:value-type="float" office:value="7415.2155430717012" table:style-name="ce5">
            <text:p><text:s/>7,415<text:s/></text:p>
          </table:table-cell>
          <table:table-cell office:value-type="float" office:value="1.1697063900639375" table:style-name="ce6">
            <text:p>1.170</text:p>
          </table:table-cell>
          <table:table-cell office:value-type="float" office:value="8673.6250044324006" table:style-name="ce5">
            <text:p><text:s/>8,6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673.6250044324006" table:style-name="ce5">
            <text:p><text:s/>8,674<text:s/></text:p>
          </table:table-cell>
          <table:table-cell office:value-type="float" office:value="1.0613574817760554" table:style-name="ce6">
            <text:p>1.061</text:p>
          </table:table-cell>
          <table:table-cell office:value-type="float" office:value="9205.8167925742" table:style-name="ce5">
            <text:p><text:s/>9,206<text:s/></text:p>
          </table:table-cell>
          <table:table-cell office:value-type="float" office:value="0.92543562655993772" table:style-name="ce6">
            <text:p>0.925</text:p>
          </table:table-cell>
          <table:table-cell office:value-type="float" office:value="8519.3908314319015" table:style-name="ce5">
            <text:p><text:s/>8,5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519.3908314319015" table:style-name="ce5">
            <text:p><text:s/>8,519<text:s/></text:p>
          </table:table-cell>
          <table:table-cell office:value-type="float" office:value="0.95765040997073714" table:style-name="ce6">
            <text:p>0.958</text:p>
          </table:table-cell>
          <table:table-cell office:value-type="float" office:value="8158.5981224216994" table:style-name="ce5">
            <text:p><text:s/>8,159<text:s/></text:p>
          </table:table-cell>
          <table:table-cell office:value-type="float" office:value="1.0994910037086447" table:style-name="ce6">
            <text:p>1.099</text:p>
          </table:table-cell>
          <table:table-cell office:value-type="float" office:value="8970.305238476898" table:style-name="ce5">
            <text:p><text:s/>8,9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970.305238476898" table:style-name="ce5">
            <text:p><text:s/>8,970<text:s/></text:p>
          </table:table-cell>
          <table:table-cell office:value-type="float" office:value="1.1445905775085115" table:style-name="ce6">
            <text:p>1.145</text:p>
          </table:table-cell>
          <table:table-cell office:value-type="float" office:value="10267.326853335899" table:style-name="ce5">
            <text:p><text:s/>10,267<text:s/></text:p>
          </table:table-cell>
          <table:table-cell office:value-type="float" office:value="0.89945523870515509" table:style-name="ce6">
            <text:p>0.899</text:p>
          </table:table-cell>
          <table:table-cell office:value-type="float" office:value="9235.0009257310903" table:style-name="ce5">
            <text:p><text:s/>9,2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35.0009257310903" table:style-name="ce5">
            <text:p><text:s/>9,235<text:s/></text:p>
          </table:table-cell>
          <table:table-cell office:value-type="float" office:value="1.0745609521481363" table:style-name="ce6">
            <text:p>1.075</text:p>
          </table:table-cell>
          <table:table-cell office:value-type="float" office:value="9923.5713878425195" table:style-name="ce5">
            <text:p><text:s/>9,924<text:s/></text:p>
          </table:table-cell>
          <table:table-cell office:value-type="float" office:value="0.98744763259377721" table:style-name="ce6">
            <text:p>0.987</text:p>
          </table:table-cell>
          <table:table-cell office:value-type="float" office:value="9799.0070738004397" table:style-name="ce5">
            <text:p><text:s/>9,79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799.0070738004397" table:style-name="ce5">
            <text:p><text:s/>9,799<text:s/></text:p>
          </table:table-cell>
          <table:table-cell office:value-type="float" office:value="0.92897444607745749" table:style-name="ce6">
            <text:p>0.929</text:p>
          </table:table-cell>
          <table:table-cell office:value-type="float" office:value="9103.0271684928521" table:style-name="ce5">
            <text:p><text:s/>9,103<text:s/></text:p>
          </table:table-cell>
          <table:table-cell office:value-type="float" office:value="1.2487526746422417" table:style-name="ce6">
            <text:p>1.249</text:p>
          </table:table-cell>
          <table:table-cell office:value-type="float" office:value="11367.429523996441" table:style-name="ce5">
            <text:p><text:s/>11,3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367.429523996441" table:style-name="ce5">
            <text:p><text:s/>11,367<text:s/></text:p>
          </table:table-cell>
          <table:table-cell office:value-type="float" office:value="1.0527773647127197" table:style-name="ce6">
            <text:p>1.053</text:p>
          </table:table-cell>
          <table:table-cell office:value-type="float" office:value="11967.372497830538" table:style-name="ce5">
            <text:p><text:s/>11,967<text:s/></text:p>
          </table:table-cell>
          <table:table-cell office:value-type="float" office:value="0.95108093015539019" table:style-name="ce6">
            <text:p>0.951</text:p>
          </table:table-cell>
          <table:table-cell office:value-type="float" office:value="11381.939766752703" table:style-name="ce5">
            <text:p><text:s/>11,3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381.939766752703" table:style-name="ce5">
            <text:p><text:s/>11,382<text:s/></text:p>
          </table:table-cell>
          <table:table-cell office:value-type="float" office:value="0.93997799258306014" table:style-name="ce6">
            <text:p>0.940</text:p>
          </table:table-cell>
          <table:table-cell office:value-type="float" office:value="10698.77289365351" table:style-name="ce5">
            <text:p><text:s/>10,699<text:s/></text:p>
          </table:table-cell>
          <table:table-cell office:value-type="float" office:value="0.96278880394528144" table:style-name="ce6">
            <text:p>0.963</text:p>
          </table:table-cell>
          <table:table-cell office:value-type="float" office:value="10300.658757962859" table:style-name="ce5">
            <text:p><text:s/>10,30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300.658757962859" table:style-name="ce5">
            <text:p><text:s/>10,301<text:s/></text:p>
          </table:table-cell>
          <table:table-cell office:value-type="float" office:value="1.0129478215807164" table:style-name="ce6">
            <text:p>1.013</text:p>
          </table:table-cell>
          <table:table-cell office:value-type="float" office:value="10434.029849724808" table:style-name="ce5">
            <text:p><text:s/>10,434<text:s/></text:p>
          </table:table-cell>
          <table:table-cell office:value-type="float" office:value="1.3659266579068798" table:style-name="ce6">
            <text:p>1.366</text:p>
          </table:table-cell>
          <table:table-cell office:value-type="float" office:value="14252.119521135231" table:style-name="ce5">
            <text:p><text:s/>14,2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252.119521135231" table:style-name="ce5">
            <text:p><text:s/>14,252<text:s/></text:p>
          </table:table-cell>
          <table:table-cell office:value-type="float" office:value="1.1008832971997273" table:style-name="ce6">
            <text:p>1.101</text:p>
          </table:table-cell>
          <table:table-cell office:value-type="float" office:value="15689.920330511952" table:style-name="ce5">
            <text:p><text:s/>15,690<text:s/></text:p>
          </table:table-cell>
          <table:table-cell office:value-type="float" office:value="1.1704314824305968" table:style-name="ce6">
            <text:p>1.170</text:p>
          </table:table-cell>
          <table:table-cell office:value-type="float" office:value="18363.976711659063" table:style-name="ce5">
            <text:p><text:s/>18,3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363.976711659063" table:style-name="ce5">
            <text:p><text:s/>18,364<text:s/></text:p>
          </table:table-cell>
          <table:table-cell office:value-type="float" office:value="0.94655142262990344" table:style-name="ce6">
            <text:p>0.947</text:p>
          </table:table-cell>
          <table:table-cell office:value-type="float" office:value="17382.448281563302" table:style-name="ce5">
            <text:p><text:s/>17,382<text:s/></text:p>
          </table:table-cell>
          <table:table-cell office:value-type="float" office:value="0.9892412544874909" table:style-name="ce6">
            <text:p>0.989</text:p>
          </table:table-cell>
          <table:table-cell office:value-type="float" office:value="17195.434944117609" table:style-name="ce5">
            <text:p><text:s/>17,1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195.434944117609" table:style-name="ce5">
            <text:p><text:s/>17,195<text:s/></text:p>
          </table:table-cell>
          <table:table-cell office:value-type="float" office:value="1.0000490910125721" table:style-name="ce6">
            <text:p>1.000</text:p>
          </table:table-cell>
          <table:table-cell office:value-type="float" office:value="17196.279085430637" table:style-name="ce5">
            <text:p><text:s/>17,196<text:s/></text:p>
          </table:table-cell>
          <table:table-cell office:value-type="float" office:value="1.0596680585603706" table:style-name="ce6">
            <text:p>1.060</text:p>
          </table:table-cell>
          <table:table-cell office:value-type="float" office:value="18222.34767292059" table:style-name="ce5">
            <text:p><text:s/>18,22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88.8534130135995" table:style-name="ce5">
            <text:p><text:s/>8,68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688.8534130135995" table:style-name="ce5">
            <text:p><text:s/>8,689<text:s/></text:p>
          </table:table-cell>
          <table:table-cell office:value-type="float" office:value="0.92159291894892126" table:style-name="ce6">
            <text:p>0.922</text:p>
          </table:table-cell>
          <table:table-cell office:value-type="float" office:value="8007.5857792184997" table:style-name="ce5">
            <text:p><text:s/>8,008<text:s/></text:p>
          </table:table-cell>
          <table:table-cell office:value-type="float" office:value="1.1267953296123157" table:style-name="ce6">
            <text:p>1.127</text:p>
          </table:table-cell>
          <table:table-cell office:value-type="float" office:value="9022.9102574934004" table:style-name="ce5">
            <text:p><text:s/>9,0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22.9102574934004" table:style-name="ce5">
            <text:p><text:s/>9,023<text:s/></text:p>
          </table:table-cell>
          <table:table-cell office:value-type="float" office:value="0.983010707459958" table:style-name="ce6">
            <text:p>0.983</text:p>
          </table:table-cell>
          <table:table-cell office:value-type="float" office:value="8869.6173955662998" table:style-name="ce5">
            <text:p><text:s/>8,870<text:s/></text:p>
          </table:table-cell>
          <table:table-cell office:value-type="float" office:value="1.0898619914085383" table:style-name="ce6">
            <text:p>1.090</text:p>
          </table:table-cell>
          <table:table-cell office:value-type="float" office:value="9666.6588777637007" table:style-name="ce5">
            <text:p><text:s/>9,6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666.6588777637007" table:style-name="ce5">
            <text:p><text:s/>9,667<text:s/></text:p>
          </table:table-cell>
          <table:table-cell office:value-type="float" office:value="0.99940570876405743" table:style-name="ce6">
            <text:p>0.999</text:p>
          </table:table-cell>
          <table:table-cell office:value-type="float" office:value="9660.9140671117984" table:style-name="ce5">
            <text:p><text:s/>9,661<text:s/></text:p>
          </table:table-cell>
          <table:table-cell office:value-type="float" office:value="1.0517945974203033" table:style-name="ce6">
            <text:p>1.052</text:p>
          </table:table-cell>
          <table:table-cell office:value-type="float" office:value="10161.297221930001" table:style-name="ce5">
            <text:p><text:s/>10,16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161.297221930001" table:style-name="ce5">
            <text:p><text:s/>10,161<text:s/></text:p>
          </table:table-cell>
          <table:table-cell office:value-type="float" office:value="0.9909698594147045" table:style-name="ce6">
            <text:p>0.991</text:p>
          </table:table-cell>
          <table:table-cell office:value-type="float" office:value="10069.539279487" table:style-name="ce5">
            <text:p><text:s/>10,070<text:s/></text:p>
          </table:table-cell>
          <table:table-cell office:value-type="float" office:value="0.96816322498163676" table:style-name="ce6">
            <text:p>0.968</text:p>
          </table:table-cell>
          <table:table-cell office:value-type="float" office:value="9748.9576229074009" table:style-name="ce5">
            <text:p><text:s/>9,7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748.9576229074009" table:style-name="ce5">
            <text:p><text:s/>9,749<text:s/></text:p>
          </table:table-cell>
          <table:table-cell office:value-type="float" office:value="1.1741355672451184" table:style-name="ce6">
            <text:p>1.174</text:p>
          </table:table-cell>
          <table:table-cell office:value-type="float" office:value="11446.597888621" table:style-name="ce5">
            <text:p><text:s/>11,447<text:s/></text:p>
          </table:table-cell>
          <table:table-cell office:value-type="float" office:value="1.1697993577522405" table:style-name="ce6">
            <text:p>1.170</text:p>
          </table:table-cell>
          <table:table-cell office:value-type="float" office:value="13390.222858556999" table:style-name="ce5">
            <text:p><text:s/>13,3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390.222858556999" table:style-name="ce5">
            <text:p><text:s/>13,390<text:s/></text:p>
          </table:table-cell>
          <table:table-cell office:value-type="float" office:value="1.0075260545061504" table:style-name="ce6">
            <text:p>1.008</text:p>
          </table:table-cell>
          <table:table-cell office:value-type="float" office:value="13490.998405639999" table:style-name="ce5">
            <text:p><text:s/>13,491<text:s/></text:p>
          </table:table-cell>
          <table:table-cell office:value-type="float" office:value="1.2162864483025322" table:style-name="ce6">
            <text:p>1.216</text:p>
          </table:table-cell>
          <table:table-cell office:value-type="float" office:value="16408.918534851" table:style-name="ce5">
            <text:p><text:s/>16,4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408.918534851" table:style-name="ce5">
            <text:p><text:s/>16,409<text:s/></text:p>
          </table:table-cell>
          <table:table-cell office:value-type="float" office:value="1.0663727349718291" table:style-name="ce6">
            <text:p>1.066</text:p>
          </table:table-cell>
          <table:table-cell office:value-type="float" office:value="17498.023335939" table:style-name="ce5">
            <text:p><text:s/>17,498<text:s/></text:p>
          </table:table-cell>
          <table:table-cell office:value-type="float" office:value="1.094035111332974" table:style-name="ce6">
            <text:p>1.094</text:p>
          </table:table-cell>
          <table:table-cell office:value-type="float" office:value="19143.451908441002" table:style-name="ce5">
            <text:p><text:s/>19,1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143.451908441002" table:style-name="ce5">
            <text:p><text:s/>19,143<text:s/></text:p>
          </table:table-cell>
          <table:table-cell office:value-type="float" office:value="1.1332461512459133" table:style-name="ce6">
            <text:p>1.133</text:p>
          </table:table-cell>
          <table:table-cell office:value-type="float" office:value="21694.243196801999" table:style-name="ce5">
            <text:p><text:s/>21,694<text:s/></text:p>
          </table:table-cell>
          <table:table-cell office:value-type="float" office:value="1.0608597168177165" table:style-name="ce6">
            <text:p>1.061</text:p>
          </table:table-cell>
          <table:table-cell office:value-type="float" office:value="23014.54869433404" table:style-name="ce5">
            <text:p><text:s/>23,0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014.54869433404" table:style-name="ce5">
            <text:p><text:s/>23,015<text:s/></text:p>
          </table:table-cell>
          <table:table-cell office:value-type="float" office:value="1.0960716964076922" table:style-name="ce6">
            <text:p>1.096</text:p>
          </table:table-cell>
          <table:table-cell office:value-type="float" office:value="25225.595429456149" table:style-name="ce5">
            <text:p><text:s/>25,226<text:s/></text:p>
          </table:table-cell>
          <table:table-cell office:value-type="float" office:value="1.1532651632961182" table:style-name="ce6">
            <text:p>1.153</text:p>
          </table:table-cell>
          <table:table-cell office:value-type="float" office:value="29091.800432193562" table:style-name="ce5">
            <text:p><text:s/>29,09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9091.800432193562" table:style-name="ce5">
            <text:p><text:s/>29,092<text:s/></text:p>
          </table:table-cell>
          <table:table-cell office:value-type="float" office:value="1.0258481727024944" table:style-name="ce6">
            <text:p>1.026</text:p>
          </table:table-cell>
          <table:table-cell office:value-type="float" office:value="29843.770313991401" table:style-name="ce5">
            <text:p><text:s/>29,844<text:s/></text:p>
          </table:table-cell>
          <table:table-cell office:value-type="float" office:value="1.1307898537444525" table:style-name="ce6">
            <text:p>1.131</text:p>
          </table:table-cell>
          <table:table-cell office:value-type="float" office:value="33747.032668541367" table:style-name="ce5">
            <text:p><text:s/>33,74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3747.032668541367" table:style-name="ce5">
            <text:p><text:s/>33,747<text:s/></text:p>
          </table:table-cell>
          <table:table-cell office:value-type="float" office:value="1.0304794553490073" table:style-name="ce6">
            <text:p>1.030</text:p>
          </table:table-cell>
          <table:table-cell office:value-type="float" office:value="34775.623843923669" table:style-name="ce5">
            <text:p><text:s/>34,776<text:s/></text:p>
          </table:table-cell>
          <table:table-cell office:value-type="float" office:value="0.93956117836683606" table:style-name="ce6">
            <text:p>0.940</text:p>
          </table:table-cell>
          <table:table-cell office:value-type="float" office:value="32673.826117238761" table:style-name="ce5">
            <text:p><text:s/>32,6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673.826117238761" table:style-name="ce5">
            <text:p><text:s/>32,674<text:s/></text:p>
          </table:table-cell>
          <table:table-cell office:value-type="float" office:value="0.97745005249197769" table:style-name="ce6">
            <text:p>0.977</text:p>
          </table:table-cell>
          <table:table-cell office:value-type="float" office:value="31937.033053408781" table:style-name="ce5">
            <text:p><text:s/>31,937<text:s/></text:p>
          </table:table-cell>
          <table:table-cell office:value-type="float" office:value="1.1148109243005793" table:style-name="ce6">
            <text:p>1.115</text:p>
          </table:table-cell>
          <table:table-cell office:value-type="float" office:value="35603.753337688788" table:style-name="ce5">
            <text:p><text:s/>35,6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5603.753337688788" table:style-name="ce5">
            <text:p><text:s/>35,604<text:s/></text:p>
          </table:table-cell>
          <table:table-cell office:value-type="float" office:value="0.9499951307873522" table:style-name="ce6">
            <text:p>0.950</text:p>
          </table:table-cell>
          <table:table-cell office:value-type="float" office:value="33823.392308558286" table:style-name="ce5">
            <text:p><text:s/>33,823<text:s/></text:p>
          </table:table-cell>
          <table:table-cell office:value-type="float" office:value="1.0917061658898786" table:style-name="ce6">
            <text:p>1.092</text:p>
          </table:table-cell>
          <table:table-cell office:value-type="float" office:value="36925.205934565376" table:style-name="ce5">
            <text:p><text:s/>36,9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925.205934565376" table:style-name="ce5">
            <text:p><text:s/>36,925<text:s/></text:p>
          </table:table-cell>
          <table:table-cell office:value-type="float" office:value="0.92258276959161956" table:style-name="ce6">
            <text:p>0.923</text:p>
          </table:table-cell>
          <table:table-cell office:value-type="float" office:value="34066.558758852232" table:style-name="ce5">
            <text:p><text:s/>34,067<text:s/></text:p>
          </table:table-cell>
          <table:table-cell office:value-type="float" office:value="1.0597307244986083" table:style-name="ce6">
            <text:p>1.060</text:p>
          </table:table-cell>
          <table:table-cell office:value-type="float" office:value="36101.378994692888" table:style-name="ce5">
            <text:p><text:s/>36,1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101.378994692888" table:style-name="ce5">
            <text:p><text:s/>36,101<text:s/></text:p>
          </table:table-cell>
          <table:table-cell office:value-type="float" office:value="0.94742218405553535" table:style-name="ce6">
            <text:p>0.947</text:p>
          </table:table-cell>
          <table:table-cell office:value-type="float" office:value="34203.247334568565" table:style-name="ce5">
            <text:p><text:s/>34,203<text:s/></text:p>
          </table:table-cell>
          <table:table-cell office:value-type="float" office:value="1.0185454484947674" table:style-name="ce6">
            <text:p>1.019</text:p>
          </table:table-cell>
          <table:table-cell office:value-type="float" office:value="34837.561896365594" table:style-name="ce5">
            <text:p><text:s/>34,8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837.561896365594" table:style-name="ce5">
            <text:p><text:s/>34,838<text:s/></text:p>
          </table:table-cell>
          <table:table-cell office:value-type="float" office:value="0.98510316316552182" table:style-name="ce6">
            <text:p>0.985</text:p>
          </table:table-cell>
          <table:table-cell office:value-type="float" office:value="34318.592421084402" table:style-name="ce5">
            <text:p><text:s/>34,319<text:s/></text:p>
          </table:table-cell>
          <table:table-cell office:value-type="float" office:value="1.0779183943300215" table:style-name="ce6">
            <text:p>1.078</text:p>
          </table:table-cell>
          <table:table-cell office:value-type="float" office:value="36992.642038201739" table:style-name="ce5">
            <text:p><text:s/>36,9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22.0098981222" table:style-name="ce5">
            <text:p><text:s/>4,42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422.0098981222" table:style-name="ce5">
            <text:p><text:s/>4,422<text:s/></text:p>
          </table:table-cell>
          <table:table-cell office:value-type="float" office:value="0.9387957457301872" table:style-name="ce6">
            <text:p>0.939</text:p>
          </table:table-cell>
          <table:table-cell office:value-type="float" office:value="4151.3640799339" table:style-name="ce5">
            <text:p><text:s/>4,151<text:s/></text:p>
          </table:table-cell>
          <table:table-cell office:value-type="float" office:value="1.2887749193402445" table:style-name="ce6">
            <text:p>1.289</text:p>
          </table:table-cell>
          <table:table-cell office:value-type="float" office:value="5350.1739072687997" table:style-name="ce5">
            <text:p><text:s/>5,35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350.1739072687997" table:style-name="ce5">
            <text:p><text:s/>5,350<text:s/></text:p>
          </table:table-cell>
          <table:table-cell office:value-type="float" office:value="0.9667013514129591" table:style-name="ce6">
            <text:p>0.967</text:p>
          </table:table-cell>
          <table:table-cell office:value-type="float" office:value="5172.0203464511005" table:style-name="ce5">
            <text:p><text:s/>5,172<text:s/></text:p>
          </table:table-cell>
          <table:table-cell office:value-type="float" office:value="1.0826440100330414" table:style-name="ce6">
            <text:p>1.083</text:p>
          </table:table-cell>
          <table:table-cell office:value-type="float" office:value="5599.4568478542997" table:style-name="ce5">
            <text:p><text:s/>5,59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99.4568478542997" table:style-name="ce5">
            <text:p><text:s/>5,599<text:s/></text:p>
          </table:table-cell>
          <table:table-cell office:value-type="float" office:value="1.0135027363553437" table:style-name="ce6">
            <text:p>1.014</text:p>
          </table:table-cell>
          <table:table-cell office:value-type="float" office:value="5675.0648374040002" table:style-name="ce5">
            <text:p><text:s/>5,675<text:s/></text:p>
          </table:table-cell>
          <table:table-cell office:value-type="float" office:value="1.0618946103778752" table:style-name="ce6">
            <text:p>1.062</text:p>
          </table:table-cell>
          <table:table-cell office:value-type="float" office:value="6026.3207643843007" table:style-name="ce5">
            <text:p><text:s/>6,02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026.3207643843007" table:style-name="ce5">
            <text:p><text:s/>6,026<text:s/></text:p>
          </table:table-cell>
          <table:table-cell office:value-type="float" office:value="1.0027340597252099" table:style-name="ce6">
            <text:p>1.003</text:p>
          </table:table-cell>
          <table:table-cell office:value-type="float" office:value="6042.7970852773997" table:style-name="ce5">
            <text:p><text:s/>6,043<text:s/></text:p>
          </table:table-cell>
          <table:table-cell office:value-type="float" office:value="0.97080376157294046" table:style-name="ce6">
            <text:p>0.971</text:p>
          </table:table-cell>
          <table:table-cell office:value-type="float" office:value="5866.3701408093002" table:style-name="ce5">
            <text:p><text:s/>5,86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66.3701408093002" table:style-name="ce5">
            <text:p><text:s/>5,866<text:s/></text:p>
          </table:table-cell>
          <table:table-cell office:value-type="float" office:value="1.1580992864125941" table:style-name="ce6">
            <text:p>1.158</text:p>
          </table:table-cell>
          <table:table-cell office:value-type="float" office:value="6793.8390739034003" table:style-name="ce5">
            <text:p><text:s/>6,794<text:s/></text:p>
          </table:table-cell>
          <table:table-cell office:value-type="float" office:value="1.1523757046025549" table:style-name="ce6">
            <text:p>1.152</text:p>
          </table:table-cell>
          <table:table-cell office:value-type="float" office:value="7829.0550897457997" table:style-name="ce5">
            <text:p><text:s/>7,8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29.0550897457997" table:style-name="ce5">
            <text:p><text:s/>7,829<text:s/></text:p>
          </table:table-cell>
          <table:table-cell office:value-type="float" office:value="1.021280856577867" table:style-name="ce6">
            <text:p>1.021</text:p>
          </table:table-cell>
          <table:table-cell office:value-type="float" office:value="7995.6640882509" table:style-name="ce5">
            <text:p><text:s/>7,996<text:s/></text:p>
          </table:table-cell>
          <table:table-cell office:value-type="float" office:value="1.2661538400786707" table:style-name="ce6">
            <text:p>1.266</text:p>
          </table:table-cell>
          <table:table-cell office:value-type="float" office:value="10123.740789318001" table:style-name="ce5">
            <text:p><text:s/>10,1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123.740789318001" table:style-name="ce5">
            <text:p><text:s/>10,124<text:s/></text:p>
          </table:table-cell>
          <table:table-cell office:value-type="float" office:value="1.0467891485258889" table:style-name="ce6">
            <text:p>1.047</text:p>
          </table:table-cell>
          <table:table-cell office:value-type="float" office:value="10597.422000746999" table:style-name="ce5">
            <text:p><text:s/>10,597<text:s/></text:p>
          </table:table-cell>
          <table:table-cell office:value-type="float" office:value="1.017045810096292" table:style-name="ce6">
            <text:p>1.017</text:p>
          </table:table-cell>
          <table:table-cell office:value-type="float" office:value="10778.063643681999" table:style-name="ce5">
            <text:p><text:s/>10,7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778.063643681999" table:style-name="ce5">
            <text:p><text:s/>10,778<text:s/></text:p>
          </table:table-cell>
          <table:table-cell office:value-type="float" office:value="1.1256387846470721" table:style-name="ce6">
            <text:p>1.126</text:p>
          </table:table-cell>
          <table:table-cell office:value-type="float" office:value="12132.206460723" table:style-name="ce5">
            <text:p><text:s/>12,132<text:s/></text:p>
          </table:table-cell>
          <table:table-cell office:value-type="float" office:value="0.9985586833417549" table:style-name="ce6">
            <text:p>0.999</text:p>
          </table:table-cell>
          <table:table-cell office:value-type="float" office:value="12114.720109449891" table:style-name="ce5">
            <text:p><text:s/>12,1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114.720109449891" table:style-name="ce5">
            <text:p><text:s/>12,115<text:s/></text:p>
          </table:table-cell>
          <table:table-cell office:value-type="float" office:value="1.0900124247065874" table:style-name="ce6">
            <text:p>1.090</text:p>
          </table:table-cell>
          <table:table-cell office:value-type="float" office:value="13205.195441143129" table:style-name="ce5">
            <text:p><text:s/>13,205<text:s/></text:p>
          </table:table-cell>
          <table:table-cell office:value-type="float" office:value="1.1764328447774595" table:style-name="ce6">
            <text:p>1.176</text:p>
          </table:table-cell>
          <table:table-cell office:value-type="float" office:value="15535.02563866635" table:style-name="ce5">
            <text:p><text:s/>15,5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535.02563866635" table:style-name="ce5">
            <text:p><text:s/>15,535<text:s/></text:p>
          </table:table-cell>
          <table:table-cell office:value-type="float" office:value="1.0297088265499297" table:style-name="ce6">
            <text:p>1.030</text:p>
          </table:table-cell>
          <table:table-cell office:value-type="float" office:value="15996.553020814199" table:style-name="ce5">
            <text:p><text:s/>15,997<text:s/></text:p>
          </table:table-cell>
          <table:table-cell office:value-type="float" office:value="1.0542294222396442" table:style-name="ce6">
            <text:p>1.054</text:p>
          </table:table-cell>
          <table:table-cell office:value-type="float" office:value="16864.036848958789" table:style-name="ce5">
            <text:p><text:s/>16,86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864.036848958789" table:style-name="ce5">
            <text:p><text:s/>16,864<text:s/></text:p>
          </table:table-cell>
          <table:table-cell office:value-type="float" office:value="1.0244010501878769" table:style-name="ce6">
            <text:p>1.024</text:p>
          </table:table-cell>
          <table:table-cell office:value-type="float" office:value="17275.537058480437" table:style-name="ce5">
            <text:p><text:s/>17,276<text:s/></text:p>
          </table:table-cell>
          <table:table-cell office:value-type="float" office:value="0.95459286047561831" table:style-name="ce6">
            <text:p>0.955</text:p>
          </table:table-cell>
          <table:table-cell office:value-type="float" office:value="16491.104336907392" table:style-name="ce5">
            <text:p><text:s/>16,4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491.104336907392" table:style-name="ce5">
            <text:p><text:s/>16,491<text:s/></text:p>
          </table:table-cell>
          <table:table-cell office:value-type="float" office:value="0.97161661778362196" table:style-name="ce6">
            <text:p>0.972</text:p>
          </table:table-cell>
          <table:table-cell office:value-type="float" office:value="16023.031019342779" table:style-name="ce5">
            <text:p><text:s/>16,023<text:s/></text:p>
          </table:table-cell>
          <table:table-cell office:value-type="float" office:value="1.1382570308699831" table:style-name="ce6">
            <text:p>1.138</text:p>
          </table:table-cell>
          <table:table-cell office:value-type="float" office:value="18238.327713614752" table:style-name="ce5">
            <text:p><text:s/>18,23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238.327713614752" table:style-name="ce5">
            <text:p><text:s/>18,238<text:s/></text:p>
          </table:table-cell>
          <table:table-cell office:value-type="float" office:value="0.94264970057725417" table:style-name="ce6">
            <text:p>0.943</text:p>
          </table:table-cell>
          <table:table-cell office:value-type="float" office:value="17192.354158268779" table:style-name="ce5">
            <text:p><text:s/>17,192<text:s/></text:p>
          </table:table-cell>
          <table:table-cell office:value-type="float" office:value="1.1155749020874397" table:style-name="ce6">
            <text:p>1.116</text:p>
          </table:table-cell>
          <table:table-cell office:value-type="float" office:value="19179.358806763277" table:style-name="ce5">
            <text:p><text:s/>19,1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179.358806763277" table:style-name="ce5">
            <text:p><text:s/>19,179<text:s/></text:p>
          </table:table-cell>
          <table:table-cell office:value-type="float" office:value="0.92021779194970577" table:style-name="ce6">
            <text:p>0.920</text:p>
          </table:table-cell>
          <table:table-cell office:value-type="float" office:value="17649.187212170847" table:style-name="ce5">
            <text:p><text:s/>17,649<text:s/></text:p>
          </table:table-cell>
          <table:table-cell office:value-type="float" office:value="1.0456678758149183" table:style-name="ce6">
            <text:p>1.046</text:p>
          </table:table-cell>
          <table:table-cell office:value-type="float" office:value="18455.18810201051" table:style-name="ce5">
            <text:p><text:s/>18,4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455.18810201051" table:style-name="ce5">
            <text:p><text:s/>18,455<text:s/></text:p>
          </table:table-cell>
          <table:table-cell office:value-type="float" office:value="0.96344319379357501" table:style-name="ce6">
            <text:p>0.963</text:p>
          </table:table-cell>
          <table:table-cell office:value-type="float" office:value="17780.52536706219" table:style-name="ce5">
            <text:p><text:s/>17,781<text:s/></text:p>
          </table:table-cell>
          <table:table-cell office:value-type="float" office:value="1.055138456331328" table:style-name="ce6">
            <text:p>1.055</text:p>
          </table:table-cell>
          <table:table-cell office:value-type="float" office:value="18760.916088562019" table:style-name="ce5">
            <text:p><text:s/>18,7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760.916088562019" table:style-name="ce5">
            <text:p><text:s/>18,761<text:s/></text:p>
          </table:table-cell>
          <table:table-cell office:value-type="float" office:value="1.0015580334505398" table:style-name="ce6">
            <text:p>1.002</text:p>
          </table:table-cell>
          <table:table-cell office:value-type="float" office:value="18790.14622339077" table:style-name="ce5">
            <text:p><text:s/>18,790<text:s/></text:p>
          </table:table-cell>
          <table:table-cell office:value-type="float" office:value="1.0989740026055712" table:style-name="ce6">
            <text:p>1.099</text:p>
          </table:table-cell>
          <table:table-cell office:value-type="float" office:value="20649.882204663711" table:style-name="ce5">
            <text:p><text:s/>20,65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66.8435148913995" table:style-name="ce5">
            <text:p><text:s/>4,26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66.8435148913995" table:style-name="ce5">
            <text:p><text:s/>4,267<text:s/></text:p>
          </table:table-cell>
          <table:table-cell office:value-type="float" office:value="0.90376450081337223" table:style-name="ce6">
            <text:p>0.904</text:p>
          </table:table-cell>
          <table:table-cell office:value-type="float" office:value="3856.2216992846002" table:style-name="ce5">
            <text:p><text:s/>3,856<text:s/></text:p>
          </table:table-cell>
          <table:table-cell office:value-type="float" office:value="0.95241836093240195" table:style-name="ce6">
            <text:p>0.952</text:p>
          </table:table-cell>
          <table:table-cell office:value-type="float" office:value="3672.7363502246008" table:style-name="ce5">
            <text:p><text:s/>3,67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72.7363502246008" table:style-name="ce5">
            <text:p><text:s/>3,673<text:s/></text:p>
          </table:table-cell>
          <table:table-cell office:value-type="float" office:value="1.0067689854429867" table:style-name="ce6">
            <text:p>1.007</text:p>
          </table:table-cell>
          <table:table-cell office:value-type="float" office:value="3697.5970491151993" table:style-name="ce5">
            <text:p><text:s/>3,698<text:s/></text:p>
          </table:table-cell>
          <table:table-cell office:value-type="float" office:value="1.0999581554952411" table:style-name="ce6">
            <text:p>1.100</text:p>
          </table:table-cell>
          <table:table-cell office:value-type="float" office:value="4067.2020299094011" table:style-name="ce5">
            <text:p><text:s/>4,0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67.2020299094011" table:style-name="ce5">
            <text:p><text:s/>4,067<text:s/></text:p>
          </table:table-cell>
          <table:table-cell office:value-type="float" office:value="0.97999784628269027" table:style-name="ce6">
            <text:p>0.980</text:p>
          </table:table-cell>
          <table:table-cell office:value-type="float" office:value="3985.8492297077992" table:style-name="ce5">
            <text:p><text:s/>3,986<text:s/></text:p>
          </table:table-cell>
          <table:table-cell office:value-type="float" office:value="1.0374141667794177" table:style-name="ce6">
            <text:p>1.037</text:p>
          </table:table-cell>
          <table:table-cell office:value-type="float" office:value="4134.9764575457002" table:style-name="ce5">
            <text:p><text:s/>4,1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34.9764575457002" table:style-name="ce5">
            <text:p><text:s/>4,135<text:s/></text:p>
          </table:table-cell>
          <table:table-cell office:value-type="float" office:value="0.97382469659806903" table:style-name="ce6">
            <text:p>0.974</text:p>
          </table:table-cell>
          <table:table-cell office:value-type="float" office:value="4026.7421942095993" table:style-name="ce5">
            <text:p><text:s/>4,027<text:s/></text:p>
          </table:table-cell>
          <table:table-cell office:value-type="float" office:value="0.96420066019652506" table:style-name="ce6">
            <text:p>0.964</text:p>
          </table:table-cell>
          <table:table-cell office:value-type="float" office:value="3882.5874820980998" table:style-name="ce5">
            <text:p><text:s/>3,8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82.5874820980998" table:style-name="ce5">
            <text:p><text:s/>3,883<text:s/></text:p>
          </table:table-cell>
          <table:table-cell office:value-type="float" office:value="1.1983654807961492" table:style-name="ce6">
            <text:p>1.198</text:p>
          </table:table-cell>
          <table:table-cell office:value-type="float" office:value="4652.7588147176002" table:style-name="ce5">
            <text:p><text:s/>4,653<text:s/></text:p>
          </table:table-cell>
          <table:table-cell office:value-type="float" office:value="1.1952409291494159" table:style-name="ce6">
            <text:p>1.195</text:p>
          </table:table-cell>
          <table:table-cell office:value-type="float" office:value="5561.1677688111995" table:style-name="ce5">
            <text:p><text:s/>5,5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61.1677688111995" table:style-name="ce5">
            <text:p><text:s/>5,561<text:s/></text:p>
          </table:table-cell>
          <table:table-cell office:value-type="float" office:value="0.9881619375356171" table:style-name="ce6">
            <text:p>0.988</text:p>
          </table:table-cell>
          <table:table-cell office:value-type="float" office:value="5495.3343173890989" table:style-name="ce5">
            <text:p><text:s/>5,495<text:s/></text:p>
          </table:table-cell>
          <table:table-cell office:value-type="float" office:value="1.1437298228871295" table:style-name="ce6">
            <text:p>1.144</text:p>
          </table:table-cell>
          <table:table-cell office:value-type="float" office:value="6285.1777455329993" table:style-name="ce5">
            <text:p><text:s/>6,2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85.1777455329993" table:style-name="ce5">
            <text:p><text:s/>6,285<text:s/></text:p>
          </table:table-cell>
          <table:table-cell office:value-type="float" office:value="1.0979166563899316" table:style-name="ce6">
            <text:p>1.098</text:p>
          </table:table-cell>
          <table:table-cell office:value-type="float" office:value="6900.6013351919992" table:style-name="ce5">
            <text:p><text:s/>6,901<text:s/></text:p>
          </table:table-cell>
          <table:table-cell office:value-type="float" office:value="1.2122694615173342" table:style-name="ce6">
            <text:p>1.212</text:p>
          </table:table-cell>
          <table:table-cell office:value-type="float" office:value="8365.3882647590035" table:style-name="ce5">
            <text:p><text:s/>8,3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65.3882647590035" table:style-name="ce5">
            <text:p><text:s/>8,365<text:s/></text:p>
          </table:table-cell>
          <table:table-cell office:value-type="float" office:value="1.1430475709491137" table:style-name="ce6">
            <text:p>1.143</text:p>
          </table:table-cell>
          <table:table-cell office:value-type="float" office:value="9562.0367360789987" table:style-name="ce5">
            <text:p><text:s/>9,562<text:s/></text:p>
          </table:table-cell>
          <table:table-cell office:value-type="float" office:value="1.1399065790824108" table:style-name="ce6">
            <text:p>1.140</text:p>
          </table:table-cell>
          <table:table-cell office:value-type="float" office:value="10899.828584884151" table:style-name="ce5">
            <text:p><text:s/>10,9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899.828584884151" table:style-name="ce5">
            <text:p><text:s/>10,900<text:s/></text:p>
          </table:table-cell>
          <table:table-cell office:value-type="float" office:value="1.1028063326594764" table:style-name="ce6">
            <text:p>1.103</text:p>
          </table:table-cell>
          <table:table-cell office:value-type="float" office:value="12020.39998831302" table:style-name="ce5">
            <text:p><text:s/>12,020<text:s/></text:p>
          </table:table-cell>
          <table:table-cell office:value-type="float" office:value="1.1278139501770283" table:style-name="ce6">
            <text:p>1.128</text:p>
          </table:table-cell>
          <table:table-cell office:value-type="float" office:value="13556.774793527213" table:style-name="ce5">
            <text:p><text:s/>13,5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556.774793527213" table:style-name="ce5">
            <text:p><text:s/>13,557<text:s/></text:p>
          </table:table-cell>
          <table:table-cell office:value-type="float" office:value="1.0214241590698006" table:style-name="ce6">
            <text:p>1.021</text:p>
          </table:table-cell>
          <table:table-cell office:value-type="float" office:value="13847.217293177202" table:style-name="ce5">
            <text:p><text:s/>13,847<text:s/></text:p>
          </table:table-cell>
          <table:table-cell office:value-type="float" office:value="1.2192338332049695" table:style-name="ce6">
            <text:p>1.219</text:p>
          </table:table-cell>
          <table:table-cell office:value-type="float" office:value="16882.995819582582" table:style-name="ce5">
            <text:p><text:s/>16,8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882.995819582582" table:style-name="ce5">
            <text:p><text:s/>16,883<text:s/></text:p>
          </table:table-cell>
          <table:table-cell office:value-type="float" office:value="1.036551034689287" table:style-name="ce6">
            <text:p>1.037</text:p>
          </table:table-cell>
          <table:table-cell office:value-type="float" office:value="17500.086785443229" table:style-name="ce5">
            <text:p><text:s/>17,500<text:s/></text:p>
          </table:table-cell>
          <table:table-cell office:value-type="float" office:value="0.92472237302230653" table:style-name="ce6">
            <text:p>0.925</text:p>
          </table:table-cell>
          <table:table-cell office:value-type="float" office:value="16182.721780331371" table:style-name="ce5">
            <text:p><text:s/>16,1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182.721780331371" table:style-name="ce5">
            <text:p><text:s/>16,183<text:s/></text:p>
          </table:table-cell>
          <table:table-cell office:value-type="float" office:value="0.98339465079403543" table:style-name="ce6">
            <text:p>0.983</text:p>
          </table:table-cell>
          <table:table-cell office:value-type="float" office:value="15914.002034065999" table:style-name="ce5">
            <text:p><text:s/>15,914<text:s/></text:p>
          </table:table-cell>
          <table:table-cell office:value-type="float" office:value="1.0912041852766563" table:style-name="ce6">
            <text:p>1.091</text:p>
          </table:table-cell>
          <table:table-cell office:value-type="float" office:value="17365.42562407404" table:style-name="ce5">
            <text:p><text:s/>17,36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365.42562407404" table:style-name="ce5">
            <text:p><text:s/>17,365<text:s/></text:p>
          </table:table-cell>
          <table:table-cell office:value-type="float" office:value="0.95770979130126044" table:style-name="ce6">
            <text:p>0.958</text:p>
          </table:table-cell>
          <table:table-cell office:value-type="float" office:value="16631.038150289507" table:style-name="ce5">
            <text:p><text:s/>16,631<text:s/></text:p>
          </table:table-cell>
          <table:table-cell office:value-type="float" office:value="1.0670318333370656" table:style-name="ce6">
            <text:p>1.067</text:p>
          </table:table-cell>
          <table:table-cell office:value-type="float" office:value="17745.847127802099" table:style-name="ce5">
            <text:p><text:s/>17,7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745.847127802099" table:style-name="ce5">
            <text:p><text:s/>17,746<text:s/></text:p>
          </table:table-cell>
          <table:table-cell office:value-type="float" office:value="0.92513879041370661" table:style-name="ce6">
            <text:p>0.925</text:p>
          </table:table-cell>
          <table:table-cell office:value-type="float" office:value="16417.371546681381" table:style-name="ce5">
            <text:p><text:s/>16,417<text:s/></text:p>
          </table:table-cell>
          <table:table-cell office:value-type="float" office:value="1.0748487260891277" table:style-name="ce6">
            <text:p>1.075</text:p>
          </table:table-cell>
          <table:table-cell office:value-type="float" office:value="17646.190892682378" table:style-name="ce5">
            <text:p><text:s/>17,64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646.190892682378" table:style-name="ce5">
            <text:p><text:s/>17,646<text:s/></text:p>
          </table:table-cell>
          <table:table-cell office:value-type="float" office:value="0.93066668423702925" table:style-name="ce6">
            <text:p>0.931</text:p>
          </table:table-cell>
          <table:table-cell office:value-type="float" office:value="16422.721967506372" table:style-name="ce5">
            <text:p><text:s/>16,423<text:s/></text:p>
          </table:table-cell>
          <table:table-cell office:value-type="float" office:value="0.97892699149461726" table:style-name="ce6">
            <text:p>0.979</text:p>
          </table:table-cell>
          <table:table-cell office:value-type="float" office:value="16076.645807803574" table:style-name="ce5">
            <text:p><text:s/>16,0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076.645807803574" table:style-name="ce5">
            <text:p><text:s/>16,077<text:s/></text:p>
          </table:table-cell>
          <table:table-cell office:value-type="float" office:value="0.96590087157086912" table:style-name="ce6">
            <text:p>0.966</text:p>
          </table:table-cell>
          <table:table-cell office:value-type="float" office:value="15528.446197693631" table:style-name="ce5">
            <text:p><text:s/>15,528<text:s/></text:p>
          </table:table-cell>
          <table:table-cell office:value-type="float" office:value="1.0524401234661418" table:style-name="ce6">
            <text:p>1.052</text:p>
          </table:table-cell>
          <table:table-cell office:value-type="float" office:value="16342.759833538024" table:style-name="ce5">
            <text:p><text:s/>16,34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464.596995964001" table:style-name="ce5">
            <text:p><text:s/>15,4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464.596995964001" table:style-name="ce5">
            <text:p><text:s/>15,465<text:s/></text:p>
          </table:table-cell>
          <table:table-cell office:value-type="float" office:value="1.0411794523900753" table:style-name="ce6">
            <text:p>1.041</text:p>
          </table:table-cell>
          <table:table-cell office:value-type="float" office:value="16101.420631691" table:style-name="ce5">
            <text:p><text:s/>16,101<text:s/></text:p>
          </table:table-cell>
          <table:table-cell office:value-type="float" office:value="1.3486539623145308" table:style-name="ce6">
            <text:p>1.349</text:p>
          </table:table-cell>
          <table:table-cell office:value-type="float" office:value="21715.244733823001" table:style-name="ce5">
            <text:p><text:s/>21,7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715.244733823001" table:style-name="ce5">
            <text:p><text:s/>21,715<text:s/></text:p>
          </table:table-cell>
          <table:table-cell office:value-type="float" office:value="1.1145304152633027" table:style-name="ce6">
            <text:p>1.115</text:p>
          </table:table-cell>
          <table:table-cell office:value-type="float" office:value="24202.300730731997" table:style-name="ce5">
            <text:p><text:s/>24,202<text:s/></text:p>
          </table:table-cell>
          <table:table-cell office:value-type="float" office:value="1.0427910110660243" table:style-name="ce6">
            <text:p>1.043</text:p>
          </table:table-cell>
          <table:table-cell office:value-type="float" office:value="25237.941649124001" table:style-name="ce5">
            <text:p><text:s/>25,2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237.941649124001" table:style-name="ce5">
            <text:p><text:s/>25,238<text:s/></text:p>
          </table:table-cell>
          <table:table-cell office:value-type="float" office:value="0.99986062454538083" table:style-name="ce6">
            <text:p>1.000</text:p>
          </table:table-cell>
          <table:table-cell office:value-type="float" office:value="25234.424099533" table:style-name="ce5">
            <text:p><text:s/>25,234<text:s/></text:p>
          </table:table-cell>
          <table:table-cell office:value-type="float" office:value="1.039172949860278" table:style-name="ce6">
            <text:p>1.039</text:p>
          </table:table-cell>
          <table:table-cell office:value-type="float" office:value="26222.930929537" table:style-name="ce5">
            <text:p><text:s/>26,2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222.930929537" table:style-name="ce5">
            <text:p><text:s/>26,223<text:s/></text:p>
          </table:table-cell>
          <table:table-cell office:value-type="float" office:value="1.0476259758383175" table:style-name="ce6">
            <text:p>1.048</text:p>
          </table:table-cell>
          <table:table-cell office:value-type="float" office:value="27471.823604396999" table:style-name="ce5">
            <text:p><text:s/>27,472<text:s/></text:p>
          </table:table-cell>
          <table:table-cell office:value-type="float" office:value="1.0769450406225189" table:style-name="ce6">
            <text:p>1.077</text:p>
          </table:table-cell>
          <table:table-cell office:value-type="float" office:value="29585.644187612001" table:style-name="ce5">
            <text:p><text:s/>29,5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585.644187612001" table:style-name="ce5">
            <text:p><text:s/>29,586<text:s/></text:p>
          </table:table-cell>
          <table:table-cell office:value-type="float" office:value="1.0624024969973458" table:style-name="ce6">
            <text:p>1.062</text:p>
          </table:table-cell>
          <table:table-cell office:value-type="float" office:value="31431.862260194001" table:style-name="ce5">
            <text:p><text:s/>31,432<text:s/></text:p>
          </table:table-cell>
          <table:table-cell office:value-type="float" office:value="1.1670990195158606" table:style-name="ce6">
            <text:p>1.167</text:p>
          </table:table-cell>
          <table:table-cell office:value-type="float" office:value="36684.095625430004" table:style-name="ce5">
            <text:p><text:s/>36,6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684.095625430004" table:style-name="ce5">
            <text:p><text:s/>36,684<text:s/></text:p>
          </table:table-cell>
          <table:table-cell office:value-type="float" office:value="1.014571099448107" table:style-name="ce6">
            <text:p>1.015</text:p>
          </table:table-cell>
          <table:table-cell office:value-type="float" office:value="37218.623230952006" table:style-name="ce5">
            <text:p><text:s/>37,219<text:s/></text:p>
          </table:table-cell>
          <table:table-cell office:value-type="float" office:value="1.1163436618678824" table:style-name="ce6">
            <text:p>1.116</text:p>
          </table:table-cell>
          <table:table-cell office:value-type="float" office:value="41548.774147322001" table:style-name="ce5">
            <text:p><text:s/>41,5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548.774147322001" table:style-name="ce5">
            <text:p><text:s/>41,549<text:s/></text:p>
          </table:table-cell>
          <table:table-cell office:value-type="float" office:value="0.99378665933349464" table:style-name="ce6">
            <text:p>0.994</text:p>
          </table:table-cell>
          <table:table-cell office:value-type="float" office:value="41290.617459269" table:style-name="ce5">
            <text:p><text:s/>41,291<text:s/></text:p>
          </table:table-cell>
          <table:table-cell office:value-type="float" office:value="1.1368958547931842" table:style-name="ce6">
            <text:p>1.137</text:p>
          </table:table-cell>
          <table:table-cell office:value-type="float" office:value="46943.131831293998" table:style-name="ce5">
            <text:p><text:s/>46,9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943.131831293998" table:style-name="ce5">
            <text:p><text:s/>46,943<text:s/></text:p>
          </table:table-cell>
          <table:table-cell office:value-type="float" office:value="1.0982421055360567" table:style-name="ce6">
            <text:p>1.098</text:p>
          </table:table-cell>
          <table:table-cell office:value-type="float" office:value="51554.923942857" table:style-name="ce5">
            <text:p><text:s/>51,555<text:s/></text:p>
          </table:table-cell>
          <table:table-cell office:value-type="float" office:value="0.96413230711749609" table:style-name="ce6">
            <text:p>0.964</text:p>
          </table:table-cell>
          <table:table-cell office:value-type="float" office:value="49705.767764293763" table:style-name="ce5">
            <text:p><text:s/>49,7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705.767764293763" table:style-name="ce5">
            <text:p><text:s/>49,706<text:s/></text:p>
          </table:table-cell>
          <table:table-cell office:value-type="float" office:value="1.0539607978317098" table:style-name="ce6">
            <text:p>1.054</text:p>
          </table:table-cell>
          <table:table-cell office:value-type="float" office:value="52387.930649692731" table:style-name="ce5">
            <text:p><text:s/>52,388<text:s/></text:p>
          </table:table-cell>
          <table:table-cell office:value-type="float" office:value="1.0726343655376684" table:style-name="ce6">
            <text:p>1.073</text:p>
          </table:table-cell>
          <table:table-cell office:value-type="float" office:value="56193.094754264544" table:style-name="ce5">
            <text:p><text:s/>56,1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6193.094754264544" table:style-name="ce5">
            <text:p><text:s/>56,193<text:s/></text:p>
          </table:table-cell>
          <table:table-cell office:value-type="float" office:value="1.031007783831009" table:style-name="ce6">
            <text:p>1.031</text:p>
          </table:table-cell>
          <table:table-cell office:value-type="float" office:value="57935.518089200181" table:style-name="ce5">
            <text:p><text:s/>57,936<text:s/></text:p>
          </table:table-cell>
          <table:table-cell office:value-type="float" office:value="1.0879279816001584" table:style-name="ce6">
            <text:p>1.088</text:p>
          </table:table-cell>
          <table:table-cell office:value-type="float" office:value="63029.671257743008" table:style-name="ce5">
            <text:p><text:s/>63,03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3029.671257743008" table:style-name="ce5">
            <text:p><text:s/>63,030<text:s/></text:p>
          </table:table-cell>
          <table:table-cell office:value-type="float" office:value="1.0663895945508419" table:style-name="ce6">
            <text:p>1.066</text:p>
          </table:table-cell>
          <table:table-cell office:value-type="float" office:value="67214.185577217431" table:style-name="ce5">
            <text:p><text:s/>67,214<text:s/></text:p>
          </table:table-cell>
          <table:table-cell office:value-type="float" office:value="1.1125768167546004" table:style-name="ce6">
            <text:p>1.113</text:p>
          </table:table-cell>
          <table:table-cell office:value-type="float" office:value="74780.944630253536" table:style-name="ce5">
            <text:p><text:s/>74,7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4780.944630253536" table:style-name="ce5">
            <text:p><text:s/>74,781<text:s/></text:p>
          </table:table-cell>
          <table:table-cell office:value-type="float" office:value="1.0006390466581458" table:style-name="ce6">
            <text:p>1.001</text:p>
          </table:table-cell>
          <table:table-cell office:value-type="float" office:value="74828.73314301249" table:style-name="ce5">
            <text:p><text:s/>74,829<text:s/></text:p>
          </table:table-cell>
          <table:table-cell office:value-type="float" office:value="1.0846528360772218" table:style-name="ce6">
            <text:p>1.085</text:p>
          </table:table-cell>
          <table:table-cell office:value-type="float" office:value="81163.197623634114" table:style-name="ce5">
            <text:p><text:s/>81,16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1163.197623634114" table:style-name="ce5">
            <text:p><text:s/>81,163<text:s/></text:p>
          </table:table-cell>
          <table:table-cell office:value-type="float" office:value="0.92404405897639053" table:style-name="ce6">
            <text:p>0.924</text:p>
          </table:table-cell>
          <table:table-cell office:value-type="float" office:value="74998.370571645792" table:style-name="ce5">
            <text:p><text:s/>74,998<text:s/></text:p>
          </table:table-cell>
          <table:table-cell office:value-type="float" office:value="1.1401026703206156" table:style-name="ce6">
            <text:p>1.140</text:p>
          </table:table-cell>
          <table:table-cell office:value-type="float" office:value="85505.842558428456" table:style-name="ce5">
            <text:p><text:s/>85,5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5505.842558428456" table:style-name="ce5">
            <text:p><text:s/>85,506<text:s/></text:p>
          </table:table-cell>
          <table:table-cell office:value-type="float" office:value="0.94506831152354165" table:style-name="ce6">
            <text:p>0.945</text:p>
          </table:table-cell>
          <table:table-cell office:value-type="float" office:value="80808.862252091771" table:style-name="ce5">
            <text:p><text:s/>80,809<text:s/></text:p>
          </table:table-cell>
          <table:table-cell office:value-type="float" office:value="1.1232230776059846" table:style-name="ce6">
            <text:p>1.123</text:p>
          </table:table-cell>
          <table:table-cell office:value-type="float" office:value="90766.378956632587" table:style-name="ce5">
            <text:p><text:s/>90,7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766.378956632587" table:style-name="ce5">
            <text:p><text:s/>90,766<text:s/></text:p>
          </table:table-cell>
          <table:table-cell office:value-type="float" office:value="1.0378524569065462" table:style-name="ce6">
            <text:p>1.038</text:p>
          </table:table-cell>
          <table:table-cell office:value-type="float" office:value="94202.109404651768" table:style-name="ce5">
            <text:p><text:s/>94,202<text:s/></text:p>
          </table:table-cell>
          <table:table-cell office:value-type="float" office:value="1.0012405319815048" table:style-name="ce6">
            <text:p>1.001</text:p>
          </table:table-cell>
          <table:table-cell office:value-type="float" office:value="94318.970134093441" table:style-name="ce5">
            <text:p><text:s/>94,3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4318.970134093441" table:style-name="ce5">
            <text:p><text:s/>94,319<text:s/></text:p>
          </table:table-cell>
          <table:table-cell office:value-type="float" office:value="1.0289715781372855" table:style-name="ce6">
            <text:p>1.029</text:p>
          </table:table-cell>
          <table:table-cell office:value-type="float" office:value="97051.539547161636" table:style-name="ce5">
            <text:p><text:s/>97,052<text:s/></text:p>
          </table:table-cell>
          <table:table-cell office:value-type="float" office:value="1.0187013663884892" table:style-name="ce6">
            <text:p>1.019</text:p>
          </table:table-cell>
          <table:table-cell office:value-type="float" office:value="98866.535946800053" table:style-name="ce5">
            <text:p><text:s/>98,8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91.6038531292998" table:style-name="ce5">
            <text:p><text:s/>8,29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291.6038531292998" table:style-name="ce5">
            <text:p><text:s/>8,292<text:s/></text:p>
          </table:table-cell>
          <table:table-cell office:value-type="float" office:value="1.0472576495316663" table:style-name="ce6">
            <text:p>1.047</text:p>
          </table:table-cell>
          <table:table-cell office:value-type="float" office:value="8683.4455620758999" table:style-name="ce5">
            <text:p><text:s/>8,683<text:s/></text:p>
          </table:table-cell>
          <table:table-cell office:value-type="float" office:value="1.0654097381211101" table:style-name="ce6">
            <text:p>1.065</text:p>
          </table:table-cell>
          <table:table-cell office:value-type="float" office:value="9251.4274622801986" table:style-name="ce5">
            <text:p><text:s/>9,25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251.4274622801986" table:style-name="ce5">
            <text:p><text:s/>9,251<text:s/></text:p>
          </table:table-cell>
          <table:table-cell office:value-type="float" office:value="1.1006652545290847" table:style-name="ce6">
            <text:p>1.101</text:p>
          </table:table-cell>
          <table:table-cell office:value-type="float" office:value="10182.724762528" table:style-name="ce5">
            <text:p><text:s/>10,183<text:s/></text:p>
          </table:table-cell>
          <table:table-cell office:value-type="float" office:value="1.1170748323472346" table:style-name="ce6">
            <text:p>1.117</text:p>
          </table:table-cell>
          <table:table-cell office:value-type="float" office:value="11374.865556938999" table:style-name="ce5">
            <text:p><text:s/>11,3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374.865556938999" table:style-name="ce5">
            <text:p><text:s/>11,375<text:s/></text:p>
          </table:table-cell>
          <table:table-cell office:value-type="float" office:value="1.0077155164892004" table:style-name="ce6">
            <text:p>1.008</text:p>
          </table:table-cell>
          <table:table-cell office:value-type="float" office:value="11462.628519705999" table:style-name="ce5">
            <text:p><text:s/>11,463<text:s/></text:p>
          </table:table-cell>
          <table:table-cell office:value-type="float" office:value="1.0204664852997452" table:style-name="ce6">
            <text:p>1.020</text:p>
          </table:table-cell>
          <table:table-cell office:value-type="float" office:value="11697.228237801" table:style-name="ce5">
            <text:p><text:s/>11,69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697.228237801" table:style-name="ce5">
            <text:p><text:s/>11,697<text:s/></text:p>
          </table:table-cell>
          <table:table-cell office:value-type="float" office:value="1.0596421005361312" table:style-name="ce6">
            <text:p>1.060</text:p>
          </table:table-cell>
          <table:table-cell office:value-type="float" office:value="12394.875500354001" table:style-name="ce5">
            <text:p><text:s/>12,395<text:s/></text:p>
          </table:table-cell>
          <table:table-cell office:value-type="float" office:value="1.0094435743522923" table:style-name="ce6">
            <text:p>1.009</text:p>
          </table:table-cell>
          <table:table-cell office:value-type="float" office:value="12511.927428729001" table:style-name="ce5">
            <text:p><text:s/>12,5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511.927428729001" table:style-name="ce5">
            <text:p><text:s/>12,512<text:s/></text:p>
          </table:table-cell>
          <table:table-cell office:value-type="float" office:value="1.0598425669694009" table:style-name="ce6">
            <text:p>1.060</text:p>
          </table:table-cell>
          <table:table-cell office:value-type="float" office:value="13260.673283799" table:style-name="ce5">
            <text:p><text:s/>13,261<text:s/></text:p>
          </table:table-cell>
          <table:table-cell office:value-type="float" office:value="1.0839257470583852" table:style-name="ce6">
            <text:p>1.084</text:p>
          </table:table-cell>
          <table:table-cell office:value-type="float" office:value="14373.585195639" table:style-name="ce5">
            <text:p><text:s/>14,3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373.585195639" table:style-name="ce5">
            <text:p><text:s/>14,374<text:s/></text:p>
          </table:table-cell>
          <table:table-cell office:value-type="float" office:value="1.025558940196595" table:style-name="ce6">
            <text:p>1.026</text:p>
          </table:table-cell>
          <table:table-cell office:value-type="float" office:value="14740.958800065" table:style-name="ce5">
            <text:p><text:s/>14,741<text:s/></text:p>
          </table:table-cell>
          <table:table-cell office:value-type="float" office:value="1.238649972364585" table:style-name="ce6">
            <text:p>1.239</text:p>
          </table:table-cell>
          <table:table-cell office:value-type="float" office:value="18258.888210327998" table:style-name="ce5">
            <text:p><text:s/>18,2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258.888210327998" table:style-name="ce5">
            <text:p><text:s/>18,259<text:s/></text:p>
          </table:table-cell>
          <table:table-cell office:value-type="float" office:value="1.0205819064680746" table:style-name="ce6">
            <text:p>1.021</text:p>
          </table:table-cell>
          <table:table-cell office:value-type="float" office:value="18634.690939683998" table:style-name="ce5">
            <text:p><text:s/>18,635<text:s/></text:p>
          </table:table-cell>
          <table:table-cell office:value-type="float" office:value="0.98930788317451024" table:style-name="ce6">
            <text:p>0.989</text:p>
          </table:table-cell>
          <table:table-cell office:value-type="float" office:value="18435.446647150002" table:style-name="ce5">
            <text:p><text:s/>18,4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435.446647150002" table:style-name="ce5">
            <text:p><text:s/>18,435<text:s/></text:p>
          </table:table-cell>
          <table:table-cell office:value-type="float" office:value="1.0845155514961102" table:style-name="ce6">
            <text:p>1.085</text:p>
          </table:table-cell>
          <table:table-cell office:value-type="float" office:value="19993.528587610999" table:style-name="ce5">
            <text:p><text:s/>19,994<text:s/></text:p>
          </table:table-cell>
          <table:table-cell office:value-type="float" office:value="0.97526775765724427" table:style-name="ce6">
            <text:p>0.975</text:p>
          </table:table-cell>
          <table:table-cell office:value-type="float" office:value="19499.04379329539" table:style-name="ce5">
            <text:p><text:s/>19,4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499.04379329539" table:style-name="ce5">
            <text:p><text:s/>19,499<text:s/></text:p>
          </table:table-cell>
          <table:table-cell office:value-type="float" office:value="1.0818008724455914" table:style-name="ce6">
            <text:p>1.082</text:p>
          </table:table-cell>
          <table:table-cell office:value-type="float" office:value="21094.08258744175" table:style-name="ce5">
            <text:p><text:s/>21,094<text:s/></text:p>
          </table:table-cell>
          <table:table-cell office:value-type="float" office:value="1.0856690432204965" table:style-name="ce6">
            <text:p>1.086</text:p>
          </table:table-cell>
          <table:table-cell office:value-type="float" office:value="22901.192460322021" table:style-name="ce5">
            <text:p><text:s/>22,9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901.192460322021" table:style-name="ce5">
            <text:p><text:s/>22,901<text:s/></text:p>
          </table:table-cell>
          <table:table-cell office:value-type="float" office:value="1.0510531339288121" table:style-name="ce6">
            <text:p>1.051</text:p>
          </table:table-cell>
          <table:table-cell office:value-type="float" office:value="24070.370106128343" table:style-name="ce5">
            <text:p><text:s/>24,070<text:s/></text:p>
          </table:table-cell>
          <table:table-cell office:value-type="float" office:value="1.0417787841189181" table:style-name="ce6">
            <text:p>1.042</text:p>
          </table:table-cell>
          <table:table-cell office:value-type="float" office:value="25076.00090245474" table:style-name="ce5">
            <text:p><text:s/>25,0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076.00090245474" table:style-name="ce5">
            <text:p><text:s/>25,076<text:s/></text:p>
          </table:table-cell>
          <table:table-cell office:value-type="float" office:value="1.0693085406580738" table:style-name="ce6">
            <text:p>1.069</text:p>
          </table:table-cell>
          <table:table-cell office:value-type="float" office:value="26813.981930544418" table:style-name="ce5">
            <text:p><text:s/>26,814<text:s/></text:p>
          </table:table-cell>
          <table:table-cell office:value-type="float" office:value="1.0838122142640396" table:style-name="ce6">
            <text:p>1.084</text:p>
          </table:table-cell>
          <table:table-cell office:value-type="float" office:value="29061.321129379292" table:style-name="ce5">
            <text:p><text:s/>29,0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061.321129379292" table:style-name="ce5">
            <text:p><text:s/>29,061<text:s/></text:p>
          </table:table-cell>
          <table:table-cell office:value-type="float" office:value="1.0115665206515196" table:style-name="ce6">
            <text:p>1.012</text:p>
          </table:table-cell>
          <table:table-cell office:value-type="float" office:value="29397.459500382702" table:style-name="ce5">
            <text:p><text:s/>29,397<text:s/></text:p>
          </table:table-cell>
          <table:table-cell office:value-type="float" office:value="1.1118615657028983" table:style-name="ce6">
            <text:p>1.112</text:p>
          </table:table-cell>
          <table:table-cell office:value-type="float" office:value="32685.905347783049" table:style-name="ce5">
            <text:p><text:s/>32,6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685.905347783049" table:style-name="ce5">
            <text:p><text:s/>32,686<text:s/></text:p>
          </table:table-cell>
          <table:table-cell office:value-type="float" office:value="0.92980193310438852" table:style-name="ce6">
            <text:p>0.930</text:p>
          </table:table-cell>
          <table:table-cell office:value-type="float" office:value="30391.417977635749" table:style-name="ce5">
            <text:p><text:s/>30,391<text:s/></text:p>
          </table:table-cell>
          <table:table-cell office:value-type="float" office:value="1.171968711920651" table:style-name="ce6">
            <text:p>1.172</text:p>
          </table:table-cell>
          <table:table-cell office:value-type="float" office:value="35617.790980691883" table:style-name="ce5">
            <text:p><text:s/>35,6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617.790980691883" table:style-name="ce5">
            <text:p><text:s/>35,618<text:s/></text:p>
          </table:table-cell>
          <table:table-cell office:value-type="float" office:value="0.95626856654423276" table:style-name="ce6">
            <text:p>0.956</text:p>
          </table:table-cell>
          <table:table-cell office:value-type="float" office:value="34060.173924578332" table:style-name="ce5">
            <text:p><text:s/>34,060<text:s/></text:p>
          </table:table-cell>
          <table:table-cell office:value-type="float" office:value="1.1531817094469141" table:style-name="ce6">
            <text:p>1.153</text:p>
          </table:table-cell>
          <table:table-cell office:value-type="float" office:value="39277.569590404448" table:style-name="ce5">
            <text:p><text:s/>39,2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277.569590404448" table:style-name="ce5">
            <text:p><text:s/>39,278<text:s/></text:p>
          </table:table-cell>
          <table:table-cell office:value-type="float" office:value="1.0424691179225132" table:style-name="ce6">
            <text:p>1.042</text:p>
          </table:table-cell>
          <table:table-cell office:value-type="float" office:value="40945.653325049047" table:style-name="ce5">
            <text:p><text:s/>40,946<text:s/></text:p>
          </table:table-cell>
          <table:table-cell office:value-type="float" office:value="1.0033653209425344" table:style-name="ce6">
            <text:p>1.003</text:p>
          </table:table-cell>
          <table:table-cell office:value-type="float" office:value="41083.448589689593" table:style-name="ce5">
            <text:p><text:s/>41,0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083.448589689593" table:style-name="ce5">
            <text:p><text:s/>41,083<text:s/></text:p>
          </table:table-cell>
          <table:table-cell office:value-type="float" office:value="1.0286134552648547" table:style-name="ce6">
            <text:p>1.029</text:p>
          </table:table-cell>
          <table:table-cell office:value-type="float" office:value="42258.988008036627" table:style-name="ce5">
            <text:p><text:s/>42,259<text:s/></text:p>
          </table:table-cell>
          <table:table-cell office:value-type="float" office:value="1.0236518839029711" table:style-name="ce6">
            <text:p>1.024</text:p>
          </table:table-cell>
          <table:table-cell office:value-type="float" office:value="43258.492686259757" table:style-name="ce5">
            <text:p><text:s/>43,25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72.9931428347008" table:style-name="ce5">
            <text:p><text:s/>7,17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72.9931428347008" table:style-name="ce5">
            <text:p><text:s/>7,173<text:s/></text:p>
          </table:table-cell>
          <table:table-cell office:value-type="float" office:value="1.0341533752928678" table:style-name="ce6">
            <text:p>1.034</text:p>
          </table:table-cell>
          <table:table-cell office:value-type="float" office:value="7417.9750696151004" table:style-name="ce5">
            <text:p><text:s/>7,418<text:s/></text:p>
          </table:table-cell>
          <table:table-cell office:value-type="float" office:value="1.680218274471704" table:style-name="ce6">
            <text:p>1.680</text:p>
          </table:table-cell>
          <table:table-cell office:value-type="float" office:value="12463.817271542803" table:style-name="ce5">
            <text:p><text:s/>12,46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463.817271542803" table:style-name="ce5">
            <text:p><text:s/>12,464<text:s/></text:p>
          </table:table-cell>
          <table:table-cell office:value-type="float" office:value="1.1248220077979867" table:style-name="ce6">
            <text:p>1.125</text:p>
          </table:table-cell>
          <table:table-cell office:value-type="float" office:value="14019.575968203999" table:style-name="ce5">
            <text:p><text:s/>14,020<text:s/></text:p>
          </table:table-cell>
          <table:table-cell office:value-type="float" office:value="0.98883704640040937" table:style-name="ce6">
            <text:p>0.989</text:p>
          </table:table-cell>
          <table:table-cell office:value-type="float" office:value="13863.076092185001" table:style-name="ce5">
            <text:p><text:s/>13,8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863.076092185001" table:style-name="ce5">
            <text:p><text:s/>13,863<text:s/></text:p>
          </table:table-cell>
          <table:table-cell office:value-type="float" office:value="0.99341556579859958" table:style-name="ce6">
            <text:p>0.993</text:p>
          </table:table-cell>
          <table:table-cell office:value-type="float" office:value="13771.795579827001" table:style-name="ce5">
            <text:p><text:s/>13,772<text:s/></text:p>
          </table:table-cell>
          <table:table-cell office:value-type="float" office:value="1.0547428334627129" table:style-name="ce6">
            <text:p>1.055</text:p>
          </table:table-cell>
          <table:table-cell office:value-type="float" office:value="14525.702691735998" table:style-name="ce5">
            <text:p><text:s/>14,52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525.702691735998" table:style-name="ce5">
            <text:p><text:s/>14,526<text:s/></text:p>
          </table:table-cell>
          <table:table-cell office:value-type="float" office:value="1.0379496554490695" table:style-name="ce6">
            <text:p>1.038</text:p>
          </table:table-cell>
          <table:table-cell office:value-type="float" office:value="15076.948104043" table:style-name="ce5">
            <text:p><text:s/>15,077<text:s/></text:p>
          </table:table-cell>
          <table:table-cell office:value-type="float" office:value="1.1324385174679052" table:style-name="ce6">
            <text:p>1.132</text:p>
          </table:table-cell>
          <table:table-cell office:value-type="float" office:value="17073.716758882998" table:style-name="ce5">
            <text:p><text:s/>17,0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073.716758882998" table:style-name="ce5">
            <text:p><text:s/>17,074<text:s/></text:p>
          </table:table-cell>
          <table:table-cell office:value-type="float" office:value="1.0642784598696717" table:style-name="ce6">
            <text:p>1.064</text:p>
          </table:table-cell>
          <table:table-cell office:value-type="float" office:value="18171.188976395002" table:style-name="ce5">
            <text:p><text:s/>18,171<text:s/></text:p>
          </table:table-cell>
          <table:table-cell office:value-type="float" office:value="1.2277958508258937" table:style-name="ce6">
            <text:p>1.228</text:p>
          </table:table-cell>
          <table:table-cell office:value-type="float" office:value="22310.510429791" table:style-name="ce5">
            <text:p><text:s/>22,3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310.510429791" table:style-name="ce5">
            <text:p><text:s/>22,311<text:s/></text:p>
          </table:table-cell>
          <table:table-cell office:value-type="float" office:value="1.0074921639118037" table:style-name="ce6">
            <text:p>1.007</text:p>
          </table:table-cell>
          <table:table-cell office:value-type="float" office:value="22477.664430887002" table:style-name="ce5">
            <text:p><text:s/>22,478<text:s/></text:p>
          </table:table-cell>
          <table:table-cell office:value-type="float" office:value="1.0361346041357797" table:style-name="ce6">
            <text:p>1.036</text:p>
          </table:table-cell>
          <table:table-cell office:value-type="float" office:value="23289.885936994" table:style-name="ce5">
            <text:p><text:s/>23,2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289.885936994" table:style-name="ce5">
            <text:p><text:s/>23,290<text:s/></text:p>
          </table:table-cell>
          <table:table-cell office:value-type="float" office:value="0.97277962549391406" table:style-name="ce6">
            <text:p>0.973</text:p>
          </table:table-cell>
          <table:table-cell office:value-type="float" office:value="22655.926519584998" table:style-name="ce5">
            <text:p><text:s/>22,656<text:s/></text:p>
          </table:table-cell>
          <table:table-cell office:value-type="float" office:value="1.2582882081428197" table:style-name="ce6">
            <text:p>1.258</text:p>
          </table:table-cell>
          <table:table-cell office:value-type="float" office:value="28507.685184143997" table:style-name="ce5">
            <text:p><text:s/>28,5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507.685184143997" table:style-name="ce5">
            <text:p><text:s/>28,508<text:s/></text:p>
          </table:table-cell>
          <table:table-cell office:value-type="float" office:value="1.107118840108438" table:style-name="ce6">
            <text:p>1.107</text:p>
          </table:table-cell>
          <table:table-cell office:value-type="float" office:value="31561.395355246001" table:style-name="ce5">
            <text:p><text:s/>31,561<text:s/></text:p>
          </table:table-cell>
          <table:table-cell office:value-type="float" office:value="0.95707821631458811" table:style-name="ce6">
            <text:p>0.957</text:p>
          </table:table-cell>
          <table:table-cell office:value-type="float" office:value="30206.72397099837" table:style-name="ce5">
            <text:p><text:s/>30,2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206.72397099837" table:style-name="ce5">
            <text:p><text:s/>30,207<text:s/></text:p>
          </table:table-cell>
          <table:table-cell office:value-type="float" office:value="1.0359894734793607" table:style-name="ce6">
            <text:p>1.036</text:p>
          </table:table-cell>
          <table:table-cell office:value-type="float" office:value="31293.848062250985" table:style-name="ce5">
            <text:p><text:s/>31,294<text:s/></text:p>
          </table:table-cell>
          <table:table-cell office:value-type="float" office:value="1.0638481476524371" table:style-name="ce6">
            <text:p>1.064</text:p>
          </table:table-cell>
          <table:table-cell office:value-type="float" office:value="33291.902293942519" table:style-name="ce5">
            <text:p><text:s/>33,29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3291.902293942519" table:style-name="ce5">
            <text:p><text:s/>33,292<text:s/></text:p>
          </table:table-cell>
          <table:table-cell office:value-type="float" office:value="1.017218772423035" table:style-name="ce6">
            <text:p>1.017</text:p>
          </table:table-cell>
          <table:table-cell office:value-type="float" office:value="33865.147983071838" table:style-name="ce5">
            <text:p><text:s/>33,865<text:s/></text:p>
          </table:table-cell>
          <table:table-cell office:value-type="float" office:value="1.120729499669104" table:style-name="ce6">
            <text:p>1.121</text:p>
          </table:table-cell>
          <table:table-cell office:value-type="float" office:value="37953.670355288268" table:style-name="ce5">
            <text:p><text:s/>37,9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953.670355288268" table:style-name="ce5">
            <text:p><text:s/>37,954<text:s/></text:p>
          </table:table-cell>
          <table:table-cell office:value-type="float" office:value="1.0644610460195942" table:style-name="ce6">
            <text:p>1.064</text:p>
          </table:table-cell>
          <table:table-cell office:value-type="float" office:value="40400.203646673013" table:style-name="ce5">
            <text:p><text:s/>40,400<text:s/></text:p>
          </table:table-cell>
          <table:table-cell office:value-type="float" office:value="1.1316681445648926" table:style-name="ce6">
            <text:p>1.132</text:p>
          </table:table-cell>
          <table:table-cell office:value-type="float" office:value="45719.623500874251" table:style-name="ce5">
            <text:p><text:s/>45,7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719.623500874251" table:style-name="ce5">
            <text:p><text:s/>45,720<text:s/></text:p>
          </table:table-cell>
          <table:table-cell office:value-type="float" office:value="0.99369308327224204" table:style-name="ce6">
            <text:p>0.994</text:p>
          </table:table-cell>
          <table:table-cell office:value-type="float" office:value="45431.273642629792" table:style-name="ce5">
            <text:p><text:s/>45,431<text:s/></text:p>
          </table:table-cell>
          <table:table-cell office:value-type="float" office:value="1.0670467365097833" table:style-name="ce6">
            <text:p>1.067</text:p>
          </table:table-cell>
          <table:table-cell office:value-type="float" office:value="48477.292275851061" table:style-name="ce5">
            <text:p><text:s/>48,4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477.292275851061" table:style-name="ce5">
            <text:p><text:s/>48,477<text:s/></text:p>
          </table:table-cell>
          <table:table-cell office:value-type="float" office:value="0.9201618015334363" table:style-name="ce6">
            <text:p>0.920</text:p>
          </table:table-cell>
          <table:table-cell office:value-type="float" office:value="44606.95259401005" table:style-name="ce5">
            <text:p><text:s/>44,607<text:s/></text:p>
          </table:table-cell>
          <table:table-cell office:value-type="float" office:value="1.1183918352771689" table:style-name="ce6">
            <text:p>1.118</text:p>
          </table:table-cell>
          <table:table-cell office:value-type="float" office:value="49888.051577736565" table:style-name="ce5">
            <text:p><text:s/>49,8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888.051577736565" table:style-name="ce5">
            <text:p><text:s/>49,888<text:s/></text:p>
          </table:table-cell>
          <table:table-cell office:value-type="float" office:value="0.93707184083284334" table:style-name="ce6">
            <text:p>0.937</text:p>
          </table:table-cell>
          <table:table-cell office:value-type="float" office:value="46748.688327513439" table:style-name="ce5">
            <text:p><text:s/>46,749<text:s/></text:p>
          </table:table-cell>
          <table:table-cell office:value-type="float" office:value="1.1013958082739395" table:style-name="ce6">
            <text:p>1.101</text:p>
          </table:table-cell>
          <table:table-cell office:value-type="float" office:value="51488.809366228132" table:style-name="ce5">
            <text:p><text:s/>51,4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488.809366228132" table:style-name="ce5">
            <text:p><text:s/>51,489<text:s/></text:p>
          </table:table-cell>
          <table:table-cell office:value-type="float" office:value="1.0343306970025605" table:style-name="ce6">
            <text:p>1.034</text:p>
          </table:table-cell>
          <table:table-cell office:value-type="float" office:value="53256.456079602714" table:style-name="ce5">
            <text:p><text:s/>53,256<text:s/></text:p>
          </table:table-cell>
          <table:table-cell office:value-type="float" office:value="0.99960691084724884" table:style-name="ce6">
            <text:p>1.000</text:p>
          </table:table-cell>
          <table:table-cell office:value-type="float" office:value="53235.521544403855" table:style-name="ce5">
            <text:p><text:s/>53,2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235.521544403855" table:style-name="ce5">
            <text:p><text:s/>53,236<text:s/></text:p>
          </table:table-cell>
          <table:table-cell office:value-type="float" office:value="1.0292479522985876" table:style-name="ce6">
            <text:p>1.029</text:p>
          </table:table-cell>
          <table:table-cell office:value-type="float" office:value="54792.551539125008" table:style-name="ce5">
            <text:p><text:s/>54,793<text:s/></text:p>
          </table:table-cell>
          <table:table-cell office:value-type="float" office:value="1.0148832587369649" table:style-name="ce6">
            <text:p>1.015</text:p>
          </table:table-cell>
          <table:table-cell office:value-type="float" office:value="55608.043260540289" table:style-name="ce5">
            <text:p><text:s/>55,60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38.6370092733005" table:style-name="ce5">
            <text:p><text:s/>7,7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738.6370092733005" table:style-name="ce5">
            <text:p><text:s/>7,739<text:s/></text:p>
          </table:table-cell>
          <table:table-cell office:value-type="float" office:value="1.0050858180267839" table:style-name="ce6">
            <text:p>1.005</text:p>
          </table:table-cell>
          <table:table-cell office:value-type="float" office:value="7777.9943088778" table:style-name="ce5">
            <text:p><text:s/>7,778<text:s/></text:p>
          </table:table-cell>
          <table:table-cell office:value-type="float" office:value="1.2609690798672826" table:style-name="ce6">
            <text:p>1.261</text:p>
          </table:table-cell>
          <table:table-cell office:value-type="float" office:value="9807.8103268785999" table:style-name="ce5">
            <text:p><text:s/>9,8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807.8103268785999" table:style-name="ce5">
            <text:p><text:s/>9,808<text:s/></text:p>
          </table:table-cell>
          <table:table-cell office:value-type="float" office:value="1.0552247265606307" table:style-name="ce6">
            <text:p>1.055</text:p>
          </table:table-cell>
          <table:table-cell office:value-type="float" office:value="10349.443970339" table:style-name="ce5">
            <text:p><text:s/>10,349<text:s/></text:p>
          </table:table-cell>
          <table:table-cell office:value-type="float" office:value="1.0896065749024604" table:style-name="ce6">
            <text:p>1.090</text:p>
          </table:table-cell>
          <table:table-cell office:value-type="float" office:value="11276.822196666" table:style-name="ce5">
            <text:p><text:s/>11,2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276.822196666" table:style-name="ce5">
            <text:p><text:s/>11,277<text:s/></text:p>
          </table:table-cell>
          <table:table-cell office:value-type="float" office:value="1.0181331449681326" table:style-name="ce6">
            <text:p>1.018</text:p>
          </table:table-cell>
          <table:table-cell office:value-type="float" office:value="11481.306448337999" table:style-name="ce5">
            <text:p><text:s/>11,481<text:s/></text:p>
          </table:table-cell>
          <table:table-cell office:value-type="float" office:value="1.1829675892476585" table:style-name="ce6">
            <text:p>1.183</text:p>
          </table:table-cell>
          <table:table-cell office:value-type="float" office:value="13582.013410604" table:style-name="ce5">
            <text:p><text:s/>13,5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582.013410604" table:style-name="ce5">
            <text:p><text:s/>13,582<text:s/></text:p>
          </table:table-cell>
          <table:table-cell office:value-type="float" office:value="0.9783407023093259" table:style-name="ce6">
            <text:p>0.978</text:p>
          </table:table-cell>
          <table:table-cell office:value-type="float" office:value="13287.836538905001" table:style-name="ce5">
            <text:p><text:s/>13,288<text:s/></text:p>
          </table:table-cell>
          <table:table-cell office:value-type="float" office:value="0.99157670549646726" table:style-name="ce6">
            <text:p>0.992</text:p>
          </table:table-cell>
          <table:table-cell office:value-type="float" office:value="13175.909178423" table:style-name="ce5">
            <text:p><text:s/>13,1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175.909178423" table:style-name="ce5">
            <text:p><text:s/>13,176<text:s/></text:p>
          </table:table-cell>
          <table:table-cell office:value-type="float" office:value="1.0986206280651918" table:style-name="ce6">
            <text:p>1.099</text:p>
          </table:table-cell>
          <table:table-cell office:value-type="float" office:value="14475.325616929002" table:style-name="ce5">
            <text:p><text:s/>14,475<text:s/></text:p>
          </table:table-cell>
          <table:table-cell office:value-type="float" office:value="1.1504382132303974" table:style-name="ce6">
            <text:p>1.150</text:p>
          </table:table-cell>
          <table:table-cell office:value-type="float" office:value="16652.967738667998" table:style-name="ce5">
            <text:p><text:s/>16,6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652.967738667998" table:style-name="ce5">
            <text:p><text:s/>16,653<text:s/></text:p>
          </table:table-cell>
          <table:table-cell office:value-type="float" office:value="1.0704896972256364" table:style-name="ce6">
            <text:p>1.070</text:p>
          </table:table-cell>
          <table:table-cell office:value-type="float" office:value="17826.830392475" table:style-name="ce5">
            <text:p><text:s/>17,827<text:s/></text:p>
          </table:table-cell>
          <table:table-cell office:value-type="float" office:value="1.1121640328635223" table:style-name="ce6">
            <text:p>1.112</text:p>
          </table:table-cell>
          <table:table-cell office:value-type="float" office:value="19826.359582469002" table:style-name="ce5">
            <text:p><text:s/>19,8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826.359582469002" table:style-name="ce5">
            <text:p><text:s/>19,826<text:s/></text:p>
          </table:table-cell>
          <table:table-cell office:value-type="float" office:value="0.95912353355027369" table:style-name="ce6">
            <text:p>0.959</text:p>
          </table:table-cell>
          <table:table-cell office:value-type="float" office:value="19015.928060176" table:style-name="ce5">
            <text:p><text:s/>19,016<text:s/></text:p>
          </table:table-cell>
          <table:table-cell office:value-type="float" office:value="1.0008208424715641" table:style-name="ce6">
            <text:p>1.001</text:p>
          </table:table-cell>
          <table:table-cell office:value-type="float" office:value="19031.537141564" table:style-name="ce5">
            <text:p><text:s/>19,0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031.537141564" table:style-name="ce5">
            <text:p><text:s/>19,032<text:s/></text:p>
          </table:table-cell>
          <table:table-cell office:value-type="float" office:value="1.0905637097209984" table:style-name="ce6">
            <text:p>1.091</text:p>
          </table:table-cell>
          <table:table-cell office:value-type="float" office:value="20755.103746797002" table:style-name="ce5">
            <text:p><text:s/>20,755<text:s/></text:p>
          </table:table-cell>
          <table:table-cell office:value-type="float" office:value="1.1336083821288583" table:style-name="ce6">
            <text:p>1.134</text:p>
          </table:table-cell>
          <table:table-cell office:value-type="float" office:value="23528.15957932315" table:style-name="ce5">
            <text:p><text:s/>23,5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528.15957932315" table:style-name="ce5">
            <text:p><text:s/>23,528<text:s/></text:p>
          </table:table-cell>
          <table:table-cell office:value-type="float" office:value="1.0549746246294389" table:style-name="ce6">
            <text:p>1.055</text:p>
          </table:table-cell>
          <table:table-cell office:value-type="float" office:value="24821.611320417982" table:style-name="ce5">
            <text:p><text:s/>24,822<text:s/></text:p>
          </table:table-cell>
          <table:table-cell office:value-type="float" office:value="1.0484047122861535" table:style-name="ce6">
            <text:p>1.048</text:p>
          </table:table-cell>
          <table:table-cell office:value-type="float" office:value="26023.094274861542" table:style-name="ce5">
            <text:p><text:s/>26,02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023.094274861542" table:style-name="ce5">
            <text:p><text:s/>26,023<text:s/></text:p>
          </table:table-cell>
          <table:table-cell office:value-type="float" office:value="1.0391289744159886" table:style-name="ce6">
            <text:p>1.039</text:p>
          </table:table-cell>
          <table:table-cell office:value-type="float" office:value="27041.351264967459" table:style-name="ce5">
            <text:p><text:s/>27,041<text:s/></text:p>
          </table:table-cell>
          <table:table-cell office:value-type="float" office:value="1.148942996259489" table:style-name="ce6">
            <text:p>1.149</text:p>
          </table:table-cell>
          <table:table-cell office:value-type="float" office:value="31068.971145277039" table:style-name="ce5">
            <text:p><text:s/>31,06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1068.971145277039" table:style-name="ce5">
            <text:p><text:s/>31,069<text:s/></text:p>
          </table:table-cell>
          <table:table-cell office:value-type="float" office:value="1.0446345673230641" table:style-name="ce6">
            <text:p>1.045</text:p>
          </table:table-cell>
          <table:table-cell office:value-type="float" office:value="32455.72122951924" table:style-name="ce5">
            <text:p><text:s/>32,456<text:s/></text:p>
          </table:table-cell>
          <table:table-cell office:value-type="float" office:value="1.0068570344181162" table:style-name="ce6">
            <text:p>1.007</text:p>
          </table:table-cell>
          <table:table-cell office:value-type="float" office:value="32678.27122705484" table:style-name="ce5">
            <text:p><text:s/>32,6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678.27122705484" table:style-name="ce5">
            <text:p><text:s/>32,678<text:s/></text:p>
          </table:table-cell>
          <table:table-cell office:value-type="float" office:value="1.0313980810237433" table:style-name="ce6">
            <text:p>1.031</text:p>
          </table:table-cell>
          <table:table-cell office:value-type="float" office:value="33704.306234757772" table:style-name="ce5">
            <text:p><text:s/>33,704<text:s/></text:p>
          </table:table-cell>
          <table:table-cell office:value-type="float" office:value="1.0160756337570229" table:style-name="ce6">
            <text:p>1.016</text:p>
          </table:table-cell>
          <table:table-cell office:value-type="float" office:value="34246.124317822279" table:style-name="ce5">
            <text:p><text:s/>34,24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246.124317822279" table:style-name="ce5">
            <text:p><text:s/>34,246<text:s/></text:p>
          </table:table-cell>
          <table:table-cell office:value-type="float" office:value="0.94425981017829064" table:style-name="ce6">
            <text:p>0.944</text:p>
          </table:table-cell>
          <table:table-cell office:value-type="float" office:value="32337.238847689012" table:style-name="ce5">
            <text:p><text:s/>32,337<text:s/></text:p>
          </table:table-cell>
          <table:table-cell office:value-type="float" office:value="1.3678952302449203" table:style-name="ce6">
            <text:p>1.368</text:p>
          </table:table-cell>
          <table:table-cell office:value-type="float" office:value="44233.954779044543" table:style-name="ce5">
            <text:p><text:s/>44,2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233.954779044543" table:style-name="ce5">
            <text:p><text:s/>44,234<text:s/></text:p>
          </table:table-cell>
          <table:table-cell office:value-type="float" office:value="0.99795073901096421" table:style-name="ce6">
            <text:p>0.998</text:p>
          </table:table-cell>
          <table:table-cell office:value-type="float" office:value="44143.307861125068" table:style-name="ce5">
            <text:p><text:s/>44,143<text:s/></text:p>
          </table:table-cell>
          <table:table-cell office:value-type="float" office:value="0.88777214804794324" table:style-name="ce6">
            <text:p>0.888</text:p>
          </table:table-cell>
          <table:table-cell office:value-type="float" office:value="39189.199241812661" table:style-name="ce5">
            <text:p><text:s/>39,1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189.199241812661" table:style-name="ce5">
            <text:p><text:s/>39,189<text:s/></text:p>
          </table:table-cell>
          <table:table-cell office:value-type="float" office:value="1.0420846992167163" table:style-name="ce6">
            <text:p>1.042</text:p>
          </table:table-cell>
          <table:table-cell office:value-type="float" office:value="40838.464904448309" table:style-name="ce5">
            <text:p><text:s/>40,838<text:s/></text:p>
          </table:table-cell>
          <table:table-cell office:value-type="float" office:value="1.0389286914793059" table:style-name="ce6">
            <text:p>1.039</text:p>
          </table:table-cell>
          <table:table-cell office:value-type="float" office:value="42428.25290520204" table:style-name="ce5">
            <text:p><text:s/>42,4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428.25290520204" table:style-name="ce5">
            <text:p><text:s/>42,428<text:s/></text:p>
          </table:table-cell>
          <table:table-cell office:value-type="float" office:value="1.0328592394707958" table:style-name="ce6">
            <text:p>1.033</text:p>
          </table:table-cell>
          <table:table-cell office:value-type="float" office:value="43822.413027741561" table:style-name="ce5">
            <text:p><text:s/>43,822<text:s/></text:p>
          </table:table-cell>
          <table:table-cell office:value-type="float" office:value="1.1300768831952754" table:style-name="ce6">
            <text:p>1.130</text:p>
          </table:table-cell>
          <table:table-cell office:value-type="float" office:value="49522.695928486224" table:style-name="ce5">
            <text:p><text:s/>49,5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12.9185587737002" table:style-name="ce5">
            <text:p><text:s/>4,81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812.9185587737002" table:style-name="ce5">
            <text:p><text:s/>4,813<text:s/></text:p>
          </table:table-cell>
          <table:table-cell office:value-type="float" office:value="0.99828922253028984" table:style-name="ce6">
            <text:p>0.998</text:p>
          </table:table-cell>
          <table:table-cell office:value-type="float" office:value="4804.6847261397997" table:style-name="ce5">
            <text:p><text:s/>4,805<text:s/></text:p>
          </table:table-cell>
          <table:table-cell office:value-type="float" office:value="1.2984126101187565" table:style-name="ce6">
            <text:p>1.298</text:p>
          </table:table-cell>
          <table:table-cell office:value-type="float" office:value="6238.4632360649002" table:style-name="ce5">
            <text:p><text:s/>6,2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238.4632360649002" table:style-name="ce5">
            <text:p><text:s/>6,238<text:s/></text:p>
          </table:table-cell>
          <table:table-cell office:value-type="float" office:value="1.0386969955939143" table:style-name="ce6">
            <text:p>1.039</text:p>
          </table:table-cell>
          <table:table-cell office:value-type="float" office:value="6479.8730204236999" table:style-name="ce5">
            <text:p><text:s/>6,480<text:s/></text:p>
          </table:table-cell>
          <table:table-cell office:value-type="float" office:value="1.110686449705754" table:style-name="ce6">
            <text:p>1.111</text:p>
          </table:table-cell>
          <table:table-cell office:value-type="float" office:value="7197.1071595985004" table:style-name="ce5">
            <text:p><text:s/>7,1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97.1071595985004" table:style-name="ce5">
            <text:p><text:s/>7,197<text:s/></text:p>
          </table:table-cell>
          <table:table-cell office:value-type="float" office:value="1.0241823866188493" table:style-name="ce6">
            <text:p>1.024</text:p>
          </table:table-cell>
          <table:table-cell office:value-type="float" office:value="7371.1503874691998" table:style-name="ce5">
            <text:p><text:s/>7,371<text:s/></text:p>
          </table:table-cell>
          <table:table-cell office:value-type="float" office:value="1.2531406257386573" table:style-name="ce6">
            <text:p>1.253</text:p>
          </table:table-cell>
          <table:table-cell office:value-type="float" office:value="9237.088008966899" table:style-name="ce5">
            <text:p><text:s/>9,2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237.088008966899" table:style-name="ce5">
            <text:p><text:s/>9,237<text:s/></text:p>
          </table:table-cell>
          <table:table-cell office:value-type="float" office:value="0.98060488724873196" table:style-name="ce6">
            <text:p>0.981</text:p>
          </table:table-cell>
          <table:table-cell office:value-type="float" office:value="9057.9336455396005" table:style-name="ce5">
            <text:p><text:s/>9,058<text:s/></text:p>
          </table:table-cell>
          <table:table-cell office:value-type="float" office:value="0.96477441766025518" table:style-name="ce6">
            <text:p>0.965</text:p>
          </table:table-cell>
          <table:table-cell office:value-type="float" office:value="8738.8626580806995" table:style-name="ce5">
            <text:p><text:s/>8,7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738.8626580806995" table:style-name="ce5">
            <text:p><text:s/>8,739<text:s/></text:p>
          </table:table-cell>
          <table:table-cell office:value-type="float" office:value="1.0892032761464876" table:style-name="ce6">
            <text:p>1.089</text:p>
          </table:table-cell>
          <table:table-cell office:value-type="float" office:value="9518.3978369757006" table:style-name="ce5">
            <text:p><text:s/>9,518<text:s/></text:p>
          </table:table-cell>
          <table:table-cell office:value-type="float" office:value="1.0876704296578803" table:style-name="ce6">
            <text:p>1.088</text:p>
          </table:table-cell>
          <table:table-cell office:value-type="float" office:value="10352.879864998" table:style-name="ce5">
            <text:p><text:s/>10,3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352.879864998" table:style-name="ce5">
            <text:p><text:s/>10,353<text:s/></text:p>
          </table:table-cell>
          <table:table-cell office:value-type="float" office:value="1.069835225688494" table:style-name="ce6">
            <text:p>1.070</text:p>
          </table:table-cell>
          <table:table-cell office:value-type="float" office:value="11075.875566896" table:style-name="ce5">
            <text:p><text:s/>11,076<text:s/></text:p>
          </table:table-cell>
          <table:table-cell office:value-type="float" office:value="1.1328176539119665" table:style-name="ce6">
            <text:p>1.133</text:p>
          </table:table-cell>
          <table:table-cell office:value-type="float" office:value="12546.947374711999" table:style-name="ce5">
            <text:p><text:s/>12,5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546.947374711999" table:style-name="ce5">
            <text:p><text:s/>12,547<text:s/></text:p>
          </table:table-cell>
          <table:table-cell office:value-type="float" office:value="0.96653624772331237" table:style-name="ce6">
            <text:p>0.967</text:p>
          </table:table-cell>
          <table:table-cell office:value-type="float" office:value="12127.079435936001" table:style-name="ce5">
            <text:p><text:s/>12,127<text:s/></text:p>
          </table:table-cell>
          <table:table-cell office:value-type="float" office:value="0.99997916235757045" table:style-name="ce6">
            <text:p>1.000</text:p>
          </table:table-cell>
          <table:table-cell office:value-type="float" office:value="12126.826736191" table:style-name="ce5">
            <text:p><text:s/>12,1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126.826736191" table:style-name="ce5">
            <text:p><text:s/>12,127<text:s/></text:p>
          </table:table-cell>
          <table:table-cell office:value-type="float" office:value="1.0793539920728066" table:style-name="ce6">
            <text:p>1.079</text:p>
          </table:table-cell>
          <table:table-cell office:value-type="float" office:value="13089.138848883" table:style-name="ce5">
            <text:p><text:s/>13,089<text:s/></text:p>
          </table:table-cell>
          <table:table-cell office:value-type="float" office:value="1.1064947234050295" table:style-name="ce6">
            <text:p>1.106</text:p>
          </table:table-cell>
          <table:table-cell office:value-type="float" office:value="14483.06307020482" table:style-name="ce5">
            <text:p><text:s/>14,4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483.06307020482" table:style-name="ce5">
            <text:p><text:s/>14,483<text:s/></text:p>
          </table:table-cell>
          <table:table-cell office:value-type="float" office:value="1.0620832880438789" table:style-name="ce6">
            <text:p>1.062</text:p>
          </table:table-cell>
          <table:table-cell office:value-type="float" office:value="15382.21924655001" table:style-name="ce5">
            <text:p><text:s/>15,382<text:s/></text:p>
          </table:table-cell>
          <table:table-cell office:value-type="float" office:value="1.0206896957411713" table:style-name="ce6">
            <text:p>1.021</text:p>
          </table:table-cell>
          <table:table-cell office:value-type="float" office:value="15700.472682585119" table:style-name="ce5">
            <text:p><text:s/>15,7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700.472682585119" table:style-name="ce5">
            <text:p><text:s/>15,700<text:s/></text:p>
          </table:table-cell>
          <table:table-cell office:value-type="float" office:value="1.0519897561680494" table:style-name="ce6">
            <text:p>1.052</text:p>
          </table:table-cell>
          <table:table-cell office:value-type="float" office:value="16516.736429075841" table:style-name="ce5">
            <text:p><text:s/>16,517<text:s/></text:p>
          </table:table-cell>
          <table:table-cell office:value-type="float" office:value="1.1359528404083556" table:style-name="ce6">
            <text:p>1.136</text:p>
          </table:table-cell>
          <table:table-cell office:value-type="float" office:value="18762.23366088486" table:style-name="ce5">
            <text:p><text:s/>18,7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762.23366088486" table:style-name="ce5">
            <text:p><text:s/>18,762<text:s/></text:p>
          </table:table-cell>
          <table:table-cell office:value-type="float" office:value="1.0487780808426574" table:style-name="ce6">
            <text:p>1.049</text:p>
          </table:table-cell>
          <table:table-cell office:value-type="float" office:value="19677.419411184332" table:style-name="ce5">
            <text:p><text:s/>19,677<text:s/></text:p>
          </table:table-cell>
          <table:table-cell office:value-type="float" office:value="1.0028910123358639" table:style-name="ce6">
            <text:p>1.003</text:p>
          </table:table-cell>
          <table:table-cell office:value-type="float" office:value="19734.307073440028" table:style-name="ce5">
            <text:p><text:s/>19,7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734.307073440028" table:style-name="ce5">
            <text:p><text:s/>19,734<text:s/></text:p>
          </table:table-cell>
          <table:table-cell office:value-type="float" office:value="1.0415072378653847" table:style-name="ce6">
            <text:p>1.042</text:p>
          </table:table-cell>
          <table:table-cell office:value-type="float" office:value="20553.423651245848" table:style-name="ce5">
            <text:p><text:s/>20,553<text:s/></text:p>
          </table:table-cell>
          <table:table-cell office:value-type="float" office:value="0.99767528115383575" table:style-name="ce6">
            <text:p>0.998</text:p>
          </table:table-cell>
          <table:table-cell office:value-type="float" office:value="20505.642719930598" table:style-name="ce5">
            <text:p><text:s/>20,50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505.642719930598" table:style-name="ce5">
            <text:p><text:s/>20,506<text:s/></text:p>
          </table:table-cell>
          <table:table-cell office:value-type="float" office:value="0.94837493997011901" table:style-name="ce6">
            <text:p>0.948</text:p>
          </table:table-cell>
          <table:table-cell office:value-type="float" office:value="19447.037683562889" table:style-name="ce5">
            <text:p><text:s/>19,447<text:s/></text:p>
          </table:table-cell>
          <table:table-cell office:value-type="float" office:value="1.410930467061247" table:style-name="ce6">
            <text:p>1.411</text:p>
          </table:table-cell>
          <table:table-cell office:value-type="float" office:value="27438.417961827061" table:style-name="ce5">
            <text:p><text:s/>27,4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438.417961827061" table:style-name="ce5">
            <text:p><text:s/>27,438<text:s/></text:p>
          </table:table-cell>
          <table:table-cell office:value-type="float" office:value="0.99754191718867313" table:style-name="ce6">
            <text:p>0.998</text:p>
          </table:table-cell>
          <table:table-cell office:value-type="float" office:value="27370.972058265092" table:style-name="ce5">
            <text:p><text:s/>27,371<text:s/></text:p>
          </table:table-cell>
          <table:table-cell office:value-type="float" office:value="0.80731978176314667" table:style-name="ce6">
            <text:p>0.807</text:p>
          </table:table-cell>
          <table:table-cell office:value-type="float" office:value="22097.12718872376" table:style-name="ce5">
            <text:p><text:s/>22,0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097.12718872376" table:style-name="ce5">
            <text:p><text:s/>22,097<text:s/></text:p>
          </table:table-cell>
          <table:table-cell office:value-type="float" office:value="1.0437891827586181" table:style-name="ce6">
            <text:p>1.044</text:p>
          </table:table-cell>
          <table:table-cell office:value-type="float" office:value="23064.742329631212" table:style-name="ce5">
            <text:p><text:s/>23,065<text:s/></text:p>
          </table:table-cell>
          <table:table-cell office:value-type="float" office:value="1.133857626318534" table:style-name="ce6">
            <text:p>1.134</text:p>
          </table:table-cell>
          <table:table-cell office:value-type="float" office:value="26152.13398952426" table:style-name="ce5">
            <text:p><text:s/>26,1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152.13398952426" table:style-name="ce5">
            <text:p><text:s/>26,152<text:s/></text:p>
          </table:table-cell>
          <table:table-cell office:value-type="float" office:value="1.0334604773668115" table:style-name="ce6">
            <text:p>1.033</text:p>
          </table:table-cell>
          <table:table-cell office:value-type="float" office:value="27027.196876974558" table:style-name="ce5">
            <text:p><text:s/>27,027<text:s/></text:p>
          </table:table-cell>
          <table:table-cell office:value-type="float" office:value="1.1678494023963353" table:style-name="ce6">
            <text:p>1.168</text:p>
          </table:table-cell>
          <table:table-cell office:value-type="float" office:value="31563.695721222841" table:style-name="ce5">
            <text:p><text:s/>31,5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25.7184504996003" table:style-name="ce5">
            <text:p><text:s/>2,9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25.7184504996003" table:style-name="ce5">
            <text:p><text:s/>2,926<text:s/></text:p>
          </table:table-cell>
          <table:table-cell office:value-type="float" office:value="1.0162664771212939" table:style-name="ce6">
            <text:p>1.016</text:p>
          </table:table-cell>
          <table:table-cell office:value-type="float" office:value="2973.3095827379998" table:style-name="ce5">
            <text:p><text:s/>2,973<text:s/></text:p>
          </table:table-cell>
          <table:table-cell office:value-type="float" office:value="1.2004626465861763" table:style-name="ce6">
            <text:p>1.200</text:p>
          </table:table-cell>
          <table:table-cell office:value-type="float" office:value="3569.3470908136987" table:style-name="ce5">
            <text:p><text:s/>3,5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69.3470908136987" table:style-name="ce5">
            <text:p><text:s/>3,569<text:s/></text:p>
          </table:table-cell>
          <table:table-cell office:value-type="float" office:value="1.0841117020741067" table:style-name="ce6">
            <text:p>1.084</text:p>
          </table:table-cell>
          <table:table-cell office:value-type="float" office:value="3869.5709499153004" table:style-name="ce5">
            <text:p><text:s/>3,870<text:s/></text:p>
          </table:table-cell>
          <table:table-cell office:value-type="float" office:value="1.0543068184747457" table:style-name="ce6">
            <text:p>1.054</text:p>
          </table:table-cell>
          <table:table-cell office:value-type="float" office:value="4079.7150370674999" table:style-name="ce5">
            <text:p><text:s/>4,0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79.7150370674999" table:style-name="ce5">
            <text:p><text:s/>4,080<text:s/></text:p>
          </table:table-cell>
          <table:table-cell office:value-type="float" office:value="1.0074615563892864" table:style-name="ce6">
            <text:p>1.007</text:p>
          </table:table-cell>
          <table:table-cell office:value-type="float" office:value="4110.1560608687996" table:style-name="ce5">
            <text:p><text:s/>4,110<text:s/></text:p>
          </table:table-cell>
          <table:table-cell office:value-type="float" office:value="1.0571193252254942" table:style-name="ce6">
            <text:p>1.057</text:p>
          </table:table-cell>
          <table:table-cell office:value-type="float" office:value="4344.9254016371005" table:style-name="ce5">
            <text:p><text:s/>4,3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344.9254016371005" table:style-name="ce5">
            <text:p><text:s/>4,345<text:s/></text:p>
          </table:table-cell>
          <table:table-cell office:value-type="float" office:value="0.97352716154151664" table:style-name="ce6">
            <text:p>0.974</text:p>
          </table:table-cell>
          <table:table-cell office:value-type="float" office:value="4229.9028933653999" table:style-name="ce5">
            <text:p><text:s/>4,230<text:s/></text:p>
          </table:table-cell>
          <table:table-cell office:value-type="float" office:value="1.0489712487967051" table:style-name="ce6">
            <text:p>1.049</text:p>
          </table:table-cell>
          <table:table-cell office:value-type="float" office:value="4437.0465203423" table:style-name="ce5">
            <text:p><text:s/>4,4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37.0465203423" table:style-name="ce5">
            <text:p><text:s/>4,437<text:s/></text:p>
          </table:table-cell>
          <table:table-cell office:value-type="float" office:value="1.1171683139285393" table:style-name="ce6">
            <text:p>1.117</text:p>
          </table:table-cell>
          <table:table-cell office:value-type="float" office:value="4956.9277799533002" table:style-name="ce5">
            <text:p><text:s/>4,957<text:s/></text:p>
          </table:table-cell>
          <table:table-cell office:value-type="float" office:value="1.2709662422657595" table:style-name="ce6">
            <text:p>1.271</text:p>
          </table:table-cell>
          <table:table-cell office:value-type="float" office:value="6300.0878736699997" table:style-name="ce5">
            <text:p><text:s/>6,3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00.0878736699997" table:style-name="ce5">
            <text:p><text:s/>6,300<text:s/></text:p>
          </table:table-cell>
          <table:table-cell office:value-type="float" office:value="1.0715651846370762" table:style-name="ce6">
            <text:p>1.072</text:p>
          </table:table-cell>
          <table:table-cell office:value-type="float" office:value="6750.9548255789987" table:style-name="ce5">
            <text:p><text:s/>6,751<text:s/></text:p>
          </table:table-cell>
          <table:table-cell office:value-type="float" office:value="1.0782789095515359" table:style-name="ce6">
            <text:p>1.078</text:p>
          </table:table-cell>
          <table:table-cell office:value-type="float" office:value="7279.4122077570019" table:style-name="ce5">
            <text:p><text:s/>7,2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79.4122077570019" table:style-name="ce5">
            <text:p><text:s/>7,279<text:s/></text:p>
          </table:table-cell>
          <table:table-cell office:value-type="float" office:value="0.94634682411571414" table:style-name="ce6">
            <text:p>0.946</text:p>
          </table:table-cell>
          <table:table-cell office:value-type="float" office:value="6888.8486242399977" table:style-name="ce5">
            <text:p><text:s/>6,889<text:s/></text:p>
          </table:table-cell>
          <table:table-cell office:value-type="float" office:value="1.002302530074066" table:style-name="ce6">
            <text:p>1.002</text:p>
          </table:table-cell>
          <table:table-cell office:value-type="float" office:value="6904.710405372999" table:style-name="ce5">
            <text:p><text:s/>6,9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904.710405372999" table:style-name="ce5">
            <text:p><text:s/>6,905<text:s/></text:p>
          </table:table-cell>
          <table:table-cell office:value-type="float" office:value="1.1102514729580288" table:style-name="ce6">
            <text:p>1.110</text:p>
          </table:table-cell>
          <table:table-cell office:value-type="float" office:value="7665.9648979140011" table:style-name="ce5">
            <text:p><text:s/>7,666<text:s/></text:p>
          </table:table-cell>
          <table:table-cell office:value-type="float" office:value="1.1799031993454088" table:style-name="ce6">
            <text:p>1.180</text:p>
          </table:table-cell>
          <table:table-cell office:value-type="float" office:value="9045.0965091183298" table:style-name="ce5">
            <text:p><text:s/>9,0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045.0965091183298" table:style-name="ce5">
            <text:p><text:s/>9,045<text:s/></text:p>
          </table:table-cell>
          <table:table-cell office:value-type="float" office:value="1.0435921899066696" table:style-name="ce6">
            <text:p>1.044</text:p>
          </table:table-cell>
          <table:table-cell office:value-type="float" office:value="9439.3920738679699" table:style-name="ce5">
            <text:p><text:s/>9,439<text:s/></text:p>
          </table:table-cell>
          <table:table-cell office:value-type="float" office:value="1.0935684746959062" table:style-name="ce6">
            <text:p>1.094</text:p>
          </table:table-cell>
          <table:table-cell office:value-type="float" office:value="10322.621592276422" table:style-name="ce5">
            <text:p><text:s/>10,3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322.621592276422" table:style-name="ce5">
            <text:p><text:s/>10,323<text:s/></text:p>
          </table:table-cell>
          <table:table-cell office:value-type="float" office:value="1.0195680178537527" table:style-name="ce6">
            <text:p>1.020</text:p>
          </table:table-cell>
          <table:table-cell office:value-type="float" office:value="10524.61483589162" table:style-name="ce5">
            <text:p><text:s/>10,525<text:s/></text:p>
          </table:table-cell>
          <table:table-cell office:value-type="float" office:value="1.169329013582812" table:style-name="ce6">
            <text:p>1.169</text:p>
          </table:table-cell>
          <table:table-cell office:value-type="float" office:value="12306.737484392177" table:style-name="ce5">
            <text:p><text:s/>12,3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306.737484392177" table:style-name="ce5">
            <text:p><text:s/>12,307<text:s/></text:p>
          </table:table-cell>
          <table:table-cell office:value-type="float" office:value="1.0383175747870454" table:style-name="ce6">
            <text:p>1.038</text:p>
          </table:table-cell>
          <table:table-cell office:value-type="float" office:value="12778.301818334912" table:style-name="ce5">
            <text:p><text:s/>12,778<text:s/></text:p>
          </table:table-cell>
          <table:table-cell office:value-type="float" office:value="1.0129643467211111" table:style-name="ce6">
            <text:p>1.013</text:p>
          </table:table-cell>
          <table:table-cell office:value-type="float" office:value="12943.96415361481" table:style-name="ce5">
            <text:p><text:s/>12,9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943.96415361481" table:style-name="ce5">
            <text:p><text:s/>12,944<text:s/></text:p>
          </table:table-cell>
          <table:table-cell office:value-type="float" office:value="1.0159857078899066" table:style-name="ce6">
            <text:p>1.016</text:p>
          </table:table-cell>
          <table:table-cell office:value-type="float" office:value="13150.882583511921" table:style-name="ce5">
            <text:p><text:s/>13,151<text:s/></text:p>
          </table:table-cell>
          <table:table-cell office:value-type="float" office:value="1.0448334178817" table:style-name="ce6">
            <text:p>1.045</text:p>
          </table:table-cell>
          <table:table-cell office:value-type="float" office:value="13740.481597891681" table:style-name="ce5">
            <text:p><text:s/>13,7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740.481597891681" table:style-name="ce5">
            <text:p><text:s/>13,740<text:s/></text:p>
          </table:table-cell>
          <table:table-cell office:value-type="float" office:value="0.93811858574913232" table:style-name="ce6">
            <text:p>0.938</text:p>
          </table:table-cell>
          <table:table-cell office:value-type="float" office:value="12890.201164126122" table:style-name="ce5">
            <text:p><text:s/>12,890<text:s/></text:p>
          </table:table-cell>
          <table:table-cell office:value-type="float" office:value="1.3029693333227446" table:style-name="ce6">
            <text:p>1.303</text:p>
          </table:table-cell>
          <table:table-cell office:value-type="float" office:value="16795.536817217479" table:style-name="ce5">
            <text:p><text:s/>16,7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795.536817217479" table:style-name="ce5">
            <text:p><text:s/>16,796<text:s/></text:p>
          </table:table-cell>
          <table:table-cell office:value-type="float" office:value="0.99861862025548842" table:style-name="ce6">
            <text:p>0.999</text:p>
          </table:table-cell>
          <table:table-cell office:value-type="float" office:value="16772.335802859976" table:style-name="ce5">
            <text:p><text:s/>16,772<text:s/></text:p>
          </table:table-cell>
          <table:table-cell office:value-type="float" office:value="1.0190633107986309" table:style-name="ce6">
            <text:p>1.019</text:p>
          </table:table-cell>
          <table:table-cell office:value-type="float" office:value="17092.072053088901" table:style-name="ce5">
            <text:p><text:s/>17,0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092.072053088901" table:style-name="ce5">
            <text:p><text:s/>17,092<text:s/></text:p>
          </table:table-cell>
          <table:table-cell office:value-type="float" office:value="1.0398810933870952" table:style-name="ce6">
            <text:p>1.040</text:p>
          </table:table-cell>
          <table:table-cell office:value-type="float" office:value="17773.7225748171" table:style-name="ce5">
            <text:p><text:s/>17,774<text:s/></text:p>
          </table:table-cell>
          <table:table-cell office:value-type="float" office:value="0.91574057416305032" table:style-name="ce6">
            <text:p>0.916</text:p>
          </table:table-cell>
          <table:table-cell office:value-type="float" office:value="16276.11891567778" table:style-name="ce5">
            <text:p><text:s/>16,2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276.11891567778" table:style-name="ce5">
            <text:p><text:s/>16,276<text:s/></text:p>
          </table:table-cell>
          <table:table-cell office:value-type="float" office:value="1.0318931827531199" table:style-name="ce6">
            <text:p>1.032</text:p>
          </table:table-cell>
          <table:table-cell office:value-type="float" office:value="16795.216150767003" table:style-name="ce5">
            <text:p><text:s/>16,795<text:s/></text:p>
          </table:table-cell>
          <table:table-cell office:value-type="float" office:value="1.069292591774309" table:style-name="ce6">
            <text:p>1.069</text:p>
          </table:table-cell>
          <table:table-cell office:value-type="float" office:value="17959.000207263383" table:style-name="ce5">
            <text:p><text:s/>17,95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14.4445441683997" table:style-name="ce5">
            <text:p><text:s/>2,4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14.4445441683997" table:style-name="ce5">
            <text:p><text:s/>2,414<text:s/></text:p>
          </table:table-cell>
          <table:table-cell office:value-type="float" office:value="1.0285785596045927" table:style-name="ce6">
            <text:p>1.029</text:p>
          </table:table-cell>
          <table:table-cell office:value-type="float" office:value="2483.4458914859001" table:style-name="ce5">
            <text:p><text:s/>2,483<text:s/></text:p>
          </table:table-cell>
          <table:table-cell office:value-type="float" office:value="0.9579739009273307" table:style-name="ce6">
            <text:p>0.958</text:p>
          </table:table-cell>
          <table:table-cell office:value-type="float" office:value="2379.0763484087001" table:style-name="ce5">
            <text:p><text:s/>2,37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79.0763484087001" table:style-name="ce5">
            <text:p><text:s/>2,379<text:s/></text:p>
          </table:table-cell>
          <table:table-cell office:value-type="float" office:value="1.03225221901404" table:style-name="ce6">
            <text:p>1.032</text:p>
          </table:table-cell>
          <table:table-cell office:value-type="float" office:value="2455.8068398486998" table:style-name="ce5">
            <text:p><text:s/>2,456<text:s/></text:p>
          </table:table-cell>
          <table:table-cell office:value-type="float" office:value="1.1338363610034776" table:style-name="ce6">
            <text:p>1.134</text:p>
          </table:table-cell>
          <table:table-cell office:value-type="float" office:value="2784.4830906215002" table:style-name="ce5">
            <text:p><text:s/>2,7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84.4830906215002" table:style-name="ce5">
            <text:p><text:s/>2,784<text:s/></text:p>
          </table:table-cell>
          <table:table-cell office:value-type="float" office:value="1.02987117237754" table:style-name="ce6">
            <text:p>1.030</text:p>
          </table:table-cell>
          <table:table-cell office:value-type="float" office:value="2867.6588650037997" table:style-name="ce5">
            <text:p><text:s/>2,868<text:s/></text:p>
          </table:table-cell>
          <table:table-cell office:value-type="float" office:value="1.0207315377747768" table:style-name="ce6">
            <text:p>1.021</text:p>
          </table:table-cell>
          <table:table-cell office:value-type="float" office:value="2927.1098430888001" table:style-name="ce5">
            <text:p><text:s/>2,92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27.1098430888001" table:style-name="ce5">
            <text:p><text:s/>2,927<text:s/></text:p>
          </table:table-cell>
          <table:table-cell office:value-type="float" office:value="1.0716002537306359" table:style-name="ce6">
            <text:p>1.072</text:p>
          </table:table-cell>
          <table:table-cell office:value-type="float" office:value="3136.6916505514" table:style-name="ce5">
            <text:p><text:s/>3,137<text:s/></text:p>
          </table:table-cell>
          <table:table-cell office:value-type="float" office:value="1.2290157115609117" table:style-name="ce6">
            <text:p>1.229</text:p>
          </table:table-cell>
          <table:table-cell office:value-type="float" office:value="3855.0433208495997" table:style-name="ce5">
            <text:p><text:s/>3,8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55.0433208495997" table:style-name="ce5">
            <text:p><text:s/>3,855<text:s/></text:p>
          </table:table-cell>
          <table:table-cell office:value-type="float" office:value="1.0424767506883974" table:style-name="ce6">
            <text:p>1.042</text:p>
          </table:table-cell>
          <table:table-cell office:value-type="float" office:value="4018.7930348822997" table:style-name="ce5">
            <text:p><text:s/>4,019<text:s/></text:p>
          </table:table-cell>
          <table:table-cell office:value-type="float" office:value="1.2201915785656567" table:style-name="ce6">
            <text:p>1.220</text:p>
          </table:table-cell>
          <table:table-cell office:value-type="float" office:value="4903.6974171617003" table:style-name="ce5">
            <text:p><text:s/>4,9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03.6974171617003" table:style-name="ce5">
            <text:p><text:s/>4,904<text:s/></text:p>
          </table:table-cell>
          <table:table-cell office:value-type="float" office:value="1.0085654866924296" table:style-name="ce6">
            <text:p>1.009</text:p>
          </table:table-cell>
          <table:table-cell office:value-type="float" office:value="4945.6999721320999" table:style-name="ce5">
            <text:p><text:s/>4,946<text:s/></text:p>
          </table:table-cell>
          <table:table-cell office:value-type="float" office:value="0.9294410610117213" table:style-name="ce6">
            <text:p>0.929</text:p>
          </table:table-cell>
          <table:table-cell office:value-type="float" office:value="4596.7366295440997" table:style-name="ce5">
            <text:p><text:s/>4,5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96.7366295440997" table:style-name="ce5">
            <text:p><text:s/>4,597<text:s/></text:p>
          </table:table-cell>
          <table:table-cell office:value-type="float" office:value="1.0489262816567557" table:style-name="ce6">
            <text:p>1.049</text:p>
          </table:table-cell>
          <table:table-cell office:value-type="float" office:value="4821.6378605831005" table:style-name="ce5">
            <text:p><text:s/>4,822<text:s/></text:p>
          </table:table-cell>
          <table:table-cell office:value-type="float" office:value="0.83952477485212318" table:style-name="ce6">
            <text:p>0.840</text:p>
          </table:table-cell>
          <table:table-cell office:value-type="float" office:value="4047.8844393244999" table:style-name="ce5">
            <text:p><text:s/>4,0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47.8844393244999" table:style-name="ce5">
            <text:p><text:s/>4,048<text:s/></text:p>
          </table:table-cell>
          <table:table-cell office:value-type="float" office:value="1.0206404482523821" table:style-name="ce6">
            <text:p>1.021</text:p>
          </table:table-cell>
          <table:table-cell office:value-type="float" office:value="4131.4345886259998" table:style-name="ce5">
            <text:p><text:s/>4,131<text:s/></text:p>
          </table:table-cell>
          <table:table-cell office:value-type="float" office:value="1.513908925458888" table:style-name="ce6">
            <text:p>1.514</text:p>
          </table:table-cell>
          <table:table-cell office:value-type="float" office:value="6254.61569867047" table:style-name="ce5">
            <text:p><text:s/>6,2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54.61569867047" table:style-name="ce5">
            <text:p><text:s/>6,255<text:s/></text:p>
          </table:table-cell>
          <table:table-cell office:value-type="float" office:value="1.0785796259888381" table:style-name="ce6">
            <text:p>1.079</text:p>
          </table:table-cell>
          <table:table-cell office:value-type="float" office:value="6746.1010609759105" table:style-name="ce5">
            <text:p><text:s/>6,746<text:s/></text:p>
          </table:table-cell>
          <table:table-cell office:value-type="float" office:value="1.1714938643920119" table:style-name="ce6">
            <text:p>1.171</text:p>
          </table:table-cell>
          <table:table-cell office:value-type="float" office:value="7903.01600150172" table:style-name="ce5">
            <text:p><text:s/>7,90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903.01600150172" table:style-name="ce5">
            <text:p><text:s/>7,903<text:s/></text:p>
          </table:table-cell>
          <table:table-cell office:value-type="float" office:value="1.0497516864249492" table:style-name="ce6">
            <text:p>1.050</text:p>
          </table:table-cell>
          <table:table-cell office:value-type="float" office:value="8296.2043754197912" table:style-name="ce5">
            <text:p><text:s/>8,296<text:s/></text:p>
          </table:table-cell>
          <table:table-cell office:value-type="float" office:value="1.2179436618678778" table:style-name="ce6">
            <text:p>1.218</text:p>
          </table:table-cell>
          <table:table-cell office:value-type="float" office:value="10104.30953660309" table:style-name="ce5">
            <text:p><text:s/>10,1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104.30953660309" table:style-name="ce5">
            <text:p><text:s/>10,104<text:s/></text:p>
          </table:table-cell>
          <table:table-cell office:value-type="float" office:value="1.00773446840369" table:style-name="ce6">
            <text:p>1.008</text:p>
          </table:table-cell>
          <table:table-cell office:value-type="float" office:value="10182.46099945505" table:style-name="ce5">
            <text:p><text:s/>10,182<text:s/></text:p>
          </table:table-cell>
          <table:table-cell office:value-type="float" office:value="1.100389229105768" table:style-name="ce6">
            <text:p>1.100</text:p>
          </table:table-cell>
          <table:table-cell office:value-type="float" office:value="11204.670409589889" table:style-name="ce5">
            <text:p><text:s/>11,2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204.670409589889" table:style-name="ce5">
            <text:p><text:s/>11,205<text:s/></text:p>
          </table:table-cell>
          <table:table-cell office:value-type="float" office:value="1.007290597117954" table:style-name="ce6">
            <text:p>1.007</text:p>
          </table:table-cell>
          <table:table-cell office:value-type="float" office:value="11286.35914738567" table:style-name="ce5">
            <text:p><text:s/>11,286<text:s/></text:p>
          </table:table-cell>
          <table:table-cell office:value-type="float" office:value="1.1896022269676749" table:style-name="ce6">
            <text:p>1.190</text:p>
          </table:table-cell>
          <table:table-cell office:value-type="float" office:value="13426.277976086982" table:style-name="ce5">
            <text:p><text:s/>13,42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426.277976086982" table:style-name="ce5">
            <text:p><text:s/>13,426<text:s/></text:p>
          </table:table-cell>
          <table:table-cell office:value-type="float" office:value="0.93021949294345585" table:style-name="ce6">
            <text:p>0.930</text:p>
          </table:table-cell>
          <table:table-cell office:value-type="float" office:value="12489.385491033519" table:style-name="ce5">
            <text:p><text:s/>12,489<text:s/></text:p>
          </table:table-cell>
          <table:table-cell office:value-type="float" office:value="1.0264432269741433" table:style-name="ce6">
            <text:p>1.026</text:p>
          </table:table-cell>
          <table:table-cell office:value-type="float" office:value="12819.64514634049" table:style-name="ce5">
            <text:p><text:s/>12,8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819.64514634049" table:style-name="ce5">
            <text:p><text:s/>12,820<text:s/></text:p>
          </table:table-cell>
          <table:table-cell office:value-type="float" office:value="0.98653144713411356" table:style-name="ce6">
            <text:p>0.987</text:p>
          </table:table-cell>
          <table:table-cell office:value-type="float" office:value="12646.9830779651" table:style-name="ce5">
            <text:p><text:s/>12,647<text:s/></text:p>
          </table:table-cell>
          <table:table-cell office:value-type="float" office:value="1.1739259073944568" table:style-name="ce6">
            <text:p>1.174</text:p>
          </table:table-cell>
          <table:table-cell office:value-type="float" office:value="14846.621085602519" table:style-name="ce5">
            <text:p><text:s/>14,8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846.621085602519" table:style-name="ce5">
            <text:p><text:s/>14,847<text:s/></text:p>
          </table:table-cell>
          <table:table-cell office:value-type="float" office:value="1.0643094701609308" table:style-name="ce6">
            <text:p>1.064</text:p>
          </table:table-cell>
          <table:table-cell office:value-type="float" office:value="15801.39942129772" table:style-name="ce5">
            <text:p><text:s/>15,801<text:s/></text:p>
          </table:table-cell>
          <table:table-cell office:value-type="float" office:value="1.0109841801194248" table:style-name="ce6">
            <text:p>1.011</text:p>
          </table:table-cell>
          <table:table-cell office:value-type="float" office:value="15974.964838680229" table:style-name="ce5">
            <text:p><text:s/>15,9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974.964838680229" table:style-name="ce5">
            <text:p><text:s/>15,975<text:s/></text:p>
          </table:table-cell>
          <table:table-cell office:value-type="float" office:value="1.0572124073639104" table:style-name="ce6">
            <text:p>1.057</text:p>
          </table:table-cell>
          <table:table-cell office:value-type="float" office:value="16888.93103465495" table:style-name="ce5">
            <text:p><text:s/>16,889<text:s/></text:p>
          </table:table-cell>
          <table:table-cell office:value-type="float" office:value="1.0154402120156008" table:style-name="ce6">
            <text:p>1.015</text:p>
          </table:table-cell>
          <table:table-cell office:value-type="float" office:value="17149.69971054688" table:style-name="ce5">
            <text:p><text:s/>17,15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19.1891269324001" table:style-name="ce5">
            <text:p><text:s/>1,21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19.1891269324001" table:style-name="ce5">
            <text:p><text:s/>1,219<text:s/></text:p>
          </table:table-cell>
          <table:table-cell office:value-type="float" office:value="1.0096180905840297" table:style-name="ce6">
            <text:p>1.010</text:p>
          </table:table-cell>
          <table:table-cell office:value-type="float" office:value="1230.9153983942999" table:style-name="ce5">
            <text:p><text:s/>1,231<text:s/></text:p>
          </table:table-cell>
          <table:table-cell office:value-type="float" office:value="0.93833430881202995" table:style-name="ce6">
            <text:p>0.938</text:p>
          </table:table-cell>
          <table:table-cell office:value-type="float" office:value="1155.0101495583999" table:style-name="ce5">
            <text:p><text:s/>1,15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55.0101495583999" table:style-name="ce5">
            <text:p><text:s/>1,155<text:s/></text:p>
          </table:table-cell>
          <table:table-cell office:value-type="float" office:value="1.0347038990618613" table:style-name="ce6">
            <text:p>1.035</text:p>
          </table:table-cell>
          <table:table-cell office:value-type="float" office:value="1195.0935052041" table:style-name="ce5">
            <text:p><text:s/>1,195<text:s/></text:p>
          </table:table-cell>
          <table:table-cell office:value-type="float" office:value="1.3607540316412901" table:style-name="ce6">
            <text:p>1.361</text:p>
          </table:table-cell>
          <table:table-cell office:value-type="float" office:value="1626.2283053947999" table:style-name="ce5">
            <text:p><text:s/>1,6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26.2283053947999" table:style-name="ce5">
            <text:p><text:s/>1,626<text:s/></text:p>
          </table:table-cell>
          <table:table-cell office:value-type="float" office:value="1.0282595036326361" table:style-name="ce6">
            <text:p>1.028</text:p>
          </table:table-cell>
          <table:table-cell office:value-type="float" office:value="1672.1847100985999" table:style-name="ce5">
            <text:p><text:s/>1,672<text:s/></text:p>
          </table:table-cell>
          <table:table-cell office:value-type="float" office:value="0.99344388016330232" table:style-name="ce6">
            <text:p>0.993</text:p>
          </table:table-cell>
          <table:table-cell office:value-type="float" office:value="1661.2216667501" table:style-name="ce5">
            <text:p><text:s/>1,66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61.2216667501" table:style-name="ce5">
            <text:p><text:s/>1,661<text:s/></text:p>
          </table:table-cell>
          <table:table-cell office:value-type="float" office:value="1.0584438287417939" table:style-name="ce6">
            <text:p>1.058</text:p>
          </table:table-cell>
          <table:table-cell office:value-type="float" office:value="1758.3098213438" table:style-name="ce5">
            <text:p><text:s/>1,758<text:s/></text:p>
          </table:table-cell>
          <table:table-cell office:value-type="float" office:value="1.1096622361216955" table:style-name="ce6">
            <text:p>1.110</text:p>
          </table:table-cell>
          <table:table-cell office:value-type="float" office:value="1951.1300081470999" table:style-name="ce5">
            <text:p><text:s/>1,9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51.1300081470999" table:style-name="ce5">
            <text:p><text:s/>1,951<text:s/></text:p>
          </table:table-cell>
          <table:table-cell office:value-type="float" office:value="1.0440296098738098" table:style-name="ce6">
            <text:p>1.044</text:p>
          </table:table-cell>
          <table:table-cell office:value-type="float" office:value="2037.0375012188999" table:style-name="ce5">
            <text:p><text:s/>2,037<text:s/></text:p>
          </table:table-cell>
          <table:table-cell office:value-type="float" office:value="1.0880105739221415" table:style-name="ce6">
            <text:p>1.088</text:p>
          </table:table-cell>
          <table:table-cell office:value-type="float" office:value="2216.3183408021" table:style-name="ce5">
            <text:p><text:s/>2,2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16.3183408021" table:style-name="ce5">
            <text:p><text:s/>2,216<text:s/></text:p>
          </table:table-cell>
          <table:table-cell office:value-type="float" office:value="1.0071455609472908" table:style-name="ce6">
            <text:p>1.007</text:p>
          </table:table-cell>
          <table:table-cell office:value-type="float" office:value="2232.1551785849001" table:style-name="ce5">
            <text:p><text:s/>2,232<text:s/></text:p>
          </table:table-cell>
          <table:table-cell office:value-type="float" office:value="1.0923145722423002" table:style-name="ce6">
            <text:p>1.092</text:p>
          </table:table-cell>
          <table:table-cell office:value-type="float" office:value="2438.2156290744001" table:style-name="ce5">
            <text:p><text:s/>2,4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38.2156290744001" table:style-name="ce5">
            <text:p><text:s/>2,438<text:s/></text:p>
          </table:table-cell>
          <table:table-cell office:value-type="float" office:value="1.0629399522065885" table:style-name="ce6">
            <text:p>1.063</text:p>
          </table:table-cell>
          <table:table-cell office:value-type="float" office:value="2591.6768042376998" table:style-name="ce5">
            <text:p><text:s/>2,592<text:s/></text:p>
          </table:table-cell>
          <table:table-cell office:value-type="float" office:value="0.83989925245372365" table:style-name="ce6">
            <text:p>0.840</text:p>
          </table:table-cell>
          <table:table-cell office:value-type="float" office:value="2176.7474104808998" table:style-name="ce5">
            <text:p><text:s/>2,1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76.7474104808998" table:style-name="ce5">
            <text:p><text:s/>2,177<text:s/></text:p>
          </table:table-cell>
          <table:table-cell office:value-type="float" office:value="1.0245604210619408" table:style-name="ce6">
            <text:p>1.025</text:p>
          </table:table-cell>
          <table:table-cell office:value-type="float" office:value="2230.2092434278002" table:style-name="ce5">
            <text:p><text:s/>2,230<text:s/></text:p>
          </table:table-cell>
          <table:table-cell office:value-type="float" office:value="1.5012672216069762" table:style-name="ce6">
            <text:p>1.501</text:p>
          </table:table-cell>
          <table:table-cell office:value-type="float" office:value="3348.1400344830499" table:style-name="ce5">
            <text:p><text:s/>3,3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48.1400344830499" table:style-name="ce5">
            <text:p><text:s/>3,348<text:s/></text:p>
          </table:table-cell>
          <table:table-cell office:value-type="float" office:value="1.0857928113176933" table:style-name="ce6">
            <text:p>1.086</text:p>
          </table:table-cell>
          <table:table-cell office:value-type="float" office:value="3635.3863807266698" table:style-name="ce5">
            <text:p><text:s/>3,635<text:s/></text:p>
          </table:table-cell>
          <table:table-cell office:value-type="float" office:value="1.1371707337703407" table:style-name="ce6">
            <text:p>1.137</text:p>
          </table:table-cell>
          <table:table-cell office:value-type="float" office:value="4134.0549981096501" table:style-name="ce5">
            <text:p><text:s/>4,1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34.0549981096501" table:style-name="ce5">
            <text:p><text:s/>4,134<text:s/></text:p>
          </table:table-cell>
          <table:table-cell office:value-type="float" office:value="1.0510414907754628" table:style-name="ce6">
            <text:p>1.051</text:p>
          </table:table-cell>
          <table:table-cell office:value-type="float" office:value="4345.0633281609198" table:style-name="ce5">
            <text:p><text:s/>4,345<text:s/></text:p>
          </table:table-cell>
          <table:table-cell office:value-type="float" office:value="1.1580747570039449" table:style-name="ce6">
            <text:p>1.158</text:p>
          </table:table-cell>
          <table:table-cell office:value-type="float" office:value="5031.9081579267104" table:style-name="ce5">
            <text:p><text:s/>5,03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31.9081579267104" table:style-name="ce5">
            <text:p><text:s/>5,032<text:s/></text:p>
          </table:table-cell>
          <table:table-cell office:value-type="float" office:value="1.0161641686756606" table:style-name="ce6">
            <text:p>1.016</text:p>
          </table:table-cell>
          <table:table-cell office:value-type="float" office:value="5113.2447701518695" table:style-name="ce5">
            <text:p><text:s/>5,113<text:s/></text:p>
          </table:table-cell>
          <table:table-cell office:value-type="float" office:value="1.0755368724219119" table:style-name="ce6">
            <text:p>1.076</text:p>
          </table:table-cell>
          <table:table-cell office:value-type="float" office:value="5499.4832880168397" table:style-name="ce5">
            <text:p><text:s/>5,4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99.4832880168397" table:style-name="ce5">
            <text:p><text:s/>5,499<text:s/></text:p>
          </table:table-cell>
          <table:table-cell office:value-type="float" office:value="1.0099118633869413" table:style-name="ce6">
            <text:p>1.010</text:p>
          </table:table-cell>
          <table:table-cell office:value-type="float" office:value="5553.9934150664303" table:style-name="ce5">
            <text:p><text:s/>5,554<text:s/></text:p>
          </table:table-cell>
          <table:table-cell office:value-type="float" office:value="1.3298174011667585" table:style-name="ce6">
            <text:p>1.330</text:p>
          </table:table-cell>
          <table:table-cell office:value-type="float" office:value="7385.7970893209294" table:style-name="ce5">
            <text:p><text:s/>7,3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385.7970893209294" table:style-name="ce5">
            <text:p><text:s/>7,386<text:s/></text:p>
          </table:table-cell>
          <table:table-cell office:value-type="float" office:value="0.93176091796217098" table:style-name="ce6">
            <text:p>0.932</text:p>
          </table:table-cell>
          <table:table-cell office:value-type="float" office:value="6881.7970758279998" table:style-name="ce5">
            <text:p><text:s/>6,882<text:s/></text:p>
          </table:table-cell>
          <table:table-cell office:value-type="float" office:value="1.0464190414019299" table:style-name="ce6">
            <text:p>1.046</text:p>
          </table:table-cell>
          <table:table-cell office:value-type="float" office:value="7201.24349921054" table:style-name="ce5">
            <text:p><text:s/>7,2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01.24349921054" table:style-name="ce5">
            <text:p><text:s/>7,201<text:s/></text:p>
          </table:table-cell>
          <table:table-cell office:value-type="float" office:value="0.99030697497382747" table:style-name="ce6">
            <text:p>0.990</text:p>
          </table:table-cell>
          <table:table-cell office:value-type="float" office:value="7131.4416657531301" table:style-name="ce5">
            <text:p><text:s/>7,131<text:s/></text:p>
          </table:table-cell>
          <table:table-cell office:value-type="float" office:value="1.1955701667135603" table:style-name="ce6">
            <text:p>1.196</text:p>
          </table:table-cell>
          <table:table-cell office:value-type="float" office:value="8526.1389012324998" table:style-name="ce5">
            <text:p><text:s/>8,5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26.1389012324998" table:style-name="ce5">
            <text:p><text:s/>8,526<text:s/></text:p>
          </table:table-cell>
          <table:table-cell office:value-type="float" office:value="1.0604207396426408" table:style-name="ce6">
            <text:p>1.060</text:p>
          </table:table-cell>
          <table:table-cell office:value-type="float" office:value="9041.2945199408605" table:style-name="ce5">
            <text:p><text:s/>9,041<text:s/></text:p>
          </table:table-cell>
          <table:table-cell office:value-type="float" office:value="0.95669650478508461" table:style-name="ce6">
            <text:p>0.957</text:p>
          </table:table-cell>
          <table:table-cell office:value-type="float" office:value="8649.7748659599602" table:style-name="ce5">
            <text:p><text:s/>8,6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649.7748659599602" table:style-name="ce5">
            <text:p><text:s/>8,650<text:s/></text:p>
          </table:table-cell>
          <table:table-cell office:value-type="float" office:value="1.0488946977949805" table:style-name="ce6">
            <text:p>1.049</text:p>
          </table:table-cell>
          <table:table-cell office:value-type="float" office:value="9072.7029940256907" table:style-name="ce5">
            <text:p><text:s/>9,073<text:s/></text:p>
          </table:table-cell>
          <table:table-cell office:value-type="float" office:value="1.0165780242879572" table:style-name="ce6">
            <text:p>1.017</text:p>
          </table:table-cell>
          <table:table-cell office:value-type="float" office:value="9223.1104846180715" table:style-name="ce5">
            <text:p><text:s/>9,2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95.2554172359999" table:style-name="ce5">
            <text:p><text:s/>1,19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95.2554172359999" table:style-name="ce5">
            <text:p><text:s/>1,195<text:s/></text:p>
          </table:table-cell>
          <table:table-cell office:value-type="float" office:value="1.0479186917119752" table:style-name="ce6">
            <text:p>1.048</text:p>
          </table:table-cell>
          <table:table-cell office:value-type="float" office:value="1252.5304930916" table:style-name="ce5">
            <text:p><text:s/>1,253<text:s/></text:p>
          </table:table-cell>
          <table:table-cell office:value-type="float" office:value="0.97727456984217453" table:style-name="ce6">
            <text:p>0.977</text:p>
          </table:table-cell>
          <table:table-cell office:value-type="float" office:value="1224.0661988503" table:style-name="ce5">
            <text:p><text:s/>1,2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24.0661988503" table:style-name="ce5">
            <text:p><text:s/>1,224<text:s/></text:p>
          </table:table-cell>
          <table:table-cell office:value-type="float" office:value="1.0299388512065122" table:style-name="ce6">
            <text:p>1.030</text:p>
          </table:table-cell>
          <table:table-cell office:value-type="float" office:value="1260.7133346446001" table:style-name="ce5">
            <text:p><text:s/>1,261<text:s/></text:p>
          </table:table-cell>
          <table:table-cell office:value-type="float" office:value="0.91872970119191799" table:style-name="ce6">
            <text:p>0.919</text:p>
          </table:table-cell>
          <table:table-cell office:value-type="float" office:value="1158.2547852267001" table:style-name="ce5">
            <text:p><text:s/>1,1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58.2547852267001" table:style-name="ce5">
            <text:p><text:s/>1,158<text:s/></text:p>
          </table:table-cell>
          <table:table-cell office:value-type="float" office:value="1.0321340089876816" table:style-name="ce6">
            <text:p>1.032</text:p>
          </table:table-cell>
          <table:table-cell office:value-type="float" office:value="1195.4741549052001" table:style-name="ce5">
            <text:p><text:s/>1,195<text:s/></text:p>
          </table:table-cell>
          <table:table-cell office:value-type="float" office:value="1.0589004966310491" table:style-name="ce6">
            <text:p>1.059</text:p>
          </table:table-cell>
          <table:table-cell office:value-type="float" office:value="1265.8881763387001" table:style-name="ce5">
            <text:p><text:s/>1,2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65.8881763387001" table:style-name="ce5">
            <text:p><text:s/>1,266<text:s/></text:p>
          </table:table-cell>
          <table:table-cell office:value-type="float" office:value="1.088865395041656" table:style-name="ce6">
            <text:p>1.089</text:p>
          </table:table-cell>
          <table:table-cell office:value-type="float" office:value="1378.3818292076" table:style-name="ce5">
            <text:p><text:s/>1,378<text:s/></text:p>
          </table:table-cell>
          <table:table-cell office:value-type="float" office:value="1.3812669844879018" table:style-name="ce6">
            <text:p>1.381</text:p>
          </table:table-cell>
          <table:table-cell office:value-type="float" office:value="1903.9133127025" table:style-name="ce5">
            <text:p><text:s/>1,9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03.9133127025" table:style-name="ce5">
            <text:p><text:s/>1,904<text:s/></text:p>
          </table:table-cell>
          <table:table-cell office:value-type="float" office:value="1.0408853808844938" table:style-name="ce6">
            <text:p>1.041</text:p>
          </table:table-cell>
          <table:table-cell office:value-type="float" office:value="1981.7555336634" table:style-name="ce5">
            <text:p><text:s/>1,982<text:s/></text:p>
          </table:table-cell>
          <table:table-cell office:value-type="float" office:value="1.3560598321589195" table:style-name="ce6">
            <text:p>1.356</text:p>
          </table:table-cell>
          <table:table-cell office:value-type="float" office:value="2687.3790763596003" table:style-name="ce5">
            <text:p><text:s/>2,6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87.3790763596003" table:style-name="ce5">
            <text:p><text:s/>2,687<text:s/></text:p>
          </table:table-cell>
          <table:table-cell office:value-type="float" office:value="1.0097365189071297" table:style-name="ce6">
            <text:p>1.010</text:p>
          </table:table-cell>
          <table:table-cell office:value-type="float" office:value="2713.5447935472002" table:style-name="ce5">
            <text:p><text:s/>2,714<text:s/></text:p>
          </table:table-cell>
          <table:table-cell office:value-type="float" office:value="0.79546171694038548" table:style-name="ce6">
            <text:p>0.795</text:p>
          </table:table-cell>
          <table:table-cell office:value-type="float" office:value="2158.5210004697001" table:style-name="ce5">
            <text:p><text:s/>2,1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58.5210004697001" table:style-name="ce5">
            <text:p><text:s/>2,159<text:s/></text:p>
          </table:table-cell>
          <table:table-cell office:value-type="float" office:value="1.0330967620236982" table:style-name="ce6">
            <text:p>1.033</text:p>
          </table:table-cell>
          <table:table-cell office:value-type="float" office:value="2229.9610563454003" table:style-name="ce5">
            <text:p><text:s/>2,230<text:s/></text:p>
          </table:table-cell>
          <table:table-cell office:value-type="float" office:value="0.83908955428582088" table:style-name="ce6">
            <text:p>0.839</text:p>
          </table:table-cell>
          <table:table-cell office:value-type="float" office:value="1871.1370288436003" table:style-name="ce5">
            <text:p><text:s/>1,8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71.1370288436003" table:style-name="ce5">
            <text:p><text:s/>1,871<text:s/></text:p>
          </table:table-cell>
          <table:table-cell office:value-type="float" office:value="1.0160802313731103" table:style-name="ce6">
            <text:p>1.016</text:p>
          </table:table-cell>
          <table:table-cell office:value-type="float" office:value="1901.2253451981996" table:style-name="ce5">
            <text:p><text:s/>1,901<text:s/></text:p>
          </table:table-cell>
          <table:table-cell office:value-type="float" office:value="1.5287381222473788" table:style-name="ce6">
            <text:p>1.529</text:p>
          </table:table-cell>
          <table:table-cell office:value-type="float" office:value="2906.4756641874205" table:style-name="ce5">
            <text:p><text:s/>2,9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06.4756641874205" table:style-name="ce5">
            <text:p><text:s/>2,906<text:s/></text:p>
          </table:table-cell>
          <table:table-cell office:value-type="float" office:value="1.0702703341295376" table:style-name="ce6">
            <text:p>1.070</text:p>
          </table:table-cell>
          <table:table-cell office:value-type="float" office:value="3110.7146802492402" table:style-name="ce5">
            <text:p><text:s/>3,111<text:s/></text:p>
          </table:table-cell>
          <table:table-cell office:value-type="float" office:value="1.2116061390400772" table:style-name="ce6">
            <text:p>1.212</text:p>
          </table:table-cell>
          <table:table-cell office:value-type="float" office:value="3768.9610033920703" table:style-name="ce5">
            <text:p><text:s/>3,7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768.9610033920703" table:style-name="ce5">
            <text:p><text:s/>3,769<text:s/></text:p>
          </table:table-cell>
          <table:table-cell office:value-type="float" office:value="1.0483369405262717" table:style-name="ce6">
            <text:p>1.048</text:p>
          </table:table-cell>
          <table:table-cell office:value-type="float" office:value="3951.14104725887" table:style-name="ce5">
            <text:p><text:s/>3,951<text:s/></text:p>
          </table:table-cell>
          <table:table-cell office:value-type="float" office:value="1.2837813983369164" table:style-name="ce6">
            <text:p>1.284</text:p>
          </table:table-cell>
          <table:table-cell office:value-type="float" office:value="5072.4013786763799" table:style-name="ce5">
            <text:p><text:s/>5,0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72.4013786763799" table:style-name="ce5">
            <text:p><text:s/>5,072<text:s/></text:p>
          </table:table-cell>
          <table:table-cell office:value-type="float" office:value="0.99937206282874413" table:style-name="ce6">
            <text:p>0.999</text:p>
          </table:table-cell>
          <table:table-cell office:value-type="float" office:value="5069.2162293031797" table:style-name="ce5">
            <text:p><text:s/>5,069<text:s/></text:p>
          </table:table-cell>
          <table:table-cell office:value-type="float" office:value="1.1254574402633621" table:style-name="ce6">
            <text:p>1.125</text:p>
          </table:table-cell>
          <table:table-cell office:value-type="float" office:value="5705.1871215730498" table:style-name="ce5">
            <text:p><text:s/>5,7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05.1871215730498" table:style-name="ce5">
            <text:p><text:s/>5,705<text:s/></text:p>
          </table:table-cell>
          <table:table-cell office:value-type="float" office:value="1.0047638421259524" table:style-name="ce6">
            <text:p>1.005</text:p>
          </table:table-cell>
          <table:table-cell office:value-type="float" office:value="5732.3657323192392" table:style-name="ce5">
            <text:p><text:s/>5,732<text:s/></text:p>
          </table:table-cell>
          <table:table-cell office:value-type="float" office:value="1.0537500865846101" table:style-name="ce6">
            <text:p>1.054</text:p>
          </table:table-cell>
          <table:table-cell office:value-type="float" office:value="6040.4808867660513" table:style-name="ce5">
            <text:p><text:s/>6,0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040.4808867660513" table:style-name="ce5">
            <text:p><text:s/>6,040<text:s/></text:p>
          </table:table-cell>
          <table:table-cell office:value-type="float" office:value="0.92833476677180693" table:style-name="ce6">
            <text:p>0.928</text:p>
          </table:table-cell>
          <table:table-cell office:value-type="float" office:value="5607.5884152055196" table:style-name="ce5">
            <text:p><text:s/>5,608<text:s/></text:p>
          </table:table-cell>
          <table:table-cell office:value-type="float" office:value="1.0019283212539476" table:style-name="ce6">
            <text:p>1.002</text:p>
          </table:table-cell>
          <table:table-cell office:value-type="float" office:value="5618.4016471299501" table:style-name="ce5">
            <text:p><text:s/>5,6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618.4016471299501" table:style-name="ce5">
            <text:p><text:s/>5,618<text:s/></text:p>
          </table:table-cell>
          <table:table-cell office:value-type="float" office:value="0.98169226029425549" table:style-name="ce6">
            <text:p>0.982</text:p>
          </table:table-cell>
          <table:table-cell office:value-type="float" office:value="5515.5414122119691" table:style-name="ce5">
            <text:p><text:s/>5,516<text:s/></text:p>
          </table:table-cell>
          <table:table-cell office:value-type="float" office:value="1.1459404819943568" table:style-name="ce6">
            <text:p>1.146</text:p>
          </table:table-cell>
          <table:table-cell office:value-type="float" office:value="6320.4821843700201" table:style-name="ce5">
            <text:p><text:s/>6,3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20.4821843700201" table:style-name="ce5">
            <text:p><text:s/>6,320<text:s/></text:p>
          </table:table-cell>
          <table:table-cell office:value-type="float" office:value="1.0695552497678082" table:style-name="ce6">
            <text:p>1.070</text:p>
          </table:table-cell>
          <table:table-cell office:value-type="float" office:value="6760.104901356859" table:style-name="ce5">
            <text:p><text:s/>6,760<text:s/></text:p>
          </table:table-cell>
          <table:table-cell office:value-type="float" office:value="1.0835911690142541" table:style-name="ce6">
            <text:p>1.084</text:p>
          </table:table-cell>
          <table:table-cell office:value-type="float" office:value="7325.1899727202681" table:style-name="ce5">
            <text:p><text:s/>7,3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325.1899727202681" table:style-name="ce5">
            <text:p><text:s/>7,325<text:s/></text:p>
          </table:table-cell>
          <table:table-cell office:value-type="float" office:value="1.0670341751869461" table:style-name="ce6">
            <text:p>1.067</text:p>
          </table:table-cell>
          <table:table-cell office:value-type="float" office:value="7816.2280406292593" table:style-name="ce5">
            <text:p><text:s/>7,816<text:s/></text:p>
          </table:table-cell>
          <table:table-cell office:value-type="float" office:value="1.0141194940482656" table:style-name="ce6">
            <text:p>1.014</text:p>
          </table:table-cell>
          <table:table-cell office:value-type="float" office:value="7926.5892259288103" table:style-name="ce5">
            <text:p><text:s/>7,92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19.7805349321006" table:style-name="ce5">
            <text:p><text:s/>4,8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19.7805349321006" table:style-name="ce5">
            <text:p><text:s/>4,820<text:s/></text:p>
          </table:table-cell>
          <table:table-cell office:value-type="float" office:value="0.99531394981812837" table:style-name="ce6">
            <text:p>0.995</text:p>
          </table:table-cell>
          <table:table-cell office:value-type="float" office:value="4797.1948014797999" table:style-name="ce5">
            <text:p><text:s/>4,797<text:s/></text:p>
          </table:table-cell>
          <table:table-cell office:value-type="float" office:value="1.1721948015200856" table:style-name="ce6">
            <text:p>1.172</text:p>
          </table:table-cell>
          <table:table-cell office:value-type="float" office:value="5623.2468081738007" table:style-name="ce5">
            <text:p><text:s/>5,6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623.2468081738007" table:style-name="ce5">
            <text:p><text:s/>5,623<text:s/></text:p>
          </table:table-cell>
          <table:table-cell office:value-type="float" office:value="0.99851803477162215" table:style-name="ce6">
            <text:p>0.999</text:p>
          </table:table-cell>
          <table:table-cell office:value-type="float" office:value="5614.9133519335001" table:style-name="ce5">
            <text:p><text:s/>5,615<text:s/></text:p>
          </table:table-cell>
          <table:table-cell office:value-type="float" office:value="1.1750459386548588" table:style-name="ce6">
            <text:p>1.175</text:p>
          </table:table-cell>
          <table:table-cell office:value-type="float" office:value="6597.7811300883996" table:style-name="ce5">
            <text:p><text:s/>6,5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97.7811300883996" table:style-name="ce5">
            <text:p><text:s/>6,598<text:s/></text:p>
          </table:table-cell>
          <table:table-cell office:value-type="float" office:value="1.0312827700874392" table:style-name="ce6">
            <text:p>1.031</text:p>
          </table:table-cell>
          <table:table-cell office:value-type="float" office:value="6804.1780002681999" table:style-name="ce5">
            <text:p><text:s/>6,804<text:s/></text:p>
          </table:table-cell>
          <table:table-cell office:value-type="float" office:value="1.1135172689356974" table:style-name="ce6">
            <text:p>1.114</text:p>
          </table:table-cell>
          <table:table-cell office:value-type="float" office:value="7576.5697042110005" table:style-name="ce5">
            <text:p><text:s/>7,5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576.5697042110005" table:style-name="ce5">
            <text:p><text:s/>7,577<text:s/></text:p>
          </table:table-cell>
          <table:table-cell office:value-type="float" office:value="1.0079625236930467" table:style-name="ce6">
            <text:p>1.008</text:p>
          </table:table-cell>
          <table:table-cell office:value-type="float" office:value="7636.8983199927998" table:style-name="ce5">
            <text:p><text:s/>7,637<text:s/></text:p>
          </table:table-cell>
          <table:table-cell office:value-type="float" office:value="1.011807611084075" table:style-name="ce6">
            <text:p>1.012</text:p>
          </table:table-cell>
          <table:table-cell office:value-type="float" office:value="7727.0718452439005" table:style-name="ce5">
            <text:p><text:s/>7,7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727.0718452439005" table:style-name="ce5">
            <text:p><text:s/>7,727<text:s/></text:p>
          </table:table-cell>
          <table:table-cell office:value-type="float" office:value="1.0468531101899017" table:style-name="ce6">
            <text:p>1.047</text:p>
          </table:table-cell>
          <table:table-cell office:value-type="float" office:value="8089.1091938543996" table:style-name="ce5">
            <text:p><text:s/>8,089<text:s/></text:p>
          </table:table-cell>
          <table:table-cell office:value-type="float" office:value="1.1078114121529559" table:style-name="ce6">
            <text:p>1.108</text:p>
          </table:table-cell>
          <table:table-cell office:value-type="float" office:value="8961.2074791032992" table:style-name="ce5">
            <text:p><text:s/>8,9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961.2074791032992" table:style-name="ce5">
            <text:p><text:s/>8,961<text:s/></text:p>
          </table:table-cell>
          <table:table-cell office:value-type="float" office:value="1.0881105241673088" table:style-name="ce6">
            <text:p>1.088</text:p>
          </table:table-cell>
          <table:table-cell office:value-type="float" office:value="9750.7841672591003" table:style-name="ce5">
            <text:p><text:s/>9,751<text:s/></text:p>
          </table:table-cell>
          <table:table-cell office:value-type="float" office:value="1.0317567674344228" table:style-name="ce6">
            <text:p>1.032</text:p>
          </table:table-cell>
          <table:table-cell office:value-type="float" office:value="10060.437552362" table:style-name="ce5">
            <text:p><text:s/>10,0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060.437552362" table:style-name="ce5">
            <text:p><text:s/>10,060<text:s/></text:p>
          </table:table-cell>
          <table:table-cell office:value-type="float" office:value="1.0193937370607895" table:style-name="ce6">
            <text:p>1.019</text:p>
          </table:table-cell>
          <table:table-cell office:value-type="float" office:value="10255.547032969" table:style-name="ce5">
            <text:p><text:s/>10,256<text:s/></text:p>
          </table:table-cell>
          <table:table-cell office:value-type="float" office:value="1.0787648466263382" table:style-name="ce6">
            <text:p>1.079</text:p>
          </table:table-cell>
          <table:table-cell office:value-type="float" office:value="11063.32362209" table:style-name="ce5">
            <text:p><text:s/>11,0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63.32362209" table:style-name="ce5">
            <text:p><text:s/>11,063<text:s/></text:p>
          </table:table-cell>
          <table:table-cell office:value-type="float" office:value="0.95324242009723692" table:style-name="ce6">
            <text:p>0.953</text:p>
          </table:table-cell>
          <table:table-cell office:value-type="float" office:value="10546.029383839999" table:style-name="ce5">
            <text:p><text:s/>10,546<text:s/></text:p>
          </table:table-cell>
          <table:table-cell office:value-type="float" office:value="0.97856964348802833" table:style-name="ce6">
            <text:p>0.979</text:p>
          </table:table-cell>
          <table:table-cell office:value-type="float" office:value="10320.02421435858" table:style-name="ce5">
            <text:p><text:s/>10,3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320.02421435858" table:style-name="ce5">
            <text:p><text:s/>10,320<text:s/></text:p>
          </table:table-cell>
          <table:table-cell office:value-type="float" office:value="1.074515071239827" table:style-name="ce6">
            <text:p>1.075</text:p>
          </table:table-cell>
          <table:table-cell office:value-type="float" office:value="11089.021553888251" table:style-name="ce5">
            <text:p><text:s/>11,089<text:s/></text:p>
          </table:table-cell>
          <table:table-cell office:value-type="float" office:value="1.0195440734112071" table:style-name="ce6">
            <text:p>1.020</text:p>
          </table:table-cell>
          <table:table-cell office:value-type="float" office:value="11305.746205195899" table:style-name="ce5">
            <text:p><text:s/>11,3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305.746205195899" table:style-name="ce5">
            <text:p><text:s/>11,306<text:s/></text:p>
          </table:table-cell>
          <table:table-cell office:value-type="float" office:value="0.9356921829559085" table:style-name="ce6">
            <text:p>0.936</text:p>
          </table:table-cell>
          <table:table-cell office:value-type="float" office:value="10578.698346685231" table:style-name="ce5">
            <text:p><text:s/>10,579<text:s/></text:p>
          </table:table-cell>
          <table:table-cell office:value-type="float" office:value="1.0432416561134816" table:style-name="ce6">
            <text:p>1.043</text:p>
          </table:table-cell>
          <table:table-cell office:value-type="float" office:value="11036.138782720849" table:style-name="ce5">
            <text:p><text:s/>11,03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036.138782720849" table:style-name="ce5">
            <text:p><text:s/>11,036<text:s/></text:p>
          </table:table-cell>
          <table:table-cell office:value-type="float" office:value="1.1460970682414562" table:style-name="ce6">
            <text:p>1.146</text:p>
          </table:table-cell>
          <table:table-cell office:value-type="float" office:value="12648.4863035822" table:style-name="ce5">
            <text:p><text:s/>12,648<text:s/></text:p>
          </table:table-cell>
          <table:table-cell office:value-type="float" office:value="1.045290328916749" table:style-name="ce6">
            <text:p>1.045</text:p>
          </table:table-cell>
          <table:table-cell office:value-type="float" office:value="13221.340408570431" table:style-name="ce5">
            <text:p><text:s/>13,2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221.340408570431" table:style-name="ce5">
            <text:p><text:s/>13,221<text:s/></text:p>
          </table:table-cell>
          <table:table-cell office:value-type="float" office:value="1.0665322935253243" table:style-name="ce6">
            <text:p>1.067</text:p>
          </table:table-cell>
          <table:table-cell office:value-type="float" office:value="14100.98650943167" table:style-name="ce5">
            <text:p><text:s/>14,101<text:s/></text:p>
          </table:table-cell>
          <table:table-cell office:value-type="float" office:value="1.044608910562701" table:style-name="ce6">
            <text:p>1.045</text:p>
          </table:table-cell>
          <table:table-cell office:value-type="float" office:value="14730.01615547676" table:style-name="ce5">
            <text:p><text:s/>14,73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730.01615547676" table:style-name="ce5">
            <text:p><text:s/>14,730<text:s/></text:p>
          </table:table-cell>
          <table:table-cell office:value-type="float" office:value="1.0042778870221238" table:style-name="ce6">
            <text:p>1.004</text:p>
          </table:table-cell>
          <table:table-cell office:value-type="float" office:value="14793.029500423951" table:style-name="ce5">
            <text:p><text:s/>14,793<text:s/></text:p>
          </table:table-cell>
          <table:table-cell office:value-type="float" office:value="1.0939641293156026" table:style-name="ce6">
            <text:p>1.094</text:p>
          </table:table-cell>
          <table:table-cell office:value-type="float" office:value="16183.043637371309" table:style-name="ce5">
            <text:p><text:s/>16,1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183.043637371309" table:style-name="ce5">
            <text:p><text:s/>16,183<text:s/></text:p>
          </table:table-cell>
          <table:table-cell office:value-type="float" office:value="1.0114498143056661" table:style-name="ce6">
            <text:p>1.011</text:p>
          </table:table-cell>
          <table:table-cell office:value-type="float" office:value="16368.336481919701" table:style-name="ce5">
            <text:p><text:s/>16,368<text:s/></text:p>
          </table:table-cell>
          <table:table-cell office:value-type="float" office:value="0.98190896894199964" table:style-name="ce6">
            <text:p>0.982</text:p>
          </table:table-cell>
          <table:table-cell office:value-type="float" office:value="16072.216398257489" table:style-name="ce5">
            <text:p><text:s/>16,0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072.216398257489" table:style-name="ce5">
            <text:p><text:s/>16,072<text:s/></text:p>
          </table:table-cell>
          <table:table-cell office:value-type="float" office:value="1.0475851391157873" table:style-name="ce6">
            <text:p>1.048</text:p>
          </table:table-cell>
          <table:table-cell office:value-type="float" office:value="16837.01505146761" table:style-name="ce5">
            <text:p><text:s/>16,837<text:s/></text:p>
          </table:table-cell>
          <table:table-cell office:value-type="float" office:value="1.0306181297942187" table:style-name="ce6">
            <text:p>1.031</text:p>
          </table:table-cell>
          <table:table-cell office:value-type="float" office:value="17352.532963660658" table:style-name="ce5">
            <text:p><text:s/>17,3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352.532963660658" table:style-name="ce5">
            <text:p><text:s/>17,353<text:s/></text:p>
          </table:table-cell>
          <table:table-cell office:value-type="float" office:value="0.99369531980847248" table:style-name="ce6">
            <text:p>0.994</text:p>
          </table:table-cell>
          <table:table-cell office:value-type="float" office:value="17243.13079281184" table:style-name="ce5">
            <text:p><text:s/>17,243<text:s/></text:p>
          </table:table-cell>
          <table:table-cell office:value-type="float" office:value="1.0824579884833978" table:style-name="ce6">
            <text:p>1.082</text:p>
          </table:table-cell>
          <table:table-cell office:value-type="float" office:value="18664.96467314324" table:style-name="ce5">
            <text:p><text:s/>18,66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95.4516687752998" table:style-name="ce5">
            <text:p><text:s/>2,39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95.4516687752998" table:style-name="ce5">
            <text:p><text:s/>2,395<text:s/></text:p>
          </table:table-cell>
          <table:table-cell office:value-type="float" office:value="1.0096911278211966" table:style-name="ce6">
            <text:p>1.010</text:p>
          </table:table-cell>
          <table:table-cell office:value-type="float" office:value="2418.6662970869002" table:style-name="ce5">
            <text:p><text:s/>2,419<text:s/></text:p>
          </table:table-cell>
          <table:table-cell office:value-type="float" office:value="1.1176926376299825" table:style-name="ce6">
            <text:p>1.118</text:p>
          </table:table-cell>
          <table:table-cell office:value-type="float" office:value="2703.3255131378" table:style-name="ce5">
            <text:p><text:s/>2,70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03.3255131378" table:style-name="ce5">
            <text:p><text:s/>2,703<text:s/></text:p>
          </table:table-cell>
          <table:table-cell office:value-type="float" office:value="0.98002058025146632" table:style-name="ce6">
            <text:p>0.980</text:p>
          </table:table-cell>
          <table:table-cell office:value-type="float" office:value="2649.3146379938999" table:style-name="ce5">
            <text:p><text:s/>2,649<text:s/></text:p>
          </table:table-cell>
          <table:table-cell office:value-type="float" office:value="1.197172208939006" table:style-name="ce6">
            <text:p>1.197</text:p>
          </table:table-cell>
          <table:table-cell office:value-type="float" office:value="3171.6858573415998" table:style-name="ce5">
            <text:p><text:s/>3,1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71.6858573415998" table:style-name="ce5">
            <text:p><text:s/>3,172<text:s/></text:p>
          </table:table-cell>
          <table:table-cell office:value-type="float" office:value="1.0207071624230302" table:style-name="ce6">
            <text:p>1.021</text:p>
          </table:table-cell>
          <table:table-cell office:value-type="float" office:value="3237.3624715444003" table:style-name="ce5">
            <text:p><text:s/>3,237<text:s/></text:p>
          </table:table-cell>
          <table:table-cell office:value-type="float" office:value="1.2058321404342507" table:style-name="ce6">
            <text:p>1.206</text:p>
          </table:table-cell>
          <table:table-cell office:value-type="float" office:value="3903.7157184238999" table:style-name="ce5">
            <text:p><text:s/>3,90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03.7157184238999" table:style-name="ce5">
            <text:p><text:s/>3,904<text:s/></text:p>
          </table:table-cell>
          <table:table-cell office:value-type="float" office:value="1.0191714030851653" table:style-name="ce6">
            <text:p>1.019</text:p>
          </table:table-cell>
          <table:table-cell office:value-type="float" office:value="3978.5554259917003" table:style-name="ce5">
            <text:p><text:s/>3,979<text:s/></text:p>
          </table:table-cell>
          <table:table-cell office:value-type="float" office:value="1.0120367042987375" table:style-name="ce6">
            <text:p>1.012</text:p>
          </table:table-cell>
          <table:table-cell office:value-type="float" office:value="4026.4441211904996" table:style-name="ce5">
            <text:p><text:s/>4,0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26.4441211904996" table:style-name="ce5">
            <text:p><text:s/>4,026<text:s/></text:p>
          </table:table-cell>
          <table:table-cell office:value-type="float" office:value="1.0360718199383969" table:style-name="ce6">
            <text:p>1.036</text:p>
          </table:table-cell>
          <table:table-cell office:value-type="float" office:value="4171.6852885220997" table:style-name="ce5">
            <text:p><text:s/>4,172<text:s/></text:p>
          </table:table-cell>
          <table:table-cell office:value-type="float" office:value="1.0894462022395492" table:style-name="ce6">
            <text:p>1.089</text:p>
          </table:table-cell>
          <table:table-cell office:value-type="float" office:value="4544.8266945189998" table:style-name="ce5">
            <text:p><text:s/>4,5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44.8266945189998" table:style-name="ce5">
            <text:p><text:s/>4,545<text:s/></text:p>
          </table:table-cell>
          <table:table-cell office:value-type="float" office:value="1.0832250149347513" table:style-name="ce6">
            <text:p>1.083</text:p>
          </table:table-cell>
          <table:table-cell office:value-type="float" office:value="4923.0699640461999" table:style-name="ce5">
            <text:p><text:s/>4,923<text:s/></text:p>
          </table:table-cell>
          <table:table-cell office:value-type="float" office:value="0.99607140549233542" table:style-name="ce6">
            <text:p>0.996</text:p>
          </table:table-cell>
          <table:table-cell office:value-type="float" office:value="4903.7292184245998" table:style-name="ce5">
            <text:p><text:s/>4,9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03.7292184245998" table:style-name="ce5">
            <text:p><text:s/>4,904<text:s/></text:p>
          </table:table-cell>
          <table:table-cell office:value-type="float" office:value="1.0262935065993557" table:style-name="ce6">
            <text:p>1.026</text:p>
          </table:table-cell>
          <table:table-cell office:value-type="float" office:value="5032.6654549906998" table:style-name="ce5">
            <text:p><text:s/>5,033<text:s/></text:p>
          </table:table-cell>
          <table:table-cell office:value-type="float" office:value="1.0567468718257627" table:style-name="ce6">
            <text:p>1.057</text:p>
          </table:table-cell>
          <table:table-cell office:value-type="float" office:value="5318.2534765070004" table:style-name="ce5">
            <text:p><text:s/>5,3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318.2534765070004" table:style-name="ce5">
            <text:p><text:s/>5,318<text:s/></text:p>
          </table:table-cell>
          <table:table-cell office:value-type="float" office:value="0.94173282638406175" table:style-name="ce6">
            <text:p>0.942</text:p>
          </table:table-cell>
          <table:table-cell office:value-type="float" office:value="5008.3738778577999" table:style-name="ce5">
            <text:p><text:s/>5,008<text:s/></text:p>
          </table:table-cell>
          <table:table-cell office:value-type="float" office:value="0.95773673460462661" table:style-name="ce6">
            <text:p>0.958</text:p>
          </table:table-cell>
          <table:table-cell office:value-type="float" office:value="4796.7036434586398" table:style-name="ce5">
            <text:p><text:s/>4,7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96.7036434586398" table:style-name="ce5">
            <text:p><text:s/>4,797<text:s/></text:p>
          </table:table-cell>
          <table:table-cell office:value-type="float" office:value="1.0715529497669851" table:style-name="ce6">
            <text:p>1.072</text:p>
          </table:table-cell>
          <table:table-cell office:value-type="float" office:value="5139.9219383061509" table:style-name="ce5">
            <text:p><text:s/>5,140<text:s/></text:p>
          </table:table-cell>
          <table:table-cell office:value-type="float" office:value="1.0926403409561758" table:style-name="ce6">
            <text:p>1.093</text:p>
          </table:table-cell>
          <table:table-cell office:value-type="float" office:value="5616.0860591589608" table:style-name="ce5">
            <text:p><text:s/>5,6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16.0860591589608" table:style-name="ce5">
            <text:p><text:s/>5,616<text:s/></text:p>
          </table:table-cell>
          <table:table-cell office:value-type="float" office:value="0.92931917479287418" table:style-name="ce6">
            <text:p>0.929</text:p>
          </table:table-cell>
          <table:table-cell office:value-type="float" office:value="5219.1364620633694" table:style-name="ce5">
            <text:p><text:s/>5,219<text:s/></text:p>
          </table:table-cell>
          <table:table-cell office:value-type="float" office:value="1.0117169796052743" table:style-name="ce6">
            <text:p>1.012</text:p>
          </table:table-cell>
          <table:table-cell office:value-type="float" office:value="5280.2889775465101" table:style-name="ce5">
            <text:p><text:s/>5,28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280.2889775465101" table:style-name="ce5">
            <text:p><text:s/>5,280<text:s/></text:p>
          </table:table-cell>
          <table:table-cell office:value-type="float" office:value="1.1608669752683187" table:style-name="ce6">
            <text:p>1.161</text:p>
          </table:table-cell>
          <table:table-cell office:value-type="float" office:value="6129.7130939070594" table:style-name="ce5">
            <text:p><text:s/>6,130<text:s/></text:p>
          </table:table-cell>
          <table:table-cell office:value-type="float" office:value="0.91578575119827343" table:style-name="ce6">
            <text:p>0.916</text:p>
          </table:table-cell>
          <table:table-cell office:value-type="float" office:value="5613.5039103335694" table:style-name="ce5">
            <text:p><text:s/>5,6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13.5039103335694" table:style-name="ce5">
            <text:p><text:s/>5,614<text:s/></text:p>
          </table:table-cell>
          <table:table-cell office:value-type="float" office:value="1.0596801153108084" table:style-name="ce6">
            <text:p>1.060</text:p>
          </table:table-cell>
          <table:table-cell office:value-type="float" office:value="5948.5184709999503" table:style-name="ce5">
            <text:p><text:s/>5,949<text:s/></text:p>
          </table:table-cell>
          <table:table-cell office:value-type="float" office:value="1.1228609945088419" table:style-name="ce6">
            <text:p>1.123</text:p>
          </table:table-cell>
          <table:table-cell office:value-type="float" office:value="6679.3593662012199" table:style-name="ce5">
            <text:p><text:s/>6,6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679.3593662012199" table:style-name="ce5">
            <text:p><text:s/>6,679<text:s/></text:p>
          </table:table-cell>
          <table:table-cell office:value-type="float" office:value="1.0120166661704788" table:style-name="ce6">
            <text:p>1.012</text:p>
          </table:table-cell>
          <table:table-cell office:value-type="float" office:value="6759.6229979375203" table:style-name="ce5">
            <text:p><text:s/>6,760<text:s/></text:p>
          </table:table-cell>
          <table:table-cell office:value-type="float" office:value="1.1009027800342814" table:style-name="ce6">
            <text:p>1.101</text:p>
          </table:table-cell>
          <table:table-cell office:value-type="float" office:value="7441.6877504130798" table:style-name="ce5">
            <text:p><text:s/>7,4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41.6877504130798" table:style-name="ce5">
            <text:p><text:s/>7,442<text:s/></text:p>
          </table:table-cell>
          <table:table-cell office:value-type="float" office:value="1.018916278153073" table:style-name="ce6">
            <text:p>1.019</text:p>
          </table:table-cell>
          <table:table-cell office:value-type="float" office:value="7582.4567858282098" table:style-name="ce5">
            <text:p><text:s/>7,582<text:s/></text:p>
          </table:table-cell>
          <table:table-cell office:value-type="float" office:value="1.0102758828968335" table:style-name="ce6">
            <text:p>1.010</text:p>
          </table:table-cell>
          <table:table-cell office:value-type="float" office:value="7660.3732238296807" table:style-name="ce5">
            <text:p><text:s/>7,6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60.3732238296807" table:style-name="ce5">
            <text:p><text:s/>7,660<text:s/></text:p>
          </table:table-cell>
          <table:table-cell office:value-type="float" office:value="1.0380551822906863" table:style-name="ce6">
            <text:p>1.038</text:p>
          </table:table-cell>
          <table:table-cell office:value-type="float" office:value="7951.8901232772105" table:style-name="ce5">
            <text:p><text:s/>7,952<text:s/></text:p>
          </table:table-cell>
          <table:table-cell office:value-type="float" office:value="0.99267659993867474" table:style-name="ce6">
            <text:p>0.993</text:p>
          </table:table-cell>
          <table:table-cell office:value-type="float" office:value="7893.6552506607504" table:style-name="ce5">
            <text:p><text:s/>7,8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93.6552506607504" table:style-name="ce5">
            <text:p><text:s/>7,894<text:s/></text:p>
          </table:table-cell>
          <table:table-cell office:value-type="float" office:value="0.99199115512084224" table:style-name="ce6">
            <text:p>0.992</text:p>
          </table:table-cell>
          <table:table-cell office:value-type="float" office:value="7830.4361902286601" table:style-name="ce5">
            <text:p><text:s/>7,830<text:s/></text:p>
          </table:table-cell>
          <table:table-cell office:value-type="float" office:value="1.0430774127339744" table:style-name="ce6">
            <text:p>1.043</text:p>
          </table:table-cell>
          <table:table-cell office:value-type="float" office:value="8167.7511218821901" table:style-name="ce5">
            <text:p><text:s/>8,1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24.3288661568004" table:style-name="ce5">
            <text:p><text:s/>2,4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24.3288661568004" table:style-name="ce5">
            <text:p><text:s/>2,424<text:s/></text:p>
          </table:table-cell>
          <table:table-cell office:value-type="float" office:value="0.98110802440903744" table:style-name="ce6">
            <text:p>0.981</text:p>
          </table:table-cell>
          <table:table-cell office:value-type="float" office:value="2378.5285043928998" table:style-name="ce5">
            <text:p><text:s/>2,379<text:s/></text:p>
          </table:table-cell>
          <table:table-cell office:value-type="float" office:value="1.2276166922713783" table:style-name="ce6">
            <text:p>1.228</text:p>
          </table:table-cell>
          <table:table-cell office:value-type="float" office:value="2919.9212950360002" table:style-name="ce5">
            <text:p><text:s/>2,9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19.9212950360002" table:style-name="ce5">
            <text:p><text:s/>2,920<text:s/></text:p>
          </table:table-cell>
          <table:table-cell office:value-type="float" office:value="1.0156433733269639" table:style-name="ce6">
            <text:p>1.016</text:p>
          </table:table-cell>
          <table:table-cell office:value-type="float" office:value="2965.5987139396007" table:style-name="ce5">
            <text:p><text:s/>2,966<text:s/></text:p>
          </table:table-cell>
          <table:table-cell office:value-type="float" office:value="1.1552794572787835" table:style-name="ce6">
            <text:p>1.155</text:p>
          </table:table-cell>
          <table:table-cell office:value-type="float" office:value="3426.0952727467998" table:style-name="ce5">
            <text:p><text:s/>3,4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26.0952727467998" table:style-name="ce5">
            <text:p><text:s/>3,426<text:s/></text:p>
          </table:table-cell>
          <table:table-cell office:value-type="float" office:value="1.0410730714631238" table:style-name="ce6">
            <text:p>1.041</text:p>
          </table:table-cell>
          <table:table-cell office:value-type="float" office:value="3566.8155287237996" table:style-name="ce5">
            <text:p><text:s/>3,567<text:s/></text:p>
          </table:table-cell>
          <table:table-cell office:value-type="float" office:value="1.0297291677153937" table:style-name="ce6">
            <text:p>1.030</text:p>
          </table:table-cell>
          <table:table-cell office:value-type="float" office:value="3672.8539857871001" table:style-name="ce5">
            <text:p><text:s/>3,6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72.8539857871001" table:style-name="ce5">
            <text:p><text:s/>3,673<text:s/></text:p>
          </table:table-cell>
          <table:table-cell office:value-type="float" office:value="0.99604909646771844" table:style-name="ce6">
            <text:p>0.996</text:p>
          </table:table-cell>
          <table:table-cell office:value-type="float" office:value="3658.3428940010995" table:style-name="ce5">
            <text:p><text:s/>3,658<text:s/></text:p>
          </table:table-cell>
          <table:table-cell office:value-type="float" office:value="1.0115584654794494" table:style-name="ce6">
            <text:p>1.012</text:p>
          </table:table-cell>
          <table:table-cell office:value-type="float" office:value="3700.6277240534005" table:style-name="ce5">
            <text:p><text:s/>3,7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00.6277240534005" table:style-name="ce5">
            <text:p><text:s/>3,701<text:s/></text:p>
          </table:table-cell>
          <table:table-cell office:value-type="float" office:value="1.0585836234944044" table:style-name="ce6">
            <text:p>1.059</text:p>
          </table:table-cell>
          <table:table-cell office:value-type="float" office:value="3917.4239053322999" table:style-name="ce5">
            <text:p><text:s/>3,917<text:s/></text:p>
          </table:table-cell>
          <table:table-cell office:value-type="float" office:value="1.1273686206317455" table:style-name="ce6">
            <text:p>1.127</text:p>
          </table:table-cell>
          <table:table-cell office:value-type="float" office:value="4416.3807845843003" table:style-name="ce5">
            <text:p><text:s/>4,4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16.3807845843003" table:style-name="ce5">
            <text:p><text:s/>4,416<text:s/></text:p>
          </table:table-cell>
          <table:table-cell office:value-type="float" office:value="1.0931381234300244" table:style-name="ce6">
            <text:p>1.093</text:p>
          </table:table-cell>
          <table:table-cell office:value-type="float" office:value="4827.7142032129004" table:style-name="ce5">
            <text:p><text:s/>4,828<text:s/></text:p>
          </table:table-cell>
          <table:table-cell office:value-type="float" office:value="1.0681469774050731" table:style-name="ce6">
            <text:p>1.068</text:p>
          </table:table-cell>
          <table:table-cell office:value-type="float" office:value="5156.7083339374003" table:style-name="ce5">
            <text:p><text:s/>5,1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56.7083339374003" table:style-name="ce5">
            <text:p><text:s/>5,157<text:s/></text:p>
          </table:table-cell>
          <table:table-cell office:value-type="float" office:value="1.0128324581798431" table:style-name="ce6">
            <text:p>1.013</text:p>
          </table:table-cell>
          <table:table-cell office:value-type="float" office:value="5222.8815779782999" table:style-name="ce5">
            <text:p><text:s/>5,223<text:s/></text:p>
          </table:table-cell>
          <table:table-cell office:value-type="float" office:value="1.0999809319450109" table:style-name="ce6">
            <text:p>1.100</text:p>
          </table:table-cell>
          <table:table-cell office:value-type="float" office:value="5745.0701455830003" table:style-name="ce5">
            <text:p><text:s/>5,7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45.0701455830003" table:style-name="ce5">
            <text:p><text:s/>5,745<text:s/></text:p>
          </table:table-cell>
          <table:table-cell office:value-type="float" office:value="0.9638969352253659" table:style-name="ce6">
            <text:p>0.964</text:p>
          </table:table-cell>
          <table:table-cell office:value-type="float" office:value="5537.6555059822003" table:style-name="ce5">
            <text:p><text:s/>5,538<text:s/></text:p>
          </table:table-cell>
          <table:table-cell office:value-type="float" office:value="0.99741137109977762" table:style-name="ce6">
            <text:p>0.997</text:p>
          </table:table-cell>
          <table:table-cell office:value-type="float" office:value="5523.3205708999394" table:style-name="ce5">
            <text:p><text:s/>5,52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23.3205708999394" table:style-name="ce5">
            <text:p><text:s/>5,523<text:s/></text:p>
          </table:table-cell>
          <table:table-cell office:value-type="float" office:value="1.0770875127048414" table:style-name="ce6">
            <text:p>1.077</text:p>
          </table:table-cell>
          <table:table-cell office:value-type="float" office:value="5949.0996155821003" table:style-name="ce5">
            <text:p><text:s/>5,949<text:s/></text:p>
          </table:table-cell>
          <table:table-cell office:value-type="float" office:value="0.95639012853884198" table:style-name="ce6">
            <text:p>0.956</text:p>
          </table:table-cell>
          <table:table-cell office:value-type="float" office:value="5689.6601460369393" table:style-name="ce5">
            <text:p><text:s/>5,6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89.6601460369393" table:style-name="ce5">
            <text:p><text:s/>5,690<text:s/></text:p>
          </table:table-cell>
          <table:table-cell office:value-type="float" office:value="0.94198278052776052" table:style-name="ce6">
            <text:p>0.942</text:p>
          </table:table-cell>
          <table:table-cell office:value-type="float" office:value="5359.5618846218604" table:style-name="ce5">
            <text:p><text:s/>5,360<text:s/></text:p>
          </table:table-cell>
          <table:table-cell office:value-type="float" office:value="1.0739403572686688" table:style-name="ce6">
            <text:p>1.074</text:p>
          </table:table-cell>
          <table:table-cell office:value-type="float" office:value="5755.84980517434" table:style-name="ce5">
            <text:p><text:s/>5,75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55.84980517434" table:style-name="ce5">
            <text:p><text:s/>5,756<text:s/></text:p>
          </table:table-cell>
          <table:table-cell office:value-type="float" office:value="1.1325474830519298" table:style-name="ce6">
            <text:p>1.133</text:p>
          </table:table-cell>
          <table:table-cell office:value-type="float" office:value="6518.7732096751397" table:style-name="ce5">
            <text:p><text:s/>6,519<text:s/></text:p>
          </table:table-cell>
          <table:table-cell office:value-type="float" office:value="1.167065681460637" table:style-name="ce6">
            <text:p>1.167</text:p>
          </table:table-cell>
          <table:table-cell office:value-type="float" office:value="7607.8364982368612" table:style-name="ce5">
            <text:p><text:s/>7,6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607.8364982368612" table:style-name="ce5">
            <text:p><text:s/>7,608<text:s/></text:p>
          </table:table-cell>
          <table:table-cell office:value-type="float" office:value="1.0715882288376042" table:style-name="ce6">
            <text:p>1.072</text:p>
          </table:table-cell>
          <table:table-cell office:value-type="float" office:value="8152.4680384317189" table:style-name="ce5">
            <text:p><text:s/>8,152<text:s/></text:p>
          </table:table-cell>
          <table:table-cell office:value-type="float" office:value="0.98751160401043869" table:style-name="ce6">
            <text:p>0.988</text:p>
          </table:table-cell>
          <table:table-cell office:value-type="float" office:value="8050.6567892755411" table:style-name="ce5">
            <text:p><text:s/>8,05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050.6567892755411" table:style-name="ce5">
            <text:p><text:s/>8,051<text:s/></text:p>
          </table:table-cell>
          <table:table-cell office:value-type="float" office:value="0.99785728205280211" table:style-name="ce6">
            <text:p>0.998</text:p>
          </table:table-cell>
          <table:table-cell office:value-type="float" office:value="8033.4065024864303" table:style-name="ce5">
            <text:p><text:s/>8,033<text:s/></text:p>
          </table:table-cell>
          <table:table-cell office:value-type="float" office:value="1.0881256767291285" table:style-name="ce6">
            <text:p>1.088</text:p>
          </table:table-cell>
          <table:table-cell office:value-type="float" office:value="8741.3558869582284" table:style-name="ce5">
            <text:p><text:s/>8,7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741.3558869582284" table:style-name="ce5">
            <text:p><text:s/>8,741<text:s/></text:p>
          </table:table-cell>
          <table:table-cell office:value-type="float" office:value="1.0050934671587608" table:style-name="ce6">
            <text:p>1.005</text:p>
          </table:table-cell>
          <table:table-cell office:value-type="float" office:value="8785.8796960914915" table:style-name="ce5">
            <text:p><text:s/>8,786<text:s/></text:p>
          </table:table-cell>
          <table:table-cell office:value-type="float" office:value="0.95742753889174281" table:style-name="ce6">
            <text:p>0.957</text:p>
          </table:table-cell>
          <table:table-cell office:value-type="float" office:value="8411.8431744278096" table:style-name="ce5">
            <text:p><text:s/>8,4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411.8431744278096" table:style-name="ce5">
            <text:p><text:s/>8,412<text:s/></text:p>
          </table:table-cell>
          <table:table-cell office:value-type="float" office:value="1.0562637395810441" table:style-name="ce6">
            <text:p>1.056</text:p>
          </table:table-cell>
          <table:table-cell office:value-type="float" office:value="8885.1249281903984" table:style-name="ce5">
            <text:p><text:s/>8,885<text:s/></text:p>
          </table:table-cell>
          <table:table-cell office:value-type="float" office:value="1.0645745320911726" table:style-name="ce6">
            <text:p>1.065</text:p>
          </table:table-cell>
          <table:table-cell office:value-type="float" office:value="9458.8777129999089" table:style-name="ce5">
            <text:p><text:s/>9,4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458.8777129999089" table:style-name="ce5">
            <text:p><text:s/>9,459<text:s/></text:p>
          </table:table-cell>
          <table:table-cell office:value-type="float" office:value="0.99511748520088628" table:style-name="ce6">
            <text:p>0.995</text:p>
          </table:table-cell>
          <table:table-cell office:value-type="float" office:value="9412.6946025831803" table:style-name="ce5">
            <text:p><text:s/>9,413<text:s/></text:p>
          </table:table-cell>
          <table:table-cell office:value-type="float" office:value="1.1152187545084318" table:style-name="ce6">
            <text:p>1.115</text:p>
          </table:table-cell>
          <table:table-cell office:value-type="float" office:value="10497.213551261051" table:style-name="ce5">
            <text:p><text:s/>10,49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67.9271463326995" table:style-name="ce5">
            <text:p><text:s/>6,4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467.9271463326995" table:style-name="ce5">
            <text:p><text:s/>6,468<text:s/></text:p>
          </table:table-cell>
          <table:table-cell office:value-type="float" office:value="1.0152114704800261" table:style-name="ce6">
            <text:p>1.015</text:p>
          </table:table-cell>
          <table:table-cell office:value-type="float" office:value="6566.3138291860996" table:style-name="ce5">
            <text:p><text:s/>6,566<text:s/></text:p>
          </table:table-cell>
          <table:table-cell office:value-type="float" office:value="1.1003511235577474" table:style-name="ce6">
            <text:p>1.100</text:p>
          </table:table-cell>
          <table:table-cell office:value-type="float" office:value="7225.2507995776996" table:style-name="ce5">
            <text:p><text:s/>7,2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225.2507995776996" table:style-name="ce5">
            <text:p><text:s/>7,225<text:s/></text:p>
          </table:table-cell>
          <table:table-cell office:value-type="float" office:value="1.036809807639071" table:style-name="ce6">
            <text:p>1.037</text:p>
          </table:table-cell>
          <table:table-cell office:value-type="float" office:value="7491.2108916541993" table:style-name="ce5">
            <text:p><text:s/>7,491<text:s/></text:p>
          </table:table-cell>
          <table:table-cell office:value-type="float" office:value="1.0027128254777664" table:style-name="ce6">
            <text:p>1.003</text:p>
          </table:table-cell>
          <table:table-cell office:value-type="float" office:value="7511.5332394203997" table:style-name="ce5">
            <text:p><text:s/>7,51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511.5332394203997" table:style-name="ce5">
            <text:p><text:s/>7,512<text:s/></text:p>
          </table:table-cell>
          <table:table-cell office:value-type="float" office:value="1.0405184053353647" table:style-name="ce6">
            <text:p>1.041</text:p>
          </table:table-cell>
          <table:table-cell office:value-type="float" office:value="7815.8885879053005" table:style-name="ce5">
            <text:p><text:s/>7,816<text:s/></text:p>
          </table:table-cell>
          <table:table-cell office:value-type="float" office:value="1.1008161189222734" table:style-name="ce6">
            <text:p>1.101</text:p>
          </table:table-cell>
          <table:table-cell office:value-type="float" office:value="8603.8561412668005" table:style-name="ce5">
            <text:p><text:s/>8,6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603.8561412668005" table:style-name="ce5">
            <text:p><text:s/>8,604<text:s/></text:p>
          </table:table-cell>
          <table:table-cell office:value-type="float" office:value="1.0486087601403016" table:style-name="ce6">
            <text:p>1.049</text:p>
          </table:table-cell>
          <table:table-cell office:value-type="float" office:value="9022.0789207192993" table:style-name="ce5">
            <text:p><text:s/>9,022<text:s/></text:p>
          </table:table-cell>
          <table:table-cell office:value-type="float" office:value="1.1345082778605253" table:style-name="ce6">
            <text:p>1.135</text:p>
          </table:table-cell>
          <table:table-cell office:value-type="float" office:value="10235.623219067" table:style-name="ce5">
            <text:p><text:s/>10,2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235.623219067" table:style-name="ce5">
            <text:p><text:s/>10,236<text:s/></text:p>
          </table:table-cell>
          <table:table-cell office:value-type="float" office:value="1.1615488742050164" table:style-name="ce6">
            <text:p>1.162</text:p>
          </table:table-cell>
          <table:table-cell office:value-type="float" office:value="11889.176626893999" table:style-name="ce5">
            <text:p><text:s/>11,889<text:s/></text:p>
          </table:table-cell>
          <table:table-cell office:value-type="float" office:value="1.0031933311730872" table:style-name="ce6">
            <text:p>1.003</text:p>
          </table:table-cell>
          <table:table-cell office:value-type="float" office:value="11927.142705239001" table:style-name="ce5">
            <text:p><text:s/>11,9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927.142705239001" table:style-name="ce5">
            <text:p><text:s/>11,927<text:s/></text:p>
          </table:table-cell>
          <table:table-cell office:value-type="float" office:value="1.1238765977435661" table:style-name="ce6">
            <text:p>1.124</text:p>
          </table:table-cell>
          <table:table-cell office:value-type="float" office:value="13404.636564365999" table:style-name="ce5">
            <text:p><text:s/>13,405<text:s/></text:p>
          </table:table-cell>
          <table:table-cell office:value-type="float" office:value="0.98402102418245385" table:style-name="ce6">
            <text:p>0.984</text:p>
          </table:table-cell>
          <table:table-cell office:value-type="float" office:value="13190.444200861" table:style-name="ce5">
            <text:p><text:s/>13,1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190.444200861" table:style-name="ce5">
            <text:p><text:s/>13,190<text:s/></text:p>
          </table:table-cell>
          <table:table-cell office:value-type="float" office:value="1.0941662076888148" table:style-name="ce6">
            <text:p>1.094</text:p>
          </table:table-cell>
          <table:table-cell office:value-type="float" office:value="14432.538308986999" table:style-name="ce5">
            <text:p><text:s/>14,433<text:s/></text:p>
          </table:table-cell>
          <table:table-cell office:value-type="float" office:value="0.94914050854540777" table:style-name="ce6">
            <text:p>0.949</text:p>
          </table:table-cell>
          <table:table-cell office:value-type="float" office:value="13698.506750193001" table:style-name="ce5">
            <text:p><text:s/>13,6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698.506750193001" table:style-name="ce5">
            <text:p><text:s/>13,699<text:s/></text:p>
          </table:table-cell>
          <table:table-cell office:value-type="float" office:value="1.1191431170664645" table:style-name="ce6">
            <text:p>1.119</text:p>
          </table:table-cell>
          <table:table-cell office:value-type="float" office:value="15330.589543566999" table:style-name="ce5">
            <text:p><text:s/>15,331<text:s/></text:p>
          </table:table-cell>
          <table:table-cell office:value-type="float" office:value="1.0715729791925941" table:style-name="ce6">
            <text:p>1.072</text:p>
          </table:table-cell>
          <table:table-cell office:value-type="float" office:value="16427.845509978921" table:style-name="ce5">
            <text:p><text:s/>16,4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427.845509978921" table:style-name="ce5">
            <text:p><text:s/>16,428<text:s/></text:p>
          </table:table-cell>
          <table:table-cell office:value-type="float" office:value="1.0605513375098214" table:style-name="ce6">
            <text:p>1.061</text:p>
          </table:table-cell>
          <table:table-cell office:value-type="float" office:value="17422.573528012861" table:style-name="ce5">
            <text:p><text:s/>17,423<text:s/></text:p>
          </table:table-cell>
          <table:table-cell office:value-type="float" office:value="1.0496820792218964" table:style-name="ce6">
            <text:p>1.050</text:p>
          </table:table-cell>
          <table:table-cell office:value-type="float" office:value="18288.163206280911" table:style-name="ce5">
            <text:p><text:s/>18,2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288.163206280911" table:style-name="ce5">
            <text:p><text:s/>18,288<text:s/></text:p>
          </table:table-cell>
          <table:table-cell office:value-type="float" office:value="1.0169793331223742" table:style-name="ce6">
            <text:p>1.017</text:p>
          </table:table-cell>
          <table:table-cell office:value-type="float" office:value="18598.684021556703" table:style-name="ce5">
            <text:p><text:s/>18,599<text:s/></text:p>
          </table:table-cell>
          <table:table-cell office:value-type="float" office:value="1.0617229706982103" table:style-name="ce6">
            <text:p>1.062</text:p>
          </table:table-cell>
          <table:table-cell office:value-type="float" office:value="19746.650050444518" table:style-name="ce5">
            <text:p><text:s/>19,74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746.650050444518" table:style-name="ce5">
            <text:p><text:s/>19,747<text:s/></text:p>
          </table:table-cell>
          <table:table-cell office:value-type="float" office:value="1.0619372168480814" table:style-name="ce6">
            <text:p>1.062</text:p>
          </table:table-cell>
          <table:table-cell office:value-type="float" office:value="20969.702596642077" table:style-name="ce5">
            <text:p><text:s/>20,970<text:s/></text:p>
          </table:table-cell>
          <table:table-cell office:value-type="float" office:value="1.0366520966139037" table:style-name="ce6">
            <text:p>1.037</text:p>
          </table:table-cell>
          <table:table-cell office:value-type="float" office:value="21738.286162179033" table:style-name="ce5">
            <text:p><text:s/>21,7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738.286162179033" table:style-name="ce5">
            <text:p><text:s/>21,738<text:s/></text:p>
          </table:table-cell>
          <table:table-cell office:value-type="float" office:value="0.95203890277794045" table:style-name="ce6">
            <text:p>0.952</text:p>
          </table:table-cell>
          <table:table-cell office:value-type="float" office:value="20695.694106113813" table:style-name="ce5">
            <text:p><text:s/>20,696<text:s/></text:p>
          </table:table-cell>
          <table:table-cell office:value-type="float" office:value="1.1155414796051137" table:style-name="ce6">
            <text:p>1.116</text:p>
          </table:table-cell>
          <table:table-cell office:value-type="float" office:value="23086.905224589031" table:style-name="ce5">
            <text:p><text:s/>23,08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086.905224589031" table:style-name="ce5">
            <text:p><text:s/>23,087<text:s/></text:p>
          </table:table-cell>
          <table:table-cell office:value-type="float" office:value="0.94697578796322013" table:style-name="ce6">
            <text:p>0.947</text:p>
          </table:table-cell>
          <table:table-cell office:value-type="float" office:value="21862.740266687382" table:style-name="ce5">
            <text:p><text:s/>21,863<text:s/></text:p>
          </table:table-cell>
          <table:table-cell office:value-type="float" office:value="1.1320143643925493" table:style-name="ce6">
            <text:p>1.132</text:p>
          </table:table-cell>
          <table:table-cell office:value-type="float" office:value="24748.936026873507" table:style-name="ce5">
            <text:p><text:s/>24,7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748.936026873507" table:style-name="ce5">
            <text:p><text:s/>24,749<text:s/></text:p>
          </table:table-cell>
          <table:table-cell office:value-type="float" office:value="0.93075882102438356" table:style-name="ce6">
            <text:p>0.931</text:p>
          </table:table-cell>
          <table:table-cell office:value-type="float" office:value="23035.29051798068" table:style-name="ce5">
            <text:p><text:s/>23,035<text:s/></text:p>
          </table:table-cell>
          <table:table-cell office:value-type="float" office:value="1.162670346010386" table:style-name="ce6">
            <text:p>1.163</text:p>
          </table:table-cell>
          <table:table-cell office:value-type="float" office:value="26782.449196990361" table:style-name="ce5">
            <text:p><text:s/>26,7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782.449196990361" table:style-name="ce5">
            <text:p><text:s/>26,782<text:s/></text:p>
          </table:table-cell>
          <table:table-cell office:value-type="float" office:value="0.9613327220737633" table:style-name="ce6">
            <text:p>0.961</text:p>
          </table:table-cell>
          <table:table-cell office:value-type="float" office:value="25746.844790345021" table:style-name="ce5">
            <text:p><text:s/>25,747<text:s/></text:p>
          </table:table-cell>
          <table:table-cell office:value-type="float" office:value="0.99078851123148159" table:style-name="ce6">
            <text:p>0.991</text:p>
          </table:table-cell>
          <table:table-cell office:value-type="float" office:value="25509.678018733972" table:style-name="ce5">
            <text:p><text:s/>25,5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509.678018733972" table:style-name="ce5">
            <text:p><text:s/>25,510<text:s/></text:p>
          </table:table-cell>
          <table:table-cell office:value-type="float" office:value="1.0337157557304759" table:style-name="ce6">
            <text:p>1.034</text:p>
          </table:table-cell>
          <table:table-cell office:value-type="float" office:value="26369.756091576699" table:style-name="ce5">
            <text:p><text:s/>26,370<text:s/></text:p>
          </table:table-cell>
          <table:table-cell office:value-type="float" office:value="0.9998169586538026" table:style-name="ce6">
            <text:p>1.000</text:p>
          </table:table-cell>
          <table:table-cell office:value-type="float" office:value="26364.9293359228" table:style-name="ce5">
            <text:p><text:s/>26,36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80.8488826964999" table:style-name="ce5">
            <text:p><text:s/>2,18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80.8488826964999" table:style-name="ce5">
            <text:p><text:s/>2,181<text:s/></text:p>
          </table:table-cell>
          <table:table-cell office:value-type="float" office:value="1.0160899242184143" table:style-name="ce6">
            <text:p>1.016</text:p>
          </table:table-cell>
          <table:table-cell office:value-type="float" office:value="2215.9385759509" table:style-name="ce5">
            <text:p><text:s/>2,216<text:s/></text:p>
          </table:table-cell>
          <table:table-cell office:value-type="float" office:value="1.0963055017337395" table:style-name="ce6">
            <text:p>1.096</text:p>
          </table:table-cell>
          <table:table-cell office:value-type="float" office:value="2429.3456523189998" table:style-name="ce5">
            <text:p><text:s/>2,42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29.3456523189998" table:style-name="ce5">
            <text:p><text:s/>2,429<text:s/></text:p>
          </table:table-cell>
          <table:table-cell office:value-type="float" office:value="1.0310163198641467" table:style-name="ce6">
            <text:p>1.031</text:p>
          </table:table-cell>
          <table:table-cell office:value-type="float" office:value="2504.6950141318998" table:style-name="ce5">
            <text:p><text:s/>2,505<text:s/></text:p>
          </table:table-cell>
          <table:table-cell office:value-type="float" office:value="1.0456206507457371" table:style-name="ce6">
            <text:p>1.046</text:p>
          </table:table-cell>
          <table:table-cell office:value-type="float" office:value="2618.9608305962001" table:style-name="ce5">
            <text:p><text:s/>2,6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18.9608305962001" table:style-name="ce5">
            <text:p><text:s/>2,619<text:s/></text:p>
          </table:table-cell>
          <table:table-cell office:value-type="float" office:value="1.0485888547421809" table:style-name="ce6">
            <text:p>1.049</text:p>
          </table:table-cell>
          <table:table-cell office:value-type="float" office:value="2746.2131379695002" table:style-name="ce5">
            <text:p><text:s/>2,746<text:s/></text:p>
          </table:table-cell>
          <table:table-cell office:value-type="float" office:value="1.0557820615465285" table:style-name="ce6">
            <text:p>1.056</text:p>
          </table:table-cell>
          <table:table-cell office:value-type="float" office:value="2899.4025682515999" table:style-name="ce5">
            <text:p><text:s/>2,89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899.4025682515999" table:style-name="ce5">
            <text:p><text:s/>2,899<text:s/></text:p>
          </table:table-cell>
          <table:table-cell office:value-type="float" office:value="1.0622497969816029" table:style-name="ce6">
            <text:p>1.062</text:p>
          </table:table-cell>
          <table:table-cell office:value-type="float" office:value="3079.8897894931997" table:style-name="ce5">
            <text:p><text:s/>3,080<text:s/></text:p>
          </table:table-cell>
          <table:table-cell office:value-type="float" office:value="1.1494196272147861" table:style-name="ce6">
            <text:p>1.149</text:p>
          </table:table-cell>
          <table:table-cell office:value-type="float" office:value="3540.0857737019001" table:style-name="ce5">
            <text:p><text:s/>3,5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40.0857737019001" table:style-name="ce5">
            <text:p><text:s/>3,540<text:s/></text:p>
          </table:table-cell>
          <table:table-cell office:value-type="float" office:value="1.1608748448077453" table:style-name="ce6">
            <text:p>1.161</text:p>
          </table:table-cell>
          <table:table-cell office:value-type="float" office:value="4109.5965231522996" table:style-name="ce5">
            <text:p><text:s/>4,110<text:s/></text:p>
          </table:table-cell>
          <table:table-cell office:value-type="float" office:value="1.0292345119795225" table:style-name="ce6">
            <text:p>1.029</text:p>
          </table:table-cell>
          <table:table-cell office:value-type="float" office:value="4229.7385719394006" table:style-name="ce5">
            <text:p><text:s/>4,2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29.7385719394006" table:style-name="ce5">
            <text:p><text:s/>4,230<text:s/></text:p>
          </table:table-cell>
          <table:table-cell office:value-type="float" office:value="1.1216983635685736" table:style-name="ce6">
            <text:p>1.122</text:p>
          </table:table-cell>
          <table:table-cell office:value-type="float" office:value="4744.4908344673004" table:style-name="ce5">
            <text:p><text:s/>4,744<text:s/></text:p>
          </table:table-cell>
          <table:table-cell office:value-type="float" office:value="1.0655029704902346" table:style-name="ce6">
            <text:p>1.066</text:p>
          </table:table-cell>
          <table:table-cell office:value-type="float" office:value="5055.2690775886003" table:style-name="ce5">
            <text:p><text:s/>5,0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55.2690775886003" table:style-name="ce5">
            <text:p><text:s/>5,055<text:s/></text:p>
          </table:table-cell>
          <table:table-cell office:value-type="float" office:value="1.1001906103943333" table:style-name="ce6">
            <text:p>1.100</text:p>
          </table:table-cell>
          <table:table-cell office:value-type="float" office:value="5561.7595721797998" table:style-name="ce5">
            <text:p><text:s/>5,562<text:s/></text:p>
          </table:table-cell>
          <table:table-cell office:value-type="float" office:value="0.97776120448257275" table:style-name="ce6">
            <text:p>0.978</text:p>
          </table:table-cell>
          <table:table-cell office:value-type="float" office:value="5438.0727383369995" table:style-name="ce5">
            <text:p><text:s/>5,4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38.0727383369995" table:style-name="ce5">
            <text:p><text:s/>5,438<text:s/></text:p>
          </table:table-cell>
          <table:table-cell office:value-type="float" office:value="1.1244949954067431" table:style-name="ce6">
            <text:p>1.124</text:p>
          </table:table-cell>
          <table:table-cell office:value-type="float" office:value="6115.0855789178004" table:style-name="ce5">
            <text:p><text:s/>6,115<text:s/></text:p>
          </table:table-cell>
          <table:table-cell office:value-type="float" office:value="1.0510296725124351" table:style-name="ce6">
            <text:p>1.051</text:p>
          </table:table-cell>
          <table:table-cell office:value-type="float" office:value="6427.1363933954899" table:style-name="ce5">
            <text:p><text:s/>6,4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27.1363933954899" table:style-name="ce5">
            <text:p><text:s/>6,427<text:s/></text:p>
          </table:table-cell>
          <table:table-cell office:value-type="float" office:value="1.0596268775764859" table:style-name="ce6">
            <text:p>1.060</text:p>
          </table:table-cell>
          <table:table-cell office:value-type="float" office:value="6810.3664682918597" table:style-name="ce5">
            <text:p><text:s/>6,810<text:s/></text:p>
          </table:table-cell>
          <table:table-cell office:value-type="float" office:value="1.0968521154427548" table:style-name="ce6">
            <text:p>1.097</text:p>
          </table:table-cell>
          <table:table-cell office:value-type="float" office:value="7469.9648676863299" table:style-name="ce5">
            <text:p><text:s/>7,4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469.9648676863299" table:style-name="ce5">
            <text:p><text:s/>7,470<text:s/></text:p>
          </table:table-cell>
          <table:table-cell office:value-type="float" office:value="1.0325620710923018" table:style-name="ce6">
            <text:p>1.033</text:p>
          </table:table-cell>
          <table:table-cell office:value-type="float" office:value="7713.2023947649295" table:style-name="ce5">
            <text:p><text:s/>7,713<text:s/></text:p>
          </table:table-cell>
          <table:table-cell office:value-type="float" office:value="1.0246303282549272" table:style-name="ce6">
            <text:p>1.025</text:p>
          </table:table-cell>
          <table:table-cell office:value-type="float" office:value="7903.18110164468" table:style-name="ce5">
            <text:p><text:s/>7,9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903.18110164468" table:style-name="ce5">
            <text:p><text:s/>7,903<text:s/></text:p>
          </table:table-cell>
          <table:table-cell office:value-type="float" office:value="1.0705634233940844" table:style-name="ce6">
            <text:p>1.071</text:p>
          </table:table-cell>
          <table:table-cell office:value-type="float" office:value="8460.8566158801605" table:style-name="ce5">
            <text:p><text:s/>8,461<text:s/></text:p>
          </table:table-cell>
          <table:table-cell office:value-type="float" office:value="1.0427651188599889" table:style-name="ce6">
            <text:p>1.043</text:p>
          </table:table-cell>
          <table:table-cell office:value-type="float" office:value="8822.6861547155986" table:style-name="ce5">
            <text:p><text:s/>8,8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822.6861547155986" table:style-name="ce5">
            <text:p><text:s/>8,823<text:s/></text:p>
          </table:table-cell>
          <table:table-cell office:value-type="float" office:value="0.96652141906202027" table:style-name="ce6">
            <text:p>0.967</text:p>
          </table:table-cell>
          <table:table-cell office:value-type="float" office:value="8527.3151421945604" table:style-name="ce5">
            <text:p><text:s/>8,527<text:s/></text:p>
          </table:table-cell>
          <table:table-cell office:value-type="float" office:value="1.0466543282327214" table:style-name="ce6">
            <text:p>1.047</text:p>
          </table:table-cell>
          <table:table-cell office:value-type="float" office:value="8925.15130178236" table:style-name="ce5">
            <text:p><text:s/>8,9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925.15130178236" table:style-name="ce5">
            <text:p><text:s/>8,925<text:s/></text:p>
          </table:table-cell>
          <table:table-cell office:value-type="float" office:value="0.97328355344290884" table:style-name="ce6">
            <text:p>0.973</text:p>
          </table:table-cell>
          <table:table-cell office:value-type="float" office:value="8686.7029740143389" table:style-name="ce5">
            <text:p><text:s/>8,687<text:s/></text:p>
          </table:table-cell>
          <table:table-cell office:value-type="float" office:value="1.1014921184160493" table:style-name="ce6">
            <text:p>1.101</text:p>
          </table:table-cell>
          <table:table-cell office:value-type="float" office:value="9568.3348608980505" table:style-name="ce5">
            <text:p><text:s/>9,5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568.3348608980505" table:style-name="ce5">
            <text:p><text:s/>9,568<text:s/></text:p>
          </table:table-cell>
          <table:table-cell office:value-type="float" office:value="0.91514779364047794" table:style-name="ce6">
            <text:p>0.915</text:p>
          </table:table-cell>
          <table:table-cell office:value-type="float" office:value="8756.4405367641193" table:style-name="ce5">
            <text:p><text:s/>8,756<text:s/></text:p>
          </table:table-cell>
          <table:table-cell office:value-type="float" office:value="1.089806335731988" table:style-name="ce6">
            <text:p>1.090</text:p>
          </table:table-cell>
          <table:table-cell office:value-type="float" office:value="9542.8243754259493" table:style-name="ce5">
            <text:p><text:s/>9,5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542.8243754259493" table:style-name="ce5">
            <text:p><text:s/>9,543<text:s/></text:p>
          </table:table-cell>
          <table:table-cell office:value-type="float" office:value="0.97542248246477758" table:style-name="ce6">
            <text:p>0.975</text:p>
          </table:table-cell>
          <table:table-cell office:value-type="float" office:value="9308.2854420033709" table:style-name="ce5">
            <text:p><text:s/>9,308<text:s/></text:p>
          </table:table-cell>
          <table:table-cell office:value-type="float" office:value="0.97600081460100874" table:style-name="ce6">
            <text:p>0.976</text:p>
          </table:table-cell>
          <table:table-cell office:value-type="float" office:value="9084.8941739340007" table:style-name="ce5">
            <text:p><text:s/>9,0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084.8941739340007" table:style-name="ce5">
            <text:p><text:s/>9,085<text:s/></text:p>
          </table:table-cell>
          <table:table-cell office:value-type="float" office:value="1.033370802059177" table:style-name="ce6">
            <text:p>1.033</text:p>
          </table:table-cell>
          <table:table-cell office:value-type="float" office:value="9388.0643791409202" table:style-name="ce5">
            <text:p><text:s/>9,388<text:s/></text:p>
          </table:table-cell>
          <table:table-cell office:value-type="float" office:value="1.0271787385472326" table:style-name="ce6">
            <text:p>1.027</text:p>
          </table:table-cell>
          <table:table-cell office:value-type="float" office:value="9643.2201263661809" table:style-name="ce5">
            <text:p><text:s/>9,6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87.0782636362001" table:style-name="ce5">
            <text:p><text:s/>4,2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87.0782636362001" table:style-name="ce5">
            <text:p><text:s/>4,287<text:s/></text:p>
          </table:table-cell>
          <table:table-cell office:value-type="float" office:value="1.0147645985695892" table:style-name="ce6">
            <text:p>1.015</text:p>
          </table:table-cell>
          <table:table-cell office:value-type="float" office:value="4350.3752532352" table:style-name="ce5">
            <text:p><text:s/>4,350<text:s/></text:p>
          </table:table-cell>
          <table:table-cell office:value-type="float" office:value="1.1024118307247579" table:style-name="ce6">
            <text:p>1.102</text:p>
          </table:table-cell>
          <table:table-cell office:value-type="float" office:value="4795.9051472586998" table:style-name="ce5">
            <text:p><text:s/>4,7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795.9051472586998" table:style-name="ce5">
            <text:p><text:s/>4,796<text:s/></text:p>
          </table:table-cell>
          <table:table-cell office:value-type="float" office:value="1.0397444745904851" table:style-name="ce6">
            <text:p>1.040</text:p>
          </table:table-cell>
          <table:table-cell office:value-type="float" office:value="4986.5158775222999" table:style-name="ce5">
            <text:p><text:s/>4,987<text:s/></text:p>
          </table:table-cell>
          <table:table-cell office:value-type="float" office:value="0.98116049943376926" table:style-name="ce6">
            <text:p>0.981</text:p>
          </table:table-cell>
          <table:table-cell office:value-type="float" office:value="4892.5724088241996" table:style-name="ce5">
            <text:p><text:s/>4,8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92.5724088241996" table:style-name="ce5">
            <text:p><text:s/>4,893<text:s/></text:p>
          </table:table-cell>
          <table:table-cell office:value-type="float" office:value="1.0361983484990798" table:style-name="ce6">
            <text:p>1.036</text:p>
          </table:table-cell>
          <table:table-cell office:value-type="float" office:value="5069.6754499358003" table:style-name="ce5">
            <text:p><text:s/>5,070<text:s/></text:p>
          </table:table-cell>
          <table:table-cell office:value-type="float" office:value="1.1252108008388264" table:style-name="ce6">
            <text:p>1.125</text:p>
          </table:table-cell>
          <table:table-cell office:value-type="float" office:value="5704.4535730151993" table:style-name="ce5">
            <text:p><text:s/>5,7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04.4535730151993" table:style-name="ce5">
            <text:p><text:s/>5,704<text:s/></text:p>
          </table:table-cell>
          <table:table-cell office:value-type="float" office:value="1.0416754304628759" table:style-name="ce6">
            <text:p>1.042</text:p>
          </table:table-cell>
          <table:table-cell office:value-type="float" office:value="5942.1891312260987" table:style-name="ce5">
            <text:p><text:s/>5,942<text:s/></text:p>
          </table:table-cell>
          <table:table-cell office:value-type="float" office:value="1.1267795920833565" table:style-name="ce6">
            <text:p>1.127</text:p>
          </table:table-cell>
          <table:table-cell office:value-type="float" office:value="6695.5374453650993" table:style-name="ce5">
            <text:p><text:s/>6,6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95.5374453650993" table:style-name="ce5">
            <text:p><text:s/>6,696<text:s/></text:p>
          </table:table-cell>
          <table:table-cell office:value-type="float" office:value="1.1619052491636821" table:style-name="ce6">
            <text:p>1.162</text:p>
          </table:table-cell>
          <table:table-cell office:value-type="float" office:value="7779.5801037416995" table:style-name="ce5">
            <text:p><text:s/>7,780<text:s/></text:p>
          </table:table-cell>
          <table:table-cell office:value-type="float" office:value="0.98943696583282492" table:style-name="ce6">
            <text:p>0.989</text:p>
          </table:table-cell>
          <table:table-cell office:value-type="float" office:value="7697.4041332996003" table:style-name="ce5">
            <text:p><text:s/>7,6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697.4041332996003" table:style-name="ce5">
            <text:p><text:s/>7,697<text:s/></text:p>
          </table:table-cell>
          <table:table-cell office:value-type="float" office:value="1.1250735416676643" table:style-name="ce6">
            <text:p>1.125</text:p>
          </table:table-cell>
          <table:table-cell office:value-type="float" office:value="8660.1457298986988" table:style-name="ce5">
            <text:p><text:s/>8,660<text:s/></text:p>
          </table:table-cell>
          <table:table-cell office:value-type="float" office:value="0.93938085766687907" table:style-name="ce6">
            <text:p>0.939</text:p>
          </table:table-cell>
          <table:table-cell office:value-type="float" office:value="8135.1751232724" table:style-name="ce5">
            <text:p><text:s/>8,1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35.1751232724" table:style-name="ce5">
            <text:p><text:s/>8,135<text:s/></text:p>
          </table:table-cell>
          <table:table-cell office:value-type="float" office:value="1.0904225910798711" table:style-name="ce6">
            <text:p>1.090</text:p>
          </table:table-cell>
          <table:table-cell office:value-type="float" office:value="8870.7787368071986" table:style-name="ce5">
            <text:p><text:s/>8,871<text:s/></text:p>
          </table:table-cell>
          <table:table-cell office:value-type="float" office:value="0.93119603779330928" table:style-name="ce6">
            <text:p>0.931</text:p>
          </table:table-cell>
          <table:table-cell office:value-type="float" office:value="8260.4340118560012" table:style-name="ce5">
            <text:p><text:s/>8,2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60.4340118560012" table:style-name="ce5">
            <text:p><text:s/>8,260<text:s/></text:p>
          </table:table-cell>
          <table:table-cell office:value-type="float" office:value="1.1156198271691791" table:style-name="ce6">
            <text:p>1.116</text:p>
          </table:table-cell>
          <table:table-cell office:value-type="float" office:value="9215.5039646492005" table:style-name="ce5">
            <text:p><text:s/>9,216<text:s/></text:p>
          </table:table-cell>
          <table:table-cell office:value-type="float" office:value="1.08520479780013" table:style-name="ce6">
            <text:p>1.085</text:p>
          </table:table-cell>
          <table:table-cell office:value-type="float" office:value="10000.709116583432" table:style-name="ce5">
            <text:p><text:s/>10,0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000.709116583432" table:style-name="ce5">
            <text:p><text:s/>10,001<text:s/></text:p>
          </table:table-cell>
          <table:table-cell office:value-type="float" office:value="1.0611454583879025" table:style-name="ce6">
            <text:p>1.061</text:p>
          </table:table-cell>
          <table:table-cell office:value-type="float" office:value="10612.207059721" table:style-name="ce5">
            <text:p><text:s/>10,612<text:s/></text:p>
          </table:table-cell>
          <table:table-cell office:value-type="float" office:value="1.0194107858727548" table:style-name="ce6">
            <text:p>1.019</text:p>
          </table:table-cell>
          <table:table-cell office:value-type="float" office:value="10818.198338594582" table:style-name="ce5">
            <text:p><text:s/>10,8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818.198338594582" table:style-name="ce5">
            <text:p><text:s/>10,818<text:s/></text:p>
          </table:table-cell>
          <table:table-cell office:value-type="float" office:value="1.0062194541171567" table:style-name="ce6">
            <text:p>1.006</text:p>
          </table:table-cell>
          <table:table-cell office:value-type="float" office:value="10885.48162679177" table:style-name="ce5">
            <text:p><text:s/>10,885<text:s/></text:p>
          </table:table-cell>
          <table:table-cell office:value-type="float" office:value="1.0880059656386938" table:style-name="ce6">
            <text:p>1.088</text:p>
          </table:table-cell>
          <table:table-cell office:value-type="float" office:value="11843.468948799838" table:style-name="ce5">
            <text:p><text:s/>11,8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843.468948799838" table:style-name="ce5">
            <text:p><text:s/>11,843<text:s/></text:p>
          </table:table-cell>
          <table:table-cell office:value-type="float" office:value="1.0561809242577955" table:style-name="ce6">
            <text:p>1.056</text:p>
          </table:table-cell>
          <table:table-cell office:value-type="float" office:value="12508.845980761917" table:style-name="ce5">
            <text:p><text:s/>12,509<text:s/></text:p>
          </table:table-cell>
          <table:table-cell office:value-type="float" office:value="1.0325173103359884" table:style-name="ce6">
            <text:p>1.033</text:p>
          </table:table-cell>
          <table:table-cell office:value-type="float" office:value="12915.600007463432" table:style-name="ce5">
            <text:p><text:s/>12,9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915.600007463432" table:style-name="ce5">
            <text:p><text:s/>12,916<text:s/></text:p>
          </table:table-cell>
          <table:table-cell office:value-type="float" office:value="0.94214585128740502" table:style-name="ce6">
            <text:p>0.942</text:p>
          </table:table-cell>
          <table:table-cell office:value-type="float" office:value="12168.378963919251" table:style-name="ce5">
            <text:p><text:s/>12,168<text:s/></text:p>
          </table:table-cell>
          <table:table-cell office:value-type="float" office:value="1.163815982786041" table:style-name="ce6">
            <text:p>1.164</text:p>
          </table:table-cell>
          <table:table-cell office:value-type="float" office:value="14161.753922806671" table:style-name="ce5">
            <text:p><text:s/>14,1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161.753922806671" table:style-name="ce5">
            <text:p><text:s/>14,162<text:s/></text:p>
          </table:table-cell>
          <table:table-cell office:value-type="float" office:value="0.93039586512330297" table:style-name="ce6">
            <text:p>0.930</text:p>
          </table:table-cell>
          <table:table-cell office:value-type="float" office:value="13176.037292673042" table:style-name="ce5">
            <text:p><text:s/>13,176<text:s/></text:p>
          </table:table-cell>
          <table:table-cell office:value-type="float" office:value="1.1521370825519079" table:style-name="ce6">
            <text:p>1.152</text:p>
          </table:table-cell>
          <table:table-cell office:value-type="float" office:value="15180.601165975459" table:style-name="ce5">
            <text:p><text:s/>15,1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180.601165975459" table:style-name="ce5">
            <text:p><text:s/>15,181<text:s/></text:p>
          </table:table-cell>
          <table:table-cell office:value-type="float" office:value="0.94059845358561889" table:style-name="ce6">
            <text:p>0.941</text:p>
          </table:table-cell>
          <table:table-cell office:value-type="float" office:value="14278.849981216559" table:style-name="ce5">
            <text:p><text:s/>14,279<text:s/></text:p>
          </table:table-cell>
          <table:table-cell office:value-type="float" office:value="1.207353872632787" table:style-name="ce6">
            <text:p>1.207</text:p>
          </table:table-cell>
          <table:table-cell office:value-type="float" office:value="17239.624821564412" table:style-name="ce5">
            <text:p><text:s/>17,2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239.624821564412" table:style-name="ce5">
            <text:p><text:s/>17,240<text:s/></text:p>
          </table:table-cell>
          <table:table-cell office:value-type="float" office:value="0.95353347410317546" table:style-name="ce6">
            <text:p>0.954</text:p>
          </table:table-cell>
          <table:table-cell office:value-type="float" office:value="16438.559348341649" table:style-name="ce5">
            <text:p><text:s/>16,439<text:s/></text:p>
          </table:table-cell>
          <table:table-cell office:value-type="float" office:value="0.99916200055918714" table:style-name="ce6">
            <text:p>0.999</text:p>
          </table:table-cell>
          <table:table-cell office:value-type="float" office:value="16424.783844799971" table:style-name="ce5">
            <text:p><text:s/>16,4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424.783844799971" table:style-name="ce5">
            <text:p><text:s/>16,425<text:s/></text:p>
          </table:table-cell>
          <table:table-cell office:value-type="float" office:value="1.0339065568775885" table:style-name="ce6">
            <text:p>1.034</text:p>
          </table:table-cell>
          <table:table-cell office:value-type="float" office:value="16981.691712435779" table:style-name="ce5">
            <text:p><text:s/>16,982<text:s/></text:p>
          </table:table-cell>
          <table:table-cell office:value-type="float" office:value="0.98469042382339489" table:style-name="ce6">
            <text:p>0.985</text:p>
          </table:table-cell>
          <table:table-cell office:value-type="float" office:value="16721.709209556619" table:style-name="ce5">
            <text:p><text:s/>16,72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509.7973709230009" table:style-name="ce5">
            <text:p><text:s/>8,5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509.7973709230009" table:style-name="ce5">
            <text:p><text:s/>8,510<text:s/></text:p>
          </table:table-cell>
          <table:table-cell office:value-type="float" office:value="1.032409639312303" table:style-name="ce6">
            <text:p>1.032</text:p>
          </table:table-cell>
          <table:table-cell office:value-type="float" office:value="8785.5968343353998" table:style-name="ce5">
            <text:p><text:s/>8,786<text:s/></text:p>
          </table:table-cell>
          <table:table-cell office:value-type="float" office:value="1.0657482366989011" table:style-name="ce6">
            <text:p>1.066</text:p>
          </table:table-cell>
          <table:table-cell office:value-type="float" office:value="9363.2343345403988" table:style-name="ce5">
            <text:p><text:s/>9,3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363.2343345403988" table:style-name="ce5">
            <text:p><text:s/>9,363<text:s/></text:p>
          </table:table-cell>
          <table:table-cell office:value-type="float" office:value="1.0409036996036691" table:style-name="ce6">
            <text:p>1.041</text:p>
          </table:table-cell>
          <table:table-cell office:value-type="float" office:value="9746.2252590792014" table:style-name="ce5">
            <text:p><text:s/>9,746<text:s/></text:p>
          </table:table-cell>
          <table:table-cell office:value-type="float" office:value="1.0352159807690744" table:style-name="ce6">
            <text:p>1.035</text:p>
          </table:table-cell>
          <table:table-cell office:value-type="float" office:value="10089.448140374001" table:style-name="ce5">
            <text:p><text:s/>10,0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089.448140374001" table:style-name="ce5">
            <text:p><text:s/>10,089<text:s/></text:p>
          </table:table-cell>
          <table:table-cell office:value-type="float" office:value="1.0405711909395696" table:style-name="ce6">
            <text:p>1.041</text:p>
          </table:table-cell>
          <table:table-cell office:value-type="float" office:value="10498.789067352" table:style-name="ce5">
            <text:p><text:s/>10,499<text:s/></text:p>
          </table:table-cell>
          <table:table-cell office:value-type="float" office:value="1.0685496784666348" table:style-name="ce6">
            <text:p>1.069</text:p>
          </table:table-cell>
          <table:table-cell office:value-type="float" office:value="11218.477682208" table:style-name="ce5">
            <text:p><text:s/>11,2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218.477682208" table:style-name="ce5">
            <text:p><text:s/>11,218<text:s/></text:p>
          </table:table-cell>
          <table:table-cell office:value-type="float" office:value="1.0342741320225475" table:style-name="ce6">
            <text:p>1.034</text:p>
          </table:table-cell>
          <table:table-cell office:value-type="float" office:value="11602.981267379999" table:style-name="ce5">
            <text:p><text:s/>11,603<text:s/></text:p>
          </table:table-cell>
          <table:table-cell office:value-type="float" office:value="1.0169029615150182" table:style-name="ce6">
            <text:p>1.017</text:p>
          </table:table-cell>
          <table:table-cell office:value-type="float" office:value="11799.106013201999" table:style-name="ce5">
            <text:p><text:s/>11,7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799.106013201999" table:style-name="ce5">
            <text:p><text:s/>11,799<text:s/></text:p>
          </table:table-cell>
          <table:table-cell office:value-type="float" office:value="1.0584406918811022" table:style-name="ce6">
            <text:p>1.058</text:p>
          </table:table-cell>
          <table:table-cell office:value-type="float" office:value="12488.653932191999" table:style-name="ce5">
            <text:p><text:s/>12,489<text:s/></text:p>
          </table:table-cell>
          <table:table-cell office:value-type="float" office:value="1.0529766103239979" table:style-name="ce6">
            <text:p>1.053</text:p>
          </table:table-cell>
          <table:table-cell office:value-type="float" office:value="13150.260485028999" table:style-name="ce5">
            <text:p><text:s/>13,1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150.260485028999" table:style-name="ce5">
            <text:p><text:s/>13,150<text:s/></text:p>
          </table:table-cell>
          <table:table-cell office:value-type="float" office:value="1.0235327575222035" table:style-name="ce6">
            <text:p>1.024</text:p>
          </table:table-cell>
          <table:table-cell office:value-type="float" office:value="13459.722376377002" table:style-name="ce5">
            <text:p><text:s/>13,460<text:s/></text:p>
          </table:table-cell>
          <table:table-cell office:value-type="float" office:value="1.0632721953905735" table:style-name="ce6">
            <text:p>1.063</text:p>
          </table:table-cell>
          <table:table-cell office:value-type="float" office:value="14311.348560478" table:style-name="ce5">
            <text:p><text:s/>14,3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311.348560478" table:style-name="ce5">
            <text:p><text:s/>14,311<text:s/></text:p>
          </table:table-cell>
          <table:table-cell office:value-type="float" office:value="1.029029758257046" table:style-name="ce6">
            <text:p>1.029</text:p>
          </table:table-cell>
          <table:table-cell office:value-type="float" office:value="14726.803549521001" table:style-name="ce5">
            <text:p><text:s/>14,727<text:s/></text:p>
          </table:table-cell>
          <table:table-cell office:value-type="float" office:value="1.0819717949735443" table:style-name="ce6">
            <text:p>1.082</text:p>
          </table:table-cell>
          <table:table-cell office:value-type="float" office:value="15933.986070698" table:style-name="ce5">
            <text:p><text:s/>15,9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933.986070698" table:style-name="ce5">
            <text:p><text:s/>15,934<text:s/></text:p>
          </table:table-cell>
          <table:table-cell office:value-type="float" office:value="1.0122128265570571" table:style-name="ce6">
            <text:p>1.012</text:p>
          </table:table-cell>
          <table:table-cell office:value-type="float" office:value="16128.585078942" table:style-name="ce5">
            <text:p><text:s/>16,129<text:s/></text:p>
          </table:table-cell>
          <table:table-cell office:value-type="float" office:value="1.0676915553634092" table:style-name="ce6">
            <text:p>1.068</text:p>
          </table:table-cell>
          <table:table-cell office:value-type="float" office:value="17220.354088746659" table:style-name="ce5">
            <text:p><text:s/>17,2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20.354088746659" table:style-name="ce5">
            <text:p><text:s/>17,220<text:s/></text:p>
          </table:table-cell>
          <table:table-cell office:value-type="float" office:value="1.0290865739443178" table:style-name="ce6">
            <text:p>1.029</text:p>
          </table:table-cell>
          <table:table-cell office:value-type="float" office:value="17721.23519129632" table:style-name="ce5">
            <text:p><text:s/>17,721<text:s/></text:p>
          </table:table-cell>
          <table:table-cell office:value-type="float" office:value="1.0983980525544492" table:style-name="ce6">
            <text:p>1.098</text:p>
          </table:table-cell>
          <table:table-cell office:value-type="float" office:value="19464.970222979253" table:style-name="ce5">
            <text:p><text:s/>19,46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9464.970222979253" table:style-name="ce5">
            <text:p><text:s/>19,465<text:s/></text:p>
          </table:table-cell>
          <table:table-cell office:value-type="float" office:value="1.0451678101446458" table:style-name="ce6">
            <text:p>1.045</text:p>
          </table:table-cell>
          <table:table-cell office:value-type="float" office:value="20344.16030248196" table:style-name="ce5">
            <text:p><text:s/>20,344<text:s/></text:p>
          </table:table-cell>
          <table:table-cell office:value-type="float" office:value="1.0967999363821161" table:style-name="ce6">
            <text:p>1.097</text:p>
          </table:table-cell>
          <table:table-cell office:value-type="float" office:value="22313.47372550979" table:style-name="ce5">
            <text:p><text:s/>22,31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2313.47372550979" table:style-name="ce5">
            <text:p><text:s/>22,313<text:s/></text:p>
          </table:table-cell>
          <table:table-cell office:value-type="float" office:value="1.0622210271809318" table:style-name="ce6">
            <text:p>1.062</text:p>
          </table:table-cell>
          <table:table-cell office:value-type="float" office:value="23701.840980685742" table:style-name="ce5">
            <text:p><text:s/>23,702<text:s/></text:p>
          </table:table-cell>
          <table:table-cell office:value-type="float" office:value="1.1772184322560231" table:style-name="ce6">
            <text:p>1.177</text:p>
          </table:table-cell>
          <table:table-cell office:value-type="float" office:value="27902.244080864428" table:style-name="ce5">
            <text:p><text:s/>27,9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902.244080864428" table:style-name="ce5">
            <text:p><text:s/>27,902<text:s/></text:p>
          </table:table-cell>
          <table:table-cell office:value-type="float" office:value="1.0022166847393608" table:style-name="ce6">
            <text:p>1.002</text:p>
          </table:table-cell>
          <table:table-cell office:value-type="float" office:value="27964.094559512403" table:style-name="ce5">
            <text:p><text:s/>27,964<text:s/></text:p>
          </table:table-cell>
          <table:table-cell office:value-type="float" office:value="1.0672115256342354" table:style-name="ce6">
            <text:p>1.067</text:p>
          </table:table-cell>
          <table:table-cell office:value-type="float" office:value="29843.60401783725" table:style-name="ce5">
            <text:p><text:s/>29,84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843.60401783725" table:style-name="ce5">
            <text:p><text:s/>29,844<text:s/></text:p>
          </table:table-cell>
          <table:table-cell office:value-type="float" office:value="1.0015934753255551" table:style-name="ce6">
            <text:p>1.002</text:p>
          </table:table-cell>
          <table:table-cell office:value-type="float" office:value="29891.159064465308" table:style-name="ce5">
            <text:p><text:s/>29,891<text:s/></text:p>
          </table:table-cell>
          <table:table-cell office:value-type="float" office:value="1.0994181058716688" table:style-name="ce6">
            <text:p>1.099</text:p>
          </table:table-cell>
          <table:table-cell office:value-type="float" office:value="32862.881480963209" table:style-name="ce5">
            <text:p><text:s/>32,8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862.881480963209" table:style-name="ce5">
            <text:p><text:s/>32,863<text:s/></text:p>
          </table:table-cell>
          <table:table-cell office:value-type="float" office:value="1.0113146516237785" table:style-name="ce6">
            <text:p>1.011</text:p>
          </table:table-cell>
          <table:table-cell office:value-type="float" office:value="33234.713536273834" table:style-name="ce5">
            <text:p><text:s/>33,235<text:s/></text:p>
          </table:table-cell>
          <table:table-cell office:value-type="float" office:value="1.0678358703450199" table:style-name="ce6">
            <text:p>1.068</text:p>
          </table:table-cell>
          <table:table-cell office:value-type="float" office:value="35489.219254674375" table:style-name="ce5">
            <text:p><text:s/>35,4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489.219254674375" table:style-name="ce5">
            <text:p><text:s/>35,489<text:s/></text:p>
          </table:table-cell>
          <table:table-cell office:value-type="float" office:value="1.0091428386700414" table:style-name="ce6">
            <text:p>1.009</text:p>
          </table:table-cell>
          <table:table-cell office:value-type="float" office:value="35813.691460845592" table:style-name="ce5">
            <text:p><text:s/>35,814<text:s/></text:p>
          </table:table-cell>
          <table:table-cell office:value-type="float" office:value="1.0428181910421341" table:style-name="ce6">
            <text:p>1.043</text:p>
          </table:table-cell>
          <table:table-cell office:value-type="float" office:value="37347.168943740122" table:style-name="ce5">
            <text:p><text:s/>37,3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347.168943740122" table:style-name="ce5">
            <text:p><text:s/>37,347<text:s/></text:p>
          </table:table-cell>
          <table:table-cell office:value-type="float" office:value="1.0286522525489685" table:style-name="ce6">
            <text:p>1.029</text:p>
          </table:table-cell>
          <table:table-cell office:value-type="float" office:value="38417.249460305153" table:style-name="ce5">
            <text:p><text:s/>38,417<text:s/></text:p>
          </table:table-cell>
          <table:table-cell office:value-type="float" office:value="1.0074173659220065" table:style-name="ce6">
            <text:p>1.007</text:p>
          </table:table-cell>
          <table:table-cell office:value-type="float" office:value="38702.204257269244" table:style-name="ce5">
            <text:p><text:s/>38,70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1.65006979068994" table:style-name="ce5">
            <text:p><text:s/>95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51.65006979068994" table:style-name="ce5">
            <text:p><text:s/>952<text:s/></text:p>
          </table:table-cell>
          <table:table-cell office:value-type="float" office:value="1.0199030089276051" table:style-name="ce6">
            <text:p>1.020</text:p>
          </table:table-cell>
          <table:table-cell office:value-type="float" office:value="970.59076962568997" table:style-name="ce5">
            <text:p><text:s/>971<text:s/></text:p>
          </table:table-cell>
          <table:table-cell office:value-type="float" office:value="1.1727177690919728" table:style-name="ce6">
            <text:p>1.173</text:p>
          </table:table-cell>
          <table:table-cell office:value-type="float" office:value="1138.2290420566999" table:style-name="ce5">
            <text:p><text:s/>1,1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38.2290420566999" table:style-name="ce5">
            <text:p><text:s/>1,138<text:s/></text:p>
          </table:table-cell>
          <table:table-cell office:value-type="float" office:value="0.92279817359384975" table:style-name="ce6">
            <text:p>0.923</text:p>
          </table:table-cell>
          <table:table-cell office:value-type="float" office:value="1050.3556811414001" table:style-name="ce5">
            <text:p><text:s/>1,050<text:s/></text:p>
          </table:table-cell>
          <table:table-cell office:value-type="float" office:value="1.0465554130263395" table:style-name="ce6">
            <text:p>1.047</text:p>
          </table:table-cell>
          <table:table-cell office:value-type="float" office:value="1099.2554237014999" table:style-name="ce5">
            <text:p><text:s/>1,09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9.2554237014999" table:style-name="ce5">
            <text:p><text:s/>1,099<text:s/></text:p>
          </table:table-cell>
          <table:table-cell office:value-type="float" office:value="1.0701856435854624" table:style-name="ce6">
            <text:p>1.070</text:p>
          </table:table-cell>
          <table:table-cell office:value-type="float" office:value="1176.4073730788" table:style-name="ce5">
            <text:p><text:s/>1,176<text:s/></text:p>
          </table:table-cell>
          <table:table-cell office:value-type="float" office:value="1.1043741294867551" table:style-name="ce6">
            <text:p>1.104</text:p>
          </table:table-cell>
          <table:table-cell office:value-type="float" office:value="1299.1938685657001" table:style-name="ce5">
            <text:p><text:s/>1,29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99.1938685657001" table:style-name="ce5">
            <text:p><text:s/>1,299<text:s/></text:p>
          </table:table-cell>
          <table:table-cell office:value-type="float" office:value="0.9391480635890932" table:style-name="ce6">
            <text:p>0.939</text:p>
          </table:table-cell>
          <table:table-cell office:value-type="float" office:value="1220.1354058903" table:style-name="ce5">
            <text:p><text:s/>1,220<text:s/></text:p>
          </table:table-cell>
          <table:table-cell office:value-type="float" office:value="1.0387540213629791" table:style-name="ce6">
            <text:p>1.039</text:p>
          </table:table-cell>
          <table:table-cell office:value-type="float" office:value="1267.4205594758998" table:style-name="ce5">
            <text:p><text:s/>1,2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67.4205594758998" table:style-name="ce5">
            <text:p><text:s/>1,267<text:s/></text:p>
          </table:table-cell>
          <table:table-cell office:value-type="float" office:value="0.99555540553348021" table:style-name="ce6">
            <text:p>0.996</text:p>
          </table:table-cell>
          <table:table-cell office:value-type="float" office:value="1261.7873890704998" table:style-name="ce5">
            <text:p><text:s/>1,262<text:s/></text:p>
          </table:table-cell>
          <table:table-cell office:value-type="float" office:value="1.0373236056847837" table:style-name="ce6">
            <text:p>1.037</text:p>
          </table:table-cell>
          <table:table-cell office:value-type="float" office:value="1308.8818440381999" table:style-name="ce5">
            <text:p><text:s/>1,3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08.8818440381999" table:style-name="ce5">
            <text:p><text:s/>1,309<text:s/></text:p>
          </table:table-cell>
          <table:table-cell office:value-type="float" office:value="1.0519486127773163" table:style-name="ce6">
            <text:p>1.052</text:p>
          </table:table-cell>
          <table:table-cell office:value-type="float" office:value="1376.8764401254" table:style-name="ce5">
            <text:p><text:s/>1,377<text:s/></text:p>
          </table:table-cell>
          <table:table-cell office:value-type="float" office:value="1.0242456661860375" table:style-name="ce6">
            <text:p>1.024</text:p>
          </table:table-cell>
          <table:table-cell office:value-type="float" office:value="1410.2597266721" table:style-name="ce5">
            <text:p><text:s/>1,4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10.2597266721" table:style-name="ce5">
            <text:p><text:s/>1,410<text:s/></text:p>
          </table:table-cell>
          <table:table-cell office:value-type="float" office:value="1.0004581714895344" table:style-name="ce6">
            <text:p>1.000</text:p>
          </table:table-cell>
          <table:table-cell office:value-type="float" office:value="1410.9058674717" table:style-name="ce5">
            <text:p><text:s/>1,411<text:s/></text:p>
          </table:table-cell>
          <table:table-cell office:value-type="float" office:value="1.0515849664827905" table:style-name="ce6">
            <text:p>1.052</text:p>
          </table:table-cell>
          <table:table-cell office:value-type="float" office:value="1483.6873993556001" table:style-name="ce5">
            <text:p><text:s/>1,4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83.6873993556001" table:style-name="ce5">
            <text:p><text:s/>1,484<text:s/></text:p>
          </table:table-cell>
          <table:table-cell office:value-type="float" office:value="0.73704735283318668" table:style-name="ce6">
            <text:p>0.737</text:p>
          </table:table-cell>
          <table:table-cell office:value-type="float" office:value="1093.5478701270001" table:style-name="ce5">
            <text:p><text:s/>1,094<text:s/></text:p>
          </table:table-cell>
          <table:table-cell office:value-type="float" office:value="1.0910776985719455" table:style-name="ce6">
            <text:p>1.091</text:p>
          </table:table-cell>
          <table:table-cell office:value-type="float" office:value="1193.14569341642" table:style-name="ce5">
            <text:p><text:s/>1,1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93.14569341642" table:style-name="ce5">
            <text:p><text:s/>1,193<text:s/></text:p>
          </table:table-cell>
          <table:table-cell office:value-type="float" office:value="1.2564602787920258" table:style-name="ce6">
            <text:p>1.256</text:p>
          </table:table-cell>
          <table:table-cell office:value-type="float" office:value="1499.1401705895" table:style-name="ce5">
            <text:p><text:s/>1,499<text:s/></text:p>
          </table:table-cell>
          <table:table-cell office:value-type="float" office:value="1.0636900241380862" table:style-name="ce6">
            <text:p>1.064</text:p>
          </table:table-cell>
          <table:table-cell office:value-type="float" office:value="1594.62044424072" table:style-name="ce5">
            <text:p><text:s/>1,5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94.62044424072" table:style-name="ce5">
            <text:p><text:s/>1,595<text:s/></text:p>
          </table:table-cell>
          <table:table-cell office:value-type="float" office:value="1.0130017029061369" table:style-name="ce6">
            <text:p>1.013</text:p>
          </table:table-cell>
          <table:table-cell office:value-type="float" office:value="1615.3532255047901" table:style-name="ce5">
            <text:p><text:s/>1,615<text:s/></text:p>
          </table:table-cell>
          <table:table-cell office:value-type="float" office:value="1.1452680185930544" table:style-name="ce6">
            <text:p>1.145</text:p>
          </table:table-cell>
          <table:table-cell office:value-type="float" office:value="1850.0123879017701" table:style-name="ce5">
            <text:p><text:s/>1,8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50.0123879017701" table:style-name="ce5">
            <text:p><text:s/>1,850<text:s/></text:p>
          </table:table-cell>
          <table:table-cell office:value-type="float" office:value="1.0917294476836663" table:style-name="ce6">
            <text:p>1.092</text:p>
          </table:table-cell>
          <table:table-cell office:value-type="float" office:value="2019.7130024519402" table:style-name="ce5">
            <text:p><text:s/>2,020<text:s/></text:p>
          </table:table-cell>
          <table:table-cell office:value-type="float" office:value="1.117689113706642" table:style-name="ce6">
            <text:p>1.118</text:p>
          </table:table-cell>
          <table:table-cell office:value-type="float" office:value="2257.4112356522901" table:style-name="ce5">
            <text:p><text:s/>2,2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57.4112356522901" table:style-name="ce5">
            <text:p><text:s/>2,257<text:s/></text:p>
          </table:table-cell>
          <table:table-cell office:value-type="float" office:value="1.0330529475829733" table:style-name="ce6">
            <text:p>1.033</text:p>
          </table:table-cell>
          <table:table-cell office:value-type="float" office:value="2332.0253308975202" table:style-name="ce5">
            <text:p><text:s/>2,332<text:s/></text:p>
          </table:table-cell>
          <table:table-cell office:value-type="float" office:value="0.97415572855626131" table:style-name="ce6">
            <text:p>0.974</text:p>
          </table:table-cell>
          <table:table-cell office:value-type="float" office:value="2271.7558352321303" table:style-name="ce5">
            <text:p><text:s/>2,2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71.7558352321303" table:style-name="ce5">
            <text:p><text:s/>2,272<text:s/></text:p>
          </table:table-cell>
          <table:table-cell office:value-type="float" office:value="1.027766510413904" table:style-name="ce6">
            <text:p>1.028</text:p>
          </table:table-cell>
          <table:table-cell office:value-type="float" office:value="2334.83456728895" table:style-name="ce5">
            <text:p><text:s/>2,335<text:s/></text:p>
          </table:table-cell>
          <table:table-cell office:value-type="float" office:value="1.2498499101071325" table:style-name="ce6">
            <text:p>1.250</text:p>
          </table:table-cell>
          <table:table-cell office:value-type="float" office:value="2918.1927740411202" table:style-name="ce5">
            <text:p><text:s/>2,9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18.1927740411202" table:style-name="ce5">
            <text:p><text:s/>2,918<text:s/></text:p>
          </table:table-cell>
          <table:table-cell office:value-type="float" office:value="0.98619460729928721" table:style-name="ce6">
            <text:p>0.986</text:p>
          </table:table-cell>
          <table:table-cell office:value-type="float" office:value="2877.9059768191" table:style-name="ce5">
            <text:p><text:s/>2,878<text:s/></text:p>
          </table:table-cell>
          <table:table-cell office:value-type="float" office:value="1.0940303310671049" table:style-name="ce6">
            <text:p>1.094</text:p>
          </table:table-cell>
          <table:table-cell office:value-type="float" office:value="3148.5164285994001" table:style-name="ce5">
            <text:p><text:s/>3,1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48.5164285994001" table:style-name="ce5">
            <text:p><text:s/>3,149<text:s/></text:p>
          </table:table-cell>
          <table:table-cell office:value-type="float" office:value="1.0394624031332627" table:style-name="ce6">
            <text:p>1.039</text:p>
          </table:table-cell>
          <table:table-cell office:value-type="float" office:value="3272.76445317649" table:style-name="ce5">
            <text:p><text:s/>3,273<text:s/></text:p>
          </table:table-cell>
          <table:table-cell office:value-type="float" office:value="1.0113251966289434" table:style-name="ce6">
            <text:p>1.011</text:p>
          </table:table-cell>
          <table:table-cell office:value-type="float" office:value="3309.82915412893" table:style-name="ce5">
            <text:p><text:s/>3,3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09.82915412893" table:style-name="ce5">
            <text:p><text:s/>3,310<text:s/></text:p>
          </table:table-cell>
          <table:table-cell office:value-type="float" office:value="1.0144716474615547" table:style-name="ce6">
            <text:p>1.014</text:p>
          </table:table-cell>
          <table:table-cell office:value-type="float" office:value="3357.7278348054601" table:style-name="ce5">
            <text:p><text:s/>3,358<text:s/></text:p>
          </table:table-cell>
          <table:table-cell office:value-type="float" office:value="0.90221817607690868" table:style-name="ce6">
            <text:p>0.902</text:p>
          </table:table-cell>
          <table:table-cell office:value-type="float" office:value="3029.40308288085" table:style-name="ce5">
            <text:p><text:s/>3,0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58.1473011323105" table:style-name="ce5">
            <text:p><text:s/>7,55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558.1473011323105" table:style-name="ce5">
            <text:p><text:s/>7,558<text:s/></text:p>
          </table:table-cell>
          <table:table-cell office:value-type="float" office:value="1.0339843553378376" table:style-name="ce6">
            <text:p>1.034</text:p>
          </table:table-cell>
          <table:table-cell office:value-type="float" office:value="7815.0060647097089" table:style-name="ce5">
            <text:p><text:s/>7,815<text:s/></text:p>
          </table:table-cell>
          <table:table-cell office:value-type="float" office:value="1.0524630722457693" table:style-name="ce6">
            <text:p>1.052</text:p>
          </table:table-cell>
          <table:table-cell office:value-type="float" office:value="8225.0052924837" table:style-name="ce5">
            <text:p><text:s/>8,2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225.0052924837" table:style-name="ce5">
            <text:p><text:s/>8,225<text:s/></text:p>
          </table:table-cell>
          <table:table-cell office:value-type="float" office:value="1.0572479006043187" table:style-name="ce6">
            <text:p>1.057</text:p>
          </table:table-cell>
          <table:table-cell office:value-type="float" office:value="8695.8695779378013" table:style-name="ce5">
            <text:p><text:s/>8,696<text:s/></text:p>
          </table:table-cell>
          <table:table-cell office:value-type="float" office:value="1.0338463147471098" table:style-name="ce6">
            <text:p>1.034</text:p>
          </table:table-cell>
          <table:table-cell office:value-type="float" office:value="8990.1927166725" table:style-name="ce5">
            <text:p><text:s/>8,9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90.1927166725" table:style-name="ce5">
            <text:p><text:s/>8,990<text:s/></text:p>
          </table:table-cell>
          <table:table-cell office:value-type="float" office:value="1.0369501509110752" table:style-name="ce6">
            <text:p>1.037</text:p>
          </table:table-cell>
          <table:table-cell office:value-type="float" office:value="9322.3816942731992" table:style-name="ce5">
            <text:p><text:s/>9,322<text:s/></text:p>
          </table:table-cell>
          <table:table-cell office:value-type="float" office:value="1.0640289294028564" table:style-name="ce6">
            <text:p>1.064</text:p>
          </table:table-cell>
          <table:table-cell office:value-type="float" office:value="9919.2838136422997" table:style-name="ce5">
            <text:p><text:s/>9,9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919.2838136422997" table:style-name="ce5">
            <text:p><text:s/>9,919<text:s/></text:p>
          </table:table-cell>
          <table:table-cell office:value-type="float" office:value="1.0467334191214337" table:style-name="ce6">
            <text:p>1.047</text:p>
          </table:table-cell>
          <table:table-cell office:value-type="float" office:value="10382.845861489699" table:style-name="ce5">
            <text:p><text:s/>10,383<text:s/></text:p>
          </table:table-cell>
          <table:table-cell office:value-type="float" office:value="1.0143351441620116" table:style-name="ce6">
            <text:p>1.014</text:p>
          </table:table-cell>
          <table:table-cell office:value-type="float" office:value="10531.685453726099" table:style-name="ce5">
            <text:p><text:s/>10,5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531.685453726099" table:style-name="ce5">
            <text:p><text:s/>10,532<text:s/></text:p>
          </table:table-cell>
          <table:table-cell office:value-type="float" office:value="1.0660085313457066" table:style-name="ce6">
            <text:p>1.066</text:p>
          </table:table-cell>
          <table:table-cell office:value-type="float" office:value="11226.866543121499" table:style-name="ce5">
            <text:p><text:s/>11,227<text:s/></text:p>
          </table:table-cell>
          <table:table-cell office:value-type="float" office:value="1.0547358513178193" table:style-name="ce6">
            <text:p>1.055</text:p>
          </table:table-cell>
          <table:table-cell office:value-type="float" office:value="11841.378640990799" table:style-name="ce5">
            <text:p><text:s/>11,8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841.378640990799" table:style-name="ce5">
            <text:p><text:s/>11,841<text:s/></text:p>
          </table:table-cell>
          <table:table-cell office:value-type="float" office:value="1.0203918228258426" table:style-name="ce6">
            <text:p>1.020</text:p>
          </table:table-cell>
          <table:table-cell office:value-type="float" office:value="12082.845936251601" table:style-name="ce5">
            <text:p><text:s/>12,083<text:s/></text:p>
          </table:table-cell>
          <table:table-cell office:value-type="float" office:value="1.0677193851408271" table:style-name="ce6">
            <text:p>1.068</text:p>
          </table:table-cell>
          <table:table-cell office:value-type="float" office:value="12901.088833805901" table:style-name="ce5">
            <text:p><text:s/>12,9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901.088833805901" table:style-name="ce5">
            <text:p><text:s/>12,901<text:s/></text:p>
          </table:table-cell>
          <table:table-cell office:value-type="float" office:value="1.0321530107719619" table:style-name="ce6">
            <text:p>1.032</text:p>
          </table:table-cell>
          <table:table-cell office:value-type="float" office:value="13315.897682049299" table:style-name="ce5">
            <text:p><text:s/>13,316<text:s/></text:p>
          </table:table-cell>
          <table:table-cell office:value-type="float" office:value="1.0851914768632045" table:style-name="ce6">
            <text:p>1.085</text:p>
          </table:table-cell>
          <table:table-cell office:value-type="float" office:value="14450.2986713424" table:style-name="ce5">
            <text:p><text:s/>14,4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450.2986713424" table:style-name="ce5">
            <text:p><text:s/>14,450<text:s/></text:p>
          </table:table-cell>
          <table:table-cell office:value-type="float" office:value="1.0404654983797839" table:style-name="ce6">
            <text:p>1.040</text:p>
          </table:table-cell>
          <table:table-cell office:value-type="float" office:value="15035.037208814998" table:style-name="ce5">
            <text:p><text:s/>15,035<text:s/></text:p>
          </table:table-cell>
          <table:table-cell office:value-type="float" office:value="1.065990603996213" table:style-name="ce6">
            <text:p>1.066</text:p>
          </table:table-cell>
          <table:table-cell office:value-type="float" office:value="16027.208395330239" table:style-name="ce5">
            <text:p><text:s/>16,0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027.208395330239" table:style-name="ce5">
            <text:p><text:s/>16,027<text:s/></text:p>
          </table:table-cell>
          <table:table-cell office:value-type="float" office:value="1.0121597361542616" table:style-name="ce6">
            <text:p>1.012</text:p>
          </table:table-cell>
          <table:table-cell office:value-type="float" office:value="16222.095020706822" table:style-name="ce5">
            <text:p><text:s/>16,222<text:s/></text:p>
          </table:table-cell>
          <table:table-cell office:value-type="float" office:value="1.101605542066409" table:style-name="ce6">
            <text:p>1.102</text:p>
          </table:table-cell>
          <table:table-cell office:value-type="float" office:value="17870.349778738531" table:style-name="ce5">
            <text:p><text:s/>17,8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870.349778738531" table:style-name="ce5">
            <text:p><text:s/>17,870<text:s/></text:p>
          </table:table-cell>
          <table:table-cell office:value-type="float" office:value="1.0480380803323726" table:style-name="ce6">
            <text:p>1.048</text:p>
          </table:table-cell>
          <table:table-cell office:value-type="float" office:value="18728.807076977169" table:style-name="ce5">
            <text:p><text:s/>18,729<text:s/></text:p>
          </table:table-cell>
          <table:table-cell office:value-type="float" office:value="1.092619580814798" table:style-name="ce6">
            <text:p>1.093</text:p>
          </table:table-cell>
          <table:table-cell office:value-type="float" office:value="20463.461337608016" table:style-name="ce5">
            <text:p><text:s/>20,4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463.461337608016" table:style-name="ce5">
            <text:p><text:s/>20,463<text:s/></text:p>
          </table:table-cell>
          <table:table-cell office:value-type="float" office:value="1.0595532994404082" table:style-name="ce6">
            <text:p>1.060</text:p>
          </table:table-cell>
          <table:table-cell office:value-type="float" office:value="21682.127978233802" table:style-name="ce5">
            <text:p><text:s/>21,682<text:s/></text:p>
          </table:table-cell>
          <table:table-cell office:value-type="float" office:value="1.1827636508259893" table:style-name="ce6">
            <text:p>1.183</text:p>
          </table:table-cell>
          <table:table-cell office:value-type="float" office:value="25644.832845212139" table:style-name="ce5">
            <text:p><text:s/>25,6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644.832845212139" table:style-name="ce5">
            <text:p><text:s/>25,645<text:s/></text:p>
          </table:table-cell>
          <table:table-cell office:value-type="float" office:value="0.99950229285274372" table:style-name="ce6">
            <text:p>1.000</text:p>
          </table:table-cell>
          <table:table-cell office:value-type="float" office:value="25632.069228614884" table:style-name="ce5">
            <text:p><text:s/>25,632<text:s/></text:p>
          </table:table-cell>
          <table:table-cell office:value-type="float" office:value="1.0756778134722234" table:style-name="ce6">
            <text:p>1.076</text:p>
          </table:table-cell>
          <table:table-cell office:value-type="float" office:value="27571.848182605117" table:style-name="ce5">
            <text:p><text:s/>27,5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571.848182605117" table:style-name="ce5">
            <text:p><text:s/>27,572<text:s/></text:p>
          </table:table-cell>
          <table:table-cell office:value-type="float" office:value="0.99943697334593073" table:style-name="ce6">
            <text:p>0.999</text:p>
          </table:table-cell>
          <table:table-cell office:value-type="float" office:value="27556.32449717636" table:style-name="ce5">
            <text:p><text:s/>27,556<text:s/></text:p>
          </table:table-cell>
          <table:table-cell office:value-type="float" office:value="1.0866720890150086" table:style-name="ce6">
            <text:p>1.087</text:p>
          </table:table-cell>
          <table:table-cell office:value-type="float" office:value="29944.688706922094" table:style-name="ce5">
            <text:p><text:s/>29,9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944.688706922094" table:style-name="ce5">
            <text:p><text:s/>29,945<text:s/></text:p>
          </table:table-cell>
          <table:table-cell office:value-type="float" office:value="1.0137626694525421" table:style-name="ce6">
            <text:p>1.014</text:p>
          </table:table-cell>
          <table:table-cell office:value-type="float" office:value="30356.80755945473" table:style-name="ce5">
            <text:p><text:s/>30,357<text:s/></text:p>
          </table:table-cell>
          <table:table-cell office:value-type="float" office:value="1.0653525659025485" table:style-name="ce6">
            <text:p>1.065</text:p>
          </table:table-cell>
          <table:table-cell office:value-type="float" office:value="32340.702826074979" table:style-name="ce5">
            <text:p><text:s/>32,3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340.702826074979" table:style-name="ce5">
            <text:p><text:s/>32,341<text:s/></text:p>
          </table:table-cell>
          <table:table-cell office:value-type="float" office:value="1.006191089373379" table:style-name="ce6">
            <text:p>1.006</text:p>
          </table:table-cell>
          <table:table-cell office:value-type="float" office:value="32540.927007669099" table:style-name="ce5">
            <text:p><text:s/>32,541<text:s/></text:p>
          </table:table-cell>
          <table:table-cell office:value-type="float" office:value="1.0459855609395954" table:style-name="ce6">
            <text:p>1.046</text:p>
          </table:table-cell>
          <table:table-cell office:value-type="float" office:value="34037.339789611193" table:style-name="ce5">
            <text:p><text:s/>34,0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037.339789611193" table:style-name="ce5">
            <text:p><text:s/>34,037<text:s/></text:p>
          </table:table-cell>
          <table:table-cell office:value-type="float" office:value="1.0300311905162605" table:style-name="ce6">
            <text:p>1.030</text:p>
          </table:table-cell>
          <table:table-cell office:value-type="float" office:value="35059.521625499692" table:style-name="ce5">
            <text:p><text:s/>35,060<text:s/></text:p>
          </table:table-cell>
          <table:table-cell office:value-type="float" office:value="1.0174925247252273" table:style-name="ce6">
            <text:p>1.017</text:p>
          </table:table-cell>
          <table:table-cell office:value-type="float" office:value="35672.801174388391" table:style-name="ce5">
            <text:p><text:s/>35,67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138.1403549345996" table:style-name="ce5">
            <text:p><text:s/>6,1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138.1403549345996" table:style-name="ce5">
            <text:p><text:s/>6,138<text:s/></text:p>
          </table:table-cell>
          <table:table-cell office:value-type="float" office:value="1.0454472287699705" table:style-name="ce6">
            <text:p>1.045</text:p>
          </table:table-cell>
          <table:table-cell office:value-type="float" office:value="6417.1018238675006" table:style-name="ce5">
            <text:p><text:s/>6,417<text:s/></text:p>
          </table:table-cell>
          <table:table-cell office:value-type="float" office:value="1.1308240609571218" table:style-name="ce6">
            <text:p>1.131</text:p>
          </table:table-cell>
          <table:table-cell office:value-type="float" office:value="7256.6131440412" table:style-name="ce5">
            <text:p><text:s/>7,25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256.6131440412" table:style-name="ce5">
            <text:p><text:s/>7,257<text:s/></text:p>
          </table:table-cell>
          <table:table-cell office:value-type="float" office:value="1.0324535728562829" table:style-name="ce6">
            <text:p>1.032</text:p>
          </table:table-cell>
          <table:table-cell office:value-type="float" office:value="7492.1161674012001" table:style-name="ce5">
            <text:p><text:s/>7,492<text:s/></text:p>
          </table:table-cell>
          <table:table-cell office:value-type="float" office:value="1.324836268402841" table:style-name="ce6">
            <text:p>1.325</text:p>
          </table:table-cell>
          <table:table-cell office:value-type="float" office:value="9925.8272256603996" table:style-name="ce5">
            <text:p><text:s/>9,9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25.8272256603996" table:style-name="ce5">
            <text:p><text:s/>9,926<text:s/></text:p>
          </table:table-cell>
          <table:table-cell office:value-type="float" office:value="1.0577112284961707" table:style-name="ce6">
            <text:p>1.058</text:p>
          </table:table-cell>
          <table:table-cell office:value-type="float" office:value="10498.658908694" table:style-name="ce5">
            <text:p><text:s/>10,499<text:s/></text:p>
          </table:table-cell>
          <table:table-cell office:value-type="float" office:value="0.92710414876589209" table:style-name="ce6">
            <text:p>0.927</text:p>
          </table:table-cell>
          <table:table-cell office:value-type="float" office:value="9733.3502307282015" table:style-name="ce5">
            <text:p><text:s/>9,7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733.3502307282015" table:style-name="ce5">
            <text:p><text:s/>9,733<text:s/></text:p>
          </table:table-cell>
          <table:table-cell office:value-type="float" office:value="1.0167700059938136" table:style-name="ce6">
            <text:p>1.017</text:p>
          </table:table-cell>
          <table:table-cell office:value-type="float" office:value="9896.5785724374" table:style-name="ce5">
            <text:p><text:s/>9,897<text:s/></text:p>
          </table:table-cell>
          <table:table-cell office:value-type="float" office:value="1.1187135121435454" table:style-name="ce6">
            <text:p>1.119</text:p>
          </table:table-cell>
          <table:table-cell office:value-type="float" office:value="11071.436172976" table:style-name="ce5">
            <text:p><text:s/>11,0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071.436172976" table:style-name="ce5">
            <text:p><text:s/>11,071<text:s/></text:p>
          </table:table-cell>
          <table:table-cell office:value-type="float" office:value="1.0797000300605817" table:style-name="ce6">
            <text:p>1.080</text:p>
          </table:table-cell>
          <table:table-cell office:value-type="float" office:value="11953.829968775999" table:style-name="ce5">
            <text:p><text:s/>11,954<text:s/></text:p>
          </table:table-cell>
          <table:table-cell office:value-type="float" office:value="1.1165826528598932" table:style-name="ce6">
            <text:p>1.117</text:p>
          </table:table-cell>
          <table:table-cell office:value-type="float" office:value="13347.439178372" table:style-name="ce5">
            <text:p><text:s/>13,3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347.439178372" table:style-name="ce5">
            <text:p><text:s/>13,347<text:s/></text:p>
          </table:table-cell>
          <table:table-cell office:value-type="float" office:value="1.0576622817273533" table:style-name="ce6">
            <text:p>1.058</text:p>
          </table:table-cell>
          <table:table-cell office:value-type="float" office:value="14117.082976614" table:style-name="ce5">
            <text:p><text:s/>14,117<text:s/></text:p>
          </table:table-cell>
          <table:table-cell office:value-type="float" office:value="1.0983600422231878" table:style-name="ce6">
            <text:p>1.098</text:p>
          </table:table-cell>
          <table:table-cell office:value-type="float" office:value="15505.639854261999" table:style-name="ce5">
            <text:p><text:s/>15,5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505.639854261999" table:style-name="ce5">
            <text:p><text:s/>15,506<text:s/></text:p>
          </table:table-cell>
          <table:table-cell office:value-type="float" office:value="1.0218930138768632" table:style-name="ce6">
            <text:p>1.022</text:p>
          </table:table-cell>
          <table:table-cell office:value-type="float" office:value="15845.105042760999" table:style-name="ce5">
            <text:p><text:s/>15,845<text:s/></text:p>
          </table:table-cell>
          <table:table-cell office:value-type="float" office:value="0.93189273211205192" table:style-name="ce6">
            <text:p>0.932</text:p>
          </table:table-cell>
          <table:table-cell office:value-type="float" office:value="14765.938228900999" table:style-name="ce5">
            <text:p><text:s/>14,7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765.938228900999" table:style-name="ce5">
            <text:p><text:s/>14,766<text:s/></text:p>
          </table:table-cell>
          <table:table-cell office:value-type="float" office:value="1.0935406082630486" table:style-name="ce6">
            <text:p>1.094</text:p>
          </table:table-cell>
          <table:table-cell office:value-type="float" office:value="16147.153072407" table:style-name="ce5">
            <text:p><text:s/>16,147<text:s/></text:p>
          </table:table-cell>
          <table:table-cell office:value-type="float" office:value="1.0802858258794379" table:style-name="ce6">
            <text:p>1.080</text:p>
          </table:table-cell>
          <table:table-cell office:value-type="float" office:value="17443.5405924269" table:style-name="ce5">
            <text:p><text:s/>17,4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443.5405924269" table:style-name="ce5">
            <text:p><text:s/>17,444<text:s/></text:p>
          </table:table-cell>
          <table:table-cell office:value-type="float" office:value="1.0315382266187774" table:style-name="ce6">
            <text:p>1.032</text:p>
          </table:table-cell>
          <table:table-cell office:value-type="float" office:value="17993.6789286647" table:style-name="ce5">
            <text:p><text:s/>17,994<text:s/></text:p>
          </table:table-cell>
          <table:table-cell office:value-type="float" office:value="1.1913495201979842" table:style-name="ce6">
            <text:p>1.191</text:p>
          </table:table-cell>
          <table:table-cell office:value-type="float" office:value="21436.760758261269" table:style-name="ce5">
            <text:p><text:s/>21,43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436.760758261269" table:style-name="ce5">
            <text:p><text:s/>21,437<text:s/></text:p>
          </table:table-cell>
          <table:table-cell office:value-type="float" office:value="1.0671625498343444" table:style-name="ce6">
            <text:p>1.067</text:p>
          </table:table-cell>
          <table:table-cell office:value-type="float" office:value="22876.508270974911" table:style-name="ce5">
            <text:p><text:s/>22,877<text:s/></text:p>
          </table:table-cell>
          <table:table-cell office:value-type="float" office:value="1.0515182778030152" table:style-name="ce6">
            <text:p>1.052</text:p>
          </table:table-cell>
          <table:table-cell office:value-type="float" office:value="24055.066579241971" table:style-name="ce5">
            <text:p><text:s/>24,05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055.066579241971" table:style-name="ce5">
            <text:p><text:s/>24,055<text:s/></text:p>
          </table:table-cell>
          <table:table-cell office:value-type="float" office:value="1.0519619495651975" table:style-name="ce6">
            <text:p>1.052</text:p>
          </table:table-cell>
          <table:table-cell office:value-type="float" office:value="25305.01473562001" table:style-name="ce5">
            <text:p><text:s/>25,305<text:s/></text:p>
          </table:table-cell>
          <table:table-cell office:value-type="float" office:value="1.1185027215574654" table:style-name="ce6">
            <text:p>1.119</text:p>
          </table:table-cell>
          <table:table-cell office:value-type="float" office:value="28303.727850842752" table:style-name="ce5">
            <text:p><text:s/>28,3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303.727850842752" table:style-name="ce5">
            <text:p><text:s/>28,304<text:s/></text:p>
          </table:table-cell>
          <table:table-cell office:value-type="float" office:value="1.043845127412514" table:style-name="ce6">
            <text:p>1.044</text:p>
          </table:table-cell>
          <table:table-cell office:value-type="float" office:value="29544.70840471207" table:style-name="ce5">
            <text:p><text:s/>29,545<text:s/></text:p>
          </table:table-cell>
          <table:table-cell office:value-type="float" office:value="1.0347262054802455" table:style-name="ce6">
            <text:p>1.035</text:p>
          </table:table-cell>
          <table:table-cell office:value-type="float" office:value="30570.684019628039" table:style-name="ce5">
            <text:p><text:s/>30,57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0570.684019628039" table:style-name="ce5">
            <text:p><text:s/>30,571<text:s/></text:p>
          </table:table-cell>
          <table:table-cell office:value-type="float" office:value="0.99418941875888711" table:style-name="ce6">
            <text:p>0.994</text:p>
          </table:table-cell>
          <table:table-cell office:value-type="float" office:value="30393.050576535599" table:style-name="ce5">
            <text:p><text:s/>30,393<text:s/></text:p>
          </table:table-cell>
          <table:table-cell office:value-type="float" office:value="1.083837823696562" table:style-name="ce6">
            <text:p>1.084</text:p>
          </table:table-cell>
          <table:table-cell office:value-type="float" office:value="32941.137792371883" table:style-name="ce5">
            <text:p><text:s/>32,9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941.137792371883" table:style-name="ce5">
            <text:p><text:s/>32,941<text:s/></text:p>
          </table:table-cell>
          <table:table-cell office:value-type="float" office:value="0.9883897250726833" table:style-name="ce6">
            <text:p>0.988</text:p>
          </table:table-cell>
          <table:table-cell office:value-type="float" office:value="32558.682126183819" table:style-name="ce5">
            <text:p><text:s/>32,559<text:s/></text:p>
          </table:table-cell>
          <table:table-cell office:value-type="float" office:value="1.0359990659446474" table:style-name="ce6">
            <text:p>1.036</text:p>
          </table:table-cell>
          <table:table-cell office:value-type="float" office:value="33730.76427111512" table:style-name="ce5">
            <text:p><text:s/>33,7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730.76427111512" table:style-name="ce5">
            <text:p><text:s/>33,731<text:s/></text:p>
          </table:table-cell>
          <table:table-cell office:value-type="float" office:value="1.0006599370328402" table:style-name="ce6">
            <text:p>1.001</text:p>
          </table:table-cell>
          <table:table-cell office:value-type="float" office:value="33753.024451603633" table:style-name="ce5">
            <text:p><text:s/>33,753<text:s/></text:p>
          </table:table-cell>
          <table:table-cell office:value-type="float" office:value="1.0833095005829638" table:style-name="ce6">
            <text:p>1.083</text:p>
          </table:table-cell>
          <table:table-cell office:value-type="float" office:value="36564.972061831293" table:style-name="ce5">
            <text:p><text:s/>36,5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564.972061831293" table:style-name="ce5">
            <text:p><text:s/>36,565<text:s/></text:p>
          </table:table-cell>
          <table:table-cell office:value-type="float" office:value="1.0373150066155055" table:style-name="ce6">
            <text:p>1.037</text:p>
          </table:table-cell>
          <table:table-cell office:value-type="float" office:value="37929.394236214299" table:style-name="ce5">
            <text:p><text:s/>37,929<text:s/></text:p>
          </table:table-cell>
          <table:table-cell office:value-type="float" office:value="1.0942010451417519" table:style-name="ce6">
            <text:p>1.094</text:p>
          </table:table-cell>
          <table:table-cell office:value-type="float" office:value="41502.382814859229" table:style-name="ce5">
            <text:p><text:s/>41,50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00.9648767084" table:style-name="ce5">
            <text:p><text:s/>2,70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700.9648767084" table:style-name="ce5">
            <text:p><text:s/>2,701<text:s/></text:p>
          </table:table-cell>
          <table:table-cell office:value-type="float" office:value="1.0644702553626726" table:style-name="ce6">
            <text:p>1.064</text:p>
          </table:table-cell>
          <table:table-cell office:value-type="float" office:value="2875.0967720354001" table:style-name="ce5">
            <text:p><text:s/>2,875<text:s/></text:p>
          </table:table-cell>
          <table:table-cell office:value-type="float" office:value="0.82035626436394593" table:style-name="ce6">
            <text:p>0.820</text:p>
          </table:table-cell>
          <table:table-cell office:value-type="float" office:value="2358.6036475918004" table:style-name="ce5">
            <text:p><text:s/>2,35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358.6036475918004" table:style-name="ce5">
            <text:p><text:s/>2,359<text:s/></text:p>
          </table:table-cell>
          <table:table-cell office:value-type="float" office:value="1.0217170505178768" table:style-name="ce6">
            <text:p>1.022</text:p>
          </table:table-cell>
          <table:table-cell office:value-type="float" office:value="2409.8255621581998" table:style-name="ce5">
            <text:p><text:s/>2,410<text:s/></text:p>
          </table:table-cell>
          <table:table-cell office:value-type="float" office:value="1.6944674700067506" table:style-name="ce6">
            <text:p>1.694</text:p>
          </table:table-cell>
          <table:table-cell office:value-type="float" office:value="4083.3710234678001" table:style-name="ce5">
            <text:p><text:s/>4,0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83.3710234678001" table:style-name="ce5">
            <text:p><text:s/>4,083<text:s/></text:p>
          </table:table-cell>
          <table:table-cell office:value-type="float" office:value="1.0719998778135322" table:style-name="ce6">
            <text:p>1.072</text:p>
          </table:table-cell>
          <table:table-cell office:value-type="float" office:value="4377.3732382247999" table:style-name="ce5">
            <text:p><text:s/>4,377<text:s/></text:p>
          </table:table-cell>
          <table:table-cell office:value-type="float" office:value="1.0529274312271477" table:style-name="ce6">
            <text:p>1.053</text:p>
          </table:table-cell>
          <table:table-cell office:value-type="float" office:value="4609.0563592464996" table:style-name="ce5">
            <text:p><text:s/>4,60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609.0563592464996" table:style-name="ce5">
            <text:p><text:s/>4,609<text:s/></text:p>
          </table:table-cell>
          <table:table-cell office:value-type="float" office:value="1.0254604589989835" table:style-name="ce6">
            <text:p>1.025</text:p>
          </table:table-cell>
          <table:table-cell office:value-type="float" office:value="4726.4050497051003" table:style-name="ce5">
            <text:p><text:s/>4,726<text:s/></text:p>
          </table:table-cell>
          <table:table-cell office:value-type="float" office:value="1.1190864239680893" table:style-name="ce6">
            <text:p>1.119</text:p>
          </table:table-cell>
          <table:table-cell office:value-type="float" office:value="5289.2557252992001" table:style-name="ce5">
            <text:p><text:s/>5,2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89.2557252992001" table:style-name="ce5">
            <text:p><text:s/>5,289<text:s/></text:p>
          </table:table-cell>
          <table:table-cell office:value-type="float" office:value="1.0797186281403983" table:style-name="ce6">
            <text:p>1.080</text:p>
          </table:table-cell>
          <table:table-cell office:value-type="float" office:value="5710.9079356038001" table:style-name="ce5">
            <text:p><text:s/>5,711<text:s/></text:p>
          </table:table-cell>
          <table:table-cell office:value-type="float" office:value="0.87698154534740858" table:style-name="ce6">
            <text:p>0.877</text:p>
          </table:table-cell>
          <table:table-cell office:value-type="float" office:value="5008.3608667025992" table:style-name="ce5">
            <text:p><text:s/>5,0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08.3608667025992" table:style-name="ce5">
            <text:p><text:s/>5,008<text:s/></text:p>
          </table:table-cell>
          <table:table-cell office:value-type="float" office:value="1.056713884854529" table:style-name="ce6">
            <text:p>1.057</text:p>
          </table:table-cell>
          <table:table-cell office:value-type="float" office:value="5292.4044682067006" table:style-name="ce5">
            <text:p><text:s/>5,292<text:s/></text:p>
          </table:table-cell>
          <table:table-cell office:value-type="float" office:value="0.97353644982201115" table:style-name="ce6">
            <text:p>0.974</text:p>
          </table:table-cell>
          <table:table-cell office:value-type="float" office:value="5152.3486570001005" table:style-name="ce5">
            <text:p><text:s/>5,1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52.3486570001005" table:style-name="ce5">
            <text:p><text:s/>5,152<text:s/></text:p>
          </table:table-cell>
          <table:table-cell office:value-type="float" office:value="1.0198525207337104" table:style-name="ce6">
            <text:p>1.020</text:p>
          </table:table-cell>
          <table:table-cell office:value-type="float" office:value="5254.6357655405" table:style-name="ce5">
            <text:p><text:s/>5,255<text:s/></text:p>
          </table:table-cell>
          <table:table-cell office:value-type="float" office:value="0.88128464163298015" table:style-name="ce6">
            <text:p>0.881</text:p>
          </table:table-cell>
          <table:table-cell office:value-type="float" office:value="4630.8297975462001" table:style-name="ce5">
            <text:p><text:s/>4,6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30.8297975462001" table:style-name="ce5">
            <text:p><text:s/>4,631<text:s/></text:p>
          </table:table-cell>
          <table:table-cell office:value-type="float" office:value="1.0929867223731848" table:style-name="ce6">
            <text:p>1.093</text:p>
          </table:table-cell>
          <table:table-cell office:value-type="float" office:value="5061.4354822881005" table:style-name="ce5">
            <text:p><text:s/>5,061<text:s/></text:p>
          </table:table-cell>
          <table:table-cell office:value-type="float" office:value="1.0634413268185352" table:style-name="ce6">
            <text:p>1.063</text:p>
          </table:table-cell>
          <table:table-cell office:value-type="float" office:value="5382.53966489087" table:style-name="ce5">
            <text:p><text:s/>5,3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82.53966489087" table:style-name="ce5">
            <text:p><text:s/>5,383<text:s/></text:p>
          </table:table-cell>
          <table:table-cell office:value-type="float" office:value="1.0290753936772545" table:style-name="ce6">
            <text:p>1.029</text:p>
          </table:table-cell>
          <table:table-cell office:value-type="float" office:value="5539.0391246310101" table:style-name="ce5">
            <text:p><text:s/>5,539<text:s/></text:p>
          </table:table-cell>
          <table:table-cell office:value-type="float" office:value="1.2273599638623935" table:style-name="ce6">
            <text:p>1.227</text:p>
          </table:table-cell>
          <table:table-cell office:value-type="float" office:value="6798.3948598395" table:style-name="ce5">
            <text:p><text:s/>6,79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98.3948598395" table:style-name="ce5">
            <text:p><text:s/>6,798<text:s/></text:p>
          </table:table-cell>
          <table:table-cell office:value-type="float" office:value="1.0785282134948533" table:style-name="ce6">
            <text:p>1.079</text:p>
          </table:table-cell>
          <table:table-cell office:value-type="float" office:value="7332.2606628152907" table:style-name="ce5">
            <text:p><text:s/>7,332<text:s/></text:p>
          </table:table-cell>
          <table:table-cell office:value-type="float" office:value="1.0418119691159557" table:style-name="ce6">
            <text:p>1.042</text:p>
          </table:table-cell>
          <table:table-cell office:value-type="float" office:value="7638.8369191990605" table:style-name="ce5">
            <text:p><text:s/>7,6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638.8369191990605" table:style-name="ce5">
            <text:p><text:s/>7,639<text:s/></text:p>
          </table:table-cell>
          <table:table-cell office:value-type="float" office:value="1.0519166586430859" table:style-name="ce6">
            <text:p>1.052</text:p>
          </table:table-cell>
          <table:table-cell office:value-type="float" office:value="8035.4198079633197" table:style-name="ce5">
            <text:p><text:s/>8,035<text:s/></text:p>
          </table:table-cell>
          <table:table-cell office:value-type="float" office:value="1.1114572296214729" table:style-name="ce6">
            <text:p>1.111</text:p>
          </table:table-cell>
          <table:table-cell office:value-type="float" office:value="8931.0254386044198" table:style-name="ce5">
            <text:p><text:s/>8,9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31.0254386044198" table:style-name="ce5">
            <text:p><text:s/>8,931<text:s/></text:p>
          </table:table-cell>
          <table:table-cell office:value-type="float" office:value="1.0480339277927826" table:style-name="ce6">
            <text:p>1.048</text:p>
          </table:table-cell>
          <table:table-cell office:value-type="float" office:value="9360.0176696378494" table:style-name="ce5">
            <text:p><text:s/>9,360<text:s/></text:p>
          </table:table-cell>
          <table:table-cell office:value-type="float" office:value="1.0961168900745257" table:style-name="ce6">
            <text:p>1.096</text:p>
          </table:table-cell>
          <table:table-cell office:value-type="float" office:value="10259.673459086051" table:style-name="ce5">
            <text:p><text:s/>10,2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259.673459086051" table:style-name="ce5">
            <text:p><text:s/>10,260<text:s/></text:p>
          </table:table-cell>
          <table:table-cell office:value-type="float" office:value="1.0136097406143254" table:style-name="ce6">
            <text:p>1.014</text:p>
          </table:table-cell>
          <table:table-cell office:value-type="float" office:value="10399.30495365189" table:style-name="ce5">
            <text:p><text:s/>10,399<text:s/></text:p>
          </table:table-cell>
          <table:table-cell office:value-type="float" office:value="1.0061900257623242" table:style-name="ce6">
            <text:p>1.006</text:p>
          </table:table-cell>
          <table:table-cell office:value-type="float" office:value="10463.67691922526" table:style-name="ce5">
            <text:p><text:s/>10,4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463.67691922526" table:style-name="ce5">
            <text:p><text:s/>10,464<text:s/></text:p>
          </table:table-cell>
          <table:table-cell office:value-type="float" office:value="0.99052672754391302" table:style-name="ce6">
            <text:p>0.991</text:p>
          </table:table-cell>
          <table:table-cell office:value-type="float" office:value="10364.551656876971" table:style-name="ce5">
            <text:p><text:s/>10,365<text:s/></text:p>
          </table:table-cell>
          <table:table-cell office:value-type="float" office:value="1.1075583078478135" table:style-name="ce6">
            <text:p>1.108</text:p>
          </table:table-cell>
          <table:table-cell office:value-type="float" office:value="11479.34529469191" table:style-name="ce5">
            <text:p><text:s/>11,4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479.34529469191" table:style-name="ce5">
            <text:p><text:s/>11,479<text:s/></text:p>
          </table:table-cell>
          <table:table-cell office:value-type="float" office:value="0.99299662397213073" table:style-name="ce6">
            <text:p>0.993</text:p>
          </table:table-cell>
          <table:table-cell office:value-type="float" office:value="11398.951123039431" table:style-name="ce5">
            <text:p><text:s/>11,399<text:s/></text:p>
          </table:table-cell>
          <table:table-cell office:value-type="float" office:value="1.0487032697207423" table:style-name="ce6">
            <text:p>1.049</text:p>
          </table:table-cell>
          <table:table-cell office:value-type="float" office:value="11954.117314118379" table:style-name="ce5">
            <text:p><text:s/>11,9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954.117314118379" table:style-name="ce5">
            <text:p><text:s/>11,954<text:s/></text:p>
          </table:table-cell>
          <table:table-cell office:value-type="float" office:value="1.0282374650376782" table:style-name="ce6">
            <text:p>1.028</text:p>
          </table:table-cell>
          <table:table-cell office:value-type="float" office:value="12291.6712838321" table:style-name="ce5">
            <text:p><text:s/>12,292<text:s/></text:p>
          </table:table-cell>
          <table:table-cell office:value-type="float" office:value="1.0941614030086155" table:style-name="ce6">
            <text:p>1.094</text:p>
          </table:table-cell>
          <table:table-cell office:value-type="float" office:value="13449.072297238439" table:style-name="ce5">
            <text:p><text:s/>13,44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37.1754782262001" table:style-name="ce5">
            <text:p><text:s/>3,43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37.1754782262001" table:style-name="ce5">
            <text:p><text:s/>3,437<text:s/></text:p>
          </table:table-cell>
          <table:table-cell office:value-type="float" office:value="1.0304987552337592" table:style-name="ce6">
            <text:p>1.030</text:p>
          </table:table-cell>
          <table:table-cell office:value-type="float" office:value="3542.0050518321004" table:style-name="ce5">
            <text:p><text:s/>3,542<text:s/></text:p>
          </table:table-cell>
          <table:table-cell office:value-type="float" office:value="1.3828352655555662" table:style-name="ce6">
            <text:p>1.383</text:p>
          </table:table-cell>
          <table:table-cell office:value-type="float" office:value="4898.0094964494001" table:style-name="ce5">
            <text:p><text:s/>4,8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98.0094964494001" table:style-name="ce5">
            <text:p><text:s/>4,898<text:s/></text:p>
          </table:table-cell>
          <table:table-cell office:value-type="float" office:value="1.0376236732344408" table:style-name="ce6">
            <text:p>1.038</text:p>
          </table:table-cell>
          <table:table-cell office:value-type="float" office:value="5082.2906052429998" table:style-name="ce5">
            <text:p><text:s/>5,082<text:s/></text:p>
          </table:table-cell>
          <table:table-cell office:value-type="float" office:value="1.1495714542898032" table:style-name="ce6">
            <text:p>1.150</text:p>
          </table:table-cell>
          <table:table-cell office:value-type="float" office:value="5842.4562021926004" table:style-name="ce5">
            <text:p><text:s/>5,8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42.4562021926004" table:style-name="ce5">
            <text:p><text:s/>5,842<text:s/></text:p>
          </table:table-cell>
          <table:table-cell office:value-type="float" office:value="1.0477246997884142" table:style-name="ce6">
            <text:p>1.048</text:p>
          </table:table-cell>
          <table:table-cell office:value-type="float" office:value="6121.2856704692003" table:style-name="ce5">
            <text:p><text:s/>6,121<text:s/></text:p>
          </table:table-cell>
          <table:table-cell office:value-type="float" office:value="0.83712705914097962" table:style-name="ce6">
            <text:p>0.837</text:p>
          </table:table-cell>
          <table:table-cell office:value-type="float" office:value="5124.293871481701" table:style-name="ce5">
            <text:p><text:s/>5,1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124.293871481701" table:style-name="ce5">
            <text:p><text:s/>5,124<text:s/></text:p>
          </table:table-cell>
          <table:table-cell office:value-type="float" office:value="1.008953360677836" table:style-name="ce6">
            <text:p>1.009</text:p>
          </table:table-cell>
          <table:table-cell office:value-type="float" office:value="5170.1735227323006" table:style-name="ce5">
            <text:p><text:s/>5,170<text:s/></text:p>
          </table:table-cell>
          <table:table-cell office:value-type="float" office:value="1.1183726082410228" table:style-name="ce6">
            <text:p>1.118</text:p>
          </table:table-cell>
          <table:table-cell office:value-type="float" office:value="5782.1804476768002" table:style-name="ce5">
            <text:p><text:s/>5,7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82.1804476768002" table:style-name="ce5">
            <text:p><text:s/>5,782<text:s/></text:p>
          </table:table-cell>
          <table:table-cell office:value-type="float" office:value="1.0796830174472536" table:style-name="ce6">
            <text:p>1.080</text:p>
          </table:table-cell>
          <table:table-cell office:value-type="float" office:value="6242.922033172199" table:style-name="ce5">
            <text:p><text:s/>6,243<text:s/></text:p>
          </table:table-cell>
          <table:table-cell office:value-type="float" office:value="1.3357652502080162" table:style-name="ce6">
            <text:p>1.336</text:p>
          </table:table-cell>
          <table:table-cell office:value-type="float" office:value="8339.0783116694001" table:style-name="ce5">
            <text:p><text:s/>8,3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339.0783116694001" table:style-name="ce5">
            <text:p><text:s/>8,339<text:s/></text:p>
          </table:table-cell>
          <table:table-cell office:value-type="float" office:value="1.058231878702754" table:style-name="ce6">
            <text:p>1.058</text:p>
          </table:table-cell>
          <table:table-cell office:value-type="float" office:value="8824.6785084072999" table:style-name="ce5">
            <text:p><text:s/>8,825<text:s/></text:p>
          </table:table-cell>
          <table:table-cell office:value-type="float" office:value="1.1732202127701632" table:style-name="ce6">
            <text:p>1.173</text:p>
          </table:table-cell>
          <table:table-cell office:value-type="float" office:value="10353.291197261899" table:style-name="ce5">
            <text:p><text:s/>10,3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353.291197261899" table:style-name="ce5">
            <text:p><text:s/>10,353<text:s/></text:p>
          </table:table-cell>
          <table:table-cell office:value-type="float" office:value="1.022908471851089" table:style-name="ce6">
            <text:p>1.023</text:p>
          </table:table-cell>
          <table:table-cell office:value-type="float" office:value="10590.469277220502" table:style-name="ce5">
            <text:p><text:s/>10,590<text:s/></text:p>
          </table:table-cell>
          <table:table-cell office:value-type="float" office:value="0.95700276975967846" table:style-name="ce6">
            <text:p>0.957</text:p>
          </table:table-cell>
          <table:table-cell office:value-type="float" office:value="10135.1084313548" table:style-name="ce5">
            <text:p><text:s/>10,1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135.1084313548" table:style-name="ce5">
            <text:p><text:s/>10,135<text:s/></text:p>
          </table:table-cell>
          <table:table-cell office:value-type="float" office:value="1.0937936841231237" table:style-name="ce6">
            <text:p>1.094</text:p>
          </table:table-cell>
          <table:table-cell office:value-type="float" office:value="11085.7175901189" table:style-name="ce5">
            <text:p><text:s/>11,086<text:s/></text:p>
          </table:table-cell>
          <table:table-cell office:value-type="float" office:value="1.0879765634916079" table:style-name="ce6">
            <text:p>1.088</text:p>
          </table:table-cell>
          <table:table-cell office:value-type="float" office:value="12061.00092753603" table:style-name="ce5">
            <text:p><text:s/>12,0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061.00092753603" table:style-name="ce5">
            <text:p><text:s/>12,061<text:s/></text:p>
          </table:table-cell>
          <table:table-cell office:value-type="float" office:value="1.0326373307541132" table:style-name="ce6">
            <text:p>1.033</text:p>
          </table:table-cell>
          <table:table-cell office:value-type="float" office:value="12454.63980403369" table:style-name="ce5">
            <text:p><text:s/>12,455<text:s/></text:p>
          </table:table-cell>
          <table:table-cell office:value-type="float" office:value="1.1753343435657477" table:style-name="ce6">
            <text:p>1.175</text:p>
          </table:table-cell>
          <table:table-cell office:value-type="float" office:value="14638.365898421769" table:style-name="ce5">
            <text:p><text:s/>14,6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638.365898421769" table:style-name="ce5">
            <text:p><text:s/>14,638<text:s/></text:p>
          </table:table-cell>
          <table:table-cell office:value-type="float" office:value="1.0618840734016302" table:style-name="ce6">
            <text:p>1.062</text:p>
          </table:table-cell>
          <table:table-cell office:value-type="float" office:value="15544.24760815962" table:style-name="ce5">
            <text:p><text:s/>15,544<text:s/></text:p>
          </table:table-cell>
          <table:table-cell office:value-type="float" office:value="1.0560967680047479" table:style-name="ce6">
            <text:p>1.056</text:p>
          </table:table-cell>
          <table:table-cell office:value-type="float" office:value="16416.229660042911" table:style-name="ce5">
            <text:p><text:s/>16,4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416.229660042911" table:style-name="ce5">
            <text:p><text:s/>16,416<text:s/></text:p>
          </table:table-cell>
          <table:table-cell office:value-type="float" office:value="1.0519830244389716" table:style-name="ce6">
            <text:p>1.052</text:p>
          </table:table-cell>
          <table:table-cell office:value-type="float" office:value="17269.594927656693" table:style-name="ce5">
            <text:p><text:s/>17,270<text:s/></text:p>
          </table:table-cell>
          <table:table-cell office:value-type="float" office:value="1.1217809388924103" table:style-name="ce6">
            <text:p>1.122</text:p>
          </table:table-cell>
          <table:table-cell office:value-type="float" office:value="19372.70241223833" table:style-name="ce5">
            <text:p><text:s/>19,3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372.70241223833" table:style-name="ce5">
            <text:p><text:s/>19,373<text:s/></text:p>
          </table:table-cell>
          <table:table-cell office:value-type="float" office:value="1.0419140451113795" table:style-name="ce6">
            <text:p>1.042</text:p>
          </table:table-cell>
          <table:table-cell office:value-type="float" office:value="20184.690735074219" table:style-name="ce5">
            <text:p><text:s/>20,185<text:s/></text:p>
          </table:table-cell>
          <table:table-cell office:value-type="float" office:value="1.0062581996982629" table:style-name="ce6">
            <text:p>1.006</text:p>
          </table:table-cell>
          <table:table-cell office:value-type="float" office:value="20311.010560541992" table:style-name="ce5">
            <text:p><text:s/>20,31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311.010560541992" table:style-name="ce5">
            <text:p><text:s/>20,311<text:s/></text:p>
          </table:table-cell>
          <table:table-cell office:value-type="float" office:value="0.98437965768800151" table:style-name="ce6">
            <text:p>0.984</text:p>
          </table:table-cell>
          <table:table-cell office:value-type="float" office:value="19993.745622883707" table:style-name="ce5">
            <text:p><text:s/>19,994<text:s/></text:p>
          </table:table-cell>
          <table:table-cell office:value-type="float" office:value="1.1242246098910147" table:style-name="ce6">
            <text:p>1.124</text:p>
          </table:table-cell>
          <table:table-cell office:value-type="float" office:value="22477.460873146621" table:style-name="ce5">
            <text:p><text:s/>22,4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477.460873146621" table:style-name="ce5">
            <text:p><text:s/>22,477<text:s/></text:p>
          </table:table-cell>
          <table:table-cell office:value-type="float" office:value="0.98739491059783069" table:style-name="ce6">
            <text:p>0.987</text:p>
          </table:table-cell>
          <table:table-cell office:value-type="float" office:value="22194.130469306845" table:style-name="ce5">
            <text:p><text:s/>22,194<text:s/></text:p>
          </table:table-cell>
          <table:table-cell office:value-type="float" office:value="1.002581245847662" table:style-name="ce6">
            <text:p>1.003</text:p>
          </table:table-cell>
          <table:table-cell office:value-type="float" office:value="22251.418976423211" table:style-name="ce5">
            <text:p><text:s/>22,2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251.418976423211" table:style-name="ce5">
            <text:p><text:s/>22,251<text:s/></text:p>
          </table:table-cell>
          <table:table-cell office:value-type="float" office:value="1.0046133845329037" table:style-name="ce6">
            <text:p>1.005</text:p>
          </table:table-cell>
          <table:table-cell office:value-type="float" office:value="22354.073328564202" table:style-name="ce5">
            <text:p><text:s/>22,354<text:s/></text:p>
          </table:table-cell>
          <table:table-cell office:value-type="float" office:value="1.1009561606951062" table:style-name="ce6">
            <text:p>1.101</text:p>
          </table:table-cell>
          <table:table-cell office:value-type="float" office:value="24610.854747712914" table:style-name="ce5">
            <text:p><text:s/>24,6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610.854747712914" table:style-name="ce5">
            <text:p><text:s/>24,611<text:s/></text:p>
          </table:table-cell>
          <table:table-cell office:value-type="float" office:value="1.0417241991469115" table:style-name="ce6">
            <text:p>1.042</text:p>
          </table:table-cell>
          <table:table-cell office:value-type="float" office:value="25637.722952382202" table:style-name="ce5">
            <text:p><text:s/>25,638<text:s/></text:p>
          </table:table-cell>
          <table:table-cell office:value-type="float" office:value="1.094220051044515" table:style-name="ce6">
            <text:p>1.094</text:p>
          </table:table-cell>
          <table:table-cell office:value-type="float" office:value="28053.31051762079" table:style-name="ce5">
            <text:p><text:s/>28,05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869.919055191" table:style-name="ce5">
            <text:p><text:s/>13,8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869.919055191" table:style-name="ce5">
            <text:p><text:s/>13,870<text:s/></text:p>
          </table:table-cell>
          <table:table-cell office:value-type="float" office:value="1.01844632934734" table:style-name="ce6">
            <text:p>1.018</text:p>
          </table:table-cell>
          <table:table-cell office:value-type="float" office:value="14125.768150104001" table:style-name="ce5">
            <text:p><text:s/>14,126<text:s/></text:p>
          </table:table-cell>
          <table:table-cell office:value-type="float" office:value="1.126408999262235" table:style-name="ce6">
            <text:p>1.126</text:p>
          </table:table-cell>
          <table:table-cell office:value-type="float" office:value="15911.392365768999" table:style-name="ce5">
            <text:p><text:s/>15,9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911.392365768999" table:style-name="ce5">
            <text:p><text:s/>15,911<text:s/></text:p>
          </table:table-cell>
          <table:table-cell office:value-type="float" office:value="1.0249531071267635" table:style-name="ce6">
            <text:p>1.025</text:p>
          </table:table-cell>
          <table:table-cell office:value-type="float" office:value="16308.431044007999" table:style-name="ce5">
            <text:p><text:s/>16,308<text:s/></text:p>
          </table:table-cell>
          <table:table-cell office:value-type="float" office:value="1.0365038533018007" table:style-name="ce6">
            <text:p>1.037</text:p>
          </table:table-cell>
          <table:table-cell office:value-type="float" office:value="16903.751618421" table:style-name="ce5">
            <text:p><text:s/>16,9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903.751618421" table:style-name="ce5">
            <text:p><text:s/>16,904<text:s/></text:p>
          </table:table-cell>
          <table:table-cell office:value-type="float" office:value="1.0152212500748419" table:style-name="ce6">
            <text:p>1.015</text:p>
          </table:table-cell>
          <table:table-cell office:value-type="float" office:value="17161.047849007999" table:style-name="ce5">
            <text:p><text:s/>17,161<text:s/></text:p>
          </table:table-cell>
          <table:table-cell office:value-type="float" office:value="1.1333251518377567" table:style-name="ce6">
            <text:p>1.133</text:p>
          </table:table-cell>
          <table:table-cell office:value-type="float" office:value="19449.047159172002" table:style-name="ce5">
            <text:p><text:s/>19,4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449.047159172002" table:style-name="ce5">
            <text:p><text:s/>19,449<text:s/></text:p>
          </table:table-cell>
          <table:table-cell office:value-type="float" office:value="1.0385492842520783" table:style-name="ce6">
            <text:p>1.039</text:p>
          </table:table-cell>
          <table:table-cell office:value-type="float" office:value="20198.794006542998" table:style-name="ce5">
            <text:p><text:s/>20,199<text:s/></text:p>
          </table:table-cell>
          <table:table-cell office:value-type="float" office:value="1.0448433382526001" table:style-name="ce6">
            <text:p>1.045</text:p>
          </table:table-cell>
          <table:table-cell office:value-type="float" office:value="21104.575358473001" table:style-name="ce5">
            <text:p><text:s/>21,1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104.575358473001" table:style-name="ce5">
            <text:p><text:s/>21,105<text:s/></text:p>
          </table:table-cell>
          <table:table-cell office:value-type="float" office:value="1.037753468622012" table:style-name="ce6">
            <text:p>1.038</text:p>
          </table:table-cell>
          <table:table-cell office:value-type="float" office:value="21901.346282049999" table:style-name="ce5">
            <text:p><text:s/>21,901<text:s/></text:p>
          </table:table-cell>
          <table:table-cell office:value-type="float" office:value="1.0692201891415005" table:style-name="ce6">
            <text:p>1.069</text:p>
          </table:table-cell>
          <table:table-cell office:value-type="float" office:value="23417.361614147001" table:style-name="ce5">
            <text:p><text:s/>23,4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417.361614147001" table:style-name="ce5">
            <text:p><text:s/>23,417<text:s/></text:p>
          </table:table-cell>
          <table:table-cell office:value-type="float" office:value="1.021536019866061" table:style-name="ce6">
            <text:p>1.022</text:p>
          </table:table-cell>
          <table:table-cell office:value-type="float" office:value="23921.67837908" table:style-name="ce5">
            <text:p><text:s/>23,922<text:s/></text:p>
          </table:table-cell>
          <table:table-cell office:value-type="float" office:value="1.1073149789000603" table:style-name="ce6">
            <text:p>1.107</text:p>
          </table:table-cell>
          <table:table-cell office:value-type="float" office:value="26488.832789584998" table:style-name="ce5">
            <text:p><text:s/>26,4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488.832789584998" table:style-name="ce5">
            <text:p><text:s/>26,489<text:s/></text:p>
          </table:table-cell>
          <table:table-cell office:value-type="float" office:value="1.0127933680163606" table:style-name="ce6">
            <text:p>1.013</text:p>
          </table:table-cell>
          <table:table-cell office:value-type="float" office:value="26827.714175786001" table:style-name="ce5">
            <text:p><text:s/>26,828<text:s/></text:p>
          </table:table-cell>
          <table:table-cell office:value-type="float" office:value="1.0691147824420146" table:style-name="ce6">
            <text:p>1.069</text:p>
          </table:table-cell>
          <table:table-cell office:value-type="float" office:value="28681.905804462003" table:style-name="ce5">
            <text:p><text:s/>28,6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681.905804462003" table:style-name="ce5">
            <text:p><text:s/>28,682<text:s/></text:p>
          </table:table-cell>
          <table:table-cell office:value-type="float" office:value="1.0316658995754286" table:style-name="ce6">
            <text:p>1.032</text:p>
          </table:table-cell>
          <table:table-cell office:value-type="float" office:value="29590.144153297999" table:style-name="ce5">
            <text:p><text:s/>29,590<text:s/></text:p>
          </table:table-cell>
          <table:table-cell office:value-type="float" office:value="1.0883113314673467" table:style-name="ce6">
            <text:p>1.088</text:p>
          </table:table-cell>
          <table:table-cell office:value-type="float" office:value="32203.289181786469" table:style-name="ce5">
            <text:p><text:s/>32,2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203.289181786469" table:style-name="ce5">
            <text:p><text:s/>32,203<text:s/></text:p>
          </table:table-cell>
          <table:table-cell office:value-type="float" office:value="1.0194810826967411" table:style-name="ce6">
            <text:p>1.019</text:p>
          </table:table-cell>
          <table:table-cell office:value-type="float" office:value="32830.644121443918" table:style-name="ce5">
            <text:p><text:s/>32,831<text:s/></text:p>
          </table:table-cell>
          <table:table-cell office:value-type="float" office:value="1.1169337630007474" table:style-name="ce6">
            <text:p>1.117</text:p>
          </table:table-cell>
          <table:table-cell office:value-type="float" office:value="36669.654880302725" table:style-name="ce5">
            <text:p><text:s/>36,67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6669.654880302725" table:style-name="ce5">
            <text:p><text:s/>36,670<text:s/></text:p>
          </table:table-cell>
          <table:table-cell office:value-type="float" office:value="1.0233007084402594" table:style-name="ce6">
            <text:p>1.023</text:p>
          </table:table-cell>
          <table:table-cell office:value-type="float" office:value="37524.083817273597" table:style-name="ce5">
            <text:p><text:s/>37,524<text:s/></text:p>
          </table:table-cell>
          <table:table-cell office:value-type="float" office:value="1.1211302742918117" table:style-name="ce6">
            <text:p>1.121</text:p>
          </table:table-cell>
          <table:table-cell office:value-type="float" office:value="42069.386382608878" table:style-name="ce5">
            <text:p><text:s/>42,06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069.386382608878" table:style-name="ce5">
            <text:p><text:s/>42,069<text:s/></text:p>
          </table:table-cell>
          <table:table-cell office:value-type="float" office:value="1.012029709484721" table:style-name="ce6">
            <text:p>1.012</text:p>
          </table:table-cell>
          <table:table-cell office:value-type="float" office:value="42575.468878992142" table:style-name="ce5">
            <text:p><text:s/>42,575<text:s/></text:p>
          </table:table-cell>
          <table:table-cell office:value-type="float" office:value="1.109008175276653" table:style-name="ce6">
            <text:p>1.109</text:p>
          </table:table-cell>
          <table:table-cell office:value-type="float" office:value="47216.543053039" table:style-name="ce5">
            <text:p><text:s/>47,2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7216.543053039" table:style-name="ce5">
            <text:p><text:s/>47,217<text:s/></text:p>
          </table:table-cell>
          <table:table-cell office:value-type="float" office:value="1.0059820225649136" table:style-name="ce6">
            <text:p>1.006</text:p>
          </table:table-cell>
          <table:table-cell office:value-type="float" office:value="47498.993479019504" table:style-name="ce5">
            <text:p><text:s/>47,499<text:s/></text:p>
          </table:table-cell>
          <table:table-cell office:value-type="float" office:value="1.1113032041650786" table:style-name="ce6">
            <text:p>1.111</text:p>
          </table:table-cell>
          <table:table-cell office:value-type="float" office:value="52785.783647850541" table:style-name="ce5">
            <text:p><text:s/>52,78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2785.783647850541" table:style-name="ce5">
            <text:p><text:s/>52,786<text:s/></text:p>
          </table:table-cell>
          <table:table-cell office:value-type="float" office:value="0.9898689734767101" table:style-name="ce6">
            <text:p>0.990</text:p>
          </table:table-cell>
          <table:table-cell office:value-type="float" office:value="52251.009473661521" table:style-name="ce5">
            <text:p><text:s/>52,251<text:s/></text:p>
          </table:table-cell>
          <table:table-cell office:value-type="float" office:value="1.0897782038132839" table:style-name="ce6">
            <text:p>1.090</text:p>
          </table:table-cell>
          <table:table-cell office:value-type="float" office:value="56942.011251637741" table:style-name="ce5">
            <text:p><text:s/>56,9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6942.011251637741" table:style-name="ce5">
            <text:p><text:s/>56,942<text:s/></text:p>
          </table:table-cell>
          <table:table-cell office:value-type="float" office:value="1.0055004289441138" table:style-name="ce6">
            <text:p>1.006</text:p>
          </table:table-cell>
          <table:table-cell office:value-type="float" office:value="57255.21673846231" table:style-name="ce5">
            <text:p><text:s/>57,255<text:s/></text:p>
          </table:table-cell>
          <table:table-cell office:value-type="float" office:value="1.1053397559369309" table:style-name="ce6">
            <text:p>1.105</text:p>
          </table:table-cell>
          <table:table-cell office:value-type="float" office:value="63286.467295808005" table:style-name="ce5">
            <text:p><text:s/>63,2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286.467295808005" table:style-name="ce5">
            <text:p><text:s/>63,286<text:s/></text:p>
          </table:table-cell>
          <table:table-cell office:value-type="float" office:value="0.99777437227671673" table:style-name="ce6">
            <text:p>0.998</text:p>
          </table:table-cell>
          <table:table-cell office:value-type="float" office:value="63145.615179685796" table:style-name="ce5">
            <text:p><text:s/>63,146<text:s/></text:p>
          </table:table-cell>
          <table:table-cell office:value-type="float" office:value="1.070451271852904" table:style-name="ce6">
            <text:p>1.070</text:p>
          </table:table-cell>
          <table:table-cell office:value-type="float" office:value="67594.304081028706" table:style-name="ce5">
            <text:p><text:s/>67,5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7594.304081028706" table:style-name="ce5">
            <text:p><text:s/>67,594<text:s/></text:p>
          </table:table-cell>
          <table:table-cell office:value-type="float" office:value="1.0142715693212496" table:style-name="ce6">
            <text:p>1.014</text:p>
          </table:table-cell>
          <table:table-cell office:value-type="float" office:value="68558.980877442737" table:style-name="ce5">
            <text:p><text:s/>68,559<text:s/></text:p>
          </table:table-cell>
          <table:table-cell office:value-type="float" office:value="1.0093005119795246" table:style-name="ce6">
            <text:p>1.009</text:p>
          </table:table-cell>
          <table:table-cell office:value-type="float" office:value="69196.61450039738" table:style-name="ce5">
            <text:p><text:s/>69,19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60.3454057878998" table:style-name="ce5">
            <text:p><text:s/>4,26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260.3454057878998" table:style-name="ce5">
            <text:p><text:s/>4,260<text:s/></text:p>
          </table:table-cell>
          <table:table-cell office:value-type="float" office:value="0.98345663223166158" table:style-name="ce6">
            <text:p>0.983</text:p>
          </table:table-cell>
          <table:table-cell office:value-type="float" office:value="4189.8649449198001" table:style-name="ce5">
            <text:p><text:s/>4,190<text:s/></text:p>
          </table:table-cell>
          <table:table-cell office:value-type="float" office:value="1.1498057395304457" table:style-name="ce6">
            <text:p>1.150</text:p>
          </table:table-cell>
          <table:table-cell office:value-type="float" office:value="4817.5307615262" table:style-name="ce5">
            <text:p><text:s/>4,81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817.5307615262" table:style-name="ce5">
            <text:p><text:s/>4,818<text:s/></text:p>
          </table:table-cell>
          <table:table-cell office:value-type="float" office:value="1.0200183372188263" table:style-name="ce6">
            <text:p>1.020</text:p>
          </table:table-cell>
          <table:table-cell office:value-type="float" office:value="4913.9697168725006" table:style-name="ce5">
            <text:p><text:s/>4,914<text:s/></text:p>
          </table:table-cell>
          <table:table-cell office:value-type="float" office:value="0.97191458962916899" table:style-name="ce6">
            <text:p>0.972</text:p>
          </table:table-cell>
          <table:table-cell office:value-type="float" office:value="4775.9588608243002" table:style-name="ce5">
            <text:p><text:s/>4,7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75.9588608243002" table:style-name="ce5">
            <text:p><text:s/>4,776<text:s/></text:p>
          </table:table-cell>
          <table:table-cell office:value-type="float" office:value="1.0454408191264115" table:style-name="ce6">
            <text:p>1.045</text:p>
          </table:table-cell>
          <table:table-cell office:value-type="float" office:value="4992.9823435742001" table:style-name="ce5">
            <text:p><text:s/>4,993<text:s/></text:p>
          </table:table-cell>
          <table:table-cell office:value-type="float" office:value="1.1012671069535269" table:style-name="ce6">
            <text:p>1.101</text:p>
          </table:table-cell>
          <table:table-cell office:value-type="float" office:value="5498.6072205780001" table:style-name="ce5">
            <text:p><text:s/>5,49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498.6072205780001" table:style-name="ce5">
            <text:p><text:s/>5,499<text:s/></text:p>
          </table:table-cell>
          <table:table-cell office:value-type="float" office:value="1.0173972578497876" table:style-name="ce6">
            <text:p>1.017</text:p>
          </table:table-cell>
          <table:table-cell office:value-type="float" office:value="5594.2679082090999" table:style-name="ce5">
            <text:p><text:s/>5,594<text:s/></text:p>
          </table:table-cell>
          <table:table-cell office:value-type="float" office:value="1.0196253974201868" table:style-name="ce6">
            <text:p>1.020</text:p>
          </table:table-cell>
          <table:table-cell office:value-type="float" office:value="5704.0576391826999" table:style-name="ce5">
            <text:p><text:s/>5,7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04.0576391826999" table:style-name="ce5">
            <text:p><text:s/>5,704<text:s/></text:p>
          </table:table-cell>
          <table:table-cell office:value-type="float" office:value="1.0982277269946876" table:style-name="ce6">
            <text:p>1.098</text:p>
          </table:table-cell>
          <table:table-cell office:value-type="float" office:value="6264.3542557262999" table:style-name="ce5">
            <text:p><text:s/>6,264<text:s/></text:p>
          </table:table-cell>
          <table:table-cell office:value-type="float" office:value="0.98708614011441775" table:style-name="ce6">
            <text:p>0.987</text:p>
          </table:table-cell>
          <table:table-cell office:value-type="float" office:value="6183.4572625942001" table:style-name="ce5">
            <text:p><text:s/>6,1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83.4572625942001" table:style-name="ce5">
            <text:p><text:s/>6,183<text:s/></text:p>
          </table:table-cell>
          <table:table-cell office:value-type="float" office:value="1.0606589197123744" table:style-name="ce6">
            <text:p>1.061</text:p>
          </table:table-cell>
          <table:table-cell office:value-type="float" office:value="6558.5391002307997" table:style-name="ce5">
            <text:p><text:s/>6,559<text:s/></text:p>
          </table:table-cell>
          <table:table-cell office:value-type="float" office:value="1.0733012226176073" table:style-name="ce6">
            <text:p>1.073</text:p>
          </table:table-cell>
          <table:table-cell office:value-type="float" office:value="7039.2880348630997" table:style-name="ce5">
            <text:p><text:s/>7,0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39.2880348630997" table:style-name="ce5">
            <text:p><text:s/>7,039<text:s/></text:p>
          </table:table-cell>
          <table:table-cell office:value-type="float" office:value="1.0020976253920526" table:style-name="ce6">
            <text:p>1.002</text:p>
          </table:table-cell>
          <table:table-cell office:value-type="float" office:value="7054.0538241869999" table:style-name="ce5">
            <text:p><text:s/>7,054<text:s/></text:p>
          </table:table-cell>
          <table:table-cell office:value-type="float" office:value="1.047810288705044" table:style-name="ce6">
            <text:p>1.048</text:p>
          </table:table-cell>
          <table:table-cell office:value-type="float" office:value="7391.3101740622997" table:style-name="ce5">
            <text:p><text:s/>7,3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391.3101740622997" table:style-name="ce5">
            <text:p><text:s/>7,391<text:s/></text:p>
          </table:table-cell>
          <table:table-cell office:value-type="float" office:value="1.0841528307687629" table:style-name="ce6">
            <text:p>1.084</text:p>
          </table:table-cell>
          <table:table-cell office:value-type="float" office:value="8013.3098482995993" table:style-name="ce5">
            <text:p><text:s/>8,013<text:s/></text:p>
          </table:table-cell>
          <table:table-cell office:value-type="float" office:value="1.0570824815067277" table:style-name="ce6">
            <text:p>1.057</text:p>
          </table:table-cell>
          <table:table-cell office:value-type="float" office:value="8470.7294595228395" table:style-name="ce5">
            <text:p><text:s/>8,4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470.7294595228395" table:style-name="ce5">
            <text:p><text:s/>8,471<text:s/></text:p>
          </table:table-cell>
          <table:table-cell office:value-type="float" office:value="1.0310912690402483" table:style-name="ce6">
            <text:p>1.031</text:p>
          </table:table-cell>
          <table:table-cell office:value-type="float" office:value="8734.0951881160199" table:style-name="ce5">
            <text:p><text:s/>8,734<text:s/></text:p>
          </table:table-cell>
          <table:table-cell office:value-type="float" office:value="1.1121787097653479" table:style-name="ce6">
            <text:p>1.112</text:p>
          </table:table-cell>
          <table:table-cell office:value-type="float" office:value="9713.8747172866097" table:style-name="ce5">
            <text:p><text:s/>9,71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713.8747172866097" table:style-name="ce5">
            <text:p><text:s/>9,714<text:s/></text:p>
          </table:table-cell>
          <table:table-cell office:value-type="float" office:value="1.0525088376273508" table:style-name="ce6">
            <text:p>1.053</text:p>
          </table:table-cell>
          <table:table-cell office:value-type="float" office:value="10223.93898754904" table:style-name="ce5">
            <text:p><text:s/>10,224<text:s/></text:p>
          </table:table-cell>
          <table:table-cell office:value-type="float" office:value="1.0867587649419848" table:style-name="ce6">
            <text:p>1.087</text:p>
          </table:table-cell>
          <table:table-cell office:value-type="float" office:value="11110.955306951" table:style-name="ce5">
            <text:p><text:s/>11,1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110.955306951" table:style-name="ce5">
            <text:p><text:s/>11,111<text:s/></text:p>
          </table:table-cell>
          <table:table-cell office:value-type="float" office:value="1.0009670958229269" table:style-name="ce6">
            <text:p>1.001</text:p>
          </table:table-cell>
          <table:table-cell office:value-type="float" office:value="11121.70066541708" table:style-name="ce5">
            <text:p><text:s/>11,122<text:s/></text:p>
          </table:table-cell>
          <table:table-cell office:value-type="float" office:value="1.0096352392963726" table:style-name="ce6">
            <text:p>1.010</text:p>
          </table:table-cell>
          <table:table-cell office:value-type="float" office:value="11228.860912711001" table:style-name="ce5">
            <text:p><text:s/>11,2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228.860912711001" table:style-name="ce5">
            <text:p><text:s/>11,229<text:s/></text:p>
          </table:table-cell>
          <table:table-cell office:value-type="float" office:value="1.0267727042146806" table:style-name="ce6">
            <text:p>1.027</text:p>
          </table:table-cell>
          <table:table-cell office:value-type="float" office:value="11529.487884594801" table:style-name="ce5">
            <text:p><text:s/>11,529<text:s/></text:p>
          </table:table-cell>
          <table:table-cell office:value-type="float" office:value="1.0566796466929271" table:style-name="ce6">
            <text:p>1.057</text:p>
          </table:table-cell>
          <table:table-cell office:value-type="float" office:value="12182.97518444402" table:style-name="ce5">
            <text:p><text:s/>12,1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182.97518444402" table:style-name="ce5">
            <text:p><text:s/>12,183<text:s/></text:p>
          </table:table-cell>
          <table:table-cell office:value-type="float" office:value="0.94603053243916257" table:style-name="ce6">
            <text:p>0.946</text:p>
          </table:table-cell>
          <table:table-cell office:value-type="float" office:value="11525.46650043268" table:style-name="ce5">
            <text:p><text:s/>11,525<text:s/></text:p>
          </table:table-cell>
          <table:table-cell office:value-type="float" office:value="1.1392623328006821" table:style-name="ce6">
            <text:p>1.139</text:p>
          </table:table-cell>
          <table:table-cell office:value-type="float" office:value="13130.529851899049" table:style-name="ce5">
            <text:p><text:s/>13,1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130.529851899049" table:style-name="ce5">
            <text:p><text:s/>13,131<text:s/></text:p>
          </table:table-cell>
          <table:table-cell office:value-type="float" office:value="0.99948153363111802" table:style-name="ce6">
            <text:p>0.999</text:p>
          </table:table-cell>
          <table:table-cell office:value-type="float" office:value="13123.72211376524" table:style-name="ce5">
            <text:p><text:s/>13,124<text:s/></text:p>
          </table:table-cell>
          <table:table-cell office:value-type="float" office:value="1.0844991391290235" table:style-name="ce6">
            <text:p>1.084</text:p>
          </table:table-cell>
          <table:table-cell office:value-type="float" office:value="14232.665334546929" table:style-name="ce5">
            <text:p><text:s/>14,2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32.665334546929" table:style-name="ce5">
            <text:p><text:s/>14,233<text:s/></text:p>
          </table:table-cell>
          <table:table-cell office:value-type="float" office:value="0.98232843323375685" table:style-name="ce6">
            <text:p>0.982</text:p>
          </table:table-cell>
          <table:table-cell office:value-type="float" office:value="13981.15183882589" table:style-name="ce5">
            <text:p><text:s/>13,981<text:s/></text:p>
          </table:table-cell>
          <table:table-cell office:value-type="float" office:value="1.0780085197354985" table:style-name="ce6">
            <text:p>1.078</text:p>
          </table:table-cell>
          <table:table-cell office:value-type="float" office:value="15071.80079796994" table:style-name="ce5">
            <text:p><text:s/>15,0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071.80079796994" table:style-name="ce5">
            <text:p><text:s/>15,072<text:s/></text:p>
          </table:table-cell>
          <table:table-cell office:value-type="float" office:value="1.0424586529536439" table:style-name="ce6">
            <text:p>1.042</text:p>
          </table:table-cell>
          <table:table-cell office:value-type="float" office:value="15711.729157437401" table:style-name="ce5">
            <text:p><text:s/>15,712<text:s/></text:p>
          </table:table-cell>
          <table:table-cell office:value-type="float" office:value="1.0313639940014077" table:style-name="ce6">
            <text:p>1.031</text:p>
          </table:table-cell>
          <table:table-cell office:value-type="float" office:value="16204.511736483009" table:style-name="ce5">
            <text:p><text:s/>16,2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09.5736494030989" table:style-name="ce5">
            <text:p><text:s/>9,6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609.5736494030989" table:style-name="ce5">
            <text:p><text:s/>9,610<text:s/></text:p>
          </table:table-cell>
          <table:table-cell office:value-type="float" office:value="1.0339587964759884" table:style-name="ce6">
            <text:p>1.034</text:p>
          </table:table-cell>
          <table:table-cell office:value-type="float" office:value="9935.9032051842005" table:style-name="ce5">
            <text:p><text:s/>9,936<text:s/></text:p>
          </table:table-cell>
          <table:table-cell office:value-type="float" office:value="1.1165428421700421" table:style-name="ce6">
            <text:p>1.117</text:p>
          </table:table-cell>
          <table:table-cell office:value-type="float" office:value="11093.861604242798" table:style-name="ce5">
            <text:p><text:s/>11,09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093.861604242798" table:style-name="ce5">
            <text:p><text:s/>11,094<text:s/></text:p>
          </table:table-cell>
          <table:table-cell office:value-type="float" office:value="1.0270960404605856" table:style-name="ce6">
            <text:p>1.027</text:p>
          </table:table-cell>
          <table:table-cell office:value-type="float" office:value="11394.461327135497" table:style-name="ce5">
            <text:p><text:s/>11,394<text:s/></text:p>
          </table:table-cell>
          <table:table-cell office:value-type="float" office:value="1.0643585869842569" table:style-name="ce6">
            <text:p>1.064</text:p>
          </table:table-cell>
          <table:table-cell office:value-type="float" office:value="12127.792757596699" table:style-name="ce5">
            <text:p><text:s/>12,1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127.792757596699" table:style-name="ce5">
            <text:p><text:s/>12,128<text:s/></text:p>
          </table:table-cell>
          <table:table-cell office:value-type="float" office:value="1.003320698880831" table:style-name="ce6">
            <text:p>1.003</text:p>
          </table:table-cell>
          <table:table-cell office:value-type="float" office:value="12168.0655054338" table:style-name="ce5">
            <text:p><text:s/>12,168<text:s/></text:p>
          </table:table-cell>
          <table:table-cell office:value-type="float" office:value="1.1464796875365488" table:style-name="ce6">
            <text:p>1.146</text:p>
          </table:table-cell>
          <table:table-cell office:value-type="float" office:value="13950.439938594001" table:style-name="ce5">
            <text:p><text:s/>13,9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950.439938594001" table:style-name="ce5">
            <text:p><text:s/>13,950<text:s/></text:p>
          </table:table-cell>
          <table:table-cell office:value-type="float" office:value="1.0468864181071713" table:style-name="ce6">
            <text:p>1.047</text:p>
          </table:table-cell>
          <table:table-cell office:value-type="float" office:value="14604.526098333901" table:style-name="ce5">
            <text:p><text:s/>14,605<text:s/></text:p>
          </table:table-cell>
          <table:table-cell office:value-type="float" office:value="1.0545030777169282" table:style-name="ce6">
            <text:p>1.055</text:p>
          </table:table-cell>
          <table:table-cell office:value-type="float" office:value="15400.517719290299" table:style-name="ce5">
            <text:p><text:s/>15,4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400.517719290299" table:style-name="ce5">
            <text:p><text:s/>15,401<text:s/></text:p>
          </table:table-cell>
          <table:table-cell office:value-type="float" office:value="1.0153549582776169" table:style-name="ce6">
            <text:p>1.015</text:p>
          </table:table-cell>
          <table:table-cell office:value-type="float" office:value="15636.9920263237" table:style-name="ce5">
            <text:p><text:s/>15,637<text:s/></text:p>
          </table:table-cell>
          <table:table-cell office:value-type="float" office:value="1.1021240096906628" table:style-name="ce6">
            <text:p>1.102</text:p>
          </table:table-cell>
          <table:table-cell office:value-type="float" office:value="17233.904351552799" table:style-name="ce5">
            <text:p><text:s/>17,2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233.904351552799" table:style-name="ce5">
            <text:p><text:s/>17,234<text:s/></text:p>
          </table:table-cell>
          <table:table-cell office:value-type="float" office:value="1.0074988769033499" table:style-name="ce6">
            <text:p>1.007</text:p>
          </table:table-cell>
          <table:table-cell office:value-type="float" office:value="17363.139278849201" table:style-name="ce5">
            <text:p><text:s/>17,363<text:s/></text:p>
          </table:table-cell>
          <table:table-cell office:value-type="float" office:value="1.120162917682417" table:style-name="ce6">
            <text:p>1.120</text:p>
          </table:table-cell>
          <table:table-cell office:value-type="float" office:value="19449.544754721901" table:style-name="ce5">
            <text:p><text:s/>19,4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449.544754721901" table:style-name="ce5">
            <text:p><text:s/>19,450<text:s/></text:p>
          </table:table-cell>
          <table:table-cell office:value-type="float" office:value="1.016664431016999" table:style-name="ce6">
            <text:p>1.017</text:p>
          </table:table-cell>
          <table:table-cell office:value-type="float" office:value="19773.660351598999" table:style-name="ce5">
            <text:p><text:s/>19,774<text:s/></text:p>
          </table:table-cell>
          <table:table-cell office:value-type="float" office:value="1.0767149456310974" table:style-name="ce6">
            <text:p>1.077</text:p>
          </table:table-cell>
          <table:table-cell office:value-type="float" office:value="21290.595630399705" table:style-name="ce5">
            <text:p><text:s/>21,2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290.595630399705" table:style-name="ce5">
            <text:p><text:s/>21,291<text:s/></text:p>
          </table:table-cell>
          <table:table-cell office:value-type="float" office:value="1.0134443713819821" table:style-name="ce6">
            <text:p>1.013</text:p>
          </table:table-cell>
          <table:table-cell office:value-type="float" office:value="21576.834304998403" table:style-name="ce5">
            <text:p><text:s/>21,577<text:s/></text:p>
          </table:table-cell>
          <table:table-cell office:value-type="float" office:value="1.0999092539152437" table:style-name="ce6">
            <text:p>1.100</text:p>
          </table:table-cell>
          <table:table-cell office:value-type="float" office:value="23732.559722263632" table:style-name="ce5">
            <text:p><text:s/>23,7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732.559722263632" table:style-name="ce5">
            <text:p><text:s/>23,733<text:s/></text:p>
          </table:table-cell>
          <table:table-cell office:value-type="float" office:value="1.0153371239901614" table:style-name="ce6">
            <text:p>1.015</text:p>
          </table:table-cell>
          <table:table-cell office:value-type="float" office:value="24096.5489333279" table:style-name="ce5">
            <text:p><text:s/>24,097<text:s/></text:p>
          </table:table-cell>
          <table:table-cell office:value-type="float" office:value="1.1186572914486363" table:style-name="ce6">
            <text:p>1.119</text:p>
          </table:table-cell>
          <table:table-cell office:value-type="float" office:value="26955.780163016116" table:style-name="ce5">
            <text:p><text:s/>26,9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955.780163016116" table:style-name="ce5">
            <text:p><text:s/>26,956<text:s/></text:p>
          </table:table-cell>
          <table:table-cell office:value-type="float" office:value="1.0127751697270819" table:style-name="ce6">
            <text:p>1.013</text:p>
          </table:table-cell>
          <table:table-cell office:value-type="float" office:value="27300.144829724555" table:style-name="ce5">
            <text:p><text:s/>27,300<text:s/></text:p>
          </table:table-cell>
          <table:table-cell office:value-type="float" office:value="1.1340024482928808" table:style-name="ce6">
            <text:p>1.134</text:p>
          </table:table-cell>
          <table:table-cell office:value-type="float" office:value="30958.431075657878" table:style-name="ce5">
            <text:p><text:s/>30,95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958.431075657878" table:style-name="ce5">
            <text:p><text:s/>30,958<text:s/></text:p>
          </table:table-cell>
          <table:table-cell office:value-type="float" office:value="1.0160000723779139" table:style-name="ce6">
            <text:p>1.016</text:p>
          </table:table-cell>
          <table:table-cell office:value-type="float" office:value="31453.768213575062" table:style-name="ce5">
            <text:p><text:s/>31,454<text:s/></text:p>
          </table:table-cell>
          <table:table-cell office:value-type="float" office:value="1.14414533406513" table:style-name="ce6">
            <text:p>1.144</text:p>
          </table:table-cell>
          <table:table-cell office:value-type="float" office:value="35987.682140328005" table:style-name="ce5">
            <text:p><text:s/>35,9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987.682140328005" table:style-name="ce5">
            <text:p><text:s/>35,988<text:s/></text:p>
          </table:table-cell>
          <table:table-cell office:value-type="float" office:value="0.99949492312862975" table:style-name="ce6">
            <text:p>0.999</text:p>
          </table:table-cell>
          <table:table-cell office:value-type="float" office:value="35969.5055944247" table:style-name="ce5">
            <text:p><text:s/>35,970<text:s/></text:p>
          </table:table-cell>
          <table:table-cell office:value-type="float" office:value="1.1288119698175665" table:style-name="ce6">
            <text:p>1.129</text:p>
          </table:table-cell>
          <table:table-cell office:value-type="float" office:value="40602.808463406524" table:style-name="ce5">
            <text:p><text:s/>40,6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0602.808463406524" table:style-name="ce5">
            <text:p><text:s/>40,603<text:s/></text:p>
          </table:table-cell>
          <table:table-cell office:value-type="float" office:value="1.0030228083836352" table:style-name="ce6">
            <text:p>1.003</text:p>
          </table:table-cell>
          <table:table-cell office:value-type="float" office:value="40725.542973228847" table:style-name="ce5">
            <text:p><text:s/>40,726<text:s/></text:p>
          </table:table-cell>
          <table:table-cell office:value-type="float" office:value="1.0757740278266741" table:style-name="ce6">
            <text:p>1.076</text:p>
          </table:table-cell>
          <table:table-cell office:value-type="float" office:value="43811.481399738695" table:style-name="ce5">
            <text:p><text:s/>43,8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811.481399738695" table:style-name="ce5">
            <text:p><text:s/>43,811<text:s/></text:p>
          </table:table-cell>
          <table:table-cell office:value-type="float" office:value="1.0073043233128447" table:style-name="ce6">
            <text:p>1.007</text:p>
          </table:table-cell>
          <table:table-cell office:value-type="float" office:value="44131.494624697065" table:style-name="ce5">
            <text:p><text:s/>44,131<text:s/></text:p>
          </table:table-cell>
          <table:table-cell office:value-type="float" office:value="1.1115372905092902" table:style-name="ce6">
            <text:p>1.112</text:p>
          </table:table-cell>
          <table:table-cell office:value-type="float" office:value="49053.801961261081" table:style-name="ce5">
            <text:p><text:s/>49,0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053.801961261081" table:style-name="ce5">
            <text:p><text:s/>49,054<text:s/></text:p>
          </table:table-cell>
          <table:table-cell office:value-type="float" office:value="1.0022559185052817" table:style-name="ce6">
            <text:p>1.002</text:p>
          </table:table-cell>
          <table:table-cell office:value-type="float" office:value="49164.463340859911" table:style-name="ce5">
            <text:p><text:s/>49,164<text:s/></text:p>
          </table:table-cell>
          <table:table-cell office:value-type="float" office:value="1.0683021783217155" table:style-name="ce6">
            <text:p>1.068</text:p>
          </table:table-cell>
          <table:table-cell office:value-type="float" office:value="52522.503283058766" table:style-name="ce5">
            <text:p><text:s/>52,5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2522.503283058766" table:style-name="ce5">
            <text:p><text:s/>52,523<text:s/></text:p>
          </table:table-cell>
          <table:table-cell office:value-type="float" office:value="1.0061830342547917" table:style-name="ce6">
            <text:p>1.006</text:p>
          </table:table-cell>
          <table:table-cell office:value-type="float" office:value="52847.251720005333" table:style-name="ce5">
            <text:p><text:s/>52,847<text:s/></text:p>
          </table:table-cell>
          <table:table-cell office:value-type="float" office:value="1.0027409380657388" table:style-name="ce6">
            <text:p>1.003</text:p>
          </table:table-cell>
          <table:table-cell office:value-type="float" office:value="52992.102763914372" table:style-name="ce5">
            <text:p><text:s/>52,9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19.3671738044004" table:style-name="ce5">
            <text:p><text:s/>4,7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19.3671738044004" table:style-name="ce5">
            <text:p><text:s/>4,719<text:s/></text:p>
          </table:table-cell>
          <table:table-cell office:value-type="float" office:value="1.0339281258519082" table:style-name="ce6">
            <text:p>1.034</text:p>
          </table:table-cell>
          <table:table-cell office:value-type="float" office:value="4879.4864572186007" table:style-name="ce5">
            <text:p><text:s/>4,879<text:s/></text:p>
          </table:table-cell>
          <table:table-cell office:value-type="float" office:value="1.0422680912303144" table:style-name="ce6">
            <text:p>1.042</text:p>
          </table:table-cell>
          <table:table-cell office:value-type="float" office:value="5085.7330359493999" table:style-name="ce5">
            <text:p><text:s/>5,08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85.7330359493999" table:style-name="ce5">
            <text:p><text:s/>5,086<text:s/></text:p>
          </table:table-cell>
          <table:table-cell office:value-type="float" office:value="1.0645990675565946" table:style-name="ce6">
            <text:p>1.065</text:p>
          </table:table-cell>
          <table:table-cell office:value-type="float" office:value="5414.2666479134996" table:style-name="ce5">
            <text:p><text:s/>5,414<text:s/></text:p>
          </table:table-cell>
          <table:table-cell office:value-type="float" office:value="1.1346511187776187" table:style-name="ce6">
            <text:p>1.135</text:p>
          </table:table-cell>
          <table:table-cell office:value-type="float" office:value="6143.3037094153997" table:style-name="ce5">
            <text:p><text:s/>6,1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43.3037094153997" table:style-name="ce5">
            <text:p><text:s/>6,143<text:s/></text:p>
          </table:table-cell>
          <table:table-cell office:value-type="float" office:value="1.0170549508272106" table:style-name="ce6">
            <text:p>1.017</text:p>
          </table:table-cell>
          <table:table-cell office:value-type="float" office:value="6248.0774520960995" table:style-name="ce5">
            <text:p><text:s/>6,248<text:s/></text:p>
          </table:table-cell>
          <table:table-cell office:value-type="float" office:value="1.0284351624866297" table:style-name="ce6">
            <text:p>1.028</text:p>
          </table:table-cell>
          <table:table-cell office:value-type="float" office:value="6425.7425496754995" table:style-name="ce5">
            <text:p><text:s/>6,42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425.7425496754995" table:style-name="ce5">
            <text:p><text:s/>6,426<text:s/></text:p>
          </table:table-cell>
          <table:table-cell office:value-type="float" office:value="1.0347718728838557" table:style-name="ce6">
            <text:p>1.035</text:p>
          </table:table-cell>
          <table:table-cell office:value-type="float" office:value="6649.1776527972006" table:style-name="ce5">
            <text:p><text:s/>6,649<text:s/></text:p>
          </table:table-cell>
          <table:table-cell office:value-type="float" office:value="1.0070403146530318" table:style-name="ce6">
            <text:p>1.007</text:p>
          </table:table-cell>
          <table:table-cell office:value-type="float" office:value="6695.9899556568007" table:style-name="ce5">
            <text:p><text:s/>6,6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95.9899556568007" table:style-name="ce5">
            <text:p><text:s/>6,696<text:s/></text:p>
          </table:table-cell>
          <table:table-cell office:value-type="float" office:value="1.0254169007835385" table:style-name="ce6">
            <text:p>1.025</text:p>
          </table:table-cell>
          <table:table-cell office:value-type="float" office:value="6866.1812680073008" table:style-name="ce5">
            <text:p><text:s/>6,866<text:s/></text:p>
          </table:table-cell>
          <table:table-cell office:value-type="float" office:value="1.0497886824315685" table:style-name="ce6">
            <text:p>1.050</text:p>
          </table:table-cell>
          <table:table-cell office:value-type="float" office:value="7208.0393866777003" table:style-name="ce5">
            <text:p><text:s/>7,2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208.0393866777003" table:style-name="ce5">
            <text:p><text:s/>7,208<text:s/></text:p>
          </table:table-cell>
          <table:table-cell office:value-type="float" office:value="0.99828722485026666" table:style-name="ce6">
            <text:p>0.998</text:p>
          </table:table-cell>
          <table:table-cell office:value-type="float" office:value="7195.6936359378997" table:style-name="ce5">
            <text:p><text:s/>7,196<text:s/></text:p>
          </table:table-cell>
          <table:table-cell office:value-type="float" office:value="1.0749317381002037" table:style-name="ce6">
            <text:p>1.075</text:p>
          </table:table-cell>
          <table:table-cell office:value-type="float" office:value="7734.8794669153003" table:style-name="ce5">
            <text:p><text:s/>7,7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34.8794669153003" table:style-name="ce5">
            <text:p><text:s/>7,735<text:s/></text:p>
          </table:table-cell>
          <table:table-cell office:value-type="float" office:value="1.0205944294218754" table:style-name="ce6">
            <text:p>1.021</text:p>
          </table:table-cell>
          <table:table-cell office:value-type="float" office:value="7894.1748961834001" table:style-name="ce5">
            <text:p><text:s/>7,894<text:s/></text:p>
          </table:table-cell>
          <table:table-cell office:value-type="float" office:value="1.0744656692615977" table:style-name="ce6">
            <text:p>1.074</text:p>
          </table:table-cell>
          <table:table-cell office:value-type="float" office:value="8482.0199130958008" table:style-name="ce5">
            <text:p><text:s/>8,4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482.0199130958008" table:style-name="ce5">
            <text:p><text:s/>8,482<text:s/></text:p>
          </table:table-cell>
          <table:table-cell office:value-type="float" office:value="1.0188722369448995" table:style-name="ce6">
            <text:p>1.019</text:p>
          </table:table-cell>
          <table:table-cell office:value-type="float" office:value="8642.0946026671008" table:style-name="ce5">
            <text:p><text:s/>8,642<text:s/></text:p>
          </table:table-cell>
          <table:table-cell office:value-type="float" office:value="1.0679963842045546" table:style-name="ce6">
            <text:p>1.068</text:p>
          </table:table-cell>
          <table:table-cell office:value-type="float" office:value="9229.7257876021595" table:style-name="ce5">
            <text:p><text:s/>9,2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29.7257876021595" table:style-name="ce5">
            <text:p><text:s/>9,230<text:s/></text:p>
          </table:table-cell>
          <table:table-cell office:value-type="float" office:value="1.0488053334874412" table:style-name="ce6">
            <text:p>1.049</text:p>
          </table:table-cell>
          <table:table-cell office:value-type="float" office:value="9680.1856326637189" table:style-name="ce5">
            <text:p><text:s/>9,680<text:s/></text:p>
          </table:table-cell>
          <table:table-cell office:value-type="float" office:value="1.0617505626038717" table:style-name="ce6">
            <text:p>1.062</text:p>
          </table:table-cell>
          <table:table-cell office:value-type="float" office:value="10277.942541590621" table:style-name="ce5">
            <text:p><text:s/>10,27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277.942541590621" table:style-name="ce5">
            <text:p><text:s/>10,278<text:s/></text:p>
          </table:table-cell>
          <table:table-cell office:value-type="float" office:value="0.97494388603296711" table:style-name="ce6">
            <text:p>0.975</text:p>
          </table:table-cell>
          <table:table-cell office:value-type="float" office:value="10020.417241921908" table:style-name="ce5">
            <text:p><text:s/>10,020<text:s/></text:p>
          </table:table-cell>
          <table:table-cell office:value-type="float" office:value="1.1634387746397679" table:style-name="ce6">
            <text:p>1.163</text:p>
          </table:table-cell>
          <table:table-cell office:value-type="float" office:value="11658.14195732083" table:style-name="ce5">
            <text:p><text:s/>11,65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658.14195732083" table:style-name="ce5">
            <text:p><text:s/>11,658<text:s/></text:p>
          </table:table-cell>
          <table:table-cell office:value-type="float" office:value="0.97674838914382167" table:style-name="ce6">
            <text:p>0.977</text:p>
          </table:table-cell>
          <table:table-cell office:value-type="float" office:value="11387.071377223119" table:style-name="ce5">
            <text:p><text:s/>11,387<text:s/></text:p>
          </table:table-cell>
          <table:table-cell office:value-type="float" office:value="1.2296354904143028" table:style-name="ce6">
            <text:p>1.230</text:p>
          </table:table-cell>
          <table:table-cell office:value-type="float" office:value="14001.94709731442" table:style-name="ce5">
            <text:p><text:s/>14,0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001.94709731442" table:style-name="ce5">
            <text:p><text:s/>14,002<text:s/></text:p>
          </table:table-cell>
          <table:table-cell office:value-type="float" office:value="1.0441120430894097" table:style-name="ce6">
            <text:p>1.044</text:p>
          </table:table-cell>
          <table:table-cell office:value-type="float" office:value="14619.601591006791" table:style-name="ce5">
            <text:p><text:s/>14,620<text:s/></text:p>
          </table:table-cell>
          <table:table-cell office:value-type="float" office:value="0.99919983796952749" table:style-name="ce6">
            <text:p>0.999</text:p>
          </table:table-cell>
          <table:table-cell office:value-type="float" office:value="14607.90354091303" table:style-name="ce5">
            <text:p><text:s/>14,60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607.90354091303" table:style-name="ce5">
            <text:p><text:s/>14,608<text:s/></text:p>
          </table:table-cell>
          <table:table-cell office:value-type="float" office:value="1.0344136387336871" table:style-name="ce6">
            <text:p>1.034</text:p>
          </table:table-cell>
          <table:table-cell office:value-type="float" office:value="15110.614656026561" table:style-name="ce5">
            <text:p><text:s/>15,111<text:s/></text:p>
          </table:table-cell>
          <table:table-cell office:value-type="float" office:value="1.2310121768925324" table:style-name="ce6">
            <text:p>1.231</text:p>
          </table:table-cell>
          <table:table-cell office:value-type="float" office:value="18601.350641899458" table:style-name="ce5">
            <text:p><text:s/>18,6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601.350641899458" table:style-name="ce5">
            <text:p><text:s/>18,601<text:s/></text:p>
          </table:table-cell>
          <table:table-cell office:value-type="float" office:value="1.047175803491639" table:style-name="ce6">
            <text:p>1.047</text:p>
          </table:table-cell>
          <table:table-cell office:value-type="float" office:value="19478.884304460782" table:style-name="ce5">
            <text:p><text:s/>19,479<text:s/></text:p>
          </table:table-cell>
          <table:table-cell office:value-type="float" office:value="1.0358132290112392" table:style-name="ce6">
            <text:p>1.036</text:p>
          </table:table-cell>
          <table:table-cell office:value-type="float" office:value="20176.486048939871" table:style-name="ce5">
            <text:p><text:s/>20,1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176.486048939871" table:style-name="ce5">
            <text:p><text:s/>20,176<text:s/></text:p>
          </table:table-cell>
          <table:table-cell office:value-type="float" office:value="0.99495277553963368" table:style-name="ce6">
            <text:p>0.995</text:p>
          </table:table-cell>
          <table:table-cell office:value-type="float" office:value="20074.650795029418" table:style-name="ce5">
            <text:p><text:s/>20,075<text:s/></text:p>
          </table:table-cell>
          <table:table-cell office:value-type="float" office:value="1.1386994684760658" table:style-name="ce6">
            <text:p>1.139</text:p>
          </table:table-cell>
          <table:table-cell office:value-type="float" office:value="22858.994190142632" table:style-name="ce5">
            <text:p><text:s/>22,8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858.994190142632" table:style-name="ce5">
            <text:p><text:s/>22,859<text:s/></text:p>
          </table:table-cell>
          <table:table-cell office:value-type="float" office:value="1.0521896038033227" table:style-name="ce6">
            <text:p>1.052</text:p>
          </table:table-cell>
          <table:table-cell office:value-type="float" office:value="24051.99604026863" table:style-name="ce5">
            <text:p><text:s/>24,052<text:s/></text:p>
          </table:table-cell>
          <table:table-cell office:value-type="float" office:value="1.0157604387810231" table:style-name="ce6">
            <text:p>1.016</text:p>
          </table:table-cell>
          <table:table-cell office:value-type="float" office:value="24431.066051422691" table:style-name="ce5">
            <text:p><text:s/>24,4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61.1819305687002" table:style-name="ce5">
            <text:p><text:s/>1,86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61.1819305687002" table:style-name="ce5">
            <text:p><text:s/>1,861<text:s/></text:p>
          </table:table-cell>
          <table:table-cell office:value-type="float" office:value="1.0245117056610151" table:style-name="ce6">
            <text:p>1.025</text:p>
          </table:table-cell>
          <table:table-cell office:value-type="float" office:value="1906.8026742324" table:style-name="ce5">
            <text:p><text:s/>1,907<text:s/></text:p>
          </table:table-cell>
          <table:table-cell office:value-type="float" office:value="1.0745926830494705" table:style-name="ce6">
            <text:p>1.075</text:p>
          </table:table-cell>
          <table:table-cell office:value-type="float" office:value="2049.0362017492998" table:style-name="ce5">
            <text:p><text:s/>2,04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49.0362017492998" table:style-name="ce5">
            <text:p><text:s/>2,049<text:s/></text:p>
          </table:table-cell>
          <table:table-cell office:value-type="float" office:value="1.0576782600810584" table:style-name="ce6">
            <text:p>1.058</text:p>
          </table:table-cell>
          <table:table-cell office:value-type="float" office:value="2167.2210447093003" table:style-name="ce5">
            <text:p><text:s/>2,167<text:s/></text:p>
          </table:table-cell>
          <table:table-cell office:value-type="float" office:value="1.1268041084129754" table:style-name="ce6">
            <text:p>1.127</text:p>
          </table:table-cell>
          <table:table-cell office:value-type="float" office:value="2442.0335770174997" table:style-name="ce5">
            <text:p><text:s/>2,4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42.0335770174997" table:style-name="ce5">
            <text:p><text:s/>2,442<text:s/></text:p>
          </table:table-cell>
          <table:table-cell office:value-type="float" office:value="1.0182416652650639" table:style-name="ce6">
            <text:p>1.018</text:p>
          </table:table-cell>
          <table:table-cell office:value-type="float" office:value="2486.5803360955001" table:style-name="ce5">
            <text:p><text:s/>2,487<text:s/></text:p>
          </table:table-cell>
          <table:table-cell office:value-type="float" office:value="1.1117052355581052" table:style-name="ce6">
            <text:p>1.112</text:p>
          </table:table-cell>
          <table:table-cell office:value-type="float" office:value="2764.3443782732002" table:style-name="ce5">
            <text:p><text:s/>2,76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764.3443782732002" table:style-name="ce5">
            <text:p><text:s/>2,764<text:s/></text:p>
          </table:table-cell>
          <table:table-cell office:value-type="float" office:value="1.0495310758543153" table:style-name="ce6">
            <text:p>1.050</text:p>
          </table:table-cell>
          <table:table-cell office:value-type="float" office:value="2901.2653293609001" table:style-name="ce5">
            <text:p><text:s/>2,901<text:s/></text:p>
          </table:table-cell>
          <table:table-cell office:value-type="float" office:value="0.93413762545951196" table:style-name="ce6">
            <text:p>0.934</text:p>
          </table:table-cell>
          <table:table-cell office:value-type="float" office:value="2710.1811055971998" table:style-name="ce5">
            <text:p><text:s/>2,7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10.1811055971998" table:style-name="ce5">
            <text:p><text:s/>2,710<text:s/></text:p>
          </table:table-cell>
          <table:table-cell office:value-type="float" office:value="1.0201466216002448" table:style-name="ce6">
            <text:p>1.020</text:p>
          </table:table-cell>
          <table:table-cell office:value-type="float" office:value="2764.7820987997998" table:style-name="ce5">
            <text:p><text:s/>2,765<text:s/></text:p>
          </table:table-cell>
          <table:table-cell office:value-type="float" office:value="1.0369996094471268" table:style-name="ce6">
            <text:p>1.037</text:p>
          </table:table-cell>
          <table:table-cell office:value-type="float" office:value="2867.0779566617998" table:style-name="ce5">
            <text:p><text:s/>2,8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67.0779566617998" table:style-name="ce5">
            <text:p><text:s/>2,867<text:s/></text:p>
          </table:table-cell>
          <table:table-cell office:value-type="float" office:value="0.99173936766240733" table:style-name="ce6">
            <text:p>0.992</text:p>
          </table:table-cell>
          <table:table-cell office:value-type="float" office:value="2843.3940797786004" table:style-name="ce5">
            <text:p><text:s/>2,843<text:s/></text:p>
          </table:table-cell>
          <table:table-cell office:value-type="float" office:value="1.0913943511306512" table:style-name="ce6">
            <text:p>1.091</text:p>
          </table:table-cell>
          <table:table-cell office:value-type="float" office:value="3103.2642367087001" table:style-name="ce5">
            <text:p><text:s/>3,1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03.2642367087001" table:style-name="ce5">
            <text:p><text:s/>3,103<text:s/></text:p>
          </table:table-cell>
          <table:table-cell office:value-type="float" office:value="1.0235415151513756" table:style-name="ce6">
            <text:p>1.024</text:p>
          </table:table-cell>
          <table:table-cell office:value-type="float" office:value="3176.3197787558997" table:style-name="ce5">
            <text:p><text:s/>3,176<text:s/></text:p>
          </table:table-cell>
          <table:table-cell office:value-type="float" office:value="1.0510054981977148" table:style-name="ce6">
            <text:p>1.051</text:p>
          </table:table-cell>
          <table:table-cell office:value-type="float" office:value="3338.3295515065997" table:style-name="ce5">
            <text:p><text:s/>3,3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38.3295515065997" table:style-name="ce5">
            <text:p><text:s/>3,338<text:s/></text:p>
          </table:table-cell>
          <table:table-cell office:value-type="float" office:value="1.0356986120563252" table:style-name="ce6">
            <text:p>1.036</text:p>
          </table:table-cell>
          <table:table-cell office:value-type="float" office:value="3457.5032830819996" table:style-name="ce5">
            <text:p><text:s/>3,458<text:s/></text:p>
          </table:table-cell>
          <table:table-cell office:value-type="float" office:value="1.0712388797592036" table:style-name="ce6">
            <text:p>1.071</text:p>
          </table:table-cell>
          <table:table-cell office:value-type="float" office:value="3703.8119437325299" table:style-name="ce5">
            <text:p><text:s/>3,7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03.8119437325299" table:style-name="ce5">
            <text:p><text:s/>3,704<text:s/></text:p>
          </table:table-cell>
          <table:table-cell office:value-type="float" office:value="1.040332608955183" table:style-name="ce6">
            <text:p>1.040</text:p>
          </table:table-cell>
          <table:table-cell office:value-type="float" office:value="3853.1963425026302" table:style-name="ce5">
            <text:p><text:s/>3,853<text:s/></text:p>
          </table:table-cell>
          <table:table-cell office:value-type="float" office:value="1.0275311050336302" table:style-name="ce6">
            <text:p>1.028</text:p>
          </table:table-cell>
          <table:table-cell office:value-type="float" office:value="3959.2790957232701" table:style-name="ce5">
            <text:p><text:s/>3,9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959.2790957232701" table:style-name="ce5">
            <text:p><text:s/>3,959<text:s/></text:p>
          </table:table-cell>
          <table:table-cell office:value-type="float" office:value="0.97687177280356086" table:style-name="ce6">
            <text:p>0.977</text:p>
          </table:table-cell>
          <table:table-cell office:value-type="float" office:value="3867.7079892632701" table:style-name="ce5">
            <text:p><text:s/>3,868<text:s/></text:p>
          </table:table-cell>
          <table:table-cell office:value-type="float" office:value="1.0711586900876777" table:style-name="ce6">
            <text:p>1.071</text:p>
          </table:table-cell>
          <table:table-cell office:value-type="float" office:value="4142.9290234208902" table:style-name="ce5">
            <text:p><text:s/>4,1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42.9290234208902" table:style-name="ce5">
            <text:p><text:s/>4,143<text:s/></text:p>
          </table:table-cell>
          <table:table-cell office:value-type="float" office:value="0.98396654146412788" table:style-name="ce6">
            <text:p>0.984</text:p>
          </table:table-cell>
          <table:table-cell office:value-type="float" office:value="4076.5035427068101" table:style-name="ce5">
            <text:p><text:s/>4,077<text:s/></text:p>
          </table:table-cell>
          <table:table-cell office:value-type="float" office:value="1.1079363344769884" table:style-name="ce6">
            <text:p>1.108</text:p>
          </table:table-cell>
          <table:table-cell office:value-type="float" office:value="4516.5063925890399" table:style-name="ce5">
            <text:p><text:s/>4,5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16.5063925890399" table:style-name="ce5">
            <text:p><text:s/>4,517<text:s/></text:p>
          </table:table-cell>
          <table:table-cell office:value-type="float" office:value="1.0753430579587697" table:style-name="ce6">
            <text:p>1.075</text:p>
          </table:table-cell>
          <table:table-cell office:value-type="float" office:value="4856.7937954970303" table:style-name="ce5">
            <text:p><text:s/>4,857<text:s/></text:p>
          </table:table-cell>
          <table:table-cell office:value-type="float" office:value="1.0703762122167864" table:style-name="ce6">
            <text:p>1.070</text:p>
          </table:table-cell>
          <table:table-cell office:value-type="float" office:value="5198.5965463420998" table:style-name="ce5">
            <text:p><text:s/>5,1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198.5965463420998" table:style-name="ce5">
            <text:p><text:s/>5,199<text:s/></text:p>
          </table:table-cell>
          <table:table-cell office:value-type="float" office:value="1.0424459680931852" table:style-name="ce6">
            <text:p>1.042</text:p>
          </table:table-cell>
          <table:table-cell office:value-type="float" office:value="5419.2560094774799" table:style-name="ce5">
            <text:p><text:s/>5,419<text:s/></text:p>
          </table:table-cell>
          <table:table-cell office:value-type="float" office:value="1.1334045318294046" table:style-name="ce6">
            <text:p>1.133</text:p>
          </table:table-cell>
          <table:table-cell office:value-type="float" office:value="6142.2093202855103" table:style-name="ce5">
            <text:p><text:s/>6,1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42.2093202855103" table:style-name="ce5">
            <text:p><text:s/>6,142<text:s/></text:p>
          </table:table-cell>
          <table:table-cell office:value-type="float" office:value="1.0585424104804613" table:style-name="ce6">
            <text:p>1.059</text:p>
          </table:table-cell>
          <table:table-cell office:value-type="float" office:value="6501.7890595705794" table:style-name="ce5">
            <text:p><text:s/>6,502<text:s/></text:p>
          </table:table-cell>
          <table:table-cell office:value-type="float" office:value="1.0863317502967027" table:style-name="ce6">
            <text:p>1.086</text:p>
          </table:table-cell>
          <table:table-cell office:value-type="float" office:value="7063.09988914326" table:style-name="ce5">
            <text:p><text:s/>7,0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63.09988914326" table:style-name="ce5">
            <text:p><text:s/>7,063<text:s/></text:p>
          </table:table-cell>
          <table:table-cell office:value-type="float" office:value="1.0007230984460662" table:style-name="ce6">
            <text:p>1.001</text:p>
          </table:table-cell>
          <table:table-cell office:value-type="float" office:value="7068.2072056975094" table:style-name="ce5">
            <text:p><text:s/>7,068<text:s/></text:p>
          </table:table-cell>
          <table:table-cell office:value-type="float" office:value="1.1014688045032268" table:style-name="ce6">
            <text:p>1.101</text:p>
          </table:table-cell>
          <table:table-cell office:value-type="float" office:value="7785.4097408407297" table:style-name="ce5">
            <text:p><text:s/>7,7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85.4097408407297" table:style-name="ce5">
            <text:p><text:s/>7,785<text:s/></text:p>
          </table:table-cell>
          <table:table-cell office:value-type="float" office:value="1.0656074570649305" table:style-name="ce6">
            <text:p>1.066</text:p>
          </table:table-cell>
          <table:table-cell office:value-type="float" office:value="8296.1906761458304" table:style-name="ce5">
            <text:p><text:s/>8,296<text:s/></text:p>
          </table:table-cell>
          <table:table-cell office:value-type="float" office:value="1.0346639876160779" table:style-name="ce6">
            <text:p>1.035</text:p>
          </table:table-cell>
          <table:table-cell office:value-type="float" office:value="8583.76972700437" table:style-name="ce5">
            <text:p><text:s/>8,58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58.1852432357005" table:style-name="ce5">
            <text:p><text:s/>2,85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58.1852432357005" table:style-name="ce5">
            <text:p><text:s/>2,858<text:s/></text:p>
          </table:table-cell>
          <table:table-cell office:value-type="float" office:value="1.0400598736633593" table:style-name="ce6">
            <text:p>1.040</text:p>
          </table:table-cell>
          <table:table-cell office:value-type="float" office:value="2972.6837829862002" table:style-name="ce5">
            <text:p><text:s/>2,973<text:s/></text:p>
          </table:table-cell>
          <table:table-cell office:value-type="float" office:value="1.0215337573341203" table:style-name="ce6">
            <text:p>1.022</text:p>
          </table:table-cell>
          <table:table-cell office:value-type="float" office:value="3036.6968342001001" table:style-name="ce5">
            <text:p><text:s/>3,03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36.6968342001001" table:style-name="ce5">
            <text:p><text:s/>3,037<text:s/></text:p>
          </table:table-cell>
          <table:table-cell office:value-type="float" office:value="1.0692689394064943" table:style-name="ce6">
            <text:p>1.069</text:p>
          </table:table-cell>
          <table:table-cell office:value-type="float" office:value="3247.0456032041998" table:style-name="ce5">
            <text:p><text:s/>3,247<text:s/></text:p>
          </table:table-cell>
          <table:table-cell office:value-type="float" office:value="1.1398885586163214" table:style-name="ce6">
            <text:p>1.140</text:p>
          </table:table-cell>
          <table:table-cell office:value-type="float" office:value="3701.2701323978995" table:style-name="ce5">
            <text:p><text:s/>3,7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01.2701323978995" table:style-name="ce5">
            <text:p><text:s/>3,701<text:s/></text:p>
          </table:table-cell>
          <table:table-cell office:value-type="float" office:value="1.0162719773073363" table:style-name="ce6">
            <text:p>1.016</text:p>
          </table:table-cell>
          <table:table-cell office:value-type="float" office:value="3761.4971160005998" table:style-name="ce5">
            <text:p><text:s/>3,761<text:s/></text:p>
          </table:table-cell>
          <table:table-cell office:value-type="float" office:value="0.97338853613033471" table:style-name="ce6">
            <text:p>0.973</text:p>
          </table:table-cell>
          <table:table-cell office:value-type="float" office:value="3661.3981714022998" table:style-name="ce5">
            <text:p><text:s/>3,66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61.3981714022998" table:style-name="ce5">
            <text:p><text:s/>3,661<text:s/></text:p>
          </table:table-cell>
          <table:table-cell office:value-type="float" office:value="1.0236287199545047" table:style-name="ce6">
            <text:p>1.024</text:p>
          </table:table-cell>
          <table:table-cell office:value-type="float" office:value="3747.9123234363001" table:style-name="ce5">
            <text:p><text:s/>3,748<text:s/></text:p>
          </table:table-cell>
          <table:table-cell office:value-type="float" office:value="1.0634744108435235" table:style-name="ce6">
            <text:p>1.063</text:p>
          </table:table-cell>
          <table:table-cell office:value-type="float" office:value="3985.8088500596004" table:style-name="ce5">
            <text:p><text:s/>3,9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85.8088500596004" table:style-name="ce5">
            <text:p><text:s/>3,986<text:s/></text:p>
          </table:table-cell>
          <table:table-cell office:value-type="float" office:value="1.0290004672818596" table:style-name="ce6">
            <text:p>1.029</text:p>
          </table:table-cell>
          <table:table-cell office:value-type="float" office:value="4101.3991692075006" table:style-name="ce5">
            <text:p><text:s/>4,101<text:s/></text:p>
          </table:table-cell>
          <table:table-cell office:value-type="float" office:value="1.0584098867057334" table:style-name="ce6">
            <text:p>1.058</text:p>
          </table:table-cell>
          <table:table-cell office:value-type="float" office:value="4340.9614300159001" table:style-name="ce5">
            <text:p><text:s/>4,3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40.9614300159001" table:style-name="ce5">
            <text:p><text:s/>4,341<text:s/></text:p>
          </table:table-cell>
          <table:table-cell office:value-type="float" office:value="1.0026118928551178" table:style-name="ce6">
            <text:p>1.003</text:p>
          </table:table-cell>
          <table:table-cell office:value-type="float" office:value="4352.2995561592998" table:style-name="ce5">
            <text:p><text:s/>4,352<text:s/></text:p>
          </table:table-cell>
          <table:table-cell office:value-type="float" office:value="1.0641765738877089" table:style-name="ce6">
            <text:p>1.064</text:p>
          </table:table-cell>
          <table:table-cell office:value-type="float" office:value="4631.6152302066002" table:style-name="ce5">
            <text:p><text:s/>4,6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31.6152302066002" table:style-name="ce5">
            <text:p><text:s/>4,632<text:s/></text:p>
          </table:table-cell>
          <table:table-cell office:value-type="float" office:value="1.0186198297860447" table:style-name="ce6">
            <text:p>1.019</text:p>
          </table:table-cell>
          <table:table-cell office:value-type="float" office:value="4717.8551174274999" table:style-name="ce5">
            <text:p><text:s/>4,718<text:s/></text:p>
          </table:table-cell>
          <table:table-cell office:value-type="float" office:value="1.0902603478832338" table:style-name="ce6">
            <text:p>1.090</text:p>
          </table:table-cell>
          <table:table-cell office:value-type="float" office:value="5143.6903615892006" table:style-name="ce5">
            <text:p><text:s/>5,1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43.6903615892006" table:style-name="ce5">
            <text:p><text:s/>5,144<text:s/></text:p>
          </table:table-cell>
          <table:table-cell office:value-type="float" office:value="1.0079516757659697" table:style-name="ce6">
            <text:p>1.008</text:p>
          </table:table-cell>
          <table:table-cell office:value-type="float" office:value="5184.5913195851008" table:style-name="ce5">
            <text:p><text:s/>5,185<text:s/></text:p>
          </table:table-cell>
          <table:table-cell office:value-type="float" office:value="1.0658340268779067" table:style-name="ce6">
            <text:p>1.066</text:p>
          </table:table-cell>
          <table:table-cell office:value-type="float" office:value="5525.9138438696291" table:style-name="ce5">
            <text:p><text:s/>5,5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25.9138438696291" table:style-name="ce5">
            <text:p><text:s/>5,526<text:s/></text:p>
          </table:table-cell>
          <table:table-cell office:value-type="float" office:value="1.0544842816587647" table:style-name="ce6">
            <text:p>1.054</text:p>
          </table:table-cell>
          <table:table-cell office:value-type="float" office:value="5826.9892901610892" table:style-name="ce5">
            <text:p><text:s/>5,827<text:s/></text:p>
          </table:table-cell>
          <table:table-cell office:value-type="float" office:value="1.084378764267931" table:style-name="ce6">
            <text:p>1.084</text:p>
          </table:table-cell>
          <table:table-cell office:value-type="float" office:value="6318.6634458673498" table:style-name="ce5">
            <text:p><text:s/>6,31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318.6634458673498" table:style-name="ce5">
            <text:p><text:s/>6,319<text:s/></text:p>
          </table:table-cell>
          <table:table-cell office:value-type="float" office:value="0.97373587078494417" table:style-name="ce6">
            <text:p>0.974</text:p>
          </table:table-cell>
          <table:table-cell office:value-type="float" office:value="6152.7092526586403" table:style-name="ce5">
            <text:p><text:s/>6,153<text:s/></text:p>
          </table:table-cell>
          <table:table-cell office:value-type="float" office:value="1.2214477598876543" table:style-name="ce6">
            <text:p>1.221</text:p>
          </table:table-cell>
          <table:table-cell office:value-type="float" office:value="7515.2129338999393" table:style-name="ce5">
            <text:p><text:s/>7,51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515.2129338999393" table:style-name="ce5">
            <text:p><text:s/>7,515<text:s/></text:p>
          </table:table-cell>
          <table:table-cell office:value-type="float" office:value="0.97276922142012667" table:style-name="ce6">
            <text:p>0.973</text:p>
          </table:table-cell>
          <table:table-cell office:value-type="float" office:value="7310.5678345163096" table:style-name="ce5">
            <text:p><text:s/>7,311<text:s/></text:p>
          </table:table-cell>
          <table:table-cell office:value-type="float" office:value="1.2974971191622855" table:style-name="ce6">
            <text:p>1.297</text:p>
          </table:table-cell>
          <table:table-cell office:value-type="float" office:value="9485.4407047253808" table:style-name="ce5">
            <text:p><text:s/>9,4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485.4407047253808" table:style-name="ce5">
            <text:p><text:s/>9,485<text:s/></text:p>
          </table:table-cell>
          <table:table-cell office:value-type="float" office:value="1.0292413499191664" table:style-name="ce6">
            <text:p>1.029</text:p>
          </table:table-cell>
          <table:table-cell office:value-type="float" office:value="9762.8077955097597" table:style-name="ce5">
            <text:p><text:s/>9,763<text:s/></text:p>
          </table:table-cell>
          <table:table-cell office:value-type="float" office:value="0.96379107236942474" table:style-name="ce6">
            <text:p>0.964</text:p>
          </table:table-cell>
          <table:table-cell office:value-type="float" office:value="9409.3069945709303" table:style-name="ce5">
            <text:p><text:s/>9,4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409.3069945709303" table:style-name="ce5">
            <text:p><text:s/>9,409<text:s/></text:p>
          </table:table-cell>
          <table:table-cell office:value-type="float" office:value="1.0299758156621832" table:style-name="ce6">
            <text:p>1.030</text:p>
          </table:table-cell>
          <table:table-cell office:value-type="float" office:value="9691.3586465490807" table:style-name="ce5">
            <text:p><text:s/>9,691<text:s/></text:p>
          </table:table-cell>
          <table:table-cell office:value-type="float" office:value="1.2855928436876523" table:style-name="ce6">
            <text:p>1.286</text:p>
          </table:table-cell>
          <table:table-cell office:value-type="float" office:value="12459.141321613948" table:style-name="ce5">
            <text:p><text:s/>12,4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59.141321613948" table:style-name="ce5">
            <text:p><text:s/>12,459<text:s/></text:p>
          </table:table-cell>
          <table:table-cell office:value-type="float" office:value="1.0415722006762789" table:style-name="ce6">
            <text:p>1.042</text:p>
          </table:table-cell>
          <table:table-cell office:value-type="float" office:value="12977.095244890201" table:style-name="ce5">
            <text:p><text:s/>12,977<text:s/></text:p>
          </table:table-cell>
          <table:table-cell office:value-type="float" office:value="1.0105024207909756" table:style-name="ce6">
            <text:p>1.011</text:p>
          </table:table-cell>
          <table:table-cell office:value-type="float" office:value="13113.386159796608" table:style-name="ce5">
            <text:p><text:s/>13,1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113.386159796608" table:style-name="ce5">
            <text:p><text:s/>13,113<text:s/></text:p>
          </table:table-cell>
          <table:table-cell office:value-type="float" office:value="0.99184477836910145" table:style-name="ce6">
            <text:p>0.992</text:p>
          </table:table-cell>
          <table:table-cell office:value-type="float" office:value="13006.44358933191" table:style-name="ce5">
            <text:p><text:s/>13,006<text:s/></text:p>
          </table:table-cell>
          <table:table-cell office:value-type="float" office:value="1.1589320590038537" table:style-name="ce6">
            <text:p>1.159</text:p>
          </table:table-cell>
          <table:table-cell office:value-type="float" office:value="15073.584449301903" table:style-name="ce5">
            <text:p><text:s/>15,0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073.584449301903" table:style-name="ce5">
            <text:p><text:s/>15,074<text:s/></text:p>
          </table:table-cell>
          <table:table-cell office:value-type="float" office:value="1.0452593686070797" table:style-name="ce6">
            <text:p>1.045</text:p>
          </table:table-cell>
          <table:table-cell office:value-type="float" office:value="15755.805364122802" table:style-name="ce5">
            <text:p><text:s/>15,756<text:s/></text:p>
          </table:table-cell>
          <table:table-cell office:value-type="float" office:value="1.0058068095017125" table:style-name="ce6">
            <text:p>1.006</text:p>
          </table:table-cell>
          <table:table-cell office:value-type="float" office:value="15847.296324418321" table:style-name="ce5">
            <text:p><text:s/>15,84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5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98.8807251454" table:style-name="ce5">
            <text:p><text:s/>5,3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98.8807251454" table:style-name="ce5">
            <text:p><text:s/>5,399<text:s/></text:p>
          </table:table-cell>
          <table:table-cell office:value-type="float" office:value="1.0175120639759556" table:style-name="ce6">
            <text:p>1.018</text:p>
          </table:table-cell>
          <table:table-cell office:value-type="float" office:value="5493.4262698026996" table:style-name="ce5">
            <text:p><text:s/>5,493<text:s/></text:p>
          </table:table-cell>
          <table:table-cell office:value-type="float" office:value="1.0649052746460919" table:style-name="ce6">
            <text:p>1.065</text:p>
          </table:table-cell>
          <table:table-cell office:value-type="float" office:value="5849.9786105923004" table:style-name="ce5">
            <text:p><text:s/>5,8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49.9786105923004" table:style-name="ce5">
            <text:p><text:s/>5,850<text:s/></text:p>
          </table:table-cell>
          <table:table-cell office:value-type="float" office:value="0.99684459666524627" table:style-name="ce6">
            <text:p>0.997</text:p>
          </table:table-cell>
          <table:table-cell office:value-type="float" office:value="5831.5195685761992" table:style-name="ce5">
            <text:p><text:s/>5,832<text:s/></text:p>
          </table:table-cell>
          <table:table-cell office:value-type="float" office:value="1.1363532466642552" table:style-name="ce6">
            <text:p>1.136</text:p>
          </table:table-cell>
          <table:table-cell office:value-type="float" office:value="6626.6661947377006" table:style-name="ce5">
            <text:p><text:s/>6,6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26.6661947377006" table:style-name="ce5">
            <text:p><text:s/>6,627<text:s/></text:p>
          </table:table-cell>
          <table:table-cell office:value-type="float" office:value="1.0119054296040519" table:style-name="ce6">
            <text:p>1.012</text:p>
          </table:table-cell>
          <table:table-cell office:value-type="float" office:value="6705.5595026287001" table:style-name="ce5">
            <text:p><text:s/>6,706<text:s/></text:p>
          </table:table-cell>
          <table:table-cell office:value-type="float" office:value="1.0843643603923625" table:style-name="ce6">
            <text:p>1.084</text:p>
          </table:table-cell>
          <table:table-cell office:value-type="float" office:value="7271.2697411408999" table:style-name="ce5">
            <text:p><text:s/>7,2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71.2697411408999" table:style-name="ce5">
            <text:p><text:s/>7,271<text:s/></text:p>
          </table:table-cell>
          <table:table-cell office:value-type="float" office:value="0.99883898654035153" table:style-name="ce6">
            <text:p>0.999</text:p>
          </table:table-cell>
          <table:table-cell office:value-type="float" office:value="7262.8276991027005" table:style-name="ce5">
            <text:p><text:s/>7,263<text:s/></text:p>
          </table:table-cell>
          <table:table-cell office:value-type="float" office:value="1.0512610120613484" table:style-name="ce6">
            <text:p>1.051</text:p>
          </table:table-cell>
          <table:table-cell office:value-type="float" office:value="7635.1275973858992" table:style-name="ce5">
            <text:p><text:s/>7,6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35.1275973858992" table:style-name="ce5">
            <text:p><text:s/>7,635<text:s/></text:p>
          </table:table-cell>
          <table:table-cell office:value-type="float" office:value="0.97906620851708848" table:style-name="ce6">
            <text:p>0.979</text:p>
          </table:table-cell>
          <table:table-cell office:value-type="float" office:value="7475.2954283168001" table:style-name="ce5">
            <text:p><text:s/>7,475<text:s/></text:p>
          </table:table-cell>
          <table:table-cell office:value-type="float" office:value="1.0357318414626382" table:style-name="ce6">
            <text:p>1.036</text:p>
          </table:table-cell>
          <table:table-cell office:value-type="float" office:value="7742.4014994477993" table:style-name="ce5">
            <text:p><text:s/>7,7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42.4014994477993" table:style-name="ce5">
            <text:p><text:s/>7,742<text:s/></text:p>
          </table:table-cell>
          <table:table-cell office:value-type="float" office:value="0.97733669176695182" table:style-name="ce6">
            <text:p>0.977</text:p>
          </table:table-cell>
          <table:table-cell office:value-type="float" office:value="7566.9330678017996" table:style-name="ce5">
            <text:p><text:s/>7,567<text:s/></text:p>
          </table:table-cell>
          <table:table-cell office:value-type="float" office:value="1.1401184663237822" table:style-name="ce6">
            <text:p>1.140</text:p>
          </table:table-cell>
          <table:table-cell office:value-type="float" office:value="8627.2001240368991" table:style-name="ce5">
            <text:p><text:s/>8,6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627.2001240368991" table:style-name="ce5">
            <text:p><text:s/>8,627<text:s/></text:p>
          </table:table-cell>
          <table:table-cell office:value-type="float" office:value="1.0914902080480038" table:style-name="ce6">
            <text:p>1.091</text:p>
          </table:table-cell>
          <table:table-cell office:value-type="float" office:value="9416.5044582567989" table:style-name="ce5">
            <text:p><text:s/>9,417<text:s/></text:p>
          </table:table-cell>
          <table:table-cell office:value-type="float" office:value="1.0189551990195567" table:style-name="ce6">
            <text:p>1.019</text:p>
          </table:table-cell>
          <table:table-cell office:value-type="float" office:value="9594.9961743315998" table:style-name="ce5">
            <text:p><text:s/>9,5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594.9961743315998" table:style-name="ce5">
            <text:p><text:s/>9,595<text:s/></text:p>
          </table:table-cell>
          <table:table-cell office:value-type="float" office:value="0.96890785340402885" table:style-name="ce6">
            <text:p>0.969</text:p>
          </table:table-cell>
          <table:table-cell office:value-type="float" office:value="9296.6671466914995" table:style-name="ce5">
            <text:p><text:s/>9,297<text:s/></text:p>
          </table:table-cell>
          <table:table-cell office:value-type="float" office:value="1.0660909780780248" table:style-name="ce6">
            <text:p>1.066</text:p>
          </table:table-cell>
          <table:table-cell office:value-type="float" office:value="9911.0929712821817" table:style-name="ce5">
            <text:p><text:s/>9,9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911.0929712821817" table:style-name="ce5">
            <text:p><text:s/>9,911<text:s/></text:p>
          </table:table-cell>
          <table:table-cell office:value-type="float" office:value="0.95354089003372933" table:style-name="ce6">
            <text:p>0.954</text:p>
          </table:table-cell>
          <table:table-cell office:value-type="float" office:value="9450.6324130434496" table:style-name="ce5">
            <text:p><text:s/>9,451<text:s/></text:p>
          </table:table-cell>
          <table:table-cell office:value-type="float" office:value="1.108228029087821" table:style-name="ce6">
            <text:p>1.108</text:p>
          </table:table-cell>
          <table:table-cell office:value-type="float" office:value="10473.45573274062" table:style-name="ce5">
            <text:p><text:s/>10,47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473.45573274062" table:style-name="ce5">
            <text:p><text:s/>10,473<text:s/></text:p>
          </table:table-cell>
          <table:table-cell office:value-type="float" office:value="1.0114469265615857" table:style-name="ce6">
            <text:p>1.011</text:p>
          </table:table-cell>
          <table:table-cell office:value-type="float" office:value="10593.34461135932" table:style-name="ce5">
            <text:p><text:s/>10,593<text:s/></text:p>
          </table:table-cell>
          <table:table-cell office:value-type="float" office:value="1.1452367083258777" table:style-name="ce6">
            <text:p>1.145</text:p>
          </table:table-cell>
          <table:table-cell office:value-type="float" office:value="12131.887112874821" table:style-name="ce5">
            <text:p><text:s/>12,13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131.887112874821" table:style-name="ce5">
            <text:p><text:s/>12,132<text:s/></text:p>
          </table:table-cell>
          <table:table-cell office:value-type="float" office:value="0.95845052221411464" table:style-name="ce6">
            <text:p>0.958</text:p>
          </table:table-cell>
          <table:table-cell office:value-type="float" office:value="11627.81353877756" table:style-name="ce5">
            <text:p><text:s/>11,628<text:s/></text:p>
          </table:table-cell>
          <table:table-cell office:value-type="float" office:value="1.0482662538832734" table:style-name="ce6">
            <text:p>1.048</text:p>
          </table:table-cell>
          <table:table-cell office:value-type="float" office:value="12189.04453914756" table:style-name="ce5">
            <text:p><text:s/>12,1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189.04453914756" table:style-name="ce5">
            <text:p><text:s/>12,189<text:s/></text:p>
          </table:table-cell>
          <table:table-cell office:value-type="float" office:value="1.0172446913558371" table:style-name="ce6">
            <text:p>1.017</text:p>
          </table:table-cell>
          <table:table-cell office:value-type="float" office:value="12399.240850147711" table:style-name="ce5">
            <text:p><text:s/>12,399<text:s/></text:p>
          </table:table-cell>
          <table:table-cell office:value-type="float" office:value="1.0975719568038529" table:style-name="ce6">
            <text:p>1.098</text:p>
          </table:table-cell>
          <table:table-cell office:value-type="float" office:value="13609.05904277889" table:style-name="ce5">
            <text:p><text:s/>13,60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609.05904277889" table:style-name="ce5">
            <text:p><text:s/>13,609<text:s/></text:p>
          </table:table-cell>
          <table:table-cell office:value-type="float" office:value="0.95697546689393886" table:style-name="ce6">
            <text:p>0.957</text:p>
          </table:table-cell>
          <table:table-cell office:value-type="float" office:value="13023.53563145051" table:style-name="ce5">
            <text:p><text:s/>13,024<text:s/></text:p>
          </table:table-cell>
          <table:table-cell office:value-type="float" office:value="1.1330302744483802" table:style-name="ce6">
            <text:p>1.133</text:p>
          </table:table-cell>
          <table:table-cell office:value-type="float" office:value="14756.06015079063" table:style-name="ce5">
            <text:p><text:s/>14,7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756.06015079063" table:style-name="ce5">
            <text:p><text:s/>14,756<text:s/></text:p>
          </table:table-cell>
          <table:table-cell office:value-type="float" office:value="0.89922804350579877" table:style-name="ce6">
            <text:p>0.899</text:p>
          </table:table-cell>
          <table:table-cell office:value-type="float" office:value="13269.063099249341" table:style-name="ce5">
            <text:p><text:s/>13,269<text:s/></text:p>
          </table:table-cell>
          <table:table-cell office:value-type="float" office:value="1.0485257342932581" table:style-name="ce6">
            <text:p>1.049</text:p>
          </table:table-cell>
          <table:table-cell office:value-type="float" office:value="13912.954129523991" table:style-name="ce5">
            <text:p><text:s/>13,9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912.954129523991" table:style-name="ce5">
            <text:p><text:s/>13,913<text:s/></text:p>
          </table:table-cell>
          <table:table-cell office:value-type="float" office:value="1.0109602496812542" table:style-name="ce6">
            <text:p>1.011</text:p>
          </table:table-cell>
          <table:table-cell office:value-type="float" office:value="14065.443580587409" table:style-name="ce5">
            <text:p><text:s/>14,065<text:s/></text:p>
          </table:table-cell>
          <table:table-cell office:value-type="float" office:value="1.0618512578377672" table:style-name="ce6">
            <text:p>1.062</text:p>
          </table:table-cell>
          <table:table-cell office:value-type="float" office:value="14935.40895809289" table:style-name="ce5">
            <text:p><text:s/>14,9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935.40895809289" table:style-name="ce5">
            <text:p><text:s/>14,935<text:s/></text:p>
          </table:table-cell>
          <table:table-cell office:value-type="float" office:value="1.0553408630116876" table:style-name="ce6">
            <text:p>1.055</text:p>
          </table:table-cell>
          <table:table-cell office:value-type="float" office:value="15761.947379266239" table:style-name="ce5">
            <text:p><text:s/>15,762<text:s/></text:p>
          </table:table-cell>
          <table:table-cell office:value-type="float" office:value="1.1134061548295782" table:style-name="ce6">
            <text:p>1.113</text:p>
          </table:table-cell>
          <table:table-cell office:value-type="float" office:value="17549.449224174969" table:style-name="ce5">
            <text:p><text:s/>17,54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85.0438690777996" table:style-name="ce5">
            <text:p><text:s/>2,28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85.0438690777996" table:style-name="ce5">
            <text:p><text:s/>2,285<text:s/></text:p>
          </table:table-cell>
          <table:table-cell office:value-type="float" office:value="1.0180627550266059" table:style-name="ce6">
            <text:p>1.018</text:p>
          </table:table-cell>
          <table:table-cell office:value-type="float" office:value="2326.3180567099998" table:style-name="ce5">
            <text:p><text:s/>2,326<text:s/></text:p>
          </table:table-cell>
          <table:table-cell office:value-type="float" office:value="1.0094423696067016" table:style-name="ce6">
            <text:p>1.009</text:p>
          </table:table-cell>
          <table:table-cell office:value-type="float" office:value="2348.2840116242" table:style-name="ce5">
            <text:p><text:s/>2,34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348.2840116242" table:style-name="ce5">
            <text:p><text:s/>2,348<text:s/></text:p>
          </table:table-cell>
          <table:table-cell office:value-type="float" office:value="0.98849320827798404" table:style-name="ce6">
            <text:p>0.988</text:p>
          </table:table-cell>
          <table:table-cell office:value-type="float" office:value="2321.2627965983002" table:style-name="ce5">
            <text:p><text:s/>2,321<text:s/></text:p>
          </table:table-cell>
          <table:table-cell office:value-type="float" office:value="1.1562078831422156" table:style-name="ce6">
            <text:p>1.156</text:p>
          </table:table-cell>
          <table:table-cell office:value-type="float" office:value="2683.8623442716998" table:style-name="ce5">
            <text:p><text:s/>2,6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83.8623442716998" table:style-name="ce5">
            <text:p><text:s/>2,684<text:s/></text:p>
          </table:table-cell>
          <table:table-cell office:value-type="float" office:value="1.0367901022564534" table:style-name="ce6">
            <text:p>1.037</text:p>
          </table:table-cell>
          <table:table-cell office:value-type="float" office:value="2782.6019143597" table:style-name="ce5">
            <text:p><text:s/>2,783<text:s/></text:p>
          </table:table-cell>
          <table:table-cell office:value-type="float" office:value="1.081334179024303" table:style-name="ce6">
            <text:p>1.081</text:p>
          </table:table-cell>
          <table:table-cell office:value-type="float" office:value="3008.9225566156001" table:style-name="ce5">
            <text:p><text:s/>3,00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008.9225566156001" table:style-name="ce5">
            <text:p><text:s/>3,009<text:s/></text:p>
          </table:table-cell>
          <table:table-cell office:value-type="float" office:value="1.0076640790012017" table:style-name="ce6">
            <text:p>1.008</text:p>
          </table:table-cell>
          <table:table-cell office:value-type="float" office:value="3031.9831767979999" table:style-name="ce5">
            <text:p><text:s/>3,032<text:s/></text:p>
          </table:table-cell>
          <table:table-cell office:value-type="float" office:value="1.0653553058922536" table:style-name="ce6">
            <text:p>1.065</text:p>
          </table:table-cell>
          <table:table-cell office:value-type="float" office:value="3230.1393647778" table:style-name="ce5">
            <text:p><text:s/>3,2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30.1393647778" table:style-name="ce5">
            <text:p><text:s/>3,230<text:s/></text:p>
          </table:table-cell>
          <table:table-cell office:value-type="float" office:value="0.96324405932997037" table:style-name="ce6">
            <text:p>0.963</text:p>
          </table:table-cell>
          <table:table-cell office:value-type="float" office:value="3111.4125539300999" table:style-name="ce5">
            <text:p><text:s/>3,111<text:s/></text:p>
          </table:table-cell>
          <table:table-cell office:value-type="float" office:value="1.0102300325143623" table:style-name="ce6">
            <text:p>1.010</text:p>
          </table:table-cell>
          <table:table-cell office:value-type="float" office:value="3143.2424055224001" table:style-name="ce5">
            <text:p><text:s/>3,1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43.2424055224001" table:style-name="ce5">
            <text:p><text:s/>3,143<text:s/></text:p>
          </table:table-cell>
          <table:table-cell office:value-type="float" office:value="0.96779832258079446" table:style-name="ce6">
            <text:p>0.968</text:p>
          </table:table-cell>
          <table:table-cell office:value-type="float" office:value="3042.0247275294" table:style-name="ce5">
            <text:p><text:s/>3,042<text:s/></text:p>
          </table:table-cell>
          <table:table-cell office:value-type="float" office:value="1.1890554984438542" table:style-name="ce6">
            <text:p>1.189</text:p>
          </table:table-cell>
          <table:table-cell office:value-type="float" office:value="3617.136228671" table:style-name="ce5">
            <text:p><text:s/>3,6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17.136228671" table:style-name="ce5">
            <text:p><text:s/>3,617<text:s/></text:p>
          </table:table-cell>
          <table:table-cell office:value-type="float" office:value="1.0981876417836469" table:style-name="ce6">
            <text:p>1.098</text:p>
          </table:table-cell>
          <table:table-cell office:value-type="float" office:value="3972.2943049743999" table:style-name="ce5">
            <text:p><text:s/>3,972<text:s/></text:p>
          </table:table-cell>
          <table:table-cell office:value-type="float" office:value="0.99827878707143181" table:style-name="ce6">
            <text:p>0.998</text:p>
          </table:table-cell>
          <table:table-cell office:value-type="float" office:value="3965.4571406606001" table:style-name="ce5">
            <text:p><text:s/>3,9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65.4571406606001" table:style-name="ce5">
            <text:p><text:s/>3,965<text:s/></text:p>
          </table:table-cell>
          <table:table-cell office:value-type="float" office:value="0.9741828680451845" table:style-name="ce6">
            <text:p>0.974</text:p>
          </table:table-cell>
          <table:table-cell office:value-type="float" office:value="3863.0804103990004" table:style-name="ce5">
            <text:p><text:s/>3,863<text:s/></text:p>
          </table:table-cell>
          <table:table-cell office:value-type="float" office:value="1.045347463065571" table:style-name="ce6">
            <text:p>1.045</text:p>
          </table:table-cell>
          <table:table-cell office:value-type="float" office:value="4038.2613066289" table:style-name="ce5">
            <text:p><text:s/>4,0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38.2613066289" table:style-name="ce5">
            <text:p><text:s/>4,038<text:s/></text:p>
          </table:table-cell>
          <table:table-cell office:value-type="float" office:value="0.93343744768461778" table:style-name="ce6">
            <text:p>0.933</text:p>
          </table:table-cell>
          <table:table-cell office:value-type="float" office:value="3769.4643271432301" table:style-name="ce5">
            <text:p><text:s/>3,769<text:s/></text:p>
          </table:table-cell>
          <table:table-cell office:value-type="float" office:value="1.0708910833083329" table:style-name="ce6">
            <text:p>1.071</text:p>
          </table:table-cell>
          <table:table-cell office:value-type="float" office:value="4036.68573678653" table:style-name="ce5">
            <text:p><text:s/>4,03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36.68573678653" table:style-name="ce5">
            <text:p><text:s/>4,037<text:s/></text:p>
          </table:table-cell>
          <table:table-cell office:value-type="float" office:value="1.0125911960525322" table:style-name="ce6">
            <text:p>1.013</text:p>
          </table:table-cell>
          <table:table-cell office:value-type="float" office:value="4087.5124383008701" table:style-name="ce5">
            <text:p><text:s/>4,088<text:s/></text:p>
          </table:table-cell>
          <table:table-cell office:value-type="float" office:value="1.1475765680313139" table:style-name="ce6">
            <text:p>1.148</text:p>
          </table:table-cell>
          <table:table-cell office:value-type="float" office:value="4690.7334957306202" table:style-name="ce5">
            <text:p><text:s/>4,69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90.7334957306202" table:style-name="ce5">
            <text:p><text:s/>4,691<text:s/></text:p>
          </table:table-cell>
          <table:table-cell office:value-type="float" office:value="0.97841767157981718" table:style-name="ce6">
            <text:p>0.978</text:p>
          </table:table-cell>
          <table:table-cell office:value-type="float" office:value="4589.4965448942103" table:style-name="ce5">
            <text:p><text:s/>4,589<text:s/></text:p>
          </table:table-cell>
          <table:table-cell office:value-type="float" office:value="1.0469247559061132" table:style-name="ce6">
            <text:p>1.047</text:p>
          </table:table-cell>
          <table:table-cell office:value-type="float" office:value="4804.8575499953204" table:style-name="ce5">
            <text:p><text:s/>4,8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04.8575499953204" table:style-name="ce5">
            <text:p><text:s/>4,805<text:s/></text:p>
          </table:table-cell>
          <table:table-cell office:value-type="float" office:value="1.0151720325828559" table:style-name="ce6">
            <text:p>1.015</text:p>
          </table:table-cell>
          <table:table-cell office:value-type="float" office:value="4877.7570052998308" table:style-name="ce5">
            <text:p><text:s/>4,878<text:s/></text:p>
          </table:table-cell>
          <table:table-cell office:value-type="float" office:value="1.0714499809374793" table:style-name="ce6">
            <text:p>1.071</text:p>
          </table:table-cell>
          <table:table-cell office:value-type="float" office:value="5226.2726503461599" table:style-name="ce5">
            <text:p><text:s/>5,2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226.2726503461599" table:style-name="ce5">
            <text:p><text:s/>5,226<text:s/></text:p>
          </table:table-cell>
          <table:table-cell office:value-type="float" office:value="0.91599024251229433" table:style-name="ce6">
            <text:p>0.916</text:p>
          </table:table-cell>
          <table:table-cell office:value-type="float" office:value="4787.2147524259499" table:style-name="ce5">
            <text:p><text:s/>4,787<text:s/></text:p>
          </table:table-cell>
          <table:table-cell office:value-type="float" office:value="1.1531411617322342" table:style-name="ce6">
            <text:p>1.153</text:p>
          </table:table-cell>
          <table:table-cell office:value-type="float" office:value="5520.3343810741499" table:style-name="ce5">
            <text:p><text:s/>5,5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20.3343810741499" table:style-name="ce5">
            <text:p><text:s/>5,520<text:s/></text:p>
          </table:table-cell>
          <table:table-cell office:value-type="float" office:value="0.8296125959803492" table:style-name="ce6">
            <text:p>0.830</text:p>
          </table:table-cell>
          <table:table-cell office:value-type="float" office:value="4579.7389365625004" table:style-name="ce5">
            <text:p><text:s/>4,580<text:s/></text:p>
          </table:table-cell>
          <table:table-cell office:value-type="float" office:value="1.0646933582099798" table:style-name="ce6">
            <text:p>1.065</text:p>
          </table:table-cell>
          <table:table-cell office:value-type="float" office:value="4876.0176280937303" table:style-name="ce5">
            <text:p><text:s/>4,8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76.0176280937303" table:style-name="ce5">
            <text:p><text:s/>4,876<text:s/></text:p>
          </table:table-cell>
          <table:table-cell office:value-type="float" office:value="1.0252368297283676" table:style-name="ce6">
            <text:p>1.025</text:p>
          </table:table-cell>
          <table:table-cell office:value-type="float" office:value="4999.0728547264498" table:style-name="ce5">
            <text:p><text:s/>4,999<text:s/></text:p>
          </table:table-cell>
          <table:table-cell office:value-type="float" office:value="1.0325937644690948" table:style-name="ce6">
            <text:p>1.033</text:p>
          </table:table-cell>
          <table:table-cell office:value-type="float" office:value="5162.0114579172496" table:style-name="ce5">
            <text:p><text:s/>5,1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62.0114579172496" table:style-name="ce5">
            <text:p><text:s/>5,162<text:s/></text:p>
          </table:table-cell>
          <table:table-cell office:value-type="float" office:value="1.0438238718177166" table:style-name="ce6">
            <text:p>1.044</text:p>
          </table:table-cell>
          <table:table-cell office:value-type="float" office:value="5388.2307863706001" table:style-name="ce5">
            <text:p><text:s/>5,388<text:s/></text:p>
          </table:table-cell>
          <table:table-cell office:value-type="float" office:value="1.1720042792285894" table:style-name="ce6">
            <text:p>1.172</text:p>
          </table:table-cell>
          <table:table-cell office:value-type="float" office:value="6315.0295390975707" table:style-name="ce5">
            <text:p><text:s/>6,3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n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13.8368560676004" table:style-name="ce5">
            <text:p><text:s/>3,1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13.8368560676004" table:style-name="ce5">
            <text:p><text:s/>3,114<text:s/></text:p>
          </table:table-cell>
          <table:table-cell office:value-type="float" office:value="1.0171079473612419" table:style-name="ce6">
            <text:p>1.017</text:p>
          </table:table-cell>
          <table:table-cell office:value-type="float" office:value="3167.1082130927002" table:style-name="ce5">
            <text:p><text:s/>3,167<text:s/></text:p>
          </table:table-cell>
          <table:table-cell office:value-type="float" office:value="1.1056441281331133" table:style-name="ce6">
            <text:p>1.106</text:p>
          </table:table-cell>
          <table:table-cell office:value-type="float" office:value="3501.6945989681008" table:style-name="ce5">
            <text:p><text:s/>3,5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01.6945989681008" table:style-name="ce5">
            <text:p><text:s/>3,502<text:s/></text:p>
          </table:table-cell>
          <table:table-cell office:value-type="float" office:value="1.0024451512739923" table:style-name="ce6">
            <text:p>1.002</text:p>
          </table:table-cell>
          <table:table-cell office:value-type="float" office:value="3510.2567719778995" table:style-name="ce5">
            <text:p><text:s/>3,510<text:s/></text:p>
          </table:table-cell>
          <table:table-cell office:value-type="float" office:value="1.1232237715317837" table:style-name="ce6">
            <text:p>1.123</text:p>
          </table:table-cell>
          <table:table-cell office:value-type="float" office:value="3942.8038504660008" table:style-name="ce5">
            <text:p><text:s/>3,9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42.8038504660008" table:style-name="ce5">
            <text:p><text:s/>3,943<text:s/></text:p>
          </table:table-cell>
          <table:table-cell office:value-type="float" office:value="0.99496645966939112" table:style-name="ce6">
            <text:p>0.995</text:p>
          </table:table-cell>
          <table:table-cell office:value-type="float" office:value="3922.9575882690001" table:style-name="ce5">
            <text:p><text:s/>3,923<text:s/></text:p>
          </table:table-cell>
          <table:table-cell office:value-type="float" office:value="1.0865137051879408" table:style-name="ce6">
            <text:p>1.087</text:p>
          </table:table-cell>
          <table:table-cell office:value-type="float" office:value="4262.3471845252998" table:style-name="ce5">
            <text:p><text:s/>4,2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62.3471845252998" table:style-name="ce5">
            <text:p><text:s/>4,262<text:s/></text:p>
          </table:table-cell>
          <table:table-cell office:value-type="float" office:value="0.9926090811337539" table:style-name="ce6">
            <text:p>0.993</text:p>
          </table:table-cell>
          <table:table-cell office:value-type="float" office:value="4230.8445223047001" table:style-name="ce5">
            <text:p><text:s/>4,231<text:s/></text:p>
          </table:table-cell>
          <table:table-cell office:value-type="float" office:value="1.0411605081173099" table:style-name="ce6">
            <text:p>1.041</text:p>
          </table:table-cell>
          <table:table-cell office:value-type="float" office:value="4404.9882326080988" table:style-name="ce5">
            <text:p><text:s/>4,4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04.9882326080988" table:style-name="ce5">
            <text:p><text:s/>4,405<text:s/></text:p>
          </table:table-cell>
          <table:table-cell office:value-type="float" office:value="0.99066845220672439" table:style-name="ce6">
            <text:p>0.991</text:p>
          </table:table-cell>
          <table:table-cell office:value-type="float" office:value="4363.8828743866998" table:style-name="ce5">
            <text:p><text:s/>4,364<text:s/></text:p>
          </table:table-cell>
          <table:table-cell office:value-type="float" office:value="1.0539144212416025" table:style-name="ce6">
            <text:p>1.054</text:p>
          </table:table-cell>
          <table:table-cell office:value-type="float" office:value="4599.1590939254002" table:style-name="ce5">
            <text:p><text:s/>4,5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99.1590939254002" table:style-name="ce5">
            <text:p><text:s/>4,599<text:s/></text:p>
          </table:table-cell>
          <table:table-cell office:value-type="float" office:value="0.98385558052317201" table:style-name="ce6">
            <text:p>0.984</text:p>
          </table:table-cell>
          <table:table-cell office:value-type="float" office:value="4524.9083402724" table:style-name="ce5">
            <text:p><text:s/>4,525<text:s/></text:p>
          </table:table-cell>
          <table:table-cell office:value-type="float" office:value="1.1072188691151021" table:style-name="ce6">
            <text:p>1.107</text:p>
          </table:table-cell>
          <table:table-cell office:value-type="float" office:value="5010.0638953659" table:style-name="ce5">
            <text:p><text:s/>5,0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10.0638953659" table:style-name="ce5">
            <text:p><text:s/>5,010<text:s/></text:p>
          </table:table-cell>
          <table:table-cell office:value-type="float" office:value="1.0866548345457365" table:style-name="ce6">
            <text:p>1.087</text:p>
          </table:table-cell>
          <table:table-cell office:value-type="float" office:value="5444.2101532823999" table:style-name="ce5">
            <text:p><text:s/>5,444<text:s/></text:p>
          </table:table-cell>
          <table:table-cell office:value-type="float" office:value="1.0340414633474171" table:style-name="ce6">
            <text:p>1.034</text:p>
          </table:table-cell>
          <table:table-cell office:value-type="float" office:value="5629.5390336709997" table:style-name="ce5">
            <text:p><text:s/>5,6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29.5390336709997" table:style-name="ce5">
            <text:p><text:s/>5,630<text:s/></text:p>
          </table:table-cell>
          <table:table-cell office:value-type="float" office:value="0.96519212386547393" table:style-name="ce6">
            <text:p>0.965</text:p>
          </table:table-cell>
          <table:table-cell office:value-type="float" office:value="5433.5867362924992" table:style-name="ce5">
            <text:p><text:s/>5,434<text:s/></text:p>
          </table:table-cell>
          <table:table-cell office:value-type="float" office:value="1.0808388546421717" table:style-name="ce6">
            <text:p>1.081</text:p>
          </table:table-cell>
          <table:table-cell office:value-type="float" office:value="5872.8316646532803" table:style-name="ce5">
            <text:p><text:s/>5,8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72.8316646532803" table:style-name="ce5">
            <text:p><text:s/>5,873<text:s/></text:p>
          </table:table-cell>
          <table:table-cell office:value-type="float" office:value="0.96736436702134276" table:style-name="ce6">
            <text:p>0.967</text:p>
          </table:table-cell>
          <table:table-cell office:value-type="float" office:value="5681.168085900219" table:style-name="ce5">
            <text:p><text:s/>5,681<text:s/></text:p>
          </table:table-cell>
          <table:table-cell office:value-type="float" office:value="1.133001153746737" table:style-name="ce6">
            <text:p>1.133</text:p>
          </table:table-cell>
          <table:table-cell office:value-type="float" office:value="6436.7699959540905" table:style-name="ce5">
            <text:p><text:s/>6,43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36.7699959540905" table:style-name="ce5">
            <text:p><text:s/>6,437<text:s/></text:p>
          </table:table-cell>
          <table:table-cell office:value-type="float" office:value="1.0107293218722697" table:style-name="ce6">
            <text:p>1.011</text:p>
          </table:table-cell>
          <table:table-cell office:value-type="float" office:value="6505.8321730584494" table:style-name="ce5">
            <text:p><text:s/>6,506<text:s/></text:p>
          </table:table-cell>
          <table:table-cell office:value-type="float" office:value="1.143766611127635" table:style-name="ce6">
            <text:p>1.144</text:p>
          </table:table-cell>
          <table:table-cell office:value-type="float" office:value="7441.1536171442003" table:style-name="ce5">
            <text:p><text:s/>7,44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441.1536171442003" table:style-name="ce5">
            <text:p><text:s/>7,441<text:s/></text:p>
          </table:table-cell>
          <table:table-cell office:value-type="float" office:value="0.94586368673632448" table:style-name="ce6">
            <text:p>0.946</text:p>
          </table:table-cell>
          <table:table-cell office:value-type="float" office:value="7038.3169938833498" table:style-name="ce5">
            <text:p><text:s/>7,038<text:s/></text:p>
          </table:table-cell>
          <table:table-cell office:value-type="float" office:value="1.0491410085066457" table:style-name="ce6">
            <text:p>1.049</text:p>
          </table:table-cell>
          <table:table-cell office:value-type="float" office:value="7384.1869891522401" table:style-name="ce5">
            <text:p><text:s/>7,3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384.1869891522401" table:style-name="ce5">
            <text:p><text:s/>7,384<text:s/></text:p>
          </table:table-cell>
          <table:table-cell office:value-type="float" office:value="1.0185933611780602" table:style-name="ce6">
            <text:p>1.019</text:p>
          </table:table-cell>
          <table:table-cell office:value-type="float" office:value="7521.4838448478804" table:style-name="ce5">
            <text:p><text:s/>7,521<text:s/></text:p>
          </table:table-cell>
          <table:table-cell office:value-type="float" office:value="1.1145123176957739" table:style-name="ce6">
            <text:p>1.115</text:p>
          </table:table-cell>
          <table:table-cell office:value-type="float" office:value="8382.7863924327303" table:style-name="ce5">
            <text:p><text:s/>8,3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382.7863924327303" table:style-name="ce5">
            <text:p><text:s/>8,383<text:s/></text:p>
          </table:table-cell>
          <table:table-cell office:value-type="float" office:value="0.98252782469318467" table:style-name="ce6">
            <text:p>0.983</text:p>
          </table:table-cell>
          <table:table-cell office:value-type="float" office:value="8236.3208790245608" table:style-name="ce5">
            <text:p><text:s/>8,236<text:s/></text:p>
          </table:table-cell>
          <table:table-cell office:value-type="float" office:value="1.1213411795595658" table:style-name="ce6">
            <text:p>1.121</text:p>
          </table:table-cell>
          <table:table-cell office:value-type="float" office:value="9235.7257697164805" table:style-name="ce5">
            <text:p><text:s/>9,2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235.7257697164805" table:style-name="ce5">
            <text:p><text:s/>9,236<text:s/></text:p>
          </table:table-cell>
          <table:table-cell office:value-type="float" office:value="0.94083825996422865" table:style-name="ce6">
            <text:p>0.941</text:p>
          </table:table-cell>
          <table:table-cell office:value-type="float" office:value="8689.3241626868403" table:style-name="ce5">
            <text:p><text:s/>8,689<text:s/></text:p>
          </table:table-cell>
          <table:table-cell office:value-type="float" office:value="1.040004531104515" table:style-name="ce6">
            <text:p>1.040</text:p>
          </table:table-cell>
          <table:table-cell office:value-type="float" office:value="9036.9365014302603" table:style-name="ce5">
            <text:p><text:s/>9,0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36.9365014302603" table:style-name="ce5">
            <text:p><text:s/>9,037<text:s/></text:p>
          </table:table-cell>
          <table:table-cell office:value-type="float" office:value="1.0032571020528962" table:style-name="ce6">
            <text:p>1.003</text:p>
          </table:table-cell>
          <table:table-cell office:value-type="float" office:value="9066.3707258609593" table:style-name="ce5">
            <text:p><text:s/>9,066<text:s/></text:p>
          </table:table-cell>
          <table:table-cell office:value-type="float" office:value="1.0779834396466883" table:style-name="ce6">
            <text:p>1.078</text:p>
          </table:table-cell>
          <table:table-cell office:value-type="float" office:value="9773.3975001756407" table:style-name="ce5">
            <text:p><text:s/>9,7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773.3975001756407" table:style-name="ce5">
            <text:p><text:s/>9,773<text:s/></text:p>
          </table:table-cell>
          <table:table-cell office:value-type="float" office:value="1.0614237876551333" table:style-name="ce6">
            <text:p>1.061</text:p>
          </table:table-cell>
          <table:table-cell office:value-type="float" office:value="10373.71659289564" table:style-name="ce5">
            <text:p><text:s/>10,374<text:s/></text:p>
          </table:table-cell>
          <table:table-cell office:value-type="float" office:value="1.0829695976822042" table:style-name="ce6">
            <text:p>1.083</text:p>
          </table:table-cell>
          <table:table-cell office:value-type="float" office:value="11234.419685077399" table:style-name="ce5">
            <text:p><text:s/>11,23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3Z</meta:creation-date>
    <dc:date>2020-10-02T20:00:14Z</dc:date>
  </office:meta>
</office:document-meta>
</file>